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èle" table:style-name="ta1">
        <table:shapes>
          <draw:frame draw:z-index="0" draw:name="FOOD HR" draw:style-name="gr1" draw:text-style-name="P1" svg:width="18.116cm" svg:height="8.122cm" svg:x="33.027cm" svg:y="0cm">
            <draw:object draw:notify-on-update-of-ranges="modèle.B8:modèle.B18 modèle.K7:modèle.K7 modèle.K8:modèle.K18 modèle.B8:modèle.B18 modèle.L7:modèle.L7 modèle.L8:modèle.L18 modèle.B8:modèle.B18 modèle.M7:modèle.M7 modèle.M8:modèle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736cm" svg:height="7.637cm" svg:x="33.325cm" svg:y="8.546cm">
            <draw:object draw:notify-on-update-of-ranges="modèle.K20:modèle.K45 modèle.C20:modèle.C45 modèle.K7:modèle.K7 modèle.K20:modèle.K45 modèle.C20:modèle.C45 modèle.M7:modèle.M7 modèle.M20:modèle.M45 modèle.C20:modèle.C45 modèle.L7:modèle.L7 modèle.L20:modèle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FOOD HR_0" draw:style-name="gr1" draw:text-style-name="P1" svg:width="18.116cm" svg:height="7.304cm" svg:x="33.129cm" svg:y="17.106cm">
            <draw:object draw:notify-on-update-of-ranges="modèle.B47:modèle.B57 modèle.Q46:modèle.Q46 modèle.Q47:modèle.Q57 modèle.B47:modèle.B57 modèle.R46:modèle.R46 modèle.R47:modèle.R57 modèle.B47:modèle.B57 modèle.S46:modèle.S46 modèle.S47:modèle.S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8cm" svg:height="8.766cm" svg:x="33.172cm" svg:y="24.782cm">
            <draw:object draw:notify-on-update-of-ranges="modèle.K20:modèle.K45 modèle.C59:modèle.C75 modèle.Q46:modèle.Q46 modèle.Q59:modèle.Q75 modèle.C59:modèle.C75 modèle.S46:modèle.S46 modèle.S59:modèle.S75 modèle.C59:modèle.C75 modèle.R46:modèle.R46 modèle.R59:modèle.R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temp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temp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Cout 1 FA/W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ui pop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roductivité FA/WF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table:number-columns-repeated="4"/>
          <table:table-cell office:value-type="string" calcext:value-type="string">
            <text:p>mec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Entretien W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H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H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aintenance F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 table:number-columns-repeated="4"/>
          <table:table-cell office:value-type="string" calcext:value-type="string">
            <text:p>me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%H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RO : FA</text:p>
          </table:table-cell>
          <table:table-cell/>
          <table:table-cell office:value-type="string" calcext:value-type="string">
            <text:p>food factor</text:p>
          </table:table-cell>
          <table:table-cell office:value-type="string" calcext:value-type="string">
            <text:p>prod par WF</text:p>
          </table:table-cell>
          <table:table-cell office:value-type="string" calcext:value-type="string">
            <text:p>Food générée</text:p>
          </table:table-cell>
          <table:table-cell office:value-type="string" calcext:value-type="string">
            <text:p>Entretien bio</text:p>
          </table:table-cell>
          <table:table-cell office:value-type="string" calcext:value-type="string">
            <text:p>net food</text:p>
          </table:table-cell>
          <table:table-cell/>
          <table:table-cell office:value-type="string" calcext:value-type="string">
            <text:p>mec factor</text:p>
          </table:table-cell>
          <table:table-cell office:value-type="string" calcext:value-type="string">
            <text:p>prod / FA</text:p>
          </table:table-cell>
          <table:table-cell office:value-type="string" calcext:value-type="string">
            <text:p>Spare parts générées</text:p>
          </table:table-cell>
          <table:table-cell office:value-type="string" calcext:value-type="string">
            <text:p>Maintenance factory</text:p>
          </table:table-cell>
          <table:table-cell office:value-type="string" calcext:value-type="string">
            <text:p>net sparepar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COM.MICROSOFT.NORM.DIST([.B8];[.$L$4];[.$L$5]+[.D8];0)/COM.MICROSOFT.NORM.DIST([.$L$4];[.$L$4];[.$L$5]+[.D8];0)*COM.MICROSOFT.NORM.DIST([.C8];[.$L$1];[.$L$2]+[.D8];0)/COM.MICROSOFT.NORM.DIST([.$L$1];[.$L$1];[.$L$2]+[.D8];0)" office:value-type="float" office:value="0.00000372665317207867" calcext:value-type="float">
            <text:p>0,00</text:p>
          </table:table-cell>
          <table:table-cell table:formula="of:=[.$D$4]+[.$D$3]*EXP(-[.F8]/[.$F$2])" office:value-type="float" office:value="2.99002495838536" calcext:value-type="float">
            <text:p>2,99</text:p>
          </table:table-cell>
          <table:table-cell table:style-name="ce2" table:formula="of:=[.I8]*[.F8]*([.$D$4]+[.$D$3]*EXP(-[.F8]/[.$F$2]))" office:value-type="float" office:value="0.000111427859957612" calcext:value-type="float">
            <text:p>0,00</text:p>
          </table:table-cell>
          <table:table-cell table:formula="of:=[.$D$4]*[.F8]" office:value-type="float" office:value="10" calcext:value-type="float">
            <text:p>10</text:p>
          </table:table-cell>
          <table:table-cell table:style-name="ce2" table:formula="of:=[.K8]-[.L8]" office:value-type="float" office:value="-9.99988857214004" calcext:value-type="float">
            <text:p>-10,00</text:p>
          </table:table-cell>
          <table:table-cell table:style-name="ce2"/>
          <table:table-cell table:style-name="ce2" table:formula="of:=1-COM.MICROSOFT.NORM.DIST([.B8];[.$R$4];[.$R$5]+[.E8];0)/COM.MICROSOFT.NORM.DIST([.$R$4];[.$R$4];[.$R$5]+[.E8];0)*COM.MICROSOFT.NORM.DIST([.C8];[.$R$1];[.$R$2]+[.E8];0)/COM.MICROSOFT.NORM.DIST([.$R$1];[.$R$1];[.$R$2]+[.E8];0)" office:value-type="float" office:value="0.97143449921545" calcext:value-type="float">
            <text:p>0,97</text:p>
          </table:table-cell>
          <table:table-cell table:style-name="ce2" table:formula="of:=[.$D$3]*EXP(-[.G8]/[.$F$2])" office:value-type="float" office:value="1.99002495838536" calcext:value-type="float">
            <text:p>1,99</text:p>
          </table:table-cell>
          <table:table-cell table:style-name="ce2" table:formula="of:=[.G8]*[.$D$3]*EXP(-[.G8]/[.$F$2])" office:value-type="float" office:value="19.9002495838536" calcext:value-type="float">
            <text:p>19,90</text:p>
          </table:table-cell>
          <table:table-cell table:style-name="ce2" table:formula="of:=[.G8]*[.$D$5]*[.O8]" office:value-type="float" office:value="29.1430349764635" calcext:value-type="float">
            <text:p>29,14</text:p>
          </table:table-cell>
          <table:table-cell table:style-name="ce2" table:formula="of:=[.Q8]-[.R8]" office:value-type="float" office:value="-9.24278539260984" calcext:value-type="float">
            <text:p>-9,2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9];[.$L$4];[.$L$5]+[.D9];0)/COM.MICROSOFT.NORM.DIST([.$L$4];[.$L$4];[.$L$5]+[.D9];0)*COM.MICROSOFT.NORM.DIST([.C9];[.$L$1];[.$L$2]+[.D9];0)/COM.MICROSOFT.NORM.DIST([.$L$1];[.$L$1];[.$L$2]+[.D9];0)" office:value-type="float" office:value="0.0000400652973929511" calcext:value-type="float">
            <text:p>0,00</text:p>
          </table:table-cell>
          <table:table-cell table:formula="of:=[.$D$4]+[.$D$3]*EXP(-[.F9]/[.$F$2])" office:value-type="float" office:value="2.99002495838536" calcext:value-type="float">
            <text:p>2,99</text:p>
          </table:table-cell>
          <table:table-cell table:style-name="ce2" table:formula="of:=[.I9]*[.F9]*([.$D$4]+[.$D$3]*EXP(-[.F9]/[.$F$2]))" office:value-type="float" office:value="0.00119796239170056" calcext:value-type="float">
            <text:p>0,00</text:p>
          </table:table-cell>
          <table:table-cell table:formula="of:=[.$D$4]*[.F9]" office:value-type="float" office:value="10" calcext:value-type="float">
            <text:p>10</text:p>
          </table:table-cell>
          <table:table-cell table:style-name="ce2" table:formula="of:=[.K9]-[.L9]" office:value-type="float" office:value="-9.9988020376083" calcext:value-type="float">
            <text:p>-10,00</text:p>
          </table:table-cell>
          <table:table-cell table:style-name="ce2"/>
          <table:table-cell table:style-name="ce2" table:formula="of:=1-COM.MICROSOFT.NORM.DIST([.B9];[.$R$4];[.$R$5]+[.E9];0)/COM.MICROSOFT.NORM.DIST([.$R$4];[.$R$4];[.$R$5]+[.E9];0)*COM.MICROSOFT.NORM.DIST([.C9];[.$R$1];[.$R$2]+[.E9];0)/COM.MICROSOFT.NORM.DIST([.$R$1];[.$R$1];[.$R$2]+[.E9];0)" office:value-type="float" office:value="0.974791034036856" calcext:value-type="float">
            <text:p>0,97</text:p>
          </table:table-cell>
          <table:table-cell table:style-name="ce2" table:formula="of:=[.$D$3]*EXP(-[.G9]/[.$F$2])" office:value-type="float" office:value="1.99002495838536" calcext:value-type="float">
            <text:p>1,99</text:p>
          </table:table-cell>
          <table:table-cell table:style-name="ce2" table:formula="of:=[.G9]*[.$D$3]*EXP(-[.G9]/[.$F$2])" office:value-type="float" office:value="19.9002495838536" calcext:value-type="float">
            <text:p>19,90</text:p>
          </table:table-cell>
          <table:table-cell table:style-name="ce2" table:formula="of:=[.G9]*[.$D$5]*[.O9]" office:value-type="float" office:value="29.2437310211057" calcext:value-type="float">
            <text:p>29,24</text:p>
          </table:table-cell>
          <table:table-cell table:style-name="ce2" table:formula="of:=[.Q9]-[.R9]" office:value-type="float" office:value="-9.34348143725205" calcext:value-type="float">
            <text:p>-9,3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0];[.$L$4];[.$L$5]+[.D10];0)/COM.MICROSOFT.NORM.DIST([.$L$4];[.$L$4];[.$L$5]+[.D10];0)*COM.MICROSOFT.NORM.DIST([.C10];[.$L$1];[.$L$2]+[.D10];0)/COM.MICROSOFT.NORM.DIST([.$L$1];[.$L$1];[.$L$2]+[.D10];0)" office:value-type="float" office:value="0.000335462627902512" calcext:value-type="float">
            <text:p>0,00</text:p>
          </table:table-cell>
          <table:table-cell table:formula="of:=[.$D$4]+[.$D$3]*EXP(-[.F10]/[.$F$2])" office:value-type="float" office:value="2.99002495838536" calcext:value-type="float">
            <text:p>2,99</text:p>
          </table:table-cell>
          <table:table-cell table:style-name="ce2" table:formula="of:=[.I10]*[.F10]*([.$D$4]+[.$D$3]*EXP(-[.F10]/[.$F$2]))" office:value-type="float" office:value="0.0100304163003405" calcext:value-type="float">
            <text:p>0,01</text:p>
          </table:table-cell>
          <table:table-cell table:formula="of:=[.$D$4]*[.F10]" office:value-type="float" office:value="10" calcext:value-type="float">
            <text:p>10</text:p>
          </table:table-cell>
          <table:table-cell table:style-name="ce2" table:formula="of:=[.K10]-[.L10]" office:value-type="float" office:value="-9.98996958369966" calcext:value-type="float">
            <text:p>-9,99</text:p>
          </table:table-cell>
          <table:table-cell table:style-name="ce2"/>
          <table:table-cell table:style-name="ce2" table:formula="of:=1-COM.MICROSOFT.NORM.DIST([.B10];[.$R$4];[.$R$5]+[.E10];0)/COM.MICROSOFT.NORM.DIST([.$R$4];[.$R$4];[.$R$5]+[.E10];0)*COM.MICROSOFT.NORM.DIST([.C10];[.$R$1];[.$R$2]+[.E10];0)/COM.MICROSOFT.NORM.DIST([.$R$1];[.$R$1];[.$R$2]+[.E10];0)" office:value-type="float" office:value="0.982674147964125" calcext:value-type="float">
            <text:p>0,98</text:p>
          </table:table-cell>
          <table:table-cell table:style-name="ce2" table:formula="of:=[.$D$3]*EXP(-[.G10]/[.$F$2])" office:value-type="float" office:value="1.99002495838536" calcext:value-type="float">
            <text:p>1,99</text:p>
          </table:table-cell>
          <table:table-cell table:style-name="ce2" table:formula="of:=[.G10]*[.$D$3]*EXP(-[.G10]/[.$F$2])" office:value-type="float" office:value="19.9002495838536" calcext:value-type="float">
            <text:p>19,90</text:p>
          </table:table-cell>
          <table:table-cell table:style-name="ce2" table:formula="of:=[.G10]*[.$D$5]*[.O10]" office:value-type="float" office:value="29.4802244389237" calcext:value-type="float">
            <text:p>29,48</text:p>
          </table:table-cell>
          <table:table-cell table:style-name="ce2" table:formula="of:=[.Q10]-[.R10]" office:value-type="float" office:value="-9.5799748550701" calcext:value-type="float">
            <text:p>-9,5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1];[.$L$4];[.$L$5]+[.D11];0)/COM.MICROSOFT.NORM.DIST([.$L$4];[.$L$4];[.$L$5]+[.D11];0)*COM.MICROSOFT.NORM.DIST([.C11];[.$L$1];[.$L$2]+[.D11];0)/COM.MICROSOFT.NORM.DIST([.$L$1];[.$L$1];[.$L$2]+[.D11];0)" office:value-type="float" office:value="0.00218749111818288" calcext:value-type="float">
            <text:p>0,00</text:p>
          </table:table-cell>
          <table:table-cell table:formula="of:=[.$D$4]+[.$D$3]*EXP(-[.F11]/[.$F$2])" office:value-type="float" office:value="2.99002495838536" calcext:value-type="float">
            <text:p>2,99</text:p>
          </table:table-cell>
          <table:table-cell table:style-name="ce2" table:formula="of:=[.I11]*[.F11]*([.$D$4]+[.$D$3]*EXP(-[.F11]/[.$F$2]))" office:value-type="float" office:value="0.0654065303961314" calcext:value-type="float">
            <text:p>0,07</text:p>
          </table:table-cell>
          <table:table-cell table:formula="of:=[.$D$4]*[.F11]" office:value-type="float" office:value="10" calcext:value-type="float">
            <text:p>10</text:p>
          </table:table-cell>
          <table:table-cell table:style-name="ce2" table:formula="of:=[.K11]-[.L11]" office:value-type="float" office:value="-9.93459346960387" calcext:value-type="float">
            <text:p>-9,93</text:p>
          </table:table-cell>
          <table:table-cell table:style-name="ce2"/>
          <table:table-cell table:style-name="ce2" table:formula="of:=1-COM.MICROSOFT.NORM.DIST([.B11];[.$R$4];[.$R$5]+[.E11];0)/COM.MICROSOFT.NORM.DIST([.$R$4];[.$R$4];[.$R$5]+[.E11];0)*COM.MICROSOFT.NORM.DIST([.C11];[.$R$1];[.$R$2]+[.E11];0)/COM.MICROSOFT.NORM.DIST([.$R$1];[.$R$1];[.$R$2]+[.E11];0)" office:value-type="float" office:value="0.990726139688969" calcext:value-type="float">
            <text:p>0,99</text:p>
          </table:table-cell>
          <table:table-cell table:style-name="ce2" table:formula="of:=[.$D$3]*EXP(-[.G11]/[.$F$2])" office:value-type="float" office:value="1.99002495838536" calcext:value-type="float">
            <text:p>1,99</text:p>
          </table:table-cell>
          <table:table-cell table:style-name="ce2" table:formula="of:=[.G11]*[.$D$3]*EXP(-[.G11]/[.$F$2])" office:value-type="float" office:value="19.9002495838536" calcext:value-type="float">
            <text:p>19,90</text:p>
          </table:table-cell>
          <table:table-cell table:style-name="ce2" table:formula="of:=[.G11]*[.$D$5]*[.O11]" office:value-type="float" office:value="29.7217841906691" calcext:value-type="float">
            <text:p>29,72</text:p>
          </table:table-cell>
          <table:table-cell table:style-name="ce2" table:formula="of:=[.Q11]-[.R11]" office:value-type="float" office:value="-9.82153460681542" calcext:value-type="float">
            <text:p>-9,8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2];[.$L$4];[.$L$5]+[.D12];0)/COM.MICROSOFT.NORM.DIST([.$L$4];[.$L$4];[.$L$5]+[.D12];0)*COM.MICROSOFT.NORM.DIST([.C12];[.$L$1];[.$L$2]+[.D12];0)/COM.MICROSOFT.NORM.DIST([.$L$1];[.$L$1];[.$L$2]+[.D12];0)" office:value-type="float" office:value="0.0111089965382423" calcext:value-type="float">
            <text:p>0,01</text:p>
          </table:table-cell>
          <table:table-cell table:formula="of:=[.$D$4]+[.$D$3]*EXP(-[.F12]/[.$F$2])" office:value-type="float" office:value="2.99002495838536" calcext:value-type="float">
            <text:p>2,99</text:p>
          </table:table-cell>
          <table:table-cell table:style-name="ce2" table:formula="of:=[.I12]*[.F12]*([.$D$4]+[.$D$3]*EXP(-[.F12]/[.$F$2]))" office:value-type="float" office:value="0.332161769119611" calcext:value-type="float">
            <text:p>0,33</text:p>
          </table:table-cell>
          <table:table-cell table:formula="of:=[.$D$4]*[.F12]" office:value-type="float" office:value="10" calcext:value-type="float">
            <text:p>10</text:p>
          </table:table-cell>
          <table:table-cell table:style-name="ce2" table:formula="of:=[.K12]-[.L12]" office:value-type="float" office:value="-9.66783823088039" calcext:value-type="float">
            <text:p>-9,67</text:p>
          </table:table-cell>
          <table:table-cell table:style-name="ce2"/>
          <table:table-cell table:style-name="ce2" table:formula="of:=1-COM.MICROSOFT.NORM.DIST([.B12];[.$R$4];[.$R$5]+[.E12];0)/COM.MICROSOFT.NORM.DIST([.$R$4];[.$R$4];[.$R$5]+[.E12];0)*COM.MICROSOFT.NORM.DIST([.C12];[.$R$1];[.$R$2]+[.E12];0)/COM.MICROSOFT.NORM.DIST([.$R$1];[.$R$1];[.$R$2]+[.E12];0)" office:value-type="float" office:value="0.996134079860527" calcext:value-type="float">
            <text:p>1,00</text:p>
          </table:table-cell>
          <table:table-cell table:style-name="ce2" table:formula="of:=[.$D$3]*EXP(-[.G12]/[.$F$2])" office:value-type="float" office:value="1.99002495838536" calcext:value-type="float">
            <text:p>1,99</text:p>
          </table:table-cell>
          <table:table-cell table:style-name="ce2" table:formula="of:=[.G12]*[.$D$3]*EXP(-[.G12]/[.$F$2])" office:value-type="float" office:value="19.9002495838536" calcext:value-type="float">
            <text:p>19,90</text:p>
          </table:table-cell>
          <table:table-cell table:style-name="ce2" table:formula="of:=[.G12]*[.$D$5]*[.O12]" office:value-type="float" office:value="29.8840223958158" calcext:value-type="float">
            <text:p>29,88</text:p>
          </table:table-cell>
          <table:table-cell table:style-name="ce2" table:formula="of:=[.Q12]-[.R12]" office:value-type="float" office:value="-9.98377281196217" calcext:value-type="float">
            <text:p>-9,9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3];[.$L$4];[.$L$5]+[.D13];0)/COM.MICROSOFT.NORM.DIST([.$L$4];[.$L$4];[.$L$5]+[.D13];0)*COM.MICROSOFT.NORM.DIST([.C13];[.$L$1];[.$L$2]+[.D13];0)/COM.MICROSOFT.NORM.DIST([.$L$1];[.$L$1];[.$L$2]+[.D13];0)" office:value-type="float" office:value="0.0439369336234074" calcext:value-type="float">
            <text:p>0,04</text:p>
          </table:table-cell>
          <table:table-cell table:formula="of:=[.$D$4]+[.$D$3]*EXP(-[.F13]/[.$F$2])" office:value-type="float" office:value="2.99002495838536" calcext:value-type="float">
            <text:p>2,99</text:p>
          </table:table-cell>
          <table:table-cell table:style-name="ce2" table:formula="of:=[.I13]*[.F13]*([.$D$4]+[.$D$3]*EXP(-[.F13]/[.$F$2]))" office:value-type="float" office:value="1.31372528128909" calcext:value-type="float">
            <text:p>1,31</text:p>
          </table:table-cell>
          <table:table-cell table:formula="of:=[.$D$4]*[.F13]" office:value-type="float" office:value="10" calcext:value-type="float">
            <text:p>10</text:p>
          </table:table-cell>
          <table:table-cell table:style-name="ce2" table:formula="of:=[.K13]-[.L13]" office:value-type="float" office:value="-8.68627471871091" calcext:value-type="float">
            <text:p>-8,69</text:p>
          </table:table-cell>
          <table:table-cell table:style-name="ce2"/>
          <table:table-cell table:style-name="ce2" table:formula="of:=1-COM.MICROSOFT.NORM.DIST([.B13];[.$R$4];[.$R$5]+[.E13];0)/COM.MICROSOFT.NORM.DIST([.$R$4];[.$R$4];[.$R$5]+[.E13];0)*COM.MICROSOFT.NORM.DIST([.C13];[.$R$1];[.$R$2]+[.E13];0)/COM.MICROSOFT.NORM.DIST([.$R$1];[.$R$1];[.$R$2]+[.E13];0)" office:value-type="float" office:value="0.99874491948811" calcext:value-type="float">
            <text:p>1,00</text:p>
          </table:table-cell>
          <table:table-cell table:style-name="ce2" table:formula="of:=[.$D$3]*EXP(-[.G13]/[.$F$2])" office:value-type="float" office:value="1.99002495838536" calcext:value-type="float">
            <text:p>1,99</text:p>
          </table:table-cell>
          <table:table-cell table:style-name="ce2" table:formula="of:=[.G13]*[.$D$3]*EXP(-[.G13]/[.$F$2])" office:value-type="float" office:value="19.9002495838536" calcext:value-type="float">
            <text:p>19,90</text:p>
          </table:table-cell>
          <table:table-cell table:style-name="ce2" table:formula="of:=[.G13]*[.$D$5]*[.O13]" office:value-type="float" office:value="29.9623475846433" calcext:value-type="float">
            <text:p>29,96</text:p>
          </table:table-cell>
          <table:table-cell table:style-name="ce2" table:formula="of:=[.Q13]-[.R13]" office:value-type="float" office:value="-10.0620980007897" calcext:value-type="float">
            <text:p>-10,06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4];[.$L$4];[.$L$5]+[.D14];0)/COM.MICROSOFT.NORM.DIST([.$L$4];[.$L$4];[.$L$5]+[.D14];0)*COM.MICROSOFT.NORM.DIST([.C14];[.$L$1];[.$L$2]+[.D14];0)/COM.MICROSOFT.NORM.DIST([.$L$1];[.$L$1];[.$L$2]+[.D14];0)" office:value-type="float" office:value="0.135335283236613" calcext:value-type="float">
            <text:p>0,14</text:p>
          </table:table-cell>
          <table:table-cell table:formula="of:=[.$D$4]+[.$D$3]*EXP(-[.F14]/[.$F$2])" office:value-type="float" office:value="2.99002495838536" calcext:value-type="float">
            <text:p>2,99</text:p>
          </table:table-cell>
          <table:table-cell table:style-name="ce2" table:formula="of:=[.I14]*[.F14]*([.$D$4]+[.$D$3]*EXP(-[.F14]/[.$F$2]))" office:value-type="float" office:value="4.04655874627624" calcext:value-type="float">
            <text:p>4,05</text:p>
          </table:table-cell>
          <table:table-cell table:formula="of:=[.$D$4]*[.F14]" office:value-type="float" office:value="10" calcext:value-type="float">
            <text:p>10</text:p>
          </table:table-cell>
          <table:table-cell table:style-name="ce2" table:formula="of:=[.K14]-[.L14]" office:value-type="float" office:value="-5.95344125372376" calcext:value-type="float">
            <text:p>-5,95</text:p>
          </table:table-cell>
          <table:table-cell table:style-name="ce2"/>
          <table:table-cell table:style-name="ce2" table:formula="of:=1-COM.MICROSOFT.NORM.DIST([.B14];[.$R$4];[.$R$5]+[.E14];0)/COM.MICROSOFT.NORM.DIST([.$R$4];[.$R$4];[.$R$5]+[.E14];0)*COM.MICROSOFT.NORM.DIST([.C14];[.$R$1];[.$R$2]+[.E14];0)/COM.MICROSOFT.NORM.DIST([.$R$1];[.$R$1];[.$R$2]+[.E14];0)" office:value-type="float" office:value="0.999682665950671" calcext:value-type="float">
            <text:p>1,00</text:p>
          </table:table-cell>
          <table:table-cell table:style-name="ce2" table:formula="of:=[.$D$3]*EXP(-[.G14]/[.$F$2])" office:value-type="float" office:value="1.99002495838536" calcext:value-type="float">
            <text:p>1,99</text:p>
          </table:table-cell>
          <table:table-cell table:style-name="ce2" table:formula="of:=[.G14]*[.$D$3]*EXP(-[.G14]/[.$F$2])" office:value-type="float" office:value="19.9002495838536" calcext:value-type="float">
            <text:p>19,90</text:p>
          </table:table-cell>
          <table:table-cell table:style-name="ce2" table:formula="of:=[.G14]*[.$D$5]*[.O14]" office:value-type="float" office:value="29.9904799785201" calcext:value-type="float">
            <text:p>29,99</text:p>
          </table:table-cell>
          <table:table-cell table:style-name="ce2" table:formula="of:=[.Q14]-[.R14]" office:value-type="float" office:value="-10.0902303946665" calcext:value-type="float">
            <text:p>-10,09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5];[.$L$4];[.$L$5]+[.D15];0)/COM.MICROSOFT.NORM.DIST([.$L$4];[.$L$4];[.$L$5]+[.D15];0)*COM.MICROSOFT.NORM.DIST([.C15];[.$L$1];[.$L$2]+[.D15];0)/COM.MICROSOFT.NORM.DIST([.$L$1];[.$L$1];[.$L$2]+[.D15];0)" office:value-type="float" office:value="0.32465246735835" calcext:value-type="float">
            <text:p>0,32</text:p>
          </table:table-cell>
          <table:table-cell table:formula="of:=[.$D$4]+[.$D$3]*EXP(-[.F15]/[.$F$2])" office:value-type="float" office:value="2.99002495838536" calcext:value-type="float">
            <text:p>2,99</text:p>
          </table:table-cell>
          <table:table-cell table:style-name="ce2" table:formula="of:=[.I15]*[.F15]*([.$D$4]+[.$D$3]*EXP(-[.F15]/[.$F$2]))" office:value-type="float" office:value="9.70718980202856" calcext:value-type="float">
            <text:p>9,71</text:p>
          </table:table-cell>
          <table:table-cell table:formula="of:=[.$D$4]*[.F15]" office:value-type="float" office:value="10" calcext:value-type="float">
            <text:p>10</text:p>
          </table:table-cell>
          <table:table-cell table:style-name="ce2" table:formula="of:=[.K15]-[.L15]" office:value-type="float" office:value="-0.292810197971441" calcext:value-type="float">
            <text:p>-0,29</text:p>
          </table:table-cell>
          <table:table-cell table:style-name="ce2"/>
          <table:table-cell table:style-name="ce2" table:formula="of:=1-COM.MICROSOFT.NORM.DIST([.B15];[.$R$4];[.$R$5]+[.E15];0)/COM.MICROSOFT.NORM.DIST([.$R$4];[.$R$4];[.$R$5]+[.E15];0)*COM.MICROSOFT.NORM.DIST([.C15];[.$R$1];[.$R$2]+[.E15];0)/COM.MICROSOFT.NORM.DIST([.$R$1];[.$R$1];[.$R$2]+[.E15];0)" office:value-type="float" office:value="0.999937513220747" calcext:value-type="float">
            <text:p>1,00</text:p>
          </table:table-cell>
          <table:table-cell table:style-name="ce2" table:formula="of:=[.$D$3]*EXP(-[.G15]/[.$F$2])" office:value-type="float" office:value="1.99002495838536" calcext:value-type="float">
            <text:p>1,99</text:p>
          </table:table-cell>
          <table:table-cell table:style-name="ce2" table:formula="of:=[.G15]*[.$D$3]*EXP(-[.G15]/[.$F$2])" office:value-type="float" office:value="19.9002495838536" calcext:value-type="float">
            <text:p>19,90</text:p>
          </table:table-cell>
          <table:table-cell table:style-name="ce2" table:formula="of:=[.G15]*[.$D$5]*[.O15]" office:value-type="float" office:value="29.9981253966224" calcext:value-type="float">
            <text:p>30,00</text:p>
          </table:table-cell>
          <table:table-cell table:style-name="ce2" table:formula="of:=[.Q15]-[.R15]" office:value-type="float" office:value="-10.097875812768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6];[.$L$4];[.$L$5]+[.D16];0)/COM.MICROSOFT.NORM.DIST([.$L$4];[.$L$4];[.$L$5]+[.D16];0)*COM.MICROSOFT.NORM.DIST([.C16];[.$L$1];[.$L$2]+[.D16];0)/COM.MICROSOFT.NORM.DIST([.$L$1];[.$L$1];[.$L$2]+[.D16];0)" office:value-type="float" office:value="0.606530659712634" calcext:value-type="float">
            <text:p>0,61</text:p>
          </table:table-cell>
          <table:table-cell table:formula="of:=[.$D$4]+[.$D$3]*EXP(-[.F16]/[.$F$2])" office:value-type="float" office:value="2.99002495838536" calcext:value-type="float">
            <text:p>2,99</text:p>
          </table:table-cell>
          <table:table-cell table:style-name="ce2" table:formula="of:=[.I16]*[.F16]*([.$D$4]+[.$D$3]*EXP(-[.F16]/[.$F$2]))" office:value-type="float" office:value="18.1354181056672" calcext:value-type="float">
            <text:p>18,14</text:p>
          </table:table-cell>
          <table:table-cell table:formula="of:=[.$D$4]*[.F16]" office:value-type="float" office:value="10" calcext:value-type="float">
            <text:p>10</text:p>
          </table:table-cell>
          <table:table-cell table:style-name="ce2" table:formula="of:=[.K16]-[.L16]" office:value-type="float" office:value="8.13541810566715" calcext:value-type="float">
            <text:p>8,14</text:p>
          </table:table-cell>
          <table:table-cell table:style-name="ce2"/>
          <table:table-cell table:style-name="ce2" table:formula="of:=1-COM.MICROSOFT.NORM.DIST([.B16];[.$R$4];[.$R$5]+[.E16];0)/COM.MICROSOFT.NORM.DIST([.$R$4];[.$R$4];[.$R$5]+[.E16];0)*COM.MICROSOFT.NORM.DIST([.C16];[.$R$1];[.$R$2]+[.E16];0)/COM.MICROSOFT.NORM.DIST([.$R$1];[.$R$1];[.$R$2]+[.E16];0)" office:value-type="float" office:value="0.999990417342039" calcext:value-type="float">
            <text:p>1,00</text:p>
          </table:table-cell>
          <table:table-cell table:style-name="ce2" table:formula="of:=[.$D$3]*EXP(-[.G16]/[.$F$2])" office:value-type="float" office:value="1.99002495838536" calcext:value-type="float">
            <text:p>1,99</text:p>
          </table:table-cell>
          <table:table-cell table:style-name="ce2" table:formula="of:=[.G16]*[.$D$3]*EXP(-[.G16]/[.$F$2])" office:value-type="float" office:value="19.9002495838536" calcext:value-type="float">
            <text:p>19,90</text:p>
          </table:table-cell>
          <table:table-cell table:style-name="ce2" table:formula="of:=[.G16]*[.$D$5]*[.O16]" office:value-type="float" office:value="29.9997125202612" calcext:value-type="float">
            <text:p>30,00</text:p>
          </table:table-cell>
          <table:table-cell table:style-name="ce2" table:formula="of:=[.Q16]-[.R16]" office:value-type="float" office:value="-10.099462936407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7];[.$L$4];[.$L$5]+[.D17];0)/COM.MICROSOFT.NORM.DIST([.$L$4];[.$L$4];[.$L$5]+[.D17];0)*COM.MICROSOFT.NORM.DIST([.C17];[.$L$1];[.$L$2]+[.D17];0)/COM.MICROSOFT.NORM.DIST([.$L$1];[.$L$1];[.$L$2]+[.D17];0)" office:value-type="float" office:value="0.882496902584596" calcext:value-type="float">
            <text:p>0,88</text:p>
          </table:table-cell>
          <table:table-cell table:formula="of:=[.$D$4]+[.$D$3]*EXP(-[.F17]/[.$F$2])" office:value-type="float" office:value="2.99002495838536" calcext:value-type="float">
            <text:p>2,99</text:p>
          </table:table-cell>
          <table:table-cell table:style-name="ce2" table:formula="of:=[.I17]*[.F17]*([.$D$4]+[.$D$3]*EXP(-[.F17]/[.$F$2]))" office:value-type="float" office:value="26.3868776442572" calcext:value-type="float">
            <text:p>26,39</text:p>
          </table:table-cell>
          <table:table-cell table:formula="of:=[.$D$4]*[.F17]" office:value-type="float" office:value="10" calcext:value-type="float">
            <text:p>10</text:p>
          </table:table-cell>
          <table:table-cell table:style-name="ce2" table:formula="of:=[.K17]-[.L17]" office:value-type="float" office:value="16.3868776442572" calcext:value-type="float">
            <text:p>16,39</text:p>
          </table:table-cell>
          <table:table-cell table:style-name="ce2"/>
          <table:table-cell table:style-name="ce2" table:formula="of:=1-COM.MICROSOFT.NORM.DIST([.B17];[.$R$4];[.$R$5]+[.E17];0)/COM.MICROSOFT.NORM.DIST([.$R$4];[.$R$4];[.$R$5]+[.E17];0)*COM.MICROSOFT.NORM.DIST([.C17];[.$R$1];[.$R$2]+[.E17];0)/COM.MICROSOFT.NORM.DIST([.$R$1];[.$R$1];[.$R$2]+[.E17];0)" office:value-type="float" office:value="0.999998855514716" calcext:value-type="float">
            <text:p>1,00</text:p>
          </table:table-cell>
          <table:table-cell table:style-name="ce2" table:formula="of:=[.$D$3]*EXP(-[.G17]/[.$F$2])" office:value-type="float" office:value="1.99002495838536" calcext:value-type="float">
            <text:p>1,99</text:p>
          </table:table-cell>
          <table:table-cell table:style-name="ce2" table:formula="of:=[.G17]*[.$D$3]*EXP(-[.G17]/[.$F$2])" office:value-type="float" office:value="19.9002495838536" calcext:value-type="float">
            <text:p>19,90</text:p>
          </table:table-cell>
          <table:table-cell table:style-name="ce2" table:formula="of:=[.G17]*[.$D$5]*[.O17]" office:value-type="float" office:value="29.9999656654415" calcext:value-type="float">
            <text:p>30,00</text:p>
          </table:table-cell>
          <table:table-cell table:style-name="ce2" table:formula="of:=[.Q17]-[.R17]" office:value-type="float" office:value="-10.099716081587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8];[.$L$4];[.$L$5]+[.D18];0)/COM.MICROSOFT.NORM.DIST([.$L$4];[.$L$4];[.$L$5]+[.D18];0)*COM.MICROSOFT.NORM.DIST([.C18];[.$L$1];[.$L$2]+[.D18];0)/COM.MICROSOFT.NORM.DIST([.$L$1];[.$L$1];[.$L$2]+[.D18];0)" office:value-type="float" office:value="1" calcext:value-type="float">
            <text:p>1,00</text:p>
          </table:table-cell>
          <table:table-cell table:formula="of:=[.$D$4]+[.$D$3]*EXP(-[.F18]/[.$F$2])" office:value-type="float" office:value="2.99002495838536" calcext:value-type="float">
            <text:p>2,99</text:p>
          </table:table-cell>
          <table:table-cell table:style-name="ce2" table:formula="of:=[.I18]*[.F18]*([.$D$4]+[.$D$3]*EXP(-[.F18]/[.$F$2]))" office:value-type="float" office:value="29.9002495838536" calcext:value-type="float">
            <text:p>29,90</text:p>
          </table:table-cell>
          <table:table-cell table:formula="of:=[.$D$4]*[.F18]" office:value-type="float" office:value="10" calcext:value-type="float">
            <text:p>10</text:p>
          </table:table-cell>
          <table:table-cell table:style-name="ce2" table:formula="of:=[.K18]-[.L18]" office:value-type="float" office:value="19.9002495838537" calcext:value-type="float">
            <text:p>19,90</text:p>
          </table:table-cell>
          <table:table-cell table:style-name="ce2"/>
          <table:table-cell table:style-name="ce2" table:formula="of:=1-COM.MICROSOFT.NORM.DIST([.B18];[.$R$4];[.$R$5]+[.E18];0)/COM.MICROSOFT.NORM.DIST([.$R$4];[.$R$4];[.$R$5]+[.E18];0)*COM.MICROSOFT.NORM.DIST([.C18];[.$R$1];[.$R$2]+[.E18];0)/COM.MICROSOFT.NORM.DIST([.$R$1];[.$R$1];[.$R$2]+[.E18];0)" office:value-type="float" office:value="0.999999893546286" calcext:value-type="float">
            <text:p>1,00</text:p>
          </table:table-cell>
          <table:table-cell table:style-name="ce2" table:formula="of:=[.$D$3]*EXP(-[.G18]/[.$F$2])" office:value-type="float" office:value="1.99002495838536" calcext:value-type="float">
            <text:p>1,99</text:p>
          </table:table-cell>
          <table:table-cell table:style-name="ce2" table:formula="of:=[.G18]*[.$D$3]*EXP(-[.G18]/[.$F$2])" office:value-type="float" office:value="19.9002495838536" calcext:value-type="float">
            <text:p>19,90</text:p>
          </table:table-cell>
          <table:table-cell table:style-name="ce2" table:formula="of:=[.G18]*[.$D$5]*[.O18]" office:value-type="float" office:value="29.9999968063886" calcext:value-type="float">
            <text:p>30,00</text:p>
          </table:table-cell>
          <table:table-cell table:style-name="ce2" table:formula="of:=[.Q18]-[.R18]" office:value-type="float" office:value="-10.0997472225349" calcext:value-type="float">
            <text:p>-10,10</text:p>
          </table:table-cell>
          <table:table-cell table:style-name="ce2"/>
        </table:table-row>
        <table:table-row table:style-name="ro1">
          <table:table-cell table:number-columns-repeated="9"/>
          <table:table-cell table:style-name="Default"/>
          <table:table-cell table:style-name="ce2"/>
          <table:table-cell/>
          <table:table-cell table:style-name="ce2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0];[.$L$4];[.$L$5]+[.D20];0)/COM.MICROSOFT.NORM.DIST([.$L$4];[.$L$4];[.$L$5]+[.D20];0)*COM.MICROSOFT.NORM.DIST([.C20];[.$L$1];[.$L$2]+[.D20];0)/COM.MICROSOFT.NORM.DIST([.$L$1];[.$L$1];[.$L$2]+[.D20];0)" office:value-type="float" office:value="0.0000836483472297276" calcext:value-type="float">
            <text:p>0,00</text:p>
          </table:table-cell>
          <table:table-cell table:formula="of:=[.$D$4]+[.$D$3]*EXP(-[.F20]/[.$F$2])" office:value-type="float" office:value="2.99002495838536" calcext:value-type="float">
            <text:p>2,99</text:p>
          </table:table-cell>
          <table:table-cell table:style-name="ce2" table:formula="of:=[.I20]*[.F20]*([.$D$4]+[.$D$3]*EXP(-[.F20]/[.$F$2]))" office:value-type="float" office:value="0.00250110645944571" calcext:value-type="float">
            <text:p>0,00</text:p>
          </table:table-cell>
          <table:table-cell table:formula="of:=[.$D$4]*[.F20]" office:value-type="float" office:value="10" calcext:value-type="float">
            <text:p>10</text:p>
          </table:table-cell>
          <table:table-cell table:style-name="ce2" table:formula="of:=[.K20]-[.L20]" office:value-type="float" office:value="-9.99749889354055" calcext:value-type="float">
            <text:p>-10,00</text:p>
          </table:table-cell>
          <table:table-cell table:style-name="ce2"/>
          <table:table-cell table:style-name="ce2" table:formula="of:=1-COM.MICROSOFT.NORM.DIST([.B20];[.$R$4];[.$R$5]+[.E20];0)/COM.MICROSOFT.NORM.DIST([.$R$4];[.$R$4];[.$R$5]+[.E20];0)*COM.MICROSOFT.NORM.DIST([.C20];[.$R$1];[.$R$2]+[.E20];0)/COM.MICROSOFT.NORM.DIST([.$R$1];[.$R$1];[.$R$2]+[.E20];0)" office:value-type="float" office:value="0.9999990707508" calcext:value-type="float">
            <text:p>1,00</text:p>
          </table:table-cell>
          <table:table-cell table:style-name="ce2" table:formula="of:=[.$D$3]*EXP(-[.G20]/[.$F$2])" office:value-type="float" office:value="1.99002495838536" calcext:value-type="float">
            <text:p>1,99</text:p>
          </table:table-cell>
          <table:table-cell table:style-name="ce2" table:formula="of:=[.G20]*[.$D$3]*EXP(-[.G20]/[.$F$2])" office:value-type="float" office:value="19.9002495838536" calcext:value-type="float">
            <text:p>19,90</text:p>
          </table:table-cell>
          <table:table-cell table:style-name="ce2" table:formula="of:=[.G20]*[.$D$5]*[.O20]" office:value-type="float" office:value="29.999972122524" calcext:value-type="float">
            <text:p>30,00</text:p>
          </table:table-cell>
          <table:table-cell table:style-name="ce2" table:formula="of:=[.Q20]-[.R20]" office:value-type="float" office:value="-10.0997225386704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90" calcext:value-type="float">
            <text:p>-9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1];[.$L$4];[.$L$5]+[.D21];0)/COM.MICROSOFT.NORM.DIST([.$L$4];[.$L$4];[.$L$5]+[.D21];0)*COM.MICROSOFT.NORM.DIST([.C21];[.$L$1];[.$L$2]+[.D21];0)/COM.MICROSOFT.NORM.DIST([.$L$1];[.$L$1];[.$L$2]+[.D21];0)" office:value-type="float" office:value="0.000335462627902512" calcext:value-type="float">
            <text:p>0,00</text:p>
          </table:table-cell>
          <table:table-cell table:formula="of:=[.$D$4]+[.$D$3]*EXP(-[.F21]/[.$F$2])" office:value-type="float" office:value="2.99002495838536" calcext:value-type="float">
            <text:p>2,99</text:p>
          </table:table-cell>
          <table:table-cell table:style-name="ce2" table:formula="of:=[.I21]*[.F21]*([.$D$4]+[.$D$3]*EXP(-[.F21]/[.$F$2]))" office:value-type="float" office:value="0.0100304163003405" calcext:value-type="float">
            <text:p>0,01</text:p>
          </table:table-cell>
          <table:table-cell table:formula="of:=[.$D$4]*[.F21]" office:value-type="float" office:value="10" calcext:value-type="float">
            <text:p>10</text:p>
          </table:table-cell>
          <table:table-cell table:style-name="ce2" table:formula="of:=[.K21]-[.L21]" office:value-type="float" office:value="-9.98996958369966" calcext:value-type="float">
            <text:p>-9,99</text:p>
          </table:table-cell>
          <table:table-cell table:style-name="ce2"/>
          <table:table-cell table:style-name="ce2" table:formula="of:=1-COM.MICROSOFT.NORM.DIST([.B21];[.$R$4];[.$R$5]+[.E21];0)/COM.MICROSOFT.NORM.DIST([.$R$4];[.$R$4];[.$R$5]+[.E21];0)*COM.MICROSOFT.NORM.DIST([.C21];[.$R$1];[.$R$2]+[.E21];0)/COM.MICROSOFT.NORM.DIST([.$R$1];[.$R$1];[.$R$2]+[.E21];0)" office:value-type="float" office:value="0.999998467927079" calcext:value-type="float">
            <text:p>1,00</text:p>
          </table:table-cell>
          <table:table-cell table:style-name="ce2" table:formula="of:=[.$D$3]*EXP(-[.G21]/[.$F$2])" office:value-type="float" office:value="1.99002495838536" calcext:value-type="float">
            <text:p>1,99</text:p>
          </table:table-cell>
          <table:table-cell table:style-name="ce2" table:formula="of:=[.G21]*[.$D$3]*EXP(-[.G21]/[.$F$2])" office:value-type="float" office:value="19.9002495838536" calcext:value-type="float">
            <text:p>19,90</text:p>
          </table:table-cell>
          <table:table-cell table:style-name="ce2" table:formula="of:=[.G21]*[.$D$5]*[.O21]" office:value-type="float" office:value="29.9999540378124" calcext:value-type="float">
            <text:p>30,00</text:p>
          </table:table-cell>
          <table:table-cell table:style-name="ce2" table:formula="of:=[.Q21]-[.R21]" office:value-type="float" office:value="-10.099704453958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2];[.$L$4];[.$L$5]+[.D22];0)/COM.MICROSOFT.NORM.DIST([.$L$4];[.$L$4];[.$L$5]+[.D22];0)*COM.MICROSOFT.NORM.DIST([.C22];[.$L$1];[.$L$2]+[.D22];0)/COM.MICROSOFT.NORM.DIST([.$L$1];[.$L$1];[.$L$2]+[.D22];0)" office:value-type="float" office:value="0.0012038599948282" calcext:value-type="float">
            <text:p>0,00</text:p>
          </table:table-cell>
          <table:table-cell table:formula="of:=[.$D$4]+[.$D$3]*EXP(-[.F22]/[.$F$2])" office:value-type="float" office:value="2.99002495838536" calcext:value-type="float">
            <text:p>2,99</text:p>
          </table:table-cell>
          <table:table-cell table:style-name="ce2" table:formula="of:=[.I22]*[.F22]*([.$D$4]+[.$D$3]*EXP(-[.F22]/[.$F$2]))" office:value-type="float" office:value="0.0359957143093801" calcext:value-type="float">
            <text:p>0,04</text:p>
          </table:table-cell>
          <table:table-cell table:formula="of:=[.$D$4]*[.F22]" office:value-type="float" office:value="10" calcext:value-type="float">
            <text:p>10</text:p>
          </table:table-cell>
          <table:table-cell table:style-name="ce2" table:formula="of:=[.K22]-[.L22]" office:value-type="float" office:value="-9.96400428569062" calcext:value-type="float">
            <text:p>-9,96</text:p>
          </table:table-cell>
          <table:table-cell table:style-name="ce2"/>
          <table:table-cell table:style-name="ce2" table:formula="of:=1-COM.MICROSOFT.NORM.DIST([.B22];[.$R$4];[.$R$5]+[.E22];0)/COM.MICROSOFT.NORM.DIST([.$R$4];[.$R$4];[.$R$5]+[.E22];0)*COM.MICROSOFT.NORM.DIST([.C22];[.$R$1];[.$R$2]+[.E22];0)/COM.MICROSOFT.NORM.DIST([.$R$1];[.$R$1];[.$R$2]+[.E22];0)" office:value-type="float" office:value="0.999997739670593" calcext:value-type="float">
            <text:p>1,00</text:p>
          </table:table-cell>
          <table:table-cell table:style-name="ce2" table:formula="of:=[.$D$3]*EXP(-[.G22]/[.$F$2])" office:value-type="float" office:value="1.99002495838536" calcext:value-type="float">
            <text:p>1,99</text:p>
          </table:table-cell>
          <table:table-cell table:style-name="ce2" table:formula="of:=[.G22]*[.$D$3]*EXP(-[.G22]/[.$F$2])" office:value-type="float" office:value="19.9002495838536" calcext:value-type="float">
            <text:p>19,90</text:p>
          </table:table-cell>
          <table:table-cell table:style-name="ce2" table:formula="of:=[.G22]*[.$D$5]*[.O22]" office:value-type="float" office:value="29.9999321901178" calcext:value-type="float">
            <text:p>30,00</text:p>
          </table:table-cell>
          <table:table-cell table:style-name="ce2" table:formula="of:=[.Q22]-[.R22]" office:value-type="float" office:value="-10.0996826062641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70" calcext:value-type="float">
            <text:p>-7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3];[.$L$4];[.$L$5]+[.D23];0)/COM.MICROSOFT.NORM.DIST([.$L$4];[.$L$4];[.$L$5]+[.D23];0)*COM.MICROSOFT.NORM.DIST([.C23];[.$L$1];[.$L$2]+[.D23];0)/COM.MICROSOFT.NORM.DIST([.$L$1];[.$L$1];[.$L$2]+[.D23];0)" office:value-type="float" office:value="0.0038659201394728" calcext:value-type="float">
            <text:p>0,00</text:p>
          </table:table-cell>
          <table:table-cell table:formula="of:=[.$D$4]+[.$D$3]*EXP(-[.F23]/[.$F$2])" office:value-type="float" office:value="2.99002495838536" calcext:value-type="float">
            <text:p>2,99</text:p>
          </table:table-cell>
          <table:table-cell table:style-name="ce2" table:formula="of:=[.I23]*[.F23]*([.$D$4]+[.$D$3]*EXP(-[.F23]/[.$F$2]))" office:value-type="float" office:value="0.115591977041483" calcext:value-type="float">
            <text:p>0,12</text:p>
          </table:table-cell>
          <table:table-cell table:formula="of:=[.$D$4]*[.F23]" office:value-type="float" office:value="10" calcext:value-type="float">
            <text:p>10</text:p>
          </table:table-cell>
          <table:table-cell table:style-name="ce2" table:formula="of:=[.K23]-[.L23]" office:value-type="float" office:value="-9.88440802295852" calcext:value-type="float">
            <text:p>-9,88</text:p>
          </table:table-cell>
          <table:table-cell table:style-name="ce2"/>
          <table:table-cell table:style-name="ce2" table:formula="of:=1-COM.MICROSOFT.NORM.DIST([.B23];[.$R$4];[.$R$5]+[.E23];0)/COM.MICROSOFT.NORM.DIST([.$R$4];[.$R$4];[.$R$5]+[.E23];0)*COM.MICROSOFT.NORM.DIST([.C23];[.$R$1];[.$R$2]+[.E23];0)/COM.MICROSOFT.NORM.DIST([.$R$1];[.$R$1];[.$R$2]+[.E23];0)" office:value-type="float" office:value="0.999997015929417" calcext:value-type="float">
            <text:p>1,00</text:p>
          </table:table-cell>
          <table:table-cell table:style-name="ce2" table:formula="of:=[.$D$3]*EXP(-[.G23]/[.$F$2])" office:value-type="float" office:value="1.99002495838536" calcext:value-type="float">
            <text:p>1,99</text:p>
          </table:table-cell>
          <table:table-cell table:style-name="ce2" table:formula="of:=[.G23]*[.$D$3]*EXP(-[.G23]/[.$F$2])" office:value-type="float" office:value="19.9002495838536" calcext:value-type="float">
            <text:p>19,90</text:p>
          </table:table-cell>
          <table:table-cell table:style-name="ce2" table:formula="of:=[.G23]*[.$D$5]*[.O23]" office:value-type="float" office:value="29.9999104778825" calcext:value-type="float">
            <text:p>30,00</text:p>
          </table:table-cell>
          <table:table-cell table:style-name="ce2" table:formula="of:=[.Q23]-[.R23]" office:value-type="float" office:value="-10.099660894028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60" calcext:value-type="float">
            <text:p>-6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4];[.$L$4];[.$L$5]+[.D24];0)/COM.MICROSOFT.NORM.DIST([.$L$4];[.$L$4];[.$L$5]+[.D24];0)*COM.MICROSOFT.NORM.DIST([.C24];[.$L$1];[.$L$2]+[.D24];0)/COM.MICROSOFT.NORM.DIST([.$L$1];[.$L$1];[.$L$2]+[.D24];0)" office:value-type="float" office:value="0.0111089965382423" calcext:value-type="float">
            <text:p>0,01</text:p>
          </table:table-cell>
          <table:table-cell table:formula="of:=[.$D$4]+[.$D$3]*EXP(-[.F24]/[.$F$2])" office:value-type="float" office:value="2.99002495838536" calcext:value-type="float">
            <text:p>2,99</text:p>
          </table:table-cell>
          <table:table-cell table:style-name="ce2" table:formula="of:=[.I24]*[.F24]*([.$D$4]+[.$D$3]*EXP(-[.F24]/[.$F$2]))" office:value-type="float" office:value="0.332161769119611" calcext:value-type="float">
            <text:p>0,33</text:p>
          </table:table-cell>
          <table:table-cell table:formula="of:=[.$D$4]*[.F24]" office:value-type="float" office:value="10" calcext:value-type="float">
            <text:p>10</text:p>
          </table:table-cell>
          <table:table-cell table:style-name="ce2" table:formula="of:=[.K24]-[.L24]" office:value-type="float" office:value="-9.66783823088039" calcext:value-type="float">
            <text:p>-9,67</text:p>
          </table:table-cell>
          <table:table-cell table:style-name="ce2"/>
          <table:table-cell table:style-name="ce2" table:formula="of:=1-COM.MICROSOFT.NORM.DIST([.B24];[.$R$4];[.$R$5]+[.E24];0)/COM.MICROSOFT.NORM.DIST([.$R$4];[.$R$4];[.$R$5]+[.E24];0)*COM.MICROSOFT.NORM.DIST([.C24];[.$R$1];[.$R$2]+[.E24];0)/COM.MICROSOFT.NORM.DIST([.$R$1];[.$R$1];[.$R$2]+[.E24];0)" office:value-type="float" office:value="0.999996474737145" calcext:value-type="float">
            <text:p>1,00</text:p>
          </table:table-cell>
          <table:table-cell table:style-name="ce2" table:formula="of:=[.$D$3]*EXP(-[.G24]/[.$F$2])" office:value-type="float" office:value="1.99002495838536" calcext:value-type="float">
            <text:p>1,99</text:p>
          </table:table-cell>
          <table:table-cell table:style-name="ce2" table:formula="of:=[.G24]*[.$D$3]*EXP(-[.G24]/[.$F$2])" office:value-type="float" office:value="19.9002495838536" calcext:value-type="float">
            <text:p>19,90</text:p>
          </table:table-cell>
          <table:table-cell table:style-name="ce2" table:formula="of:=[.G24]*[.$D$5]*[.O24]" office:value-type="float" office:value="29.9998942421143" calcext:value-type="float">
            <text:p>30,00</text:p>
          </table:table-cell>
          <table:table-cell table:style-name="ce2" table:formula="of:=[.Q24]-[.R24]" office:value-type="float" office:value="-10.099644658260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5];[.$L$4];[.$L$5]+[.D25];0)/COM.MICROSOFT.NORM.DIST([.$L$4];[.$L$4];[.$L$5]+[.D25];0)*COM.MICROSOFT.NORM.DIST([.C25];[.$L$1];[.$L$2]+[.D25];0)/COM.MICROSOFT.NORM.DIST([.$L$1];[.$L$1];[.$L$2]+[.D25];0)" office:value-type="float" office:value="0.0285655007845504" calcext:value-type="float">
            <text:p>0,03</text:p>
          </table:table-cell>
          <table:table-cell table:formula="of:=[.$D$4]+[.$D$3]*EXP(-[.F25]/[.$F$2])" office:value-type="float" office:value="2.99002495838536" calcext:value-type="float">
            <text:p>2,99</text:p>
          </table:table-cell>
          <table:table-cell table:style-name="ce2" table:formula="of:=[.I25]*[.F25]*([.$D$4]+[.$D$3]*EXP(-[.F25]/[.$F$2]))" office:value-type="float" office:value="0.854115602945823" calcext:value-type="float">
            <text:p>0,85</text:p>
          </table:table-cell>
          <table:table-cell table:formula="of:=[.$D$4]*[.F25]" office:value-type="float" office:value="10" calcext:value-type="float">
            <text:p>10</text:p>
          </table:table-cell>
          <table:table-cell table:style-name="ce2" table:formula="of:=[.K25]-[.L25]" office:value-type="float" office:value="-9.14588439705418" calcext:value-type="float">
            <text:p>-9,15</text:p>
          </table:table-cell>
          <table:table-cell table:style-name="ce2"/>
          <table:table-cell table:style-name="ce2" table:formula="of:=1-COM.MICROSOFT.NORM.DIST([.B25];[.$R$4];[.$R$5]+[.E25];0)/COM.MICROSOFT.NORM.DIST([.$R$4];[.$R$4];[.$R$5]+[.E25];0)*COM.MICROSOFT.NORM.DIST([.C25];[.$R$1];[.$R$2]+[.E25];0)/COM.MICROSOFT.NORM.DIST([.$R$1];[.$R$1];[.$R$2]+[.E25];0)" office:value-type="float" office:value="0.999996273346828" calcext:value-type="float">
            <text:p>1,00</text:p>
          </table:table-cell>
          <table:table-cell table:style-name="ce2" table:formula="of:=[.$D$3]*EXP(-[.G25]/[.$F$2])" office:value-type="float" office:value="1.99002495838536" calcext:value-type="float">
            <text:p>1,99</text:p>
          </table:table-cell>
          <table:table-cell table:style-name="ce2" table:formula="of:=[.G25]*[.$D$3]*EXP(-[.G25]/[.$F$2])" office:value-type="float" office:value="19.9002495838536" calcext:value-type="float">
            <text:p>19,90</text:p>
          </table:table-cell>
          <table:table-cell table:style-name="ce2" table:formula="of:=[.G25]*[.$D$5]*[.O25]" office:value-type="float" office:value="29.9998882004048" calcext:value-type="float">
            <text:p>30,00</text:p>
          </table:table-cell>
          <table:table-cell table:style-name="ce2" table:formula="of:=[.Q25]-[.R25]" office:value-type="float" office:value="-10.0996386165512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40" calcext:value-type="float">
            <text:p>-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6];[.$L$4];[.$L$5]+[.D26];0)/COM.MICROSOFT.NORM.DIST([.$L$4];[.$L$4];[.$L$5]+[.D26];0)*COM.MICROSOFT.NORM.DIST([.C26];[.$L$1];[.$L$2]+[.D26];0)/COM.MICROSOFT.NORM.DIST([.$L$1];[.$L$1];[.$L$2]+[.D26];0)" office:value-type="float" office:value="0.0657285286165304" calcext:value-type="float">
            <text:p>0,07</text:p>
          </table:table-cell>
          <table:table-cell table:formula="of:=[.$D$4]+[.$D$3]*EXP(-[.F26]/[.$F$2])" office:value-type="float" office:value="2.99002495838536" calcext:value-type="float">
            <text:p>2,99</text:p>
          </table:table-cell>
          <table:table-cell table:style-name="ce2" table:formula="of:=[.I26]*[.F26]*([.$D$4]+[.$D$3]*EXP(-[.F26]/[.$F$2]))" office:value-type="float" office:value="1.96529941041373" calcext:value-type="float">
            <text:p>1,97</text:p>
          </table:table-cell>
          <table:table-cell table:formula="of:=[.$D$4]*[.F26]" office:value-type="float" office:value="10" calcext:value-type="float">
            <text:p>10</text:p>
          </table:table-cell>
          <table:table-cell table:style-name="ce2" table:formula="of:=[.K26]-[.L26]" office:value-type="float" office:value="-8.03470058958627" calcext:value-type="float">
            <text:p>-8,03</text:p>
          </table:table-cell>
          <table:table-cell table:style-name="ce2"/>
          <table:table-cell table:style-name="ce2" table:formula="of:=1-COM.MICROSOFT.NORM.DIST([.B26];[.$R$4];[.$R$5]+[.E26];0)/COM.MICROSOFT.NORM.DIST([.$R$4];[.$R$4];[.$R$5]+[.E26];0)*COM.MICROSOFT.NORM.DIST([.C26];[.$R$1];[.$R$2]+[.E26];0)/COM.MICROSOFT.NORM.DIST([.$R$1];[.$R$1];[.$R$2]+[.E26];0)" office:value-type="float" office:value="0.999996474737145" calcext:value-type="float">
            <text:p>1,00</text:p>
          </table:table-cell>
          <table:table-cell table:style-name="ce2" table:formula="of:=[.$D$3]*EXP(-[.G26]/[.$F$2])" office:value-type="float" office:value="1.99002495838536" calcext:value-type="float">
            <text:p>1,99</text:p>
          </table:table-cell>
          <table:table-cell table:style-name="ce2" table:formula="of:=[.G26]*[.$D$3]*EXP(-[.G26]/[.$F$2])" office:value-type="float" office:value="19.9002495838536" calcext:value-type="float">
            <text:p>19,90</text:p>
          </table:table-cell>
          <table:table-cell table:style-name="ce2" table:formula="of:=[.G26]*[.$D$5]*[.O26]" office:value-type="float" office:value="29.9998942421143" calcext:value-type="float">
            <text:p>30,00</text:p>
          </table:table-cell>
          <table:table-cell table:style-name="ce2" table:formula="of:=[.Q26]-[.R26]" office:value-type="float" office:value="-10.099644658260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30" calcext:value-type="float">
            <text:p>-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7];[.$L$4];[.$L$5]+[.D27];0)/COM.MICROSOFT.NORM.DIST([.$L$4];[.$L$4];[.$L$5]+[.D27];0)*COM.MICROSOFT.NORM.DIST([.C27];[.$L$1];[.$L$2]+[.D27];0)/COM.MICROSOFT.NORM.DIST([.$L$1];[.$L$1];[.$L$2]+[.D27];0)" office:value-type="float" office:value="0.135335283236613" calcext:value-type="float">
            <text:p>0,14</text:p>
          </table:table-cell>
          <table:table-cell table:formula="of:=[.$D$4]+[.$D$3]*EXP(-[.F27]/[.$F$2])" office:value-type="float" office:value="2.99002495838536" calcext:value-type="float">
            <text:p>2,99</text:p>
          </table:table-cell>
          <table:table-cell table:style-name="ce2" table:formula="of:=[.I27]*[.F27]*([.$D$4]+[.$D$3]*EXP(-[.F27]/[.$F$2]))" office:value-type="float" office:value="4.04655874627624" calcext:value-type="float">
            <text:p>4,05</text:p>
          </table:table-cell>
          <table:table-cell table:formula="of:=[.$D$4]*[.F27]" office:value-type="float" office:value="10" calcext:value-type="float">
            <text:p>10</text:p>
          </table:table-cell>
          <table:table-cell table:style-name="ce2" table:formula="of:=[.K27]-[.L27]" office:value-type="float" office:value="-5.95344125372376" calcext:value-type="float">
            <text:p>-5,95</text:p>
          </table:table-cell>
          <table:table-cell table:style-name="ce2"/>
          <table:table-cell table:style-name="ce2" table:formula="of:=1-COM.MICROSOFT.NORM.DIST([.B27];[.$R$4];[.$R$5]+[.E27];0)/COM.MICROSOFT.NORM.DIST([.$R$4];[.$R$4];[.$R$5]+[.E27];0)*COM.MICROSOFT.NORM.DIST([.C27];[.$R$1];[.$R$2]+[.E27];0)/COM.MICROSOFT.NORM.DIST([.$R$1];[.$R$1];[.$R$2]+[.E27];0)" office:value-type="float" office:value="0.999997015929417" calcext:value-type="float">
            <text:p>1,00</text:p>
          </table:table-cell>
          <table:table-cell table:style-name="ce2" table:formula="of:=[.$D$3]*EXP(-[.G27]/[.$F$2])" office:value-type="float" office:value="1.99002495838536" calcext:value-type="float">
            <text:p>1,99</text:p>
          </table:table-cell>
          <table:table-cell table:style-name="ce2" table:formula="of:=[.G27]*[.$D$3]*EXP(-[.G27]/[.$F$2])" office:value-type="float" office:value="19.9002495838536" calcext:value-type="float">
            <text:p>19,90</text:p>
          </table:table-cell>
          <table:table-cell table:style-name="ce2" table:formula="of:=[.G27]*[.$D$5]*[.O27]" office:value-type="float" office:value="29.9999104778825" calcext:value-type="float">
            <text:p>30,00</text:p>
          </table:table-cell>
          <table:table-cell table:style-name="ce2" table:formula="of:=[.Q27]-[.R27]" office:value-type="float" office:value="-10.099660894028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20" calcext:value-type="float">
            <text:p>-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8];[.$L$4];[.$L$5]+[.D28];0)/COM.MICROSOFT.NORM.DIST([.$L$4];[.$L$4];[.$L$5]+[.D28];0)*COM.MICROSOFT.NORM.DIST([.C28];[.$L$1];[.$L$2]+[.D28];0)/COM.MICROSOFT.NORM.DIST([.$L$1];[.$L$1];[.$L$2]+[.D28];0)" office:value-type="float" office:value="0.249352208777296" calcext:value-type="float">
            <text:p>0,25</text:p>
          </table:table-cell>
          <table:table-cell table:formula="of:=[.$D$4]+[.$D$3]*EXP(-[.F28]/[.$F$2])" office:value-type="float" office:value="2.99002495838536" calcext:value-type="float">
            <text:p>2,99</text:p>
          </table:table-cell>
          <table:table-cell table:style-name="ce2" table:formula="of:=[.I28]*[.F28]*([.$D$4]+[.$D$3]*EXP(-[.F28]/[.$F$2]))" office:value-type="float" office:value="7.45569327672634" calcext:value-type="float">
            <text:p>7,46</text:p>
          </table:table-cell>
          <table:table-cell table:formula="of:=[.$D$4]*[.F28]" office:value-type="float" office:value="10" calcext:value-type="float">
            <text:p>10</text:p>
          </table:table-cell>
          <table:table-cell table:style-name="ce2" table:formula="of:=[.K28]-[.L28]" office:value-type="float" office:value="-2.54430672327366" calcext:value-type="float">
            <text:p>-2,54</text:p>
          </table:table-cell>
          <table:table-cell table:style-name="ce2"/>
          <table:table-cell table:style-name="ce2" table:formula="of:=1-COM.MICROSOFT.NORM.DIST([.B28];[.$R$4];[.$R$5]+[.E28];0)/COM.MICROSOFT.NORM.DIST([.$R$4];[.$R$4];[.$R$5]+[.E28];0)*COM.MICROSOFT.NORM.DIST([.C28];[.$R$1];[.$R$2]+[.E28];0)/COM.MICROSOFT.NORM.DIST([.$R$1];[.$R$1];[.$R$2]+[.E28];0)" office:value-type="float" office:value="0.999997739670593" calcext:value-type="float">
            <text:p>1,00</text:p>
          </table:table-cell>
          <table:table-cell table:style-name="ce2" table:formula="of:=[.$D$3]*EXP(-[.G28]/[.$F$2])" office:value-type="float" office:value="1.99002495838536" calcext:value-type="float">
            <text:p>1,99</text:p>
          </table:table-cell>
          <table:table-cell table:style-name="ce2" table:formula="of:=[.G28]*[.$D$3]*EXP(-[.G28]/[.$F$2])" office:value-type="float" office:value="19.9002495838536" calcext:value-type="float">
            <text:p>19,90</text:p>
          </table:table-cell>
          <table:table-cell table:style-name="ce2" table:formula="of:=[.G28]*[.$D$5]*[.O28]" office:value-type="float" office:value="29.9999321901178" calcext:value-type="float">
            <text:p>30,00</text:p>
          </table:table-cell>
          <table:table-cell table:style-name="ce2" table:formula="of:=[.Q28]-[.R28]" office:value-type="float" office:value="-10.0996826062641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9];[.$L$4];[.$L$5]+[.D29];0)/COM.MICROSOFT.NORM.DIST([.$L$4];[.$L$4];[.$L$5]+[.D29];0)*COM.MICROSOFT.NORM.DIST([.C29];[.$L$1];[.$L$2]+[.D29];0)/COM.MICROSOFT.NORM.DIST([.$L$1];[.$L$1];[.$L$2]+[.D29];0)" office:value-type="float" office:value="0.411112290507187" calcext:value-type="float">
            <text:p>0,41</text:p>
          </table:table-cell>
          <table:table-cell table:formula="of:=[.$D$4]+[.$D$3]*EXP(-[.F29]/[.$F$2])" office:value-type="float" office:value="2.99002495838536" calcext:value-type="float">
            <text:p>2,99</text:p>
          </table:table-cell>
          <table:table-cell table:style-name="ce2" table:formula="of:=[.I29]*[.F29]*([.$D$4]+[.$D$3]*EXP(-[.F29]/[.$F$2]))" office:value-type="float" office:value="12.2923600931547" calcext:value-type="float">
            <text:p>12,29</text:p>
          </table:table-cell>
          <table:table-cell table:formula="of:=[.$D$4]*[.F29]" office:value-type="float" office:value="10" calcext:value-type="float">
            <text:p>10</text:p>
          </table:table-cell>
          <table:table-cell table:style-name="ce2" table:formula="of:=[.K29]-[.L29]" office:value-type="float" office:value="2.29236009315465" calcext:value-type="float">
            <text:p>2,29</text:p>
          </table:table-cell>
          <table:table-cell table:style-name="ce2"/>
          <table:table-cell table:style-name="ce2" table:formula="of:=1-COM.MICROSOFT.NORM.DIST([.B29];[.$R$4];[.$R$5]+[.E29];0)/COM.MICROSOFT.NORM.DIST([.$R$4];[.$R$4];[.$R$5]+[.E29];0)*COM.MICROSOFT.NORM.DIST([.C29];[.$R$1];[.$R$2]+[.E29];0)/COM.MICROSOFT.NORM.DIST([.$R$1];[.$R$1];[.$R$2]+[.E29];0)" office:value-type="float" office:value="0.999998467927079" calcext:value-type="float">
            <text:p>1,00</text:p>
          </table:table-cell>
          <table:table-cell table:style-name="ce2" table:formula="of:=[.$D$3]*EXP(-[.G29]/[.$F$2])" office:value-type="float" office:value="1.99002495838536" calcext:value-type="float">
            <text:p>1,99</text:p>
          </table:table-cell>
          <table:table-cell table:style-name="ce2" table:formula="of:=[.G29]*[.$D$3]*EXP(-[.G29]/[.$F$2])" office:value-type="float" office:value="19.9002495838536" calcext:value-type="float">
            <text:p>19,90</text:p>
          </table:table-cell>
          <table:table-cell table:style-name="ce2" table:formula="of:=[.G29]*[.$D$5]*[.O29]" office:value-type="float" office:value="29.9999540378124" calcext:value-type="float">
            <text:p>30,00</text:p>
          </table:table-cell>
          <table:table-cell table:style-name="ce2" table:formula="of:=[.Q29]-[.R29]" office:value-type="float" office:value="-10.099704453958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0];[.$L$4];[.$L$5]+[.D30];0)/COM.MICROSOFT.NORM.DIST([.$L$4];[.$L$4];[.$L$5]+[.D30];0)*COM.MICROSOFT.NORM.DIST([.C30];[.$L$1];[.$L$2]+[.D30];0)/COM.MICROSOFT.NORM.DIST([.$L$1];[.$L$1];[.$L$2]+[.D30];0)" office:value-type="float" office:value="0.606530659712633" calcext:value-type="float">
            <text:p>0,61</text:p>
          </table:table-cell>
          <table:table-cell table:formula="of:=[.$D$4]+[.$D$3]*EXP(-[.F30]/[.$F$2])" office:value-type="float" office:value="2.99002495838536" calcext:value-type="float">
            <text:p>2,99</text:p>
          </table:table-cell>
          <table:table-cell table:style-name="ce2" table:formula="of:=[.I30]*[.F30]*([.$D$4]+[.$D$3]*EXP(-[.F30]/[.$F$2]))" office:value-type="float" office:value="18.1354181056671" calcext:value-type="float">
            <text:p>18,14</text:p>
          </table:table-cell>
          <table:table-cell table:formula="of:=[.$D$4]*[.F30]" office:value-type="float" office:value="10" calcext:value-type="float">
            <text:p>10</text:p>
          </table:table-cell>
          <table:table-cell table:style-name="ce2" table:formula="of:=[.K30]-[.L30]" office:value-type="float" office:value="8.13541810566714" calcext:value-type="float">
            <text:p>8,14</text:p>
          </table:table-cell>
          <table:table-cell table:style-name="ce2"/>
          <table:table-cell table:style-name="ce2" table:formula="of:=1-COM.MICROSOFT.NORM.DIST([.B30];[.$R$4];[.$R$5]+[.E30];0)/COM.MICROSOFT.NORM.DIST([.$R$4];[.$R$4];[.$R$5]+[.E30];0)*COM.MICROSOFT.NORM.DIST([.C30];[.$R$1];[.$R$2]+[.E30];0)/COM.MICROSOFT.NORM.DIST([.$R$1];[.$R$1];[.$R$2]+[.E30];0)" office:value-type="float" office:value="0.9999990707508" calcext:value-type="float">
            <text:p>1,00</text:p>
          </table:table-cell>
          <table:table-cell table:style-name="ce2" table:formula="of:=[.$D$3]*EXP(-[.G30]/[.$F$2])" office:value-type="float" office:value="1.99002495838536" calcext:value-type="float">
            <text:p>1,99</text:p>
          </table:table-cell>
          <table:table-cell table:style-name="ce2" table:formula="of:=[.G30]*[.$D$3]*EXP(-[.G30]/[.$F$2])" office:value-type="float" office:value="19.9002495838536" calcext:value-type="float">
            <text:p>19,90</text:p>
          </table:table-cell>
          <table:table-cell table:style-name="ce2" table:formula="of:=[.G30]*[.$D$5]*[.O30]" office:value-type="float" office:value="29.999972122524" calcext:value-type="float">
            <text:p>30,00</text:p>
          </table:table-cell>
          <table:table-cell table:style-name="ce2" table:formula="of:=[.Q30]-[.R30]" office:value-type="float" office:value="-10.0997225386704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1];[.$L$4];[.$L$5]+[.D31];0)/COM.MICROSOFT.NORM.DIST([.$L$4];[.$L$4];[.$L$5]+[.D31];0)*COM.MICROSOFT.NORM.DIST([.C31];[.$L$1];[.$L$2]+[.D31];0)/COM.MICROSOFT.NORM.DIST([.$L$1];[.$L$1];[.$L$2]+[.D31];0)" office:value-type="float" office:value="0.800737402916808" calcext:value-type="float">
            <text:p>0,80</text:p>
          </table:table-cell>
          <table:table-cell table:formula="of:=[.$D$4]+[.$D$3]*EXP(-[.F31]/[.$F$2])" office:value-type="float" office:value="2.99002495838536" calcext:value-type="float">
            <text:p>2,99</text:p>
          </table:table-cell>
          <table:table-cell table:style-name="ce2" table:formula="of:=[.I31]*[.F31]*([.$D$4]+[.$D$3]*EXP(-[.F31]/[.$F$2]))" office:value-type="float" office:value="23.9422481983393" calcext:value-type="float">
            <text:p>23,94</text:p>
          </table:table-cell>
          <table:table-cell table:formula="of:=[.$D$4]*[.F31]" office:value-type="float" office:value="10" calcext:value-type="float">
            <text:p>10</text:p>
          </table:table-cell>
          <table:table-cell table:style-name="ce2" table:formula="of:=[.K31]-[.L31]" office:value-type="float" office:value="13.9422481983393" calcext:value-type="float">
            <text:p>13,94</text:p>
          </table:table-cell>
          <table:table-cell table:style-name="ce2"/>
          <table:table-cell table:style-name="ce2" table:formula="of:=1-COM.MICROSOFT.NORM.DIST([.B31];[.$R$4];[.$R$5]+[.E31];0)/COM.MICROSOFT.NORM.DIST([.$R$4];[.$R$4];[.$R$5]+[.E31];0)*COM.MICROSOFT.NORM.DIST([.C31];[.$R$1];[.$R$2]+[.E31];0)/COM.MICROSOFT.NORM.DIST([.$R$1];[.$R$1];[.$R$2]+[.E31];0)" office:value-type="float" office:value="0.999999495652337" calcext:value-type="float">
            <text:p>1,00</text:p>
          </table:table-cell>
          <table:table-cell table:style-name="ce2" table:formula="of:=[.$D$3]*EXP(-[.G31]/[.$F$2])" office:value-type="float" office:value="1.99002495838536" calcext:value-type="float">
            <text:p>1,99</text:p>
          </table:table-cell>
          <table:table-cell table:style-name="ce2" table:formula="of:=[.G31]*[.$D$3]*EXP(-[.G31]/[.$F$2])" office:value-type="float" office:value="19.9002495838536" calcext:value-type="float">
            <text:p>19,90</text:p>
          </table:table-cell>
          <table:table-cell table:style-name="ce2" table:formula="of:=[.G31]*[.$D$5]*[.O31]" office:value-type="float" office:value="29.9999848695701" calcext:value-type="float">
            <text:p>30,00</text:p>
          </table:table-cell>
          <table:table-cell table:style-name="ce2" table:formula="of:=[.Q31]-[.R31]" office:value-type="float" office:value="-10.099735285716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2];[.$L$4];[.$L$5]+[.D32];0)/COM.MICROSOFT.NORM.DIST([.$L$4];[.$L$4];[.$L$5]+[.D32];0)*COM.MICROSOFT.NORM.DIST([.C32];[.$L$1];[.$L$2]+[.D32];0)/COM.MICROSOFT.NORM.DIST([.$L$1];[.$L$1];[.$L$2]+[.D32];0)" office:value-type="float" office:value="0.945959468906765" calcext:value-type="float">
            <text:p>0,95</text:p>
          </table:table-cell>
          <table:table-cell table:formula="of:=[.$D$4]+[.$D$3]*EXP(-[.F32]/[.$F$2])" office:value-type="float" office:value="2.99002495838536" calcext:value-type="float">
            <text:p>2,99</text:p>
          </table:table-cell>
          <table:table-cell table:style-name="ce2" table:formula="of:=[.I32]*[.F32]*([.$D$4]+[.$D$3]*EXP(-[.F32]/[.$F$2]))" office:value-type="float" office:value="28.2844242165219" calcext:value-type="float">
            <text:p>28,28</text:p>
          </table:table-cell>
          <table:table-cell table:formula="of:=[.$D$4]*[.F32]" office:value-type="float" office:value="10" calcext:value-type="float">
            <text:p>10</text:p>
          </table:table-cell>
          <table:table-cell table:style-name="ce2" table:formula="of:=[.K32]-[.L32]" office:value-type="float" office:value="18.2844242165219" calcext:value-type="float">
            <text:p>18,28</text:p>
          </table:table-cell>
          <table:table-cell table:style-name="ce2"/>
          <table:table-cell table:style-name="ce2" table:formula="of:=1-COM.MICROSOFT.NORM.DIST([.B32];[.$R$4];[.$R$5]+[.E32];0)/COM.MICROSOFT.NORM.DIST([.$R$4];[.$R$4];[.$R$5]+[.E32];0)*COM.MICROSOFT.NORM.DIST([.C32];[.$R$1];[.$R$2]+[.E32];0)/COM.MICROSOFT.NORM.DIST([.$R$1];[.$R$1];[.$R$2]+[.E32];0)" office:value-type="float" office:value="0.99999975505257" calcext:value-type="float">
            <text:p>1,00</text:p>
          </table:table-cell>
          <table:table-cell table:style-name="ce2" table:formula="of:=[.$D$3]*EXP(-[.G32]/[.$F$2])" office:value-type="float" office:value="1.99002495838536" calcext:value-type="float">
            <text:p>1,99</text:p>
          </table:table-cell>
          <table:table-cell table:style-name="ce2" table:formula="of:=[.G32]*[.$D$3]*EXP(-[.G32]/[.$F$2])" office:value-type="float" office:value="19.9002495838536" calcext:value-type="float">
            <text:p>19,90</text:p>
          </table:table-cell>
          <table:table-cell table:style-name="ce2" table:formula="of:=[.G32]*[.$D$5]*[.O32]" office:value-type="float" office:value="29.9999926515771" calcext:value-type="float">
            <text:p>30,00</text:p>
          </table:table-cell>
          <table:table-cell table:style-name="ce2" table:formula="of:=[.Q32]-[.R32]" office:value-type="float" office:value="-10.099743067723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3];[.$L$4];[.$L$5]+[.D33];0)/COM.MICROSOFT.NORM.DIST([.$L$4];[.$L$4];[.$L$5]+[.D33];0)*COM.MICROSOFT.NORM.DIST([.C33];[.$L$1];[.$L$2]+[.D33];0)/COM.MICROSOFT.NORM.DIST([.$L$1];[.$L$1];[.$L$2]+[.D33];0)" office:value-type="float" office:value="1" calcext:value-type="float">
            <text:p>1,00</text:p>
          </table:table-cell>
          <table:table-cell table:formula="of:=[.$D$4]+[.$D$3]*EXP(-[.F33]/[.$F$2])" office:value-type="float" office:value="2.99002495838536" calcext:value-type="float">
            <text:p>2,99</text:p>
          </table:table-cell>
          <table:table-cell table:style-name="ce2" table:formula="of:=[.I33]*[.F33]*([.$D$4]+[.$D$3]*EXP(-[.F33]/[.$F$2]))" office:value-type="float" office:value="29.9002495838536" calcext:value-type="float">
            <text:p>29,90</text:p>
          </table:table-cell>
          <table:table-cell table:formula="of:=[.$D$4]*[.F33]" office:value-type="float" office:value="10" calcext:value-type="float">
            <text:p>10</text:p>
          </table:table-cell>
          <table:table-cell table:style-name="ce2" table:formula="of:=[.K33]-[.L33]" office:value-type="float" office:value="19.9002495838537" calcext:value-type="float">
            <text:p>19,90</text:p>
          </table:table-cell>
          <table:table-cell table:style-name="ce2"/>
          <table:table-cell table:style-name="ce2" table:formula="of:=1-COM.MICROSOFT.NORM.DIST([.B33];[.$R$4];[.$R$5]+[.E33];0)/COM.MICROSOFT.NORM.DIST([.$R$4];[.$R$4];[.$R$5]+[.E33];0)*COM.MICROSOFT.NORM.DIST([.C33];[.$R$1];[.$R$2]+[.E33];0)/COM.MICROSOFT.NORM.DIST([.$R$1];[.$R$1];[.$R$2]+[.E33];0)" office:value-type="float" office:value="0.999999893546286" calcext:value-type="float">
            <text:p>1,00</text:p>
          </table:table-cell>
          <table:table-cell table:style-name="ce2" table:formula="of:=[.$D$3]*EXP(-[.G33]/[.$F$2])" office:value-type="float" office:value="1.99002495838536" calcext:value-type="float">
            <text:p>1,99</text:p>
          </table:table-cell>
          <table:table-cell table:style-name="ce2" table:formula="of:=[.G33]*[.$D$3]*EXP(-[.G33]/[.$F$2])" office:value-type="float" office:value="19.9002495838536" calcext:value-type="float">
            <text:p>19,90</text:p>
          </table:table-cell>
          <table:table-cell table:style-name="ce2" table:formula="of:=[.G33]*[.$D$5]*[.O33]" office:value-type="float" office:value="29.9999968063886" calcext:value-type="float">
            <text:p>30,00</text:p>
          </table:table-cell>
          <table:table-cell table:style-name="ce2" table:formula="of:=[.Q33]-[.R33]" office:value-type="float" office:value="-10.099747222534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4];[.$L$4];[.$L$5]+[.D34];0)/COM.MICROSOFT.NORM.DIST([.$L$4];[.$L$4];[.$L$5]+[.D34];0)*COM.MICROSOFT.NORM.DIST([.C34];[.$L$1];[.$L$2]+[.D34];0)/COM.MICROSOFT.NORM.DIST([.$L$1];[.$L$1];[.$L$2]+[.D34];0)" office:value-type="float" office:value="0.945959468906765" calcext:value-type="float">
            <text:p>0,95</text:p>
          </table:table-cell>
          <table:table-cell table:formula="of:=[.$D$4]+[.$D$3]*EXP(-[.F34]/[.$F$2])" office:value-type="float" office:value="2.99002495838536" calcext:value-type="float">
            <text:p>2,99</text:p>
          </table:table-cell>
          <table:table-cell table:style-name="ce2" table:formula="of:=[.I34]*[.F34]*([.$D$4]+[.$D$3]*EXP(-[.F34]/[.$F$2]))" office:value-type="float" office:value="28.2844242165219" calcext:value-type="float">
            <text:p>28,28</text:p>
          </table:table-cell>
          <table:table-cell table:formula="of:=[.$D$4]*[.F34]" office:value-type="float" office:value="10" calcext:value-type="float">
            <text:p>10</text:p>
          </table:table-cell>
          <table:table-cell table:style-name="ce2" table:formula="of:=[.K34]-[.L34]" office:value-type="float" office:value="18.2844242165219" calcext:value-type="float">
            <text:p>18,28</text:p>
          </table:table-cell>
          <table:table-cell table:style-name="ce2"/>
          <table:table-cell table:style-name="ce2" table:formula="of:=1-COM.MICROSOFT.NORM.DIST([.B34];[.$R$4];[.$R$5]+[.E34];0)/COM.MICROSOFT.NORM.DIST([.$R$4];[.$R$4];[.$R$5]+[.E34];0)*COM.MICROSOFT.NORM.DIST([.C34];[.$R$1];[.$R$2]+[.E34];0)/COM.MICROSOFT.NORM.DIST([.$R$1];[.$R$1];[.$R$2]+[.E34];0)" office:value-type="float" office:value="0.999999958600623" calcext:value-type="float">
            <text:p>1,00</text:p>
          </table:table-cell>
          <table:table-cell table:style-name="ce2" table:formula="of:=[.$D$3]*EXP(-[.G34]/[.$F$2])" office:value-type="float" office:value="1.99002495838536" calcext:value-type="float">
            <text:p>1,99</text:p>
          </table:table-cell>
          <table:table-cell table:style-name="ce2" table:formula="of:=[.G34]*[.$D$3]*EXP(-[.G34]/[.$F$2])" office:value-type="float" office:value="19.9002495838536" calcext:value-type="float">
            <text:p>19,90</text:p>
          </table:table-cell>
          <table:table-cell table:style-name="ce2" table:formula="of:=[.G34]*[.$D$5]*[.O34]" office:value-type="float" office:value="29.9999987580187" calcext:value-type="float">
            <text:p>30,00</text:p>
          </table:table-cell>
          <table:table-cell table:style-name="ce2" table:formula="of:=[.Q34]-[.R34]" office:value-type="float" office:value="-10.09974917416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5];[.$L$4];[.$L$5]+[.D35];0)/COM.MICROSOFT.NORM.DIST([.$L$4];[.$L$4];[.$L$5]+[.D35];0)*COM.MICROSOFT.NORM.DIST([.C35];[.$L$1];[.$L$2]+[.D35];0)/COM.MICROSOFT.NORM.DIST([.$L$1];[.$L$1];[.$L$2]+[.D35];0)" office:value-type="float" office:value="0.800737402916808" calcext:value-type="float">
            <text:p>0,80</text:p>
          </table:table-cell>
          <table:table-cell table:formula="of:=[.$D$4]+[.$D$3]*EXP(-[.F35]/[.$F$2])" office:value-type="float" office:value="2.99002495838536" calcext:value-type="float">
            <text:p>2,99</text:p>
          </table:table-cell>
          <table:table-cell table:style-name="ce2" table:formula="of:=[.I35]*[.F35]*([.$D$4]+[.$D$3]*EXP(-[.F35]/[.$F$2]))" office:value-type="float" office:value="23.9422481983393" calcext:value-type="float">
            <text:p>23,94</text:p>
          </table:table-cell>
          <table:table-cell table:formula="of:=[.$D$4]*[.F35]" office:value-type="float" office:value="10" calcext:value-type="float">
            <text:p>10</text:p>
          </table:table-cell>
          <table:table-cell table:style-name="ce2" table:formula="of:=[.K35]-[.L35]" office:value-type="float" office:value="13.9422481983393" calcext:value-type="float">
            <text:p>13,94</text:p>
          </table:table-cell>
          <table:table-cell table:style-name="ce2"/>
          <table:table-cell table:style-name="ce2" table:formula="of:=1-COM.MICROSOFT.NORM.DIST([.B35];[.$R$4];[.$R$5]+[.E35];0)/COM.MICROSOFT.NORM.DIST([.$R$4];[.$R$4];[.$R$5]+[.E35];0)*COM.MICROSOFT.NORM.DIST([.C35];[.$R$1];[.$R$2]+[.E35];0)/COM.MICROSOFT.NORM.DIST([.$R$1];[.$R$1];[.$R$2]+[.E35];0)" office:value-type="float" office:value="0.999999985593056" calcext:value-type="float">
            <text:p>1,00</text:p>
          </table:table-cell>
          <table:table-cell table:style-name="ce2" table:formula="of:=[.$D$3]*EXP(-[.G35]/[.$F$2])" office:value-type="float" office:value="1.99002495838536" calcext:value-type="float">
            <text:p>1,99</text:p>
          </table:table-cell>
          <table:table-cell table:style-name="ce2" table:formula="of:=[.G35]*[.$D$3]*EXP(-[.G35]/[.$F$2])" office:value-type="float" office:value="19.9002495838536" calcext:value-type="float">
            <text:p>19,90</text:p>
          </table:table-cell>
          <table:table-cell table:style-name="ce2" table:formula="of:=[.G35]*[.$D$5]*[.O35]" office:value-type="float" office:value="29.9999995677917" calcext:value-type="float">
            <text:p>30,00</text:p>
          </table:table-cell>
          <table:table-cell table:style-name="ce2" table:formula="of:=[.Q35]-[.R35]" office:value-type="float" office:value="-10.09974998393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6];[.$L$4];[.$L$5]+[.D36];0)/COM.MICROSOFT.NORM.DIST([.$L$4];[.$L$4];[.$L$5]+[.D36];0)*COM.MICROSOFT.NORM.DIST([.C36];[.$L$1];[.$L$2]+[.D36];0)/COM.MICROSOFT.NORM.DIST([.$L$1];[.$L$1];[.$L$2]+[.D36];0)" office:value-type="float" office:value="0.606530659712633" calcext:value-type="float">
            <text:p>0,61</text:p>
          </table:table-cell>
          <table:table-cell table:formula="of:=[.$D$4]+[.$D$3]*EXP(-[.F36]/[.$F$2])" office:value-type="float" office:value="2.99002495838536" calcext:value-type="float">
            <text:p>2,99</text:p>
          </table:table-cell>
          <table:table-cell table:style-name="ce2" table:formula="of:=[.I36]*[.F36]*([.$D$4]+[.$D$3]*EXP(-[.F36]/[.$F$2]))" office:value-type="float" office:value="18.1354181056671" calcext:value-type="float">
            <text:p>18,14</text:p>
          </table:table-cell>
          <table:table-cell table:formula="of:=[.$D$4]*[.F36]" office:value-type="float" office:value="10" calcext:value-type="float">
            <text:p>10</text:p>
          </table:table-cell>
          <table:table-cell table:style-name="ce2" table:formula="of:=[.K36]-[.L36]" office:value-type="float" office:value="8.13541810566714" calcext:value-type="float">
            <text:p>8,14</text:p>
          </table:table-cell>
          <table:table-cell table:style-name="ce2"/>
          <table:table-cell table:style-name="ce2" table:formula="of:=1-COM.MICROSOFT.NORM.DIST([.B36];[.$R$4];[.$R$5]+[.E36];0)/COM.MICROSOFT.NORM.DIST([.$R$4];[.$R$4];[.$R$5]+[.E36];0)*COM.MICROSOFT.NORM.DIST([.C36];[.$R$1];[.$R$2]+[.E36];0)/COM.MICROSOFT.NORM.DIST([.$R$1];[.$R$1];[.$R$2]+[.E36];0)" office:value-type="float" office:value="0.999999995513631" calcext:value-type="float">
            <text:p>1,00</text:p>
          </table:table-cell>
          <table:table-cell table:style-name="ce2" table:formula="of:=[.$D$3]*EXP(-[.G36]/[.$F$2])" office:value-type="float" office:value="1.99002495838536" calcext:value-type="float">
            <text:p>1,99</text:p>
          </table:table-cell>
          <table:table-cell table:style-name="ce2" table:formula="of:=[.G36]*[.$D$3]*EXP(-[.G36]/[.$F$2])" office:value-type="float" office:value="19.9002495838536" calcext:value-type="float">
            <text:p>19,90</text:p>
          </table:table-cell>
          <table:table-cell table:style-name="ce2" table:formula="of:=[.G36]*[.$D$5]*[.O36]" office:value-type="float" office:value="29.9999998654089" calcext:value-type="float">
            <text:p>30,00</text:p>
          </table:table-cell>
          <table:table-cell table:style-name="ce2" table:formula="of:=[.Q36]-[.R36]" office:value-type="float" office:value="-10.0997502815553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7];[.$L$4];[.$L$5]+[.D37];0)/COM.MICROSOFT.NORM.DIST([.$L$4];[.$L$4];[.$L$5]+[.D37];0)*COM.MICROSOFT.NORM.DIST([.C37];[.$L$1];[.$L$2]+[.D37];0)/COM.MICROSOFT.NORM.DIST([.$L$1];[.$L$1];[.$L$2]+[.D37];0)" office:value-type="float" office:value="0.411112290507187" calcext:value-type="float">
            <text:p>0,41</text:p>
          </table:table-cell>
          <table:table-cell table:formula="of:=[.$D$4]+[.$D$3]*EXP(-[.F37]/[.$F$2])" office:value-type="float" office:value="2.99002495838536" calcext:value-type="float">
            <text:p>2,99</text:p>
          </table:table-cell>
          <table:table-cell table:style-name="ce2" table:formula="of:=[.I37]*[.F37]*([.$D$4]+[.$D$3]*EXP(-[.F37]/[.$F$2]))" office:value-type="float" office:value="12.2923600931547" calcext:value-type="float">
            <text:p>12,29</text:p>
          </table:table-cell>
          <table:table-cell table:formula="of:=[.$D$4]*[.F37]" office:value-type="float" office:value="10" calcext:value-type="float">
            <text:p>10</text:p>
          </table:table-cell>
          <table:table-cell table:style-name="ce2" table:formula="of:=[.K37]-[.L37]" office:value-type="float" office:value="2.29236009315465" calcext:value-type="float">
            <text:p>2,29</text:p>
          </table:table-cell>
          <table:table-cell table:style-name="ce2"/>
          <table:table-cell table:style-name="ce2" table:formula="of:=1-COM.MICROSOFT.NORM.DIST([.B37];[.$R$4];[.$R$5]+[.E37];0)/COM.MICROSOFT.NORM.DIST([.$R$4];[.$R$4];[.$R$5]+[.E37];0)*COM.MICROSOFT.NORM.DIST([.C37];[.$R$1];[.$R$2]+[.E37];0)/COM.MICROSOFT.NORM.DIST([.$R$1];[.$R$1];[.$R$2]+[.E37];0)" office:value-type="float" office:value="0.999999998749847" calcext:value-type="float">
            <text:p>1,00</text:p>
          </table:table-cell>
          <table:table-cell table:style-name="ce2" table:formula="of:=[.$D$3]*EXP(-[.G37]/[.$F$2])" office:value-type="float" office:value="1.99002495838536" calcext:value-type="float">
            <text:p>1,99</text:p>
          </table:table-cell>
          <table:table-cell table:style-name="ce2" table:formula="of:=[.G37]*[.$D$3]*EXP(-[.G37]/[.$F$2])" office:value-type="float" office:value="19.9002495838536" calcext:value-type="float">
            <text:p>19,90</text:p>
          </table:table-cell>
          <table:table-cell table:style-name="ce2" table:formula="of:=[.G37]*[.$D$5]*[.O37]" office:value-type="float" office:value="29.9999999624954" calcext:value-type="float">
            <text:p>30,00</text:p>
          </table:table-cell>
          <table:table-cell table:style-name="ce2" table:formula="of:=[.Q37]-[.R37]" office:value-type="float" office:value="-10.099750378641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8];[.$L$4];[.$L$5]+[.D38];0)/COM.MICROSOFT.NORM.DIST([.$L$4];[.$L$4];[.$L$5]+[.D38];0)*COM.MICROSOFT.NORM.DIST([.C38];[.$L$1];[.$L$2]+[.D38];0)/COM.MICROSOFT.NORM.DIST([.$L$1];[.$L$1];[.$L$2]+[.D38];0)" office:value-type="float" office:value="0.249352208777296" calcext:value-type="float">
            <text:p>0,25</text:p>
          </table:table-cell>
          <table:table-cell table:formula="of:=[.$D$4]+[.$D$3]*EXP(-[.F38]/[.$F$2])" office:value-type="float" office:value="2.99002495838536" calcext:value-type="float">
            <text:p>2,99</text:p>
          </table:table-cell>
          <table:table-cell table:style-name="ce2" table:formula="of:=[.I38]*[.F38]*([.$D$4]+[.$D$3]*EXP(-[.F38]/[.$F$2]))" office:value-type="float" office:value="7.45569327672634" calcext:value-type="float">
            <text:p>7,46</text:p>
          </table:table-cell>
          <table:table-cell table:formula="of:=[.$D$4]*[.F38]" office:value-type="float" office:value="10" calcext:value-type="float">
            <text:p>10</text:p>
          </table:table-cell>
          <table:table-cell table:style-name="ce2" table:formula="of:=[.K38]-[.L38]" office:value-type="float" office:value="-2.54430672327366" calcext:value-type="float">
            <text:p>-2,54</text:p>
          </table:table-cell>
          <table:table-cell table:style-name="ce2"/>
          <table:table-cell table:style-name="ce2" table:formula="of:=1-COM.MICROSOFT.NORM.DIST([.B38];[.$R$4];[.$R$5]+[.E38];0)/COM.MICROSOFT.NORM.DIST([.$R$4];[.$R$4];[.$R$5]+[.E38];0)*COM.MICROSOFT.NORM.DIST([.C38];[.$R$1];[.$R$2]+[.E38];0)/COM.MICROSOFT.NORM.DIST([.$R$1];[.$R$1];[.$R$2]+[.E38];0)" office:value-type="float" office:value="0.999999999688272" calcext:value-type="float">
            <text:p>1,00</text:p>
          </table:table-cell>
          <table:table-cell table:style-name="ce2" table:formula="of:=[.$D$3]*EXP(-[.G38]/[.$F$2])" office:value-type="float" office:value="1.99002495838536" calcext:value-type="float">
            <text:p>1,99</text:p>
          </table:table-cell>
          <table:table-cell table:style-name="ce2" table:formula="of:=[.G38]*[.$D$3]*EXP(-[.G38]/[.$F$2])" office:value-type="float" office:value="19.9002495838536" calcext:value-type="float">
            <text:p>19,90</text:p>
          </table:table-cell>
          <table:table-cell table:style-name="ce2" table:formula="of:=[.G38]*[.$D$5]*[.O38]" office:value-type="float" office:value="29.9999999906481" calcext:value-type="float">
            <text:p>30,00</text:p>
          </table:table-cell>
          <table:table-cell table:style-name="ce2" table:formula="of:=[.Q38]-[.R38]" office:value-type="float" office:value="-10.099750406794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9];[.$L$4];[.$L$5]+[.D39];0)/COM.MICROSOFT.NORM.DIST([.$L$4];[.$L$4];[.$L$5]+[.D39];0)*COM.MICROSOFT.NORM.DIST([.C39];[.$L$1];[.$L$2]+[.D39];0)/COM.MICROSOFT.NORM.DIST([.$L$1];[.$L$1];[.$L$2]+[.D39];0)" office:value-type="float" office:value="0.135335283236613" calcext:value-type="float">
            <text:p>0,14</text:p>
          </table:table-cell>
          <table:table-cell table:formula="of:=[.$D$4]+[.$D$3]*EXP(-[.F39]/[.$F$2])" office:value-type="float" office:value="2.99002495838536" calcext:value-type="float">
            <text:p>2,99</text:p>
          </table:table-cell>
          <table:table-cell table:style-name="ce2" table:formula="of:=[.I39]*[.F39]*([.$D$4]+[.$D$3]*EXP(-[.F39]/[.$F$2]))" office:value-type="float" office:value="4.04655874627624" calcext:value-type="float">
            <text:p>4,05</text:p>
          </table:table-cell>
          <table:table-cell table:formula="of:=[.$D$4]*[.F39]" office:value-type="float" office:value="10" calcext:value-type="float">
            <text:p>10</text:p>
          </table:table-cell>
          <table:table-cell table:style-name="ce2" table:formula="of:=[.K39]-[.L39]" office:value-type="float" office:value="-5.95344125372376" calcext:value-type="float">
            <text:p>-5,95</text:p>
          </table:table-cell>
          <table:table-cell table:style-name="ce2"/>
          <table:table-cell table:style-name="ce2" table:formula="of:=1-COM.MICROSOFT.NORM.DIST([.B39];[.$R$4];[.$R$5]+[.E39];0)/COM.MICROSOFT.NORM.DIST([.$R$4];[.$R$4];[.$R$5]+[.E39];0)*COM.MICROSOFT.NORM.DIST([.C39];[.$R$1];[.$R$2]+[.E39];0)/COM.MICROSOFT.NORM.DIST([.$R$1];[.$R$1];[.$R$2]+[.E39];0)" office:value-type="float" office:value="0.999999999930444" calcext:value-type="float">
            <text:p>1,00</text:p>
          </table:table-cell>
          <table:table-cell table:style-name="ce2" table:formula="of:=[.$D$3]*EXP(-[.G39]/[.$F$2])" office:value-type="float" office:value="1.99002495838536" calcext:value-type="float">
            <text:p>1,99</text:p>
          </table:table-cell>
          <table:table-cell table:style-name="ce2" table:formula="of:=[.G39]*[.$D$3]*EXP(-[.G39]/[.$F$2])" office:value-type="float" office:value="19.9002495838536" calcext:value-type="float">
            <text:p>19,90</text:p>
          </table:table-cell>
          <table:table-cell table:style-name="ce2" table:formula="of:=[.G39]*[.$D$5]*[.O39]" office:value-type="float" office:value="29.9999999979133" calcext:value-type="float">
            <text:p>30,00</text:p>
          </table:table-cell>
          <table:table-cell table:style-name="ce2" table:formula="of:=[.Q39]-[.R39]" office:value-type="float" office:value="-10.099750414059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0];[.$L$4];[.$L$5]+[.D40];0)/COM.MICROSOFT.NORM.DIST([.$L$4];[.$L$4];[.$L$5]+[.D40];0)*COM.MICROSOFT.NORM.DIST([.C40];[.$L$1];[.$L$2]+[.D40];0)/COM.MICROSOFT.NORM.DIST([.$L$1];[.$L$1];[.$L$2]+[.D40];0)" office:value-type="float" office:value="0.0657285286165304" calcext:value-type="float">
            <text:p>0,07</text:p>
          </table:table-cell>
          <table:table-cell table:formula="of:=[.$D$4]+[.$D$3]*EXP(-[.F40]/[.$F$2])" office:value-type="float" office:value="2.99002495838536" calcext:value-type="float">
            <text:p>2,99</text:p>
          </table:table-cell>
          <table:table-cell table:style-name="ce2" table:formula="of:=[.I40]*[.F40]*([.$D$4]+[.$D$3]*EXP(-[.F40]/[.$F$2]))" office:value-type="float" office:value="1.96529941041373" calcext:value-type="float">
            <text:p>1,97</text:p>
          </table:table-cell>
          <table:table-cell table:formula="of:=[.$D$4]*[.F40]" office:value-type="float" office:value="10" calcext:value-type="float">
            <text:p>10</text:p>
          </table:table-cell>
          <table:table-cell table:style-name="ce2" table:formula="of:=[.K40]-[.L40]" office:value-type="float" office:value="-8.03470058958627" calcext:value-type="float">
            <text:p>-8,03</text:p>
          </table:table-cell>
          <table:table-cell table:style-name="ce2"/>
          <table:table-cell table:style-name="ce2" table:formula="of:=1-COM.MICROSOFT.NORM.DIST([.B40];[.$R$4];[.$R$5]+[.E40];0)/COM.MICROSOFT.NORM.DIST([.$R$4];[.$R$4];[.$R$5]+[.E40];0)*COM.MICROSOFT.NORM.DIST([.C40];[.$R$1];[.$R$2]+[.E40];0)/COM.MICROSOFT.NORM.DIST([.$R$1];[.$R$1];[.$R$2]+[.E40];0)" office:value-type="float" office:value="0.999999999986112" calcext:value-type="float">
            <text:p>1,00</text:p>
          </table:table-cell>
          <table:table-cell table:style-name="ce2" table:formula="of:=[.$D$3]*EXP(-[.G40]/[.$F$2])" office:value-type="float" office:value="1.99002495838536" calcext:value-type="float">
            <text:p>1,99</text:p>
          </table:table-cell>
          <table:table-cell table:style-name="ce2" table:formula="of:=[.G40]*[.$D$3]*EXP(-[.G40]/[.$F$2])" office:value-type="float" office:value="19.9002495838536" calcext:value-type="float">
            <text:p>19,90</text:p>
          </table:table-cell>
          <table:table-cell table:style-name="ce2" table:formula="of:=[.G40]*[.$D$5]*[.O40]" office:value-type="float" office:value="29.9999999995834" calcext:value-type="float">
            <text:p>30,00</text:p>
          </table:table-cell>
          <table:table-cell table:style-name="ce2" table:formula="of:=[.Q40]-[.R40]" office:value-type="float" office:value="-10.099750415729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1];[.$L$4];[.$L$5]+[.D41];0)/COM.MICROSOFT.NORM.DIST([.$L$4];[.$L$4];[.$L$5]+[.D41];0)*COM.MICROSOFT.NORM.DIST([.C41];[.$L$1];[.$L$2]+[.D41];0)/COM.MICROSOFT.NORM.DIST([.$L$1];[.$L$1];[.$L$2]+[.D41];0)" office:value-type="float" office:value="0.0285655007845504" calcext:value-type="float">
            <text:p>0,03</text:p>
          </table:table-cell>
          <table:table-cell table:formula="of:=[.$D$4]+[.$D$3]*EXP(-[.F41]/[.$F$2])" office:value-type="float" office:value="2.99002495838536" calcext:value-type="float">
            <text:p>2,99</text:p>
          </table:table-cell>
          <table:table-cell table:style-name="ce2" table:formula="of:=[.I41]*[.F41]*([.$D$4]+[.$D$3]*EXP(-[.F41]/[.$F$2]))" office:value-type="float" office:value="0.854115602945823" calcext:value-type="float">
            <text:p>0,85</text:p>
          </table:table-cell>
          <table:table-cell table:formula="of:=[.$D$4]*[.F41]" office:value-type="float" office:value="10" calcext:value-type="float">
            <text:p>10</text:p>
          </table:table-cell>
          <table:table-cell table:style-name="ce2" table:formula="of:=[.K41]-[.L41]" office:value-type="float" office:value="-9.14588439705418" calcext:value-type="float">
            <text:p>-9,15</text:p>
          </table:table-cell>
          <table:table-cell table:style-name="ce2"/>
          <table:table-cell table:style-name="ce2" table:formula="of:=1-COM.MICROSOFT.NORM.DIST([.B41];[.$R$4];[.$R$5]+[.E41];0)/COM.MICROSOFT.NORM.DIST([.$R$4];[.$R$4];[.$R$5]+[.E41];0)*COM.MICROSOFT.NORM.DIST([.C41];[.$R$1];[.$R$2]+[.E41];0)/COM.MICROSOFT.NORM.DIST([.$R$1];[.$R$1];[.$R$2]+[.E41];0)" office:value-type="float" office:value="0.999999999997519" calcext:value-type="float">
            <text:p>1,00</text:p>
          </table:table-cell>
          <table:table-cell table:style-name="ce2" table:formula="of:=[.$D$3]*EXP(-[.G41]/[.$F$2])" office:value-type="float" office:value="1.99002495838536" calcext:value-type="float">
            <text:p>1,99</text:p>
          </table:table-cell>
          <table:table-cell table:style-name="ce2" table:formula="of:=[.G41]*[.$D$3]*EXP(-[.G41]/[.$F$2])" office:value-type="float" office:value="19.9002495838536" calcext:value-type="float">
            <text:p>19,90</text:p>
          </table:table-cell>
          <table:table-cell table:style-name="ce2" table:formula="of:=[.G41]*[.$D$5]*[.O41]" office:value-type="float" office:value="29.9999999999256" calcext:value-type="float">
            <text:p>30,00</text:p>
          </table:table-cell>
          <table:table-cell table:style-name="ce2" table:formula="of:=[.Q41]-[.R41]" office:value-type="float" office:value="-10.099750416071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2];[.$L$4];[.$L$5]+[.D42];0)/COM.MICROSOFT.NORM.DIST([.$L$4];[.$L$4];[.$L$5]+[.D42];0)*COM.MICROSOFT.NORM.DIST([.C42];[.$L$1];[.$L$2]+[.D42];0)/COM.MICROSOFT.NORM.DIST([.$L$1];[.$L$1];[.$L$2]+[.D42];0)" office:value-type="float" office:value="0.0111089965382423" calcext:value-type="float">
            <text:p>0,01</text:p>
          </table:table-cell>
          <table:table-cell table:formula="of:=[.$D$4]+[.$D$3]*EXP(-[.F42]/[.$F$2])" office:value-type="float" office:value="2.99002495838536" calcext:value-type="float">
            <text:p>2,99</text:p>
          </table:table-cell>
          <table:table-cell table:style-name="ce2" table:formula="of:=[.I42]*[.F42]*([.$D$4]+[.$D$3]*EXP(-[.F42]/[.$F$2]))" office:value-type="float" office:value="0.332161769119611" calcext:value-type="float">
            <text:p>0,33</text:p>
          </table:table-cell>
          <table:table-cell table:formula="of:=[.$D$4]*[.F42]" office:value-type="float" office:value="10" calcext:value-type="float">
            <text:p>10</text:p>
          </table:table-cell>
          <table:table-cell table:style-name="ce2" table:formula="of:=[.K42]-[.L42]" office:value-type="float" office:value="-9.66783823088039" calcext:value-type="float">
            <text:p>-9,67</text:p>
          </table:table-cell>
          <table:table-cell table:style-name="ce2"/>
          <table:table-cell table:style-name="ce2" table:formula="of:=1-COM.MICROSOFT.NORM.DIST([.B42];[.$R$4];[.$R$5]+[.E42];0)/COM.MICROSOFT.NORM.DIST([.$R$4];[.$R$4];[.$R$5]+[.E42];0)*COM.MICROSOFT.NORM.DIST([.C42];[.$R$1];[.$R$2]+[.E42];0)/COM.MICROSOFT.NORM.DIST([.$R$1];[.$R$1];[.$R$2]+[.E42];0)" office:value-type="float" office:value="0.999999999999603" calcext:value-type="float">
            <text:p>1,00</text:p>
          </table:table-cell>
          <table:table-cell table:style-name="ce2" table:formula="of:=[.$D$3]*EXP(-[.G42]/[.$F$2])" office:value-type="float" office:value="1.99002495838536" calcext:value-type="float">
            <text:p>1,99</text:p>
          </table:table-cell>
          <table:table-cell table:style-name="ce2" table:formula="of:=[.G42]*[.$D$3]*EXP(-[.G42]/[.$F$2])" office:value-type="float" office:value="19.9002495838536" calcext:value-type="float">
            <text:p>19,90</text:p>
          </table:table-cell>
          <table:table-cell table:style-name="ce2" table:formula="of:=[.G42]*[.$D$5]*[.O42]" office:value-type="float" office:value="29.9999999999881" calcext:value-type="float">
            <text:p>30,00</text:p>
          </table:table-cell>
          <table:table-cell table:style-name="ce2" table:formula="of:=[.Q42]-[.R42]" office:value-type="float" office:value="-10.099750416134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3];[.$L$4];[.$L$5]+[.D43];0)/COM.MICROSOFT.NORM.DIST([.$L$4];[.$L$4];[.$L$5]+[.D43];0)*COM.MICROSOFT.NORM.DIST([.C43];[.$L$1];[.$L$2]+[.D43];0)/COM.MICROSOFT.NORM.DIST([.$L$1];[.$L$1];[.$L$2]+[.D43];0)" office:value-type="float" office:value="0.0038659201394728" calcext:value-type="float">
            <text:p>0,00</text:p>
          </table:table-cell>
          <table:table-cell table:formula="of:=[.$D$4]+[.$D$3]*EXP(-[.F43]/[.$F$2])" office:value-type="float" office:value="2.99002495838536" calcext:value-type="float">
            <text:p>2,99</text:p>
          </table:table-cell>
          <table:table-cell table:style-name="ce2" table:formula="of:=[.I43]*[.F43]*([.$D$4]+[.$D$3]*EXP(-[.F43]/[.$F$2]))" office:value-type="float" office:value="0.115591977041483" calcext:value-type="float">
            <text:p>0,12</text:p>
          </table:table-cell>
          <table:table-cell table:formula="of:=[.$D$4]*[.F43]" office:value-type="float" office:value="10" calcext:value-type="float">
            <text:p>10</text:p>
          </table:table-cell>
          <table:table-cell table:style-name="ce2" table:formula="of:=[.K43]-[.L43]" office:value-type="float" office:value="-9.88440802295852" calcext:value-type="float">
            <text:p>-9,88</text:p>
          </table:table-cell>
          <table:table-cell table:style-name="ce2"/>
          <table:table-cell table:style-name="ce2" table:formula="of:=1-COM.MICROSOFT.NORM.DIST([.B43];[.$R$4];[.$R$5]+[.E43];0)/COM.MICROSOFT.NORM.DIST([.$R$4];[.$R$4];[.$R$5]+[.E43];0)*COM.MICROSOFT.NORM.DIST([.C43];[.$R$1];[.$R$2]+[.E43];0)/COM.MICROSOFT.NORM.DIST([.$R$1];[.$R$1];[.$R$2]+[.E43];0)" office:value-type="float" office:value="0.999999999999943" calcext:value-type="float">
            <text:p>1,00</text:p>
          </table:table-cell>
          <table:table-cell table:style-name="ce2" table:formula="of:=[.$D$3]*EXP(-[.G43]/[.$F$2])" office:value-type="float" office:value="1.99002495838536" calcext:value-type="float">
            <text:p>1,99</text:p>
          </table:table-cell>
          <table:table-cell table:style-name="ce2" table:formula="of:=[.G43]*[.$D$3]*EXP(-[.G43]/[.$F$2])" office:value-type="float" office:value="19.9002495838536" calcext:value-type="float">
            <text:p>19,90</text:p>
          </table:table-cell>
          <table:table-cell table:style-name="ce2" table:formula="of:=[.G43]*[.$D$5]*[.O43]" office:value-type="float" office:value="29.9999999999983" calcext:value-type="float">
            <text:p>30,00</text:p>
          </table:table-cell>
          <table:table-cell table:style-name="ce2" table:formula="of:=[.Q43]-[.R43]" office:value-type="float" office:value="-10.099750416144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4];[.$L$4];[.$L$5]+[.D44];0)/COM.MICROSOFT.NORM.DIST([.$L$4];[.$L$4];[.$L$5]+[.D44];0)*COM.MICROSOFT.NORM.DIST([.C44];[.$L$1];[.$L$2]+[.D44];0)/COM.MICROSOFT.NORM.DIST([.$L$1];[.$L$1];[.$L$2]+[.D44];0)" office:value-type="float" office:value="0.0012038599948282" calcext:value-type="float">
            <text:p>0,00</text:p>
          </table:table-cell>
          <table:table-cell table:formula="of:=[.$D$4]+[.$D$3]*EXP(-[.F44]/[.$F$2])" office:value-type="float" office:value="2.99002495838536" calcext:value-type="float">
            <text:p>2,99</text:p>
          </table:table-cell>
          <table:table-cell table:style-name="ce2" table:formula="of:=[.I44]*[.F44]*([.$D$4]+[.$D$3]*EXP(-[.F44]/[.$F$2]))" office:value-type="float" office:value="0.0359957143093801" calcext:value-type="float">
            <text:p>0,04</text:p>
          </table:table-cell>
          <table:table-cell table:formula="of:=[.$D$4]*[.F44]" office:value-type="float" office:value="10" calcext:value-type="float">
            <text:p>10</text:p>
          </table:table-cell>
          <table:table-cell table:style-name="ce2" table:formula="of:=[.K44]-[.L44]" office:value-type="float" office:value="-9.96400428569062" calcext:value-type="float">
            <text:p>-9,96</text:p>
          </table:table-cell>
          <table:table-cell table:style-name="ce2"/>
          <table:table-cell table:style-name="ce2" table:formula="of:=1-COM.MICROSOFT.NORM.DIST([.B44];[.$R$4];[.$R$5]+[.E44];0)/COM.MICROSOFT.NORM.DIST([.$R$4];[.$R$4];[.$R$5]+[.E44];0)*COM.MICROSOFT.NORM.DIST([.C44];[.$R$1];[.$R$2]+[.E44];0)/COM.MICROSOFT.NORM.DIST([.$R$1];[.$R$1];[.$R$2]+[.E44];0)" office:value-type="float" office:value="0.999999999999993" calcext:value-type="float">
            <text:p>1,00</text:p>
          </table:table-cell>
          <table:table-cell table:style-name="ce2" table:formula="of:=[.$D$3]*EXP(-[.G44]/[.$F$2])" office:value-type="float" office:value="1.99002495838536" calcext:value-type="float">
            <text:p>1,99</text:p>
          </table:table-cell>
          <table:table-cell table:style-name="ce2" table:formula="of:=[.G44]*[.$D$3]*EXP(-[.G44]/[.$F$2])" office:value-type="float" office:value="19.9002495838536" calcext:value-type="float">
            <text:p>19,90</text:p>
          </table:table-cell>
          <table:table-cell table:style-name="ce2" table:formula="of:=[.G44]*[.$D$5]*[.O44]" office:value-type="float" office:value="29.9999999999998" calcext:value-type="float">
            <text:p>30,00</text:p>
          </table:table-cell>
          <table:table-cell table:style-name="ce2" table:formula="of:=[.Q44]-[.R44]" office:value-type="float" office:value="-10.0997504161461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5];[.$L$4];[.$L$5]+[.D45];0)/COM.MICROSOFT.NORM.DIST([.$L$4];[.$L$4];[.$L$5]+[.D45];0)*COM.MICROSOFT.NORM.DIST([.C45];[.$L$1];[.$L$2]+[.D45];0)/COM.MICROSOFT.NORM.DIST([.$L$1];[.$L$1];[.$L$2]+[.D45];0)" office:value-type="float" office:value="0.000335462627902512" calcext:value-type="float">
            <text:p>0,00</text:p>
          </table:table-cell>
          <table:table-cell table:formula="of:=[.$D$4]+[.$D$3]*EXP(-[.F45]/[.$F$2])" office:value-type="float" office:value="2.99002495838536" calcext:value-type="float">
            <text:p>2,99</text:p>
          </table:table-cell>
          <table:table-cell table:style-name="ce2" table:formula="of:=[.I45]*[.F45]*([.$D$4]+[.$D$3]*EXP(-[.F45]/[.$F$2]))" office:value-type="float" office:value="0.0100304163003405" calcext:value-type="float">
            <text:p>0,01</text:p>
          </table:table-cell>
          <table:table-cell table:formula="of:=[.$D$4]*[.F45]" office:value-type="float" office:value="10" calcext:value-type="float">
            <text:p>10</text:p>
          </table:table-cell>
          <table:table-cell table:style-name="ce2" table:formula="of:=[.K45]-[.L45]" office:value-type="float" office:value="-9.98996958369966" calcext:value-type="float">
            <text:p>-9,99</text:p>
          </table:table-cell>
          <table:table-cell table:style-name="ce2"/>
          <table:table-cell table:style-name="ce2" table:formula="of:=1-COM.MICROSOFT.NORM.DIST([.B45];[.$R$4];[.$R$5]+[.E45];0)/COM.MICROSOFT.NORM.DIST([.$R$4];[.$R$4];[.$R$5]+[.E45];0)*COM.MICROSOFT.NORM.DIST([.C45];[.$R$1];[.$R$2]+[.E45];0)/COM.MICROSOFT.NORM.DIST([.$R$1];[.$R$1];[.$R$2]+[.E45];0)" office:value-type="float" office:value="0.999999999999999" calcext:value-type="float">
            <text:p>1,00</text:p>
          </table:table-cell>
          <table:table-cell table:style-name="ce2" table:formula="of:=[.$D$3]*EXP(-[.G45]/[.$F$2])" office:value-type="float" office:value="1.99002495838536" calcext:value-type="float">
            <text:p>1,99</text:p>
          </table:table-cell>
          <table:table-cell table:style-name="ce2" table:formula="of:=[.G45]*[.$D$3]*EXP(-[.G45]/[.$F$2])" office:value-type="float" office:value="19.9002495838536" calcext:value-type="float">
            <text:p>19,90</text:p>
          </table:table-cell>
          <table:table-cell table:style-name="ce2" table:formula="of:=[.G45]*[.$D$5]*[.O45]" office:value-type="float" office:value="30" calcext:value-type="float">
            <text:p>30,00</text:p>
          </table:table-cell>
          <table:table-cell table:style-name="ce2" table:formula="of:=[.Q45]-[.R45]" office:value-type="float" office:value="-10.0997504161463" calcext:value-type="float">
            <text:p>-10,10</text:p>
          </table:table-cell>
          <table:table-cell table:style-name="ce2"/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PL HR</text:p>
          </table:table-cell>
          <table:table-cell office:value-type="string" calcext:value-type="string">
            <text:p>PL Temp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d factor</text:p>
          </table:table-cell>
          <table:table-cell office:value-type="string" calcext:value-type="string">
            <text:p>prod par WF</text:p>
          </table:table-cell>
          <table:table-cell table:style-name="ce2" office:value-type="string" calcext:value-type="string">
            <text:p>Food générée</text:p>
          </table:table-cell>
          <table:table-cell office:value-type="string" calcext:value-type="string">
            <text:p>Entretien bio</text:p>
          </table:table-cell>
          <table:table-cell table:style-name="ce2" office:value-type="string" calcext:value-type="string">
            <text:p>net food</text:p>
          </table:table-cell>
          <table:table-cell table:style-name="ce2"/>
          <table:table-cell table:style-name="ce2" office:value-type="string" calcext:value-type="string">
            <text:p>mec factor</text:p>
          </table:table-cell>
          <table:table-cell office:value-type="string" calcext:value-type="string">
            <text:p>prod / FA</text:p>
          </table:table-cell>
          <table:table-cell table:style-name="ce2" office:value-type="string" calcext:value-type="string">
            <text:p>Spare parts générées</text:p>
          </table:table-cell>
          <table:table-cell table:style-name="ce2" office:value-type="string" calcext:value-type="string">
            <text:p>Maintenance factory</text:p>
          </table:table-cell>
          <table:table-cell table:style-name="ce2" office:value-type="string" calcext:value-type="string">
            <text:p>net spareparts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7];[.$L$4];[.$L$5]+[.D47];0)/COM.MICROSOFT.NORM.DIST([.$L$4];[.$L$4];[.$L$5]+[.D47];0)*COM.MICROSOFT.NORM.DIST([.C47];[.$L$1];[.$L$2]+[.D47];0)/COM.MICROSOFT.NORM.DIST([.$L$1];[.$L$1];[.$L$2]+[.D47];0)" office:value-type="float" office:value="0.00000010645371411076" calcext:value-type="float">
            <text:p>0,00</text:p>
          </table:table-cell>
          <table:table-cell table:formula="of:=[.$D$4]+[.$D$3]*EXP(-[.F47]/[.$F$2])" office:value-type="float" office:value="2.99002495838536" calcext:value-type="float">
            <text:p>2,99</text:p>
          </table:table-cell>
          <table:table-cell table:style-name="ce2" table:formula="of:=[.I47]*[.F47]*([.$D$4]+[.$D$3]*EXP(-[.F47]/[.$F$2]))" office:value-type="float" office:value="0.00000318299262103994" calcext:value-type="float">
            <text:p>0,00</text:p>
          </table:table-cell>
          <table:table-cell table:formula="of:=[.$D$4]*[.F47]" office:value-type="float" office:value="10" calcext:value-type="float">
            <text:p>10</text:p>
          </table:table-cell>
          <table:table-cell table:style-name="ce2" table:formula="of:=[.K47]-[.L47]" office:value-type="float" office:value="-9.99999681700738" calcext:value-type="float">
            <text:p>-10,00</text:p>
          </table:table-cell>
          <table:table-cell table:style-name="ce2"/>
          <table:table-cell table:style-name="ce2" table:formula="of:=1-COM.MICROSOFT.NORM.DIST([.B47];[.$R$4];[.$R$5]+[.E47];0)/COM.MICROSOFT.NORM.DIST([.$R$4];[.$R$4];[.$R$5]+[.E47];0)*COM.MICROSOFT.NORM.DIST([.C47];[.$R$1];[.$R$2]+[.E47];0)/COM.MICROSOFT.NORM.DIST([.$R$1];[.$R$1];[.$R$2]+[.E47];0)" office:value-type="float" office:value="0" calcext:value-type="float">
            <text:p>0,00</text:p>
          </table:table-cell>
          <table:table-cell table:style-name="ce2" table:formula="of:=[.$D$3]*EXP(-[.G47]/[.$F$2])" office:value-type="float" office:value="1.99002495838536" calcext:value-type="float">
            <text:p>1,99</text:p>
          </table:table-cell>
          <table:table-cell table:style-name="ce2" table:formula="of:=[.G47]*[.$D$3]*EXP(-[.G47]/[.$F$2])" office:value-type="float" office:value="19.9002495838536" calcext:value-type="float">
            <text:p>19,90</text:p>
          </table:table-cell>
          <table:table-cell table:style-name="ce2" table:formula="of:=[.G47]*[.$D$5]*[.O47]" office:value-type="float" office:value="0" calcext:value-type="float">
            <text:p>0,00</text:p>
          </table:table-cell>
          <table:table-cell table:style-name="ce2" table:formula="of:=[.Q47]-[.R47]" office:value-type="float" office:value="19.9002495838536" calcext:value-type="float">
            <text:p>19,9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 table:formula="of:=[.D47]" office:value-type="float" office:value="10" calcext:value-type="float">
            <text:p>10</text:p>
          </table:table-cell>
          <table:table-cell table:formula="of:=[.E4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8];[.$L$4];[.$L$5]+[.D48];0)/COM.MICROSOFT.NORM.DIST([.$L$4];[.$L$4];[.$L$5]+[.D48];0)*COM.MICROSOFT.NORM.DIST([.C48];[.$L$1];[.$L$2]+[.D48];0)/COM.MICROSOFT.NORM.DIST([.$L$1];[.$L$1];[.$L$2]+[.D48];0)" office:value-type="float" office:value="0.00000114448528411159" calcext:value-type="float">
            <text:p>0,00</text:p>
          </table:table-cell>
          <table:table-cell table:formula="of:=[.$D$4]+[.$D$3]*EXP(-[.F48]/[.$F$2])" office:value-type="float" office:value="2.99002495838536" calcext:value-type="float">
            <text:p>2,99</text:p>
          </table:table-cell>
          <table:table-cell table:style-name="ce2" table:formula="of:=[.I48]*[.F48]*([.$D$4]+[.$D$3]*EXP(-[.F48]/[.$F$2]))" office:value-type="float" office:value="0.0000342203956399841" calcext:value-type="float">
            <text:p>0,00</text:p>
          </table:table-cell>
          <table:table-cell table:formula="of:=[.$D$4]*[.F48]" office:value-type="float" office:value="10" calcext:value-type="float">
            <text:p>10</text:p>
          </table:table-cell>
          <table:table-cell table:style-name="ce2" table:formula="of:=[.K48]-[.L48]" office:value-type="float" office:value="-9.99996577960436" calcext:value-type="float">
            <text:p>-10,00</text:p>
          </table:table-cell>
          <table:table-cell table:style-name="ce2"/>
          <table:table-cell table:style-name="ce2" table:formula="of:=1-COM.MICROSOFT.NORM.DIST([.B48];[.$R$4];[.$R$5]+[.E48];0)/COM.MICROSOFT.NORM.DIST([.$R$4];[.$R$4];[.$R$5]+[.E48];0)*COM.MICROSOFT.NORM.DIST([.C48];[.$R$1];[.$R$2]+[.E48];0)/COM.MICROSOFT.NORM.DIST([.$R$1];[.$R$1];[.$R$2]+[.E48];0)" office:value-type="float" office:value="0.117503097415404" calcext:value-type="float">
            <text:p>0,12</text:p>
          </table:table-cell>
          <table:table-cell table:style-name="ce2" table:formula="of:=[.$D$3]*EXP(-[.G48]/[.$F$2])" office:value-type="float" office:value="1.99002495838536" calcext:value-type="float">
            <text:p>1,99</text:p>
          </table:table-cell>
          <table:table-cell table:style-name="ce2" table:formula="of:=[.G48]*[.$D$3]*EXP(-[.G48]/[.$F$2])" office:value-type="float" office:value="19.9002495838536" calcext:value-type="float">
            <text:p>19,90</text:p>
          </table:table-cell>
          <table:table-cell table:style-name="ce2" table:formula="of:=[.G48]*[.$D$5]*[.O48]" office:value-type="float" office:value="3.52509292246213" calcext:value-type="float">
            <text:p>3,53</text:p>
          </table:table-cell>
          <table:table-cell table:style-name="ce2" table:formula="of:=[.Q48]-[.R48]" office:value-type="float" office:value="16.3751566613915" calcext:value-type="float">
            <text:p>16,3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50" calcext:value-type="float">
            <text:p>-50</text:p>
          </table:table-cell>
          <table:table-cell table:formula="of:=[.D48]" office:value-type="float" office:value="10" calcext:value-type="float">
            <text:p>10</text:p>
          </table:table-cell>
          <table:table-cell table:formula="of:=[.E4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9];[.$L$4];[.$L$5]+[.D49];0)/COM.MICROSOFT.NORM.DIST([.$L$4];[.$L$4];[.$L$5]+[.D49];0)*COM.MICROSOFT.NORM.DIST([.C49];[.$L$1];[.$L$2]+[.D49];0)/COM.MICROSOFT.NORM.DIST([.$L$1];[.$L$1];[.$L$2]+[.D49];0)" office:value-type="float" office:value="0.00000958265796053654" calcext:value-type="float">
            <text:p>0,00</text:p>
          </table:table-cell>
          <table:table-cell table:formula="of:=[.$D$4]+[.$D$3]*EXP(-[.F49]/[.$F$2])" office:value-type="float" office:value="2.99002495838536" calcext:value-type="float">
            <text:p>2,99</text:p>
          </table:table-cell>
          <table:table-cell table:style-name="ce2" table:formula="of:=[.I49]*[.F49]*([.$D$4]+[.$D$3]*EXP(-[.F49]/[.$F$2]))" office:value-type="float" office:value="0.000286523864696744" calcext:value-type="float">
            <text:p>0,00</text:p>
          </table:table-cell>
          <table:table-cell table:formula="of:=[.$D$4]*[.F49]" office:value-type="float" office:value="10" calcext:value-type="float">
            <text:p>10</text:p>
          </table:table-cell>
          <table:table-cell table:style-name="ce2" table:formula="of:=[.K49]-[.L49]" office:value-type="float" office:value="-9.9997134761353" calcext:value-type="float">
            <text:p>-10,00</text:p>
          </table:table-cell>
          <table:table-cell table:style-name="ce2"/>
          <table:table-cell table:style-name="ce2" table:formula="of:=1-COM.MICROSOFT.NORM.DIST([.B49];[.$R$4];[.$R$5]+[.E49];0)/COM.MICROSOFT.NORM.DIST([.$R$4];[.$R$4];[.$R$5]+[.E49];0)*COM.MICROSOFT.NORM.DIST([.C49];[.$R$1];[.$R$2]+[.E49];0)/COM.MICROSOFT.NORM.DIST([.$R$1];[.$R$1];[.$R$2]+[.E49];0)" office:value-type="float" office:value="0.393469340287366" calcext:value-type="float">
            <text:p>0,39</text:p>
          </table:table-cell>
          <table:table-cell table:style-name="ce2" table:formula="of:=[.$D$3]*EXP(-[.G49]/[.$F$2])" office:value-type="float" office:value="1.99002495838536" calcext:value-type="float">
            <text:p>1,99</text:p>
          </table:table-cell>
          <table:table-cell table:style-name="ce2" table:formula="of:=[.G49]*[.$D$3]*EXP(-[.G49]/[.$F$2])" office:value-type="float" office:value="19.9002495838536" calcext:value-type="float">
            <text:p>19,90</text:p>
          </table:table-cell>
          <table:table-cell table:style-name="ce2" table:formula="of:=[.G49]*[.$D$5]*[.O49]" office:value-type="float" office:value="11.804080208621" calcext:value-type="float">
            <text:p>11,80</text:p>
          </table:table-cell>
          <table:table-cell table:style-name="ce2" table:formula="of:=[.Q49]-[.R49]" office:value-type="float" office:value="8.09616937523265" calcext:value-type="float">
            <text:p>8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formula="of:=[.D49]" office:value-type="float" office:value="10" calcext:value-type="float">
            <text:p>10</text:p>
          </table:table-cell>
          <table:table-cell table:formula="of:=[.E4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0];[.$L$4];[.$L$5]+[.D50];0)/COM.MICROSOFT.NORM.DIST([.$L$4];[.$L$4];[.$L$5]+[.D50];0)*COM.MICROSOFT.NORM.DIST([.C50];[.$L$1];[.$L$2]+[.D50];0)/COM.MICROSOFT.NORM.DIST([.$L$1];[.$L$1];[.$L$2]+[.D50];0)" office:value-type="float" office:value="0.0000624867792526502" calcext:value-type="float">
            <text:p>0,00</text:p>
          </table:table-cell>
          <table:table-cell table:formula="of:=[.$D$4]+[.$D$3]*EXP(-[.F50]/[.$F$2])" office:value-type="float" office:value="2.99002495838536" calcext:value-type="float">
            <text:p>2,99</text:p>
          </table:table-cell>
          <table:table-cell table:style-name="ce2" table:formula="of:=[.I50]*[.F50]*([.$D$4]+[.$D$3]*EXP(-[.F50]/[.$F$2]))" office:value-type="float" office:value="0.00186837029534541" calcext:value-type="float">
            <text:p>0,00</text:p>
          </table:table-cell>
          <table:table-cell table:formula="of:=[.$D$4]*[.F50]" office:value-type="float" office:value="10" calcext:value-type="float">
            <text:p>10</text:p>
          </table:table-cell>
          <table:table-cell table:style-name="ce2" table:formula="of:=[.K50]-[.L50]" office:value-type="float" office:value="-9.99813162970466" calcext:value-type="float">
            <text:p>-10,00</text:p>
          </table:table-cell>
          <table:table-cell table:style-name="ce2"/>
          <table:table-cell table:style-name="ce2" table:formula="of:=1-COM.MICROSOFT.NORM.DIST([.B50];[.$R$4];[.$R$5]+[.E50];0)/COM.MICROSOFT.NORM.DIST([.$R$4];[.$R$4];[.$R$5]+[.E50];0)*COM.MICROSOFT.NORM.DIST([.C50];[.$R$1];[.$R$2]+[.E50];0)/COM.MICROSOFT.NORM.DIST([.$R$1];[.$R$1];[.$R$2]+[.E50];0)" office:value-type="float" office:value="0.67534753264165" calcext:value-type="float">
            <text:p>0,68</text:p>
          </table:table-cell>
          <table:table-cell table:style-name="ce2" table:formula="of:=[.$D$3]*EXP(-[.G50]/[.$F$2])" office:value-type="float" office:value="1.99002495838536" calcext:value-type="float">
            <text:p>1,99</text:p>
          </table:table-cell>
          <table:table-cell table:style-name="ce2" table:formula="of:=[.G50]*[.$D$3]*EXP(-[.G50]/[.$F$2])" office:value-type="float" office:value="19.9002495838536" calcext:value-type="float">
            <text:p>19,90</text:p>
          </table:table-cell>
          <table:table-cell table:style-name="ce2" table:formula="of:=[.G50]*[.$D$5]*[.O50]" office:value-type="float" office:value="20.2604259792495" calcext:value-type="float">
            <text:p>20,26</text:p>
          </table:table-cell>
          <table:table-cell table:style-name="ce2" table:formula="of:=[.Q50]-[.R50]" office:value-type="float" office:value="-0.360176395395861" calcext:value-type="float">
            <text:p>-0,36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50" calcext:value-type="float">
            <text:p>-50</text:p>
          </table:table-cell>
          <table:table-cell table:formula="of:=[.D50]" office:value-type="float" office:value="10" calcext:value-type="float">
            <text:p>10</text:p>
          </table:table-cell>
          <table:table-cell table:formula="of:=[.E5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1];[.$L$4];[.$L$5]+[.D51];0)/COM.MICROSOFT.NORM.DIST([.$L$4];[.$L$4];[.$L$5]+[.D51];0)*COM.MICROSOFT.NORM.DIST([.C51];[.$L$1];[.$L$2]+[.D51];0)/COM.MICROSOFT.NORM.DIST([.$L$1];[.$L$1];[.$L$2]+[.D51];0)" office:value-type="float" office:value="0.000317334049328728" calcext:value-type="float">
            <text:p>0,00</text:p>
          </table:table-cell>
          <table:table-cell table:formula="of:=[.$D$4]+[.$D$3]*EXP(-[.F51]/[.$F$2])" office:value-type="float" office:value="2.99002495838536" calcext:value-type="float">
            <text:p>2,99</text:p>
          </table:table-cell>
          <table:table-cell table:style-name="ce2" table:formula="of:=[.I51]*[.F51]*([.$D$4]+[.$D$3]*EXP(-[.F51]/[.$F$2]))" office:value-type="float" office:value="0.00948836727638389" calcext:value-type="float">
            <text:p>0,01</text:p>
          </table:table-cell>
          <table:table-cell table:formula="of:=[.$D$4]*[.F51]" office:value-type="float" office:value="10" calcext:value-type="float">
            <text:p>10</text:p>
          </table:table-cell>
          <table:table-cell table:style-name="ce2" table:formula="of:=[.K51]-[.L51]" office:value-type="float" office:value="-9.99051163272362" calcext:value-type="float">
            <text:p>-9,99</text:p>
          </table:table-cell>
          <table:table-cell table:style-name="ce2"/>
          <table:table-cell table:style-name="ce2" table:formula="of:=1-COM.MICROSOFT.NORM.DIST([.B51];[.$R$4];[.$R$5]+[.E51];0)/COM.MICROSOFT.NORM.DIST([.$R$4];[.$R$4];[.$R$5]+[.E51];0)*COM.MICROSOFT.NORM.DIST([.C51];[.$R$1];[.$R$2]+[.E51];0)/COM.MICROSOFT.NORM.DIST([.$R$1];[.$R$1];[.$R$2]+[.E51];0)" office:value-type="float" office:value="0.864664716763387" calcext:value-type="float">
            <text:p>0,86</text:p>
          </table:table-cell>
          <table:table-cell table:style-name="ce2" table:formula="of:=[.$D$3]*EXP(-[.G51]/[.$F$2])" office:value-type="float" office:value="1.99002495838536" calcext:value-type="float">
            <text:p>1,99</text:p>
          </table:table-cell>
          <table:table-cell table:style-name="ce2" table:formula="of:=[.G51]*[.$D$3]*EXP(-[.G51]/[.$F$2])" office:value-type="float" office:value="19.9002495838536" calcext:value-type="float">
            <text:p>19,90</text:p>
          </table:table-cell>
          <table:table-cell table:style-name="ce2" table:formula="of:=[.G51]*[.$D$5]*[.O51]" office:value-type="float" office:value="25.9399415029016" calcext:value-type="float">
            <text:p>25,94</text:p>
          </table:table-cell>
          <table:table-cell table:style-name="ce2" table:formula="of:=[.Q51]-[.R51]" office:value-type="float" office:value="-6.03969191904797" calcext:value-type="float">
            <text:p>-6,0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formula="of:=[.D51]" office:value-type="float" office:value="10" calcext:value-type="float">
            <text:p>10</text:p>
          </table:table-cell>
          <table:table-cell table:formula="of:=[.E5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2];[.$L$4];[.$L$5]+[.D52];0)/COM.MICROSOFT.NORM.DIST([.$L$4];[.$L$4];[.$L$5]+[.D52];0)*COM.MICROSOFT.NORM.DIST([.C52];[.$L$1];[.$L$2]+[.D52];0)/COM.MICROSOFT.NORM.DIST([.$L$1];[.$L$1];[.$L$2]+[.D52];0)" office:value-type="float" office:value="0.00125508051189018" calcext:value-type="float">
            <text:p>0,00</text:p>
          </table:table-cell>
          <table:table-cell table:formula="of:=[.$D$4]+[.$D$3]*EXP(-[.F52]/[.$F$2])" office:value-type="float" office:value="2.99002495838536" calcext:value-type="float">
            <text:p>2,99</text:p>
          </table:table-cell>
          <table:table-cell table:style-name="ce2" table:formula="of:=[.I52]*[.F52]*([.$D$4]+[.$D$3]*EXP(-[.F52]/[.$F$2]))" office:value-type="float" office:value="0.0375272205533473" calcext:value-type="float">
            <text:p>0,04</text:p>
          </table:table-cell>
          <table:table-cell table:formula="of:=[.$D$4]*[.F52]" office:value-type="float" office:value="10" calcext:value-type="float">
            <text:p>10</text:p>
          </table:table-cell>
          <table:table-cell table:style-name="ce2" table:formula="of:=[.K52]-[.L52]" office:value-type="float" office:value="-9.96247277944665" calcext:value-type="float">
            <text:p>-9,96</text:p>
          </table:table-cell>
          <table:table-cell table:style-name="ce2"/>
          <table:table-cell table:style-name="ce2" table:formula="of:=1-COM.MICROSOFT.NORM.DIST([.B52];[.$R$4];[.$R$5]+[.E52];0)/COM.MICROSOFT.NORM.DIST([.$R$4];[.$R$4];[.$R$5]+[.E52];0)*COM.MICROSOFT.NORM.DIST([.C52];[.$R$1];[.$R$2]+[.E52];0)/COM.MICROSOFT.NORM.DIST([.$R$1];[.$R$1];[.$R$2]+[.E52];0)" office:value-type="float" office:value="0.956063066376593" calcext:value-type="float">
            <text:p>0,96</text:p>
          </table:table-cell>
          <table:table-cell table:style-name="ce2" table:formula="of:=[.$D$3]*EXP(-[.G52]/[.$F$2])" office:value-type="float" office:value="1.99002495838536" calcext:value-type="float">
            <text:p>1,99</text:p>
          </table:table-cell>
          <table:table-cell table:style-name="ce2" table:formula="of:=[.G52]*[.$D$3]*EXP(-[.G52]/[.$F$2])" office:value-type="float" office:value="19.9002495838536" calcext:value-type="float">
            <text:p>19,90</text:p>
          </table:table-cell>
          <table:table-cell table:style-name="ce2" table:formula="of:=[.G52]*[.$D$5]*[.O52]" office:value-type="float" office:value="28.6818919912978" calcext:value-type="float">
            <text:p>28,68</text:p>
          </table:table-cell>
          <table:table-cell table:style-name="ce2" table:formula="of:=[.Q52]-[.R52]" office:value-type="float" office:value="-8.78164240744413" calcext:value-type="float">
            <text:p>-8,7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50" calcext:value-type="float">
            <text:p>-50</text:p>
          </table:table-cell>
          <table:table-cell table:formula="of:=[.D52]" office:value-type="float" office:value="10" calcext:value-type="float">
            <text:p>10</text:p>
          </table:table-cell>
          <table:table-cell table:formula="of:=[.E5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3];[.$L$4];[.$L$5]+[.D53];0)/COM.MICROSOFT.NORM.DIST([.$L$4];[.$L$4];[.$L$5]+[.D53];0)*COM.MICROSOFT.NORM.DIST([.C53];[.$L$1];[.$L$2]+[.D53];0)/COM.MICROSOFT.NORM.DIST([.$L$1];[.$L$1];[.$L$2]+[.D53];0)" office:value-type="float" office:value="0.00386592013947281" calcext:value-type="float">
            <text:p>0,00</text:p>
          </table:table-cell>
          <table:table-cell table:formula="of:=[.$D$4]+[.$D$3]*EXP(-[.F53]/[.$F$2])" office:value-type="float" office:value="2.99002495838536" calcext:value-type="float">
            <text:p>2,99</text:p>
          </table:table-cell>
          <table:table-cell table:style-name="ce2" table:formula="of:=[.I53]*[.F53]*([.$D$4]+[.$D$3]*EXP(-[.F53]/[.$F$2]))" office:value-type="float" office:value="0.115591977041483" calcext:value-type="float">
            <text:p>0,12</text:p>
          </table:table-cell>
          <table:table-cell table:formula="of:=[.$D$4]*[.F53]" office:value-type="float" office:value="10" calcext:value-type="float">
            <text:p>10</text:p>
          </table:table-cell>
          <table:table-cell table:style-name="ce2" table:formula="of:=[.K53]-[.L53]" office:value-type="float" office:value="-9.88440802295852" calcext:value-type="float">
            <text:p>-9,88</text:p>
          </table:table-cell>
          <table:table-cell table:style-name="ce2"/>
          <table:table-cell table:style-name="ce2" table:formula="of:=1-COM.MICROSOFT.NORM.DIST([.B53];[.$R$4];[.$R$5]+[.E53];0)/COM.MICROSOFT.NORM.DIST([.$R$4];[.$R$4];[.$R$5]+[.E53];0)*COM.MICROSOFT.NORM.DIST([.C53];[.$R$1];[.$R$2]+[.E53];0)/COM.MICROSOFT.NORM.DIST([.$R$1];[.$R$1];[.$R$2]+[.E53];0)" office:value-type="float" office:value="0.988891003461758" calcext:value-type="float">
            <text:p>0,99</text:p>
          </table:table-cell>
          <table:table-cell table:style-name="ce2" table:formula="of:=[.$D$3]*EXP(-[.G53]/[.$F$2])" office:value-type="float" office:value="1.99002495838536" calcext:value-type="float">
            <text:p>1,99</text:p>
          </table:table-cell>
          <table:table-cell table:style-name="ce2" table:formula="of:=[.G53]*[.$D$3]*EXP(-[.G53]/[.$F$2])" office:value-type="float" office:value="19.9002495838536" calcext:value-type="float">
            <text:p>19,90</text:p>
          </table:table-cell>
          <table:table-cell table:style-name="ce2" table:formula="of:=[.G53]*[.$D$5]*[.O53]" office:value-type="float" office:value="29.6667301038527" calcext:value-type="float">
            <text:p>29,67</text:p>
          </table:table-cell>
          <table:table-cell table:style-name="ce2" table:formula="of:=[.Q53]-[.R53]" office:value-type="float" office:value="-9.76648051999909" calcext:value-type="float">
            <text:p>-9,77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-50" calcext:value-type="float">
            <text:p>-50</text:p>
          </table:table-cell>
          <table:table-cell table:formula="of:=[.D53]" office:value-type="float" office:value="10" calcext:value-type="float">
            <text:p>10</text:p>
          </table:table-cell>
          <table:table-cell table:formula="of:=[.E5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4];[.$L$4];[.$L$5]+[.D54];0)/COM.MICROSOFT.NORM.DIST([.$L$4];[.$L$4];[.$L$5]+[.D54];0)*COM.MICROSOFT.NORM.DIST([.C54];[.$L$1];[.$L$2]+[.D54];0)/COM.MICROSOFT.NORM.DIST([.$L$1];[.$L$1];[.$L$2]+[.D54];0)" office:value-type="float" office:value="0.00927386031103116" calcext:value-type="float">
            <text:p>0,01</text:p>
          </table:table-cell>
          <table:table-cell table:formula="of:=[.$D$4]+[.$D$3]*EXP(-[.F54]/[.$F$2])" office:value-type="float" office:value="2.99002495838536" calcext:value-type="float">
            <text:p>2,99</text:p>
          </table:table-cell>
          <table:table-cell table:style-name="ce2" table:formula="of:=[.I54]*[.F54]*([.$D$4]+[.$D$3]*EXP(-[.F54]/[.$F$2]))" office:value-type="float" office:value="0.277290737905626" calcext:value-type="float">
            <text:p>0,28</text:p>
          </table:table-cell>
          <table:table-cell table:formula="of:=[.$D$4]*[.F54]" office:value-type="float" office:value="10" calcext:value-type="float">
            <text:p>10</text:p>
          </table:table-cell>
          <table:table-cell table:style-name="ce2" table:formula="of:=[.K54]-[.L54]" office:value-type="float" office:value="-9.72270926209437" calcext:value-type="float">
            <text:p>-9,72</text:p>
          </table:table-cell>
          <table:table-cell table:style-name="ce2"/>
          <table:table-cell table:style-name="ce2" table:formula="of:=1-COM.MICROSOFT.NORM.DIST([.B54];[.$R$4];[.$R$5]+[.E54];0)/COM.MICROSOFT.NORM.DIST([.$R$4];[.$R$4];[.$R$5]+[.E54];0)*COM.MICROSOFT.NORM.DIST([.C54];[.$R$1];[.$R$2]+[.E54];0)/COM.MICROSOFT.NORM.DIST([.$R$1];[.$R$1];[.$R$2]+[.E54];0)" office:value-type="float" office:value="0.997812508881817" calcext:value-type="float">
            <text:p>1,00</text:p>
          </table:table-cell>
          <table:table-cell table:style-name="ce2" table:formula="of:=[.$D$3]*EXP(-[.G54]/[.$F$2])" office:value-type="float" office:value="1.99002495838536" calcext:value-type="float">
            <text:p>1,99</text:p>
          </table:table-cell>
          <table:table-cell table:style-name="ce2" table:formula="of:=[.G54]*[.$D$3]*EXP(-[.G54]/[.$F$2])" office:value-type="float" office:value="19.9002495838536" calcext:value-type="float">
            <text:p>19,90</text:p>
          </table:table-cell>
          <table:table-cell table:style-name="ce2" table:formula="of:=[.G54]*[.$D$5]*[.O54]" office:value-type="float" office:value="29.9343752664545" calcext:value-type="float">
            <text:p>29,93</text:p>
          </table:table-cell>
          <table:table-cell table:style-name="ce2" table:formula="of:=[.Q54]-[.R54]" office:value-type="float" office:value="-10.0341256826009" calcext:value-type="float">
            <text:p>-10,0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-50" calcext:value-type="float">
            <text:p>-50</text:p>
          </table:table-cell>
          <table:table-cell table:formula="of:=[.D54]" office:value-type="float" office:value="10" calcext:value-type="float">
            <text:p>10</text:p>
          </table:table-cell>
          <table:table-cell table:formula="of:=[.E5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5];[.$L$4];[.$L$5]+[.D55];0)/COM.MICROSOFT.NORM.DIST([.$L$4];[.$L$4];[.$L$5]+[.D55];0)*COM.MICROSOFT.NORM.DIST([.C55];[.$L$1];[.$L$2]+[.D55];0)/COM.MICROSOFT.NORM.DIST([.$L$1];[.$L$1];[.$L$2]+[.D55];0)" office:value-type="float" office:value="0.0173258520358751" calcext:value-type="float">
            <text:p>0,02</text:p>
          </table:table-cell>
          <table:table-cell table:formula="of:=[.$D$4]+[.$D$3]*EXP(-[.F55]/[.$F$2])" office:value-type="float" office:value="2.99002495838536" calcext:value-type="float">
            <text:p>2,99</text:p>
          </table:table-cell>
          <table:table-cell table:style-name="ce2" table:formula="of:=[.I55]*[.F55]*([.$D$4]+[.$D$3]*EXP(-[.F55]/[.$F$2]))" office:value-type="float" office:value="0.518047300125584" calcext:value-type="float">
            <text:p>0,52</text:p>
          </table:table-cell>
          <table:table-cell table:formula="of:=[.$D$4]*[.F55]" office:value-type="float" office:value="10" calcext:value-type="float">
            <text:p>10</text:p>
          </table:table-cell>
          <table:table-cell table:style-name="ce2" table:formula="of:=[.K55]-[.L55]" office:value-type="float" office:value="-9.48195269987442" calcext:value-type="float">
            <text:p>-9,48</text:p>
          </table:table-cell>
          <table:table-cell table:style-name="ce2"/>
          <table:table-cell table:style-name="ce2" table:formula="of:=1-COM.MICROSOFT.NORM.DIST([.B55];[.$R$4];[.$R$5]+[.E55];0)/COM.MICROSOFT.NORM.DIST([.$R$4];[.$R$4];[.$R$5]+[.E55];0)*COM.MICROSOFT.NORM.DIST([.C55];[.$R$1];[.$R$2]+[.E55];0)/COM.MICROSOFT.NORM.DIST([.$R$1];[.$R$1];[.$R$2]+[.E55];0)" office:value-type="float" office:value="0.999664537372098" calcext:value-type="float">
            <text:p>1,00</text:p>
          </table:table-cell>
          <table:table-cell table:style-name="ce2" table:formula="of:=[.$D$3]*EXP(-[.G55]/[.$F$2])" office:value-type="float" office:value="1.99002495838536" calcext:value-type="float">
            <text:p>1,99</text:p>
          </table:table-cell>
          <table:table-cell table:style-name="ce2" table:formula="of:=[.G55]*[.$D$3]*EXP(-[.G55]/[.$F$2])" office:value-type="float" office:value="19.9002495838536" calcext:value-type="float">
            <text:p>19,90</text:p>
          </table:table-cell>
          <table:table-cell table:style-name="ce2" table:formula="of:=[.G55]*[.$D$5]*[.O55]" office:value-type="float" office:value="29.9899361211629" calcext:value-type="float">
            <text:p>29,99</text:p>
          </table:table-cell>
          <table:table-cell table:style-name="ce2" table:formula="of:=[.Q55]-[.R55]" office:value-type="float" office:value="-10.0896865373093" calcext:value-type="float">
            <text:p>-10,09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  <table:table-cell table:formula="of:=[.D55]" office:value-type="float" office:value="10" calcext:value-type="float">
            <text:p>10</text:p>
          </table:table-cell>
          <table:table-cell table:formula="of:=[.E5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6];[.$L$4];[.$L$5]+[.D56];0)/COM.MICROSOFT.NORM.DIST([.$L$4];[.$L$4];[.$L$5]+[.D56];0)*COM.MICROSOFT.NORM.DIST([.C56];[.$L$1];[.$L$2]+[.D56];0)/COM.MICROSOFT.NORM.DIST([.$L$1];[.$L$1];[.$L$2]+[.D56];0)" office:value-type="float" office:value="0.0252089659631435" calcext:value-type="float">
            <text:p>0,03</text:p>
          </table:table-cell>
          <table:table-cell table:formula="of:=[.$D$4]+[.$D$3]*EXP(-[.F56]/[.$F$2])" office:value-type="float" office:value="2.99002495838536" calcext:value-type="float">
            <text:p>2,99</text:p>
          </table:table-cell>
          <table:table-cell table:style-name="ce2" table:formula="of:=[.I56]*[.F56]*([.$D$4]+[.$D$3]*EXP(-[.F56]/[.$F$2]))" office:value-type="float" office:value="0.753754374048863" calcext:value-type="float">
            <text:p>0,75</text:p>
          </table:table-cell>
          <table:table-cell table:formula="of:=[.$D$4]*[.F56]" office:value-type="float" office:value="10" calcext:value-type="float">
            <text:p>10</text:p>
          </table:table-cell>
          <table:table-cell table:style-name="ce2" table:formula="of:=[.K56]-[.L56]" office:value-type="float" office:value="-9.24624562595114" calcext:value-type="float">
            <text:p>-9,25</text:p>
          </table:table-cell>
          <table:table-cell table:style-name="ce2"/>
          <table:table-cell table:style-name="ce2" table:formula="of:=1-COM.MICROSOFT.NORM.DIST([.B56];[.$R$4];[.$R$5]+[.E56];0)/COM.MICROSOFT.NORM.DIST([.$R$4];[.$R$4];[.$R$5]+[.E56];0)*COM.MICROSOFT.NORM.DIST([.C56];[.$R$1];[.$R$2]+[.E56];0)/COM.MICROSOFT.NORM.DIST([.$R$1];[.$R$1];[.$R$2]+[.E56];0)" office:value-type="float" office:value="0.999959934702607" calcext:value-type="float">
            <text:p>1,00</text:p>
          </table:table-cell>
          <table:table-cell table:style-name="ce2" table:formula="of:=[.$D$3]*EXP(-[.G56]/[.$F$2])" office:value-type="float" office:value="1.99002495838536" calcext:value-type="float">
            <text:p>1,99</text:p>
          </table:table-cell>
          <table:table-cell table:style-name="ce2" table:formula="of:=[.G56]*[.$D$3]*EXP(-[.G56]/[.$F$2])" office:value-type="float" office:value="19.9002495838536" calcext:value-type="float">
            <text:p>19,90</text:p>
          </table:table-cell>
          <table:table-cell table:style-name="ce2" table:formula="of:=[.G56]*[.$D$5]*[.O56]" office:value-type="float" office:value="29.9987980410782" calcext:value-type="float">
            <text:p>30,00</text:p>
          </table:table-cell>
          <table:table-cell table:style-name="ce2" table:formula="of:=[.Q56]-[.R56]" office:value-type="float" office:value="-10.0985484572246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formula="of:=[.D56]" office:value-type="float" office:value="10" calcext:value-type="float">
            <text:p>10</text:p>
          </table:table-cell>
          <table:table-cell table:formula="of:=[.E5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7];[.$L$4];[.$L$5]+[.D57];0)/COM.MICROSOFT.NORM.DIST([.$L$4];[.$L$4];[.$L$5]+[.D57];0)*COM.MICROSOFT.NORM.DIST([.C57];[.$L$1];[.$L$2]+[.D57];0)/COM.MICROSOFT.NORM.DIST([.$L$1];[.$L$1];[.$L$2]+[.D57];0)" office:value-type="float" office:value="0.0285655007845504" calcext:value-type="float">
            <text:p>0,03</text:p>
          </table:table-cell>
          <table:table-cell table:formula="of:=[.$D$4]+[.$D$3]*EXP(-[.F57]/[.$F$2])" office:value-type="float" office:value="2.99002495838536" calcext:value-type="float">
            <text:p>2,99</text:p>
          </table:table-cell>
          <table:table-cell table:style-name="ce2" table:formula="of:=[.I57]*[.F57]*([.$D$4]+[.$D$3]*EXP(-[.F57]/[.$F$2]))" office:value-type="float" office:value="0.854115602945823" calcext:value-type="float">
            <text:p>0,85</text:p>
          </table:table-cell>
          <table:table-cell table:formula="of:=[.$D$4]*[.F57]" office:value-type="float" office:value="10" calcext:value-type="float">
            <text:p>10</text:p>
          </table:table-cell>
          <table:table-cell table:style-name="ce2" table:formula="of:=[.K57]-[.L57]" office:value-type="float" office:value="-9.14588439705418" calcext:value-type="float">
            <text:p>-9,15</text:p>
          </table:table-cell>
          <table:table-cell table:style-name="ce2"/>
          <table:table-cell table:style-name="ce2" table:formula="of:=1-COM.MICROSOFT.NORM.DIST([.B57];[.$R$4];[.$R$5]+[.E57];0)/COM.MICROSOFT.NORM.DIST([.$R$4];[.$R$4];[.$R$5]+[.E57];0)*COM.MICROSOFT.NORM.DIST([.C57];[.$R$1];[.$R$2]+[.E57];0)/COM.MICROSOFT.NORM.DIST([.$R$1];[.$R$1];[.$R$2]+[.E57];0)" office:value-type="float" office:value="0.999996273346828" calcext:value-type="float">
            <text:p>1,00</text:p>
          </table:table-cell>
          <table:table-cell table:style-name="ce2" table:formula="of:=[.$D$3]*EXP(-[.G57]/[.$F$2])" office:value-type="float" office:value="1.99002495838536" calcext:value-type="float">
            <text:p>1,99</text:p>
          </table:table-cell>
          <table:table-cell table:style-name="ce2" table:formula="of:=[.G57]*[.$D$3]*EXP(-[.G57]/[.$F$2])" office:value-type="float" office:value="19.9002495838536" calcext:value-type="float">
            <text:p>19,90</text:p>
          </table:table-cell>
          <table:table-cell table:style-name="ce2" table:formula="of:=[.G57]*[.$D$5]*[.O57]" office:value-type="float" office:value="29.9998882004048" calcext:value-type="float">
            <text:p>30,00</text:p>
          </table:table-cell>
          <table:table-cell table:style-name="ce2" table:formula="of:=[.Q57]-[.R57]" office:value-type="float" office:value="-10.0996386165512" calcext:value-type="float">
            <text:p>-10,10</text:p>
          </table:table-cell>
          <table:table-cell table:style-name="ce2"/>
        </table:table-row>
        <table:table-row table:style-name="ro1">
          <table:table-cell table:number-columns-repeated="10"/>
          <table:table-cell table:style-name="ce2"/>
          <table:table-cell/>
          <table:table-cell table:style-name="ce2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9];[.$L$4];[.$L$5]+[.D59];0)/COM.MICROSOFT.NORM.DIST([.$L$4];[.$L$4];[.$L$5]+[.D59];0)*COM.MICROSOFT.NORM.DIST([.C59];[.$L$1];[.$L$2]+[.D59];0)/COM.MICROSOFT.NORM.DIST([.$L$1];[.$L$1];[.$L$2]+[.D59];0)" office:value-type="float" office:value="0.00000000006955600303" calcext:value-type="float">
            <text:p>0,00</text:p>
          </table:table-cell>
          <table:table-cell table:formula="of:=[.$D$4]+[.$D$3]*EXP(-[.F59]/[.$F$2])" office:value-type="float" office:value="2.99002495838536" calcext:value-type="float">
            <text:p>2,99</text:p>
          </table:table-cell>
          <table:table-cell table:style-name="ce2" table:formula="of:=[.I59]*[.F59]*([.$D$4]+[.$D$3]*EXP(-[.F59]/[.$F$2]))" office:value-type="float" office:value="0.00000000207974185056" calcext:value-type="float">
            <text:p>0,00</text:p>
          </table:table-cell>
          <table:table-cell table:formula="of:=[.$D$4]*[.F59]" office:value-type="float" office:value="10" calcext:value-type="float">
            <text:p>10</text:p>
          </table:table-cell>
          <table:table-cell table:style-name="ce2" table:formula="of:=[.K59]-[.L59]" office:value-type="float" office:value="-9.99999999792026" calcext:value-type="float">
            <text:p>-10,00</text:p>
          </table:table-cell>
          <table:table-cell table:style-name="ce2"/>
          <table:table-cell table:style-name="ce2" table:formula="of:=1-COM.MICROSOFT.NORM.DIST([.B59];[.$R$4];[.$R$5]+[.E59];0)/COM.MICROSOFT.NORM.DIST([.$R$4];[.$R$4];[.$R$5]+[.E59];0)*COM.MICROSOFT.NORM.DIST([.C59];[.$R$1];[.$R$2]+[.E59];0)/COM.MICROSOFT.NORM.DIST([.$R$1];[.$R$1];[.$R$2]+[.E59];0)" office:value-type="float" office:value="0.864664716763387" calcext:value-type="float">
            <text:p>0,86</text:p>
          </table:table-cell>
          <table:table-cell table:style-name="ce2" table:formula="of:=[.$D$3]*EXP(-[.G59]/[.$F$2])" office:value-type="float" office:value="1.99002495838536" calcext:value-type="float">
            <text:p>1,99</text:p>
          </table:table-cell>
          <table:table-cell table:style-name="ce2" table:formula="of:=[.G59]*[.$D$3]*EXP(-[.G59]/[.$F$2])" office:value-type="float" office:value="19.9002495838536" calcext:value-type="float">
            <text:p>19,90</text:p>
          </table:table-cell>
          <table:table-cell table:style-name="ce2" table:formula="of:=[.G59]*[.$D$5]*[.O59]" office:value-type="float" office:value="25.9399415029016" calcext:value-type="float">
            <text:p>25,94</text:p>
          </table:table-cell>
          <table:table-cell table:style-name="ce2" table:formula="of:=[.Q59]-[.R59]" office:value-type="float" office:value="-6.03969191904797" calcext:value-type="float">
            <text:p>-6,0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0];[.$L$4];[.$L$5]+[.D60];0)/COM.MICROSOFT.NORM.DIST([.$L$4];[.$L$4];[.$L$5]+[.D60];0)*COM.MICROSOFT.NORM.DIST([.C60];[.$L$1];[.$L$2]+[.D60];0)/COM.MICROSOFT.NORM.DIST([.$L$1];[.$L$1];[.$L$2]+[.D60];0)" office:value-type="float" office:value="0.00000000031172837854" calcext:value-type="float">
            <text:p>0,00</text:p>
          </table:table-cell>
          <table:table-cell table:formula="of:=[.$D$4]+[.$D$3]*EXP(-[.F60]/[.$F$2])" office:value-type="float" office:value="2.99002495838536" calcext:value-type="float">
            <text:p>2,99</text:p>
          </table:table-cell>
          <table:table-cell table:style-name="ce2" table:formula="of:=[.I60]*[.F60]*([.$D$4]+[.$D$3]*EXP(-[.F60]/[.$F$2]))" office:value-type="float" office:value="0.0000000093207563208" calcext:value-type="float">
            <text:p>0,00</text:p>
          </table:table-cell>
          <table:table-cell table:formula="of:=[.$D$4]*[.F60]" office:value-type="float" office:value="10" calcext:value-type="float">
            <text:p>10</text:p>
          </table:table-cell>
          <table:table-cell table:style-name="ce2" table:formula="of:=[.K60]-[.L60]" office:value-type="float" office:value="-9.99999999067924" calcext:value-type="float">
            <text:p>-10,00</text:p>
          </table:table-cell>
          <table:table-cell table:style-name="ce2"/>
          <table:table-cell table:style-name="ce2" table:formula="of:=1-COM.MICROSOFT.NORM.DIST([.B60];[.$R$4];[.$R$5]+[.E60];0)/COM.MICROSOFT.NORM.DIST([.$R$4];[.$R$4];[.$R$5]+[.E60];0)*COM.MICROSOFT.NORM.DIST([.C60];[.$R$1];[.$R$2]+[.E60];0)/COM.MICROSOFT.NORM.DIST([.$R$1];[.$R$1];[.$R$2]+[.E60];0)" office:value-type="float" office:value="0.750647791222704" calcext:value-type="float">
            <text:p>0,75</text:p>
          </table:table-cell>
          <table:table-cell table:style-name="ce2" table:formula="of:=[.$D$3]*EXP(-[.G60]/[.$F$2])" office:value-type="float" office:value="1.99002495838536" calcext:value-type="float">
            <text:p>1,99</text:p>
          </table:table-cell>
          <table:table-cell table:style-name="ce2" table:formula="of:=[.G60]*[.$D$3]*EXP(-[.G60]/[.$F$2])" office:value-type="float" office:value="19.9002495838536" calcext:value-type="float">
            <text:p>19,90</text:p>
          </table:table-cell>
          <table:table-cell table:style-name="ce2" table:formula="of:=[.G60]*[.$D$5]*[.O60]" office:value-type="float" office:value="22.5194337366811" calcext:value-type="float">
            <text:p>22,52</text:p>
          </table:table-cell>
          <table:table-cell table:style-name="ce2" table:formula="of:=[.Q60]-[.R60]" office:value-type="float" office:value="-2.61918415282747" calcext:value-type="float">
            <text:p>-2,6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1];[.$L$4];[.$L$5]+[.D61];0)/COM.MICROSOFT.NORM.DIST([.$L$4];[.$L$4];[.$L$5]+[.D61];0)*COM.MICROSOFT.NORM.DIST([.C61];[.$L$1];[.$L$2]+[.D61];0)/COM.MICROSOFT.NORM.DIST([.$L$1];[.$L$1];[.$L$2]+[.D61];0)" office:value-type="float" office:value="0.00000000125015286639" calcext:value-type="float">
            <text:p>0,00</text:p>
          </table:table-cell>
          <table:table-cell table:formula="of:=[.$D$4]+[.$D$3]*EXP(-[.F61]/[.$F$2])" office:value-type="float" office:value="2.99002495838536" calcext:value-type="float">
            <text:p>2,99</text:p>
          </table:table-cell>
          <table:table-cell table:style-name="ce2" table:formula="of:=[.I61]*[.F61]*([.$D$4]+[.$D$3]*EXP(-[.F61]/[.$F$2]))" office:value-type="float" office:value="0.00000003737988272293" calcext:value-type="float">
            <text:p>0,00</text:p>
          </table:table-cell>
          <table:table-cell table:formula="of:=[.$D$4]*[.F61]" office:value-type="float" office:value="10" calcext:value-type="float">
            <text:p>10</text:p>
          </table:table-cell>
          <table:table-cell table:style-name="ce2" table:formula="of:=[.K61]-[.L61]" office:value-type="float" office:value="-9.99999996262012" calcext:value-type="float">
            <text:p>-10,00</text:p>
          </table:table-cell>
          <table:table-cell table:style-name="ce2"/>
          <table:table-cell table:style-name="ce2" table:formula="of:=1-COM.MICROSOFT.NORM.DIST([.B61];[.$R$4];[.$R$5]+[.E61];0)/COM.MICROSOFT.NORM.DIST([.$R$4];[.$R$4];[.$R$5]+[.E61];0)*COM.MICROSOFT.NORM.DIST([.C61];[.$R$1];[.$R$2]+[.E61];0)/COM.MICROSOFT.NORM.DIST([.$R$1];[.$R$1];[.$R$2]+[.E61];0)" office:value-type="float" office:value="0.588887709492813" calcext:value-type="float">
            <text:p>0,59</text:p>
          </table:table-cell>
          <table:table-cell table:style-name="ce2" table:formula="of:=[.$D$3]*EXP(-[.G61]/[.$F$2])" office:value-type="float" office:value="1.99002495838536" calcext:value-type="float">
            <text:p>1,99</text:p>
          </table:table-cell>
          <table:table-cell table:style-name="ce2" table:formula="of:=[.G61]*[.$D$3]*EXP(-[.G61]/[.$F$2])" office:value-type="float" office:value="19.9002495838536" calcext:value-type="float">
            <text:p>19,90</text:p>
          </table:table-cell>
          <table:table-cell table:style-name="ce2" table:formula="of:=[.G61]*[.$D$5]*[.O61]" office:value-type="float" office:value="17.6666312847844" calcext:value-type="float">
            <text:p>17,67</text:p>
          </table:table-cell>
          <table:table-cell table:style-name="ce2" table:formula="of:=[.Q61]-[.R61]" office:value-type="float" office:value="2.23361829906927" calcext:value-type="float">
            <text:p>2,2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2];[.$L$4];[.$L$5]+[.D62];0)/COM.MICROSOFT.NORM.DIST([.$L$4];[.$L$4];[.$L$5]+[.D62];0)*COM.MICROSOFT.NORM.DIST([.C62];[.$L$1];[.$L$2]+[.D62];0)/COM.MICROSOFT.NORM.DIST([.$L$1];[.$L$1];[.$L$2]+[.D62];0)" office:value-type="float" office:value="0.00000000448636866847" calcext:value-type="float">
            <text:p>0,00</text:p>
          </table:table-cell>
          <table:table-cell table:formula="of:=[.$D$4]+[.$D$3]*EXP(-[.F62]/[.$F$2])" office:value-type="float" office:value="2.99002495838536" calcext:value-type="float">
            <text:p>2,99</text:p>
          </table:table-cell>
          <table:table-cell table:style-name="ce2" table:formula="of:=[.I62]*[.F62]*([.$D$4]+[.$D$3]*EXP(-[.F62]/[.$F$2]))" office:value-type="float" office:value="0.00000013414354291229" calcext:value-type="float">
            <text:p>0,00</text:p>
          </table:table-cell>
          <table:table-cell table:formula="of:=[.$D$4]*[.F62]" office:value-type="float" office:value="10" calcext:value-type="float">
            <text:p>10</text:p>
          </table:table-cell>
          <table:table-cell table:style-name="ce2" table:formula="of:=[.K62]-[.L62]" office:value-type="float" office:value="-9.99999986585646" calcext:value-type="float">
            <text:p>-10,00</text:p>
          </table:table-cell>
          <table:table-cell table:style-name="ce2"/>
          <table:table-cell table:style-name="ce2" table:formula="of:=1-COM.MICROSOFT.NORM.DIST([.B62];[.$R$4];[.$R$5]+[.E62];0)/COM.MICROSOFT.NORM.DIST([.$R$4];[.$R$4];[.$R$5]+[.E62];0)*COM.MICROSOFT.NORM.DIST([.C62];[.$R$1];[.$R$2]+[.E62];0)/COM.MICROSOFT.NORM.DIST([.$R$1];[.$R$1];[.$R$2]+[.E62];0)" office:value-type="float" office:value="0.393469340287367" calcext:value-type="float">
            <text:p>0,39</text:p>
          </table:table-cell>
          <table:table-cell table:style-name="ce2" table:formula="of:=[.$D$3]*EXP(-[.G62]/[.$F$2])" office:value-type="float" office:value="1.99002495838536" calcext:value-type="float">
            <text:p>1,99</text:p>
          </table:table-cell>
          <table:table-cell table:style-name="ce2" table:formula="of:=[.G62]*[.$D$3]*EXP(-[.G62]/[.$F$2])" office:value-type="float" office:value="19.9002495838536" calcext:value-type="float">
            <text:p>19,90</text:p>
          </table:table-cell>
          <table:table-cell table:style-name="ce2" table:formula="of:=[.G62]*[.$D$5]*[.O62]" office:value-type="float" office:value="11.804080208621" calcext:value-type="float">
            <text:p>11,80</text:p>
          </table:table-cell>
          <table:table-cell table:style-name="ce2" table:formula="of:=[.Q62]-[.R62]" office:value-type="float" office:value="8.09616937523265" calcext:value-type="float">
            <text:p>8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3];[.$L$4];[.$L$5]+[.D63];0)/COM.MICROSOFT.NORM.DIST([.$L$4];[.$L$4];[.$L$5]+[.D63];0)*COM.MICROSOFT.NORM.DIST([.C63];[.$L$1];[.$L$2]+[.D63];0)/COM.MICROSOFT.NORM.DIST([.$L$1];[.$L$1];[.$L$2]+[.D63];0)" office:value-type="float" office:value="0.00000001440694355077" calcext:value-type="float">
            <text:p>0,00</text:p>
          </table:table-cell>
          <table:table-cell table:formula="of:=[.$D$4]+[.$D$3]*EXP(-[.F63]/[.$F$2])" office:value-type="float" office:value="2.99002495838536" calcext:value-type="float">
            <text:p>2,99</text:p>
          </table:table-cell>
          <table:table-cell table:style-name="ce2" table:formula="of:=[.I63]*[.F63]*([.$D$4]+[.$D$3]*EXP(-[.F63]/[.$F$2]))" office:value-type="float" office:value="0.00000043077120790849" calcext:value-type="float">
            <text:p>0,00</text:p>
          </table:table-cell>
          <table:table-cell table:formula="of:=[.$D$4]*[.F63]" office:value-type="float" office:value="10" calcext:value-type="float">
            <text:p>10</text:p>
          </table:table-cell>
          <table:table-cell table:style-name="ce2" table:formula="of:=[.K63]-[.L63]" office:value-type="float" office:value="-9.99999956922879" calcext:value-type="float">
            <text:p>-10,00</text:p>
          </table:table-cell>
          <table:table-cell table:style-name="ce2"/>
          <table:table-cell table:style-name="ce2" table:formula="of:=1-COM.MICROSOFT.NORM.DIST([.B63];[.$R$4];[.$R$5]+[.E63];0)/COM.MICROSOFT.NORM.DIST([.$R$4];[.$R$4];[.$R$5]+[.E63];0)*COM.MICROSOFT.NORM.DIST([.C63];[.$R$1];[.$R$2]+[.E63];0)/COM.MICROSOFT.NORM.DIST([.$R$1];[.$R$1];[.$R$2]+[.E63];0)" office:value-type="float" office:value="0.199262597083192" calcext:value-type="float">
            <text:p>0,20</text:p>
          </table:table-cell>
          <table:table-cell table:style-name="ce2" table:formula="of:=[.$D$3]*EXP(-[.G63]/[.$F$2])" office:value-type="float" office:value="1.99002495838536" calcext:value-type="float">
            <text:p>1,99</text:p>
          </table:table-cell>
          <table:table-cell table:style-name="ce2" table:formula="of:=[.G63]*[.$D$3]*EXP(-[.G63]/[.$F$2])" office:value-type="float" office:value="19.9002495838536" calcext:value-type="float">
            <text:p>19,90</text:p>
          </table:table-cell>
          <table:table-cell table:style-name="ce2" table:formula="of:=[.G63]*[.$D$5]*[.O63]" office:value-type="float" office:value="5.97787791249576" calcext:value-type="float">
            <text:p>5,98</text:p>
          </table:table-cell>
          <table:table-cell table:style-name="ce2" table:formula="of:=[.Q63]-[.R63]" office:value-type="float" office:value="13.9223716713579" calcext:value-type="float">
            <text:p>13,9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4];[.$L$4];[.$L$5]+[.D64];0)/COM.MICROSOFT.NORM.DIST([.$L$4];[.$L$4];[.$L$5]+[.D64];0)*COM.MICROSOFT.NORM.DIST([.C64];[.$L$1];[.$L$2]+[.D64];0)/COM.MICROSOFT.NORM.DIST([.$L$1];[.$L$1];[.$L$2]+[.D64];0)" office:value-type="float" office:value="0.00000004139937718785" calcext:value-type="float">
            <text:p>0,00</text:p>
          </table:table-cell>
          <table:table-cell table:formula="of:=[.$D$4]+[.$D$3]*EXP(-[.F64]/[.$F$2])" office:value-type="float" office:value="2.99002495838536" calcext:value-type="float">
            <text:p>2,99</text:p>
          </table:table-cell>
          <table:table-cell table:style-name="ce2" table:formula="of:=[.I64]*[.F64]*([.$D$4]+[.$D$3]*EXP(-[.F64]/[.$F$2]))" office:value-type="float" office:value="0.00000123785171053286" calcext:value-type="float">
            <text:p>0,00</text:p>
          </table:table-cell>
          <table:table-cell table:formula="of:=[.$D$4]*[.F64]" office:value-type="float" office:value="10" calcext:value-type="float">
            <text:p>10</text:p>
          </table:table-cell>
          <table:table-cell table:style-name="ce2" table:formula="of:=[.K64]-[.L64]" office:value-type="float" office:value="-9.99999876214829" calcext:value-type="float">
            <text:p>-10,00</text:p>
          </table:table-cell>
          <table:table-cell table:style-name="ce2"/>
          <table:table-cell table:style-name="ce2" table:formula="of:=1-COM.MICROSOFT.NORM.DIST([.B64];[.$R$4];[.$R$5]+[.E64];0)/COM.MICROSOFT.NORM.DIST([.$R$4];[.$R$4];[.$R$5]+[.E64];0)*COM.MICROSOFT.NORM.DIST([.C64];[.$R$1];[.$R$2]+[.E64];0)/COM.MICROSOFT.NORM.DIST([.$R$1];[.$R$1];[.$R$2]+[.E64];0)" office:value-type="float" office:value="0.0540405310932347" calcext:value-type="float">
            <text:p>0,05</text:p>
          </table:table-cell>
          <table:table-cell table:style-name="ce2" table:formula="of:=[.$D$3]*EXP(-[.G64]/[.$F$2])" office:value-type="float" office:value="1.99002495838536" calcext:value-type="float">
            <text:p>1,99</text:p>
          </table:table-cell>
          <table:table-cell table:style-name="ce2" table:formula="of:=[.G64]*[.$D$3]*EXP(-[.G64]/[.$F$2])" office:value-type="float" office:value="19.9002495838536" calcext:value-type="float">
            <text:p>19,90</text:p>
          </table:table-cell>
          <table:table-cell table:style-name="ce2" table:formula="of:=[.G64]*[.$D$5]*[.O64]" office:value-type="float" office:value="1.62121593279704" calcext:value-type="float">
            <text:p>1,62</text:p>
          </table:table-cell>
          <table:table-cell table:style-name="ce2" table:formula="of:=[.Q64]-[.R64]" office:value-type="float" office:value="18.2790336510566" calcext:value-type="float">
            <text:p>18,2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5];[.$L$4];[.$L$5]+[.D65];0)/COM.MICROSOFT.NORM.DIST([.$L$4];[.$L$4];[.$L$5]+[.D65];0)*COM.MICROSOFT.NORM.DIST([.C65];[.$L$1];[.$L$2]+[.D65];0)/COM.MICROSOFT.NORM.DIST([.$L$1];[.$L$1];[.$L$2]+[.D65];0)" office:value-type="float" office:value="0.00000010645371411076" calcext:value-type="float">
            <text:p>0,00</text:p>
          </table:table-cell>
          <table:table-cell table:formula="of:=[.$D$4]+[.$D$3]*EXP(-[.F65]/[.$F$2])" office:value-type="float" office:value="2.99002495838536" calcext:value-type="float">
            <text:p>2,99</text:p>
          </table:table-cell>
          <table:table-cell table:style-name="ce2" table:formula="of:=[.I65]*[.F65]*([.$D$4]+[.$D$3]*EXP(-[.F65]/[.$F$2]))" office:value-type="float" office:value="0.00000318299262103994" calcext:value-type="float">
            <text:p>0,00</text:p>
          </table:table-cell>
          <table:table-cell table:formula="of:=[.$D$4]*[.F65]" office:value-type="float" office:value="10" calcext:value-type="float">
            <text:p>10</text:p>
          </table:table-cell>
          <table:table-cell table:style-name="ce2" table:formula="of:=[.K65]-[.L65]" office:value-type="float" office:value="-9.99999681700738" calcext:value-type="float">
            <text:p>-10,00</text:p>
          </table:table-cell>
          <table:table-cell table:style-name="ce2"/>
          <table:table-cell table:style-name="ce2" table:formula="of:=1-COM.MICROSOFT.NORM.DIST([.B65];[.$R$4];[.$R$5]+[.E65];0)/COM.MICROSOFT.NORM.DIST([.$R$4];[.$R$4];[.$R$5]+[.E65];0)*COM.MICROSOFT.NORM.DIST([.C65];[.$R$1];[.$R$2]+[.E65];0)/COM.MICROSOFT.NORM.DIST([.$R$1];[.$R$1];[.$R$2]+[.E65];0)" office:value-type="float" office:value="0" calcext:value-type="float">
            <text:p>0,00</text:p>
          </table:table-cell>
          <table:table-cell table:style-name="ce2" table:formula="of:=[.$D$3]*EXP(-[.G65]/[.$F$2])" office:value-type="float" office:value="1.99002495838536" calcext:value-type="float">
            <text:p>1,99</text:p>
          </table:table-cell>
          <table:table-cell table:style-name="ce2" table:formula="of:=[.G65]*[.$D$3]*EXP(-[.G65]/[.$F$2])" office:value-type="float" office:value="19.9002495838536" calcext:value-type="float">
            <text:p>19,90</text:p>
          </table:table-cell>
          <table:table-cell table:style-name="ce2" table:formula="of:=[.G65]*[.$D$5]*[.O65]" office:value-type="float" office:value="0" calcext:value-type="float">
            <text:p>0,00</text:p>
          </table:table-cell>
          <table:table-cell table:style-name="ce2" table:formula="of:=[.Q65]-[.R65]" office:value-type="float" office:value="19.9002495838536" calcext:value-type="float">
            <text:p>19,9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6];[.$L$4];[.$L$5]+[.D66];0)/COM.MICROSOFT.NORM.DIST([.$L$4];[.$L$4];[.$L$5]+[.D66];0)*COM.MICROSOFT.NORM.DIST([.C66];[.$L$1];[.$L$2]+[.D66];0)/COM.MICROSOFT.NORM.DIST([.$L$1];[.$L$1];[.$L$2]+[.D66];0)" office:value-type="float" office:value="0.00000024494742966486" calcext:value-type="float">
            <text:p>0,00</text:p>
          </table:table-cell>
          <table:table-cell table:formula="of:=[.$D$4]+[.$D$3]*EXP(-[.F66]/[.$F$2])" office:value-type="float" office:value="2.99002495838536" calcext:value-type="float">
            <text:p>2,99</text:p>
          </table:table-cell>
          <table:table-cell table:style-name="ce2" table:formula="of:=[.I66]*[.F66]*([.$D$4]+[.$D$3]*EXP(-[.F66]/[.$F$2]))" office:value-type="float" office:value="0.00000732398928190266" calcext:value-type="float">
            <text:p>0,00</text:p>
          </table:table-cell>
          <table:table-cell table:formula="of:=[.$D$4]*[.F66]" office:value-type="float" office:value="10" calcext:value-type="float">
            <text:p>10</text:p>
          </table:table-cell>
          <table:table-cell table:style-name="ce2" table:formula="of:=[.K66]-[.L66]" office:value-type="float" office:value="-9.99999267601072" calcext:value-type="float">
            <text:p>-10,00</text:p>
          </table:table-cell>
          <table:table-cell table:style-name="ce2"/>
          <table:table-cell table:style-name="ce2" table:formula="of:=1-COM.MICROSOFT.NORM.DIST([.B66];[.$R$4];[.$R$5]+[.E66];0)/COM.MICROSOFT.NORM.DIST([.$R$4];[.$R$4];[.$R$5]+[.E66];0)*COM.MICROSOFT.NORM.DIST([.C66];[.$R$1];[.$R$2]+[.E66];0)/COM.MICROSOFT.NORM.DIST([.$R$1];[.$R$1];[.$R$2]+[.E66];0)" office:value-type="float" office:value="0.0540405310932347" calcext:value-type="float">
            <text:p>0,05</text:p>
          </table:table-cell>
          <table:table-cell table:style-name="ce2" table:formula="of:=[.$D$3]*EXP(-[.G66]/[.$F$2])" office:value-type="float" office:value="1.99002495838536" calcext:value-type="float">
            <text:p>1,99</text:p>
          </table:table-cell>
          <table:table-cell table:style-name="ce2" table:formula="of:=[.G66]*[.$D$3]*EXP(-[.G66]/[.$F$2])" office:value-type="float" office:value="19.9002495838536" calcext:value-type="float">
            <text:p>19,90</text:p>
          </table:table-cell>
          <table:table-cell table:style-name="ce2" table:formula="of:=[.G66]*[.$D$5]*[.O66]" office:value-type="float" office:value="1.62121593279704" calcext:value-type="float">
            <text:p>1,62</text:p>
          </table:table-cell>
          <table:table-cell table:style-name="ce2" table:formula="of:=[.Q66]-[.R66]" office:value-type="float" office:value="18.2790336510566" calcext:value-type="float">
            <text:p>18,2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7];[.$L$4];[.$L$5]+[.D67];0)/COM.MICROSOFT.NORM.DIST([.$L$4];[.$L$4];[.$L$5]+[.D67];0)*COM.MICROSOFT.NORM.DIST([.C67];[.$L$1];[.$L$2]+[.D67];0)/COM.MICROSOFT.NORM.DIST([.$L$1];[.$L$1];[.$L$2]+[.D67];0)" office:value-type="float" office:value="0.00000050434766256789" calcext:value-type="float">
            <text:p>0,00</text:p>
          </table:table-cell>
          <table:table-cell table:formula="of:=[.$D$4]+[.$D$3]*EXP(-[.F67]/[.$F$2])" office:value-type="float" office:value="2.99002495838536" calcext:value-type="float">
            <text:p>2,99</text:p>
          </table:table-cell>
          <table:table-cell table:style-name="ce2" table:formula="of:=[.I67]*[.F67]*([.$D$4]+[.$D$3]*EXP(-[.F67]/[.$F$2]))" office:value-type="float" office:value="0.0000150801209878131" calcext:value-type="float">
            <text:p>0,00</text:p>
          </table:table-cell>
          <table:table-cell table:formula="of:=[.$D$4]*[.F67]" office:value-type="float" office:value="10" calcext:value-type="float">
            <text:p>10</text:p>
          </table:table-cell>
          <table:table-cell table:style-name="ce2" table:formula="of:=[.K67]-[.L67]" office:value-type="float" office:value="-9.99998491987901" calcext:value-type="float">
            <text:p>-10,00</text:p>
          </table:table-cell>
          <table:table-cell table:style-name="ce2"/>
          <table:table-cell table:style-name="ce2" table:formula="of:=1-COM.MICROSOFT.NORM.DIST([.B67];[.$R$4];[.$R$5]+[.E67];0)/COM.MICROSOFT.NORM.DIST([.$R$4];[.$R$4];[.$R$5]+[.E67];0)*COM.MICROSOFT.NORM.DIST([.C67];[.$R$1];[.$R$2]+[.E67];0)/COM.MICROSOFT.NORM.DIST([.$R$1];[.$R$1];[.$R$2]+[.E67];0)" office:value-type="float" office:value="0.199262597083192" calcext:value-type="float">
            <text:p>0,20</text:p>
          </table:table-cell>
          <table:table-cell table:style-name="ce2" table:formula="of:=[.$D$3]*EXP(-[.G67]/[.$F$2])" office:value-type="float" office:value="1.99002495838536" calcext:value-type="float">
            <text:p>1,99</text:p>
          </table:table-cell>
          <table:table-cell table:style-name="ce2" table:formula="of:=[.G67]*[.$D$3]*EXP(-[.G67]/[.$F$2])" office:value-type="float" office:value="19.9002495838536" calcext:value-type="float">
            <text:p>19,90</text:p>
          </table:table-cell>
          <table:table-cell table:style-name="ce2" table:formula="of:=[.G67]*[.$D$5]*[.O67]" office:value-type="float" office:value="5.97787791249576" calcext:value-type="float">
            <text:p>5,98</text:p>
          </table:table-cell>
          <table:table-cell table:style-name="ce2" table:formula="of:=[.Q67]-[.R67]" office:value-type="float" office:value="13.9223716713579" calcext:value-type="float">
            <text:p>13,9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8];[.$L$4];[.$L$5]+[.D68];0)/COM.MICROSOFT.NORM.DIST([.$L$4];[.$L$4];[.$L$5]+[.D68];0)*COM.MICROSOFT.NORM.DIST([.C68];[.$L$1];[.$L$2]+[.D68];0)/COM.MICROSOFT.NORM.DIST([.$L$1];[.$L$1];[.$L$2]+[.D68];0)" office:value-type="float" office:value="0.00000092924919980473" calcext:value-type="float">
            <text:p>0,00</text:p>
          </table:table-cell>
          <table:table-cell table:formula="of:=[.$D$4]+[.$D$3]*EXP(-[.F68]/[.$F$2])" office:value-type="float" office:value="2.99002495838536" calcext:value-type="float">
            <text:p>2,99</text:p>
          </table:table-cell>
          <table:table-cell table:style-name="ce2" table:formula="of:=[.I68]*[.F68]*([.$D$4]+[.$D$3]*EXP(-[.F68]/[.$F$2]))" office:value-type="float" office:value="0.0000277847829997578" calcext:value-type="float">
            <text:p>0,00</text:p>
          </table:table-cell>
          <table:table-cell table:formula="of:=[.$D$4]*[.F68]" office:value-type="float" office:value="10" calcext:value-type="float">
            <text:p>10</text:p>
          </table:table-cell>
          <table:table-cell table:style-name="ce2" table:formula="of:=[.K68]-[.L68]" office:value-type="float" office:value="-9.999972215217" calcext:value-type="float">
            <text:p>-10,00</text:p>
          </table:table-cell>
          <table:table-cell table:style-name="ce2"/>
          <table:table-cell table:style-name="ce2" table:formula="of:=1-COM.MICROSOFT.NORM.DIST([.B68];[.$R$4];[.$R$5]+[.E68];0)/COM.MICROSOFT.NORM.DIST([.$R$4];[.$R$4];[.$R$5]+[.E68];0)*COM.MICROSOFT.NORM.DIST([.C68];[.$R$1];[.$R$2]+[.E68];0)/COM.MICROSOFT.NORM.DIST([.$R$1];[.$R$1];[.$R$2]+[.E68];0)" office:value-type="float" office:value="0.393469340287367" calcext:value-type="float">
            <text:p>0,39</text:p>
          </table:table-cell>
          <table:table-cell table:style-name="ce2" table:formula="of:=[.$D$3]*EXP(-[.G68]/[.$F$2])" office:value-type="float" office:value="1.99002495838536" calcext:value-type="float">
            <text:p>1,99</text:p>
          </table:table-cell>
          <table:table-cell table:style-name="ce2" table:formula="of:=[.G68]*[.$D$3]*EXP(-[.G68]/[.$F$2])" office:value-type="float" office:value="19.9002495838536" calcext:value-type="float">
            <text:p>19,90</text:p>
          </table:table-cell>
          <table:table-cell table:style-name="ce2" table:formula="of:=[.G68]*[.$D$5]*[.O68]" office:value-type="float" office:value="11.804080208621" calcext:value-type="float">
            <text:p>11,80</text:p>
          </table:table-cell>
          <table:table-cell table:style-name="ce2" table:formula="of:=[.Q68]-[.R68]" office:value-type="float" office:value="8.09616937523265" calcext:value-type="float">
            <text:p>8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9];[.$L$4];[.$L$5]+[.D69];0)/COM.MICROSOFT.NORM.DIST([.$L$4];[.$L$4];[.$L$5]+[.D69];0)*COM.MICROSOFT.NORM.DIST([.C69];[.$L$1];[.$L$2]+[.D69];0)/COM.MICROSOFT.NORM.DIST([.$L$1];[.$L$1];[.$L$2]+[.D69];0)" office:value-type="float" office:value="0.00000153207292149914" calcext:value-type="float">
            <text:p>0,00</text:p>
          </table:table-cell>
          <table:table-cell table:formula="of:=[.$D$4]+[.$D$3]*EXP(-[.F69]/[.$F$2])" office:value-type="float" office:value="2.99002495838536" calcext:value-type="float">
            <text:p>2,99</text:p>
          </table:table-cell>
          <table:table-cell table:style-name="ce2" table:formula="of:=[.I69]*[.F69]*([.$D$4]+[.$D$3]*EXP(-[.F69]/[.$F$2]))" office:value-type="float" office:value="0.000045809362733488" calcext:value-type="float">
            <text:p>0,00</text:p>
          </table:table-cell>
          <table:table-cell table:formula="of:=[.$D$4]*[.F69]" office:value-type="float" office:value="10" calcext:value-type="float">
            <text:p>10</text:p>
          </table:table-cell>
          <table:table-cell table:style-name="ce2" table:formula="of:=[.K69]-[.L69]" office:value-type="float" office:value="-9.99995419063727" calcext:value-type="float">
            <text:p>-10,00</text:p>
          </table:table-cell>
          <table:table-cell table:style-name="ce2"/>
          <table:table-cell table:style-name="ce2" table:formula="of:=1-COM.MICROSOFT.NORM.DIST([.B69];[.$R$4];[.$R$5]+[.E69];0)/COM.MICROSOFT.NORM.DIST([.$R$4];[.$R$4];[.$R$5]+[.E69];0)*COM.MICROSOFT.NORM.DIST([.C69];[.$R$1];[.$R$2]+[.E69];0)/COM.MICROSOFT.NORM.DIST([.$R$1];[.$R$1];[.$R$2]+[.E69];0)" office:value-type="float" office:value="0.588887709492813" calcext:value-type="float">
            <text:p>0,59</text:p>
          </table:table-cell>
          <table:table-cell table:style-name="ce2" table:formula="of:=[.$D$3]*EXP(-[.G69]/[.$F$2])" office:value-type="float" office:value="1.99002495838536" calcext:value-type="float">
            <text:p>1,99</text:p>
          </table:table-cell>
          <table:table-cell table:style-name="ce2" table:formula="of:=[.G69]*[.$D$3]*EXP(-[.G69]/[.$F$2])" office:value-type="float" office:value="19.9002495838536" calcext:value-type="float">
            <text:p>19,90</text:p>
          </table:table-cell>
          <table:table-cell table:style-name="ce2" table:formula="of:=[.G69]*[.$D$5]*[.O69]" office:value-type="float" office:value="17.6666312847844" calcext:value-type="float">
            <text:p>17,67</text:p>
          </table:table-cell>
          <table:table-cell table:style-name="ce2" table:formula="of:=[.Q69]-[.R69]" office:value-type="float" office:value="2.23361829906927" calcext:value-type="float">
            <text:p>2,2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0];[.$L$4];[.$L$5]+[.D70];0)/COM.MICROSOFT.NORM.DIST([.$L$4];[.$L$4];[.$L$5]+[.D70];0)*COM.MICROSOFT.NORM.DIST([.C70];[.$L$1];[.$L$2]+[.D70];0)/COM.MICROSOFT.NORM.DIST([.$L$1];[.$L$1];[.$L$2]+[.D70];0)" office:value-type="float" office:value="0.00000226032940698105" calcext:value-type="float">
            <text:p>0,00</text:p>
          </table:table-cell>
          <table:table-cell table:formula="of:=[.$D$4]+[.$D$3]*EXP(-[.F70]/[.$F$2])" office:value-type="float" office:value="2.99002495838536" calcext:value-type="float">
            <text:p>2,99</text:p>
          </table:table-cell>
          <table:table-cell table:style-name="ce2" table:formula="of:=[.I70]*[.F70]*([.$D$4]+[.$D$3]*EXP(-[.F70]/[.$F$2]))" office:value-type="float" office:value="0.0000675844134104574" calcext:value-type="float">
            <text:p>0,00</text:p>
          </table:table-cell>
          <table:table-cell table:formula="of:=[.$D$4]*[.F70]" office:value-type="float" office:value="10" calcext:value-type="float">
            <text:p>10</text:p>
          </table:table-cell>
          <table:table-cell table:style-name="ce2" table:formula="of:=[.K70]-[.L70]" office:value-type="float" office:value="-9.99993241558659" calcext:value-type="float">
            <text:p>-10,00</text:p>
          </table:table-cell>
          <table:table-cell table:style-name="ce2"/>
          <table:table-cell table:style-name="ce2" table:formula="of:=1-COM.MICROSOFT.NORM.DIST([.B70];[.$R$4];[.$R$5]+[.E70];0)/COM.MICROSOFT.NORM.DIST([.$R$4];[.$R$4];[.$R$5]+[.E70];0)*COM.MICROSOFT.NORM.DIST([.C70];[.$R$1];[.$R$2]+[.E70];0)/COM.MICROSOFT.NORM.DIST([.$R$1];[.$R$1];[.$R$2]+[.E70];0)" office:value-type="float" office:value="0.750647791222704" calcext:value-type="float">
            <text:p>0,75</text:p>
          </table:table-cell>
          <table:table-cell table:style-name="ce2" table:formula="of:=[.$D$3]*EXP(-[.G70]/[.$F$2])" office:value-type="float" office:value="1.99002495838536" calcext:value-type="float">
            <text:p>1,99</text:p>
          </table:table-cell>
          <table:table-cell table:style-name="ce2" table:formula="of:=[.G70]*[.$D$3]*EXP(-[.G70]/[.$F$2])" office:value-type="float" office:value="19.9002495838536" calcext:value-type="float">
            <text:p>19,90</text:p>
          </table:table-cell>
          <table:table-cell table:style-name="ce2" table:formula="of:=[.G70]*[.$D$5]*[.O70]" office:value-type="float" office:value="22.5194337366811" calcext:value-type="float">
            <text:p>22,52</text:p>
          </table:table-cell>
          <table:table-cell table:style-name="ce2" table:formula="of:=[.Q70]-[.R70]" office:value-type="float" office:value="-2.61918415282747" calcext:value-type="float">
            <text:p>-2,6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1];[.$L$4];[.$L$5]+[.D71];0)/COM.MICROSOFT.NORM.DIST([.$L$4];[.$L$4];[.$L$5]+[.D71];0)*COM.MICROSOFT.NORM.DIST([.C71];[.$L$1];[.$L$2]+[.D71];0)/COM.MICROSOFT.NORM.DIST([.$L$1];[.$L$1];[.$L$2]+[.D71];0)" office:value-type="float" office:value="0.00000298407058258196" calcext:value-type="float">
            <text:p>0,00</text:p>
          </table:table-cell>
          <table:table-cell table:formula="of:=[.$D$4]+[.$D$3]*EXP(-[.F71]/[.$F$2])" office:value-type="float" office:value="2.99002495838536" calcext:value-type="float">
            <text:p>2,99</text:p>
          </table:table-cell>
          <table:table-cell table:style-name="ce2" table:formula="of:=[.I71]*[.F71]*([.$D$4]+[.$D$3]*EXP(-[.F71]/[.$F$2]))" office:value-type="float" office:value="0.0000892244551950362" calcext:value-type="float">
            <text:p>0,00</text:p>
          </table:table-cell>
          <table:table-cell table:formula="of:=[.$D$4]*[.F71]" office:value-type="float" office:value="10" calcext:value-type="float">
            <text:p>10</text:p>
          </table:table-cell>
          <table:table-cell table:style-name="ce2" table:formula="of:=[.K71]-[.L71]" office:value-type="float" office:value="-9.99991077554481" calcext:value-type="float">
            <text:p>-10,00</text:p>
          </table:table-cell>
          <table:table-cell table:style-name="ce2"/>
          <table:table-cell table:style-name="ce2" table:formula="of:=1-COM.MICROSOFT.NORM.DIST([.B71];[.$R$4];[.$R$5]+[.E71];0)/COM.MICROSOFT.NORM.DIST([.$R$4];[.$R$4];[.$R$5]+[.E71];0)*COM.MICROSOFT.NORM.DIST([.C71];[.$R$1];[.$R$2]+[.E71];0)/COM.MICROSOFT.NORM.DIST([.$R$1];[.$R$1];[.$R$2]+[.E71];0)" office:value-type="float" office:value="0.864664716763387" calcext:value-type="float">
            <text:p>0,86</text:p>
          </table:table-cell>
          <table:table-cell table:style-name="ce2" table:formula="of:=[.$D$3]*EXP(-[.G71]/[.$F$2])" office:value-type="float" office:value="1.99002495838536" calcext:value-type="float">
            <text:p>1,99</text:p>
          </table:table-cell>
          <table:table-cell table:style-name="ce2" table:formula="of:=[.G71]*[.$D$3]*EXP(-[.G71]/[.$F$2])" office:value-type="float" office:value="19.9002495838536" calcext:value-type="float">
            <text:p>19,90</text:p>
          </table:table-cell>
          <table:table-cell table:style-name="ce2" table:formula="of:=[.G71]*[.$D$5]*[.O71]" office:value-type="float" office:value="25.9399415029016" calcext:value-type="float">
            <text:p>25,94</text:p>
          </table:table-cell>
          <table:table-cell table:style-name="ce2" table:formula="of:=[.Q71]-[.R71]" office:value-type="float" office:value="-6.03969191904797" calcext:value-type="float">
            <text:p>-6,0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2];[.$L$4];[.$L$5]+[.D72];0)/COM.MICROSOFT.NORM.DIST([.$L$4];[.$L$4];[.$L$5]+[.D72];0)*COM.MICROSOFT.NORM.DIST([.C72];[.$L$1];[.$L$2]+[.D72];0)/COM.MICROSOFT.NORM.DIST([.$L$1];[.$L$1];[.$L$2]+[.D72];0)" office:value-type="float" office:value="0.00000352526285545925" calcext:value-type="float">
            <text:p>0,00</text:p>
          </table:table-cell>
          <table:table-cell table:formula="of:=[.$D$4]+[.$D$3]*EXP(-[.F72]/[.$F$2])" office:value-type="float" office:value="2.99002495838536" calcext:value-type="float">
            <text:p>2,99</text:p>
          </table:table-cell>
          <table:table-cell table:style-name="ce2" table:formula="of:=[.I72]*[.F72]*([.$D$4]+[.$D$3]*EXP(-[.F72]/[.$F$2]))" office:value-type="float" office:value="0.00010540623922692" calcext:value-type="float">
            <text:p>0,00</text:p>
          </table:table-cell>
          <table:table-cell table:formula="of:=[.$D$4]*[.F72]" office:value-type="float" office:value="10" calcext:value-type="float">
            <text:p>10</text:p>
          </table:table-cell>
          <table:table-cell table:style-name="ce2" table:formula="of:=[.K72]-[.L72]" office:value-type="float" office:value="-9.99989459376077" calcext:value-type="float">
            <text:p>-10,00</text:p>
          </table:table-cell>
          <table:table-cell table:style-name="ce2"/>
          <table:table-cell table:style-name="ce2" table:formula="of:=1-COM.MICROSOFT.NORM.DIST([.B72];[.$R$4];[.$R$5]+[.E72];0)/COM.MICROSOFT.NORM.DIST([.$R$4];[.$R$4];[.$R$5]+[.E72];0)*COM.MICROSOFT.NORM.DIST([.C72];[.$R$1];[.$R$2]+[.E72];0)/COM.MICROSOFT.NORM.DIST([.$R$1];[.$R$1];[.$R$2]+[.E72];0)" office:value-type="float" office:value="0.93427147138347" calcext:value-type="float">
            <text:p>0,93</text:p>
          </table:table-cell>
          <table:table-cell table:style-name="ce2" table:formula="of:=[.$D$3]*EXP(-[.G72]/[.$F$2])" office:value-type="float" office:value="1.99002495838536" calcext:value-type="float">
            <text:p>1,99</text:p>
          </table:table-cell>
          <table:table-cell table:style-name="ce2" table:formula="of:=[.G72]*[.$D$3]*EXP(-[.G72]/[.$F$2])" office:value-type="float" office:value="19.9002495838536" calcext:value-type="float">
            <text:p>19,90</text:p>
          </table:table-cell>
          <table:table-cell table:style-name="ce2" table:formula="of:=[.G72]*[.$D$5]*[.O72]" office:value-type="float" office:value="28.0281441415041" calcext:value-type="float">
            <text:p>28,03</text:p>
          </table:table-cell>
          <table:table-cell table:style-name="ce2" table:formula="of:=[.Q72]-[.R72]" office:value-type="float" office:value="-8.12789455765044" calcext:value-type="float">
            <text:p>-8,1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3];[.$L$4];[.$L$5]+[.D73];0)/COM.MICROSOFT.NORM.DIST([.$L$4];[.$L$4];[.$L$5]+[.D73];0)*COM.MICROSOFT.NORM.DIST([.C73];[.$L$1];[.$L$2]+[.D73];0)/COM.MICROSOFT.NORM.DIST([.$L$1];[.$L$1];[.$L$2]+[.D73];0)" office:value-type="float" office:value="0.00000372665317207867" calcext:value-type="float">
            <text:p>0,00</text:p>
          </table:table-cell>
          <table:table-cell table:formula="of:=[.$D$4]+[.$D$3]*EXP(-[.F73]/[.$F$2])" office:value-type="float" office:value="2.99002495838536" calcext:value-type="float">
            <text:p>2,99</text:p>
          </table:table-cell>
          <table:table-cell table:style-name="ce2" table:formula="of:=[.I73]*[.F73]*([.$D$4]+[.$D$3]*EXP(-[.F73]/[.$F$2]))" office:value-type="float" office:value="0.000111427859957612" calcext:value-type="float">
            <text:p>0,00</text:p>
          </table:table-cell>
          <table:table-cell table:formula="of:=[.$D$4]*[.F73]" office:value-type="float" office:value="10" calcext:value-type="float">
            <text:p>10</text:p>
          </table:table-cell>
          <table:table-cell table:style-name="ce2" table:formula="of:=[.K73]-[.L73]" office:value-type="float" office:value="-9.99988857214004" calcext:value-type="float">
            <text:p>-10,00</text:p>
          </table:table-cell>
          <table:table-cell table:style-name="ce2"/>
          <table:table-cell table:style-name="ce2" table:formula="of:=1-COM.MICROSOFT.NORM.DIST([.B73];[.$R$4];[.$R$5]+[.E73];0)/COM.MICROSOFT.NORM.DIST([.$R$4];[.$R$4];[.$R$5]+[.E73];0)*COM.MICROSOFT.NORM.DIST([.C73];[.$R$1];[.$R$2]+[.E73];0)/COM.MICROSOFT.NORM.DIST([.$R$1];[.$R$1];[.$R$2]+[.E73];0)" office:value-type="float" office:value="0.97143449921545" calcext:value-type="float">
            <text:p>0,97</text:p>
          </table:table-cell>
          <table:table-cell table:style-name="ce2" table:formula="of:=[.$D$3]*EXP(-[.G73]/[.$F$2])" office:value-type="float" office:value="1.99002495838536" calcext:value-type="float">
            <text:p>1,99</text:p>
          </table:table-cell>
          <table:table-cell table:style-name="ce2" table:formula="of:=[.G73]*[.$D$3]*EXP(-[.G73]/[.$F$2])" office:value-type="float" office:value="19.9002495838536" calcext:value-type="float">
            <text:p>19,90</text:p>
          </table:table-cell>
          <table:table-cell table:style-name="ce2" table:formula="of:=[.G73]*[.$D$5]*[.O73]" office:value-type="float" office:value="29.1430349764635" calcext:value-type="float">
            <text:p>29,14</text:p>
          </table:table-cell>
          <table:table-cell table:style-name="ce2" table:formula="of:=[.Q73]-[.R73]" office:value-type="float" office:value="-9.24278539260984" calcext:value-type="float">
            <text:p>-9,2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4];[.$L$4];[.$L$5]+[.D74];0)/COM.MICROSOFT.NORM.DIST([.$L$4];[.$L$4];[.$L$5]+[.D74];0)*COM.MICROSOFT.NORM.DIST([.C74];[.$L$1];[.$L$2]+[.D74];0)/COM.MICROSOFT.NORM.DIST([.$L$1];[.$L$1];[.$L$2]+[.D74];0)" office:value-type="float" office:value="0.00000352526285545925" calcext:value-type="float">
            <text:p>0,00</text:p>
          </table:table-cell>
          <table:table-cell table:formula="of:=[.$D$4]+[.$D$3]*EXP(-[.F74]/[.$F$2])" office:value-type="float" office:value="2.99002495838536" calcext:value-type="float">
            <text:p>2,99</text:p>
          </table:table-cell>
          <table:table-cell table:style-name="ce2" table:formula="of:=[.I74]*[.F74]*([.$D$4]+[.$D$3]*EXP(-[.F74]/[.$F$2]))" office:value-type="float" office:value="0.00010540623922692" calcext:value-type="float">
            <text:p>0,00</text:p>
          </table:table-cell>
          <table:table-cell table:formula="of:=[.$D$4]*[.F74]" office:value-type="float" office:value="10" calcext:value-type="float">
            <text:p>10</text:p>
          </table:table-cell>
          <table:table-cell table:style-name="ce2" table:formula="of:=[.K74]-[.L74]" office:value-type="float" office:value="-9.99989459376077" calcext:value-type="float">
            <text:p>-10,00</text:p>
          </table:table-cell>
          <table:table-cell table:style-name="ce2"/>
          <table:table-cell table:style-name="ce2" table:formula="of:=1-COM.MICROSOFT.NORM.DIST([.B74];[.$R$4];[.$R$5]+[.E74];0)/COM.MICROSOFT.NORM.DIST([.$R$4];[.$R$4];[.$R$5]+[.E74];0)*COM.MICROSOFT.NORM.DIST([.C74];[.$R$1];[.$R$2]+[.E74];0)/COM.MICROSOFT.NORM.DIST([.$R$1];[.$R$1];[.$R$2]+[.E74];0)" office:value-type="float" office:value="0.988891003461758" calcext:value-type="float">
            <text:p>0,99</text:p>
          </table:table-cell>
          <table:table-cell table:style-name="ce2" table:formula="of:=[.$D$3]*EXP(-[.G74]/[.$F$2])" office:value-type="float" office:value="1.99002495838536" calcext:value-type="float">
            <text:p>1,99</text:p>
          </table:table-cell>
          <table:table-cell table:style-name="ce2" table:formula="of:=[.G74]*[.$D$3]*EXP(-[.G74]/[.$F$2])" office:value-type="float" office:value="19.9002495838536" calcext:value-type="float">
            <text:p>19,90</text:p>
          </table:table-cell>
          <table:table-cell table:style-name="ce2" table:formula="of:=[.G74]*[.$D$5]*[.O74]" office:value-type="float" office:value="29.6667301038527" calcext:value-type="float">
            <text:p>29,67</text:p>
          </table:table-cell>
          <table:table-cell table:style-name="ce2" table:formula="of:=[.Q74]-[.R74]" office:value-type="float" office:value="-9.76648051999909" calcext:value-type="float">
            <text:p>-9,77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5];[.$L$4];[.$L$5]+[.D75];0)/COM.MICROSOFT.NORM.DIST([.$L$4];[.$L$4];[.$L$5]+[.D75];0)*COM.MICROSOFT.NORM.DIST([.C75];[.$L$1];[.$L$2]+[.D75];0)/COM.MICROSOFT.NORM.DIST([.$L$1];[.$L$1];[.$L$2]+[.D75];0)" office:value-type="float" office:value="0.00000298407058258196" calcext:value-type="float">
            <text:p>0,00</text:p>
          </table:table-cell>
          <table:table-cell table:formula="of:=[.$D$4]+[.$D$3]*EXP(-[.F75]/[.$F$2])" office:value-type="float" office:value="2.99002495838536" calcext:value-type="float">
            <text:p>2,99</text:p>
          </table:table-cell>
          <table:table-cell table:style-name="ce2" table:formula="of:=[.I75]*[.F75]*([.$D$4]+[.$D$3]*EXP(-[.F75]/[.$F$2]))" office:value-type="float" office:value="0.0000892244551950362" calcext:value-type="float">
            <text:p>0,00</text:p>
          </table:table-cell>
          <table:table-cell table:formula="of:=[.$D$4]*[.F75]" office:value-type="float" office:value="10" calcext:value-type="float">
            <text:p>10</text:p>
          </table:table-cell>
          <table:table-cell table:style-name="ce2" table:formula="of:=[.K75]-[.L75]" office:value-type="float" office:value="-9.99991077554481" calcext:value-type="float">
            <text:p>-10,00</text:p>
          </table:table-cell>
          <table:table-cell table:style-name="ce2"/>
          <table:table-cell table:style-name="ce2" table:formula="of:=1-COM.MICROSOFT.NORM.DIST([.B75];[.$R$4];[.$R$5]+[.E75];0)/COM.MICROSOFT.NORM.DIST([.$R$4];[.$R$4];[.$R$5]+[.E75];0)*COM.MICROSOFT.NORM.DIST([.C75];[.$R$1];[.$R$2]+[.E75];0)/COM.MICROSOFT.NORM.DIST([.$R$1];[.$R$1];[.$R$2]+[.E75];0)" office:value-type="float" office:value="0.996134079860527" calcext:value-type="float">
            <text:p>1,00</text:p>
          </table:table-cell>
          <table:table-cell table:style-name="ce2" table:formula="of:=[.$D$3]*EXP(-[.G75]/[.$F$2])" office:value-type="float" office:value="1.99002495838536" calcext:value-type="float">
            <text:p>1,99</text:p>
          </table:table-cell>
          <table:table-cell table:style-name="ce2" table:formula="of:=[.G75]*[.$D$3]*EXP(-[.G75]/[.$F$2])" office:value-type="float" office:value="19.9002495838536" calcext:value-type="float">
            <text:p>19,90</text:p>
          </table:table-cell>
          <table:table-cell table:style-name="ce2" table:formula="of:=[.G75]*[.$D$5]*[.O75]" office:value-type="float" office:value="29.8840223958158" calcext:value-type="float">
            <text:p>29,88</text:p>
          </table:table-cell>
          <table:table-cell table:style-name="ce2" table:formula="of:=[.Q75]-[.R75]" office:value-type="float" office:value="-9.98377281196217" calcext:value-type="float">
            <text:p>-9,98</text:p>
          </table:table-cell>
          <table:table-cell table:style-name="ce2"/>
        </table:table-row>
        <table:table-row table:style-name="ro1" table:number-rows-repeated="13">
          <table:table-cell table:number-columns-repeated="10"/>
          <table:table-cell table:style-name="ce2"/>
          <table:table-cell/>
          <table:table-cell table:style-name="ce2" table:number-columns-repeated="8"/>
        </table:table-row>
        <table:table-row table:style-name="ro1" table:number-rows-repeated="104848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volution Tour - WF &amp; FA" table:style-name="ta1">
        <table:shapes>
          <draw:frame draw:z-index="0" draw:name="FOOD HR" draw:style-name="gr1" draw:text-style-name="P1" svg:width="19.366cm" svg:height="9.988cm" svg:x="31.869cm" svg:y="0.132cm">
            <draw:object draw:notify-on-update-of-ranges="'Evolution Tour - WF &amp; FA'.A8:'Evolution Tour - WF &amp; FA'.A100 'Evolution Tour - WF &amp; FA'.F7:'Evolution Tour - WF &amp; FA'.F7 'Evolution Tour - WF &amp; FA'.F8:'Evolution Tour - WF &amp; FA'.F100 'Evolution Tour - WF &amp; FA'.A8:'Evolution Tour - WF &amp; FA'.A100 'Evolution Tour - WF &amp; FA'.D7:'Evolution Tour - WF &amp; FA'.D7 'Evolution Tour - WF &amp; FA'.D8:'Evolution Tour - WF &amp; FA'.D100 'Evolution Tour - WF &amp; FA'.A8:'Evolution Tour - WF &amp; FA'.A100 'Evolution Tour - WF &amp; FA'.M7:'Evolution Tour - WF &amp; FA'.M7 'Evolution Tour - WF &amp; FA'.M8:'Evolution Tour - WF &amp; FA'.M100 'Evolution Tour - WF &amp; FA'.J7:'Evolution Tour - WF &amp; FA'.J7 'Evolution Tour - WF &amp; FA'.J8:'Evolution Tour - WF &amp; FA'.J88 'Evolution Tour - WF &amp; FA'.A8:'Evolution Tour - WF &amp; FA'.A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4cm" svg:height="9.005cm" svg:x="61.027cm" svg:y="1.354cm">
            <draw:object draw:notify-on-update-of-ranges="'Evolution Tour - WF &amp; FA'.AB2:'Evolution Tour - WF &amp; FA'.AB47 'Evolution Tour - WF &amp; FA'.AC2:'Evolution Tour - WF &amp; FA'.AC47 'Evolution Tour - WF &amp; FA'.AB2:'Evolution Tour - WF &amp; FA'.AB47 'Evolution Tour - WF &amp; FA'.AD2:'Evolution Tour - WF &amp; FA'.AD47 'Evolution Tour - WF &amp; FA'.AB2:'Evolution Tour - WF &amp; FA'.AB47 'Evolution Tour - WF &amp; FA'.AE2:'Evolution Tour - WF &amp; FA'.AE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9.372cm" svg:height="10.074cm" svg:x="31.911cm" svg:y="10.379cm">
            <draw:object draw:notify-on-update-of-ranges="'Evolution Tour - WF &amp; FA'.G7:'Evolution Tour - WF &amp; FA'.G7 'Evolution Tour - WF &amp; FA'.G8:'Evolution Tour - WF &amp; FA'.G88 'Evolution Tour - WF &amp; FA'.A8:'Evolution Tour - WF &amp; FA'.A88 'Evolution Tour - WF &amp; FA'.E7:'Evolution Tour - WF &amp; FA'.E7 'Evolution Tour - WF &amp; FA'.E8:'Evolution Tour - WF &amp; FA'.E88 'Evolution Tour - WF &amp; FA'.A8:'Evolution Tour - WF &amp; FA'.A88 'Evolution Tour - WF &amp; FA'.S7:'Evolution Tour - WF &amp; FA'.S7 'Evolution Tour - WF &amp; FA'.S8:'Evolution Tour - WF &amp; FA'.S88 'Evolution Tour - WF &amp; FA'.A8:'Evolution Tour - WF &amp; FA'.A88 'Evolution Tour - WF &amp; FA'.P7:'Evolution Tour - WF &amp; FA'.P7 'Evolution Tour - WF &amp; FA'.P8:'Evolution Tour - WF &amp; FA'.P88 'Evolution Tour - WF &amp; FA'.A8:'Evolution Tour - WF &amp; FA'.A8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number-columns-repeated="14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temp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temp</text:p>
          </table:table-cell>
          <table:table-cell office:value-type="float" office:value="-50" calcext:value-type="float">
            <text:p>-50</text:p>
          </table:table-cell>
          <table:table-cell table:number-columns-repeated="12"/>
          <table:table-cell table:style-name="ce15" office:value-type="string" calcext:value-type="string">
            <text:p>ESSAIS DE COURBE DECROISSANTE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ut 1 FA/W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ui pop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EXP(-([.AB2]/(15+[.AB2])))" office:value-type="float" office:value="0.939413062813476" calcext:value-type="float">
            <text:p>0,939413062813476</text:p>
          </table:table-cell>
          <table:table-cell table:formula="of:=EXP(-[.AB2]/25)" office:value-type="float" office:value="0.960789439152323" calcext:value-type="float">
            <text:p>0,960789439152323</text:p>
          </table:table-cell>
          <table:table-cell table:formula="of:=1-EXP(-25/[.AB2])" office:value-type="float" office:value="0.999999999986112" calcext:value-type="float">
            <text:p>0,9999999999861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ductivité FA/WF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table:number-columns-repeated="4"/>
          <table:table-cell office:value-type="string" calcext:value-type="string">
            <text:p>meca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formula="of:=EXP(-([.AB3]/(15+[.AB3])))" office:value-type="float" office:value="0.889009765402776" calcext:value-type="float">
            <text:p>0,889009765402776</text:p>
          </table:table-cell>
          <table:table-cell table:formula="of:=EXP(-[.AB3]/25)" office:value-type="float" office:value="0.923116346386636" calcext:value-type="float">
            <text:p>0,923116346386636</text:p>
          </table:table-cell>
          <table:table-cell table:formula="of:=1-EXP(-25/[.AB3])" office:value-type="float" office:value="0.999996273346828" calcext:value-type="float">
            <text:p>0,9999962733468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ntretien W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H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H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EXP(-([.AB4]/(15+[.AB4])))" office:value-type="float" office:value="0.846481724890614" calcext:value-type="float">
            <text:p>0,846481724890614</text:p>
          </table:table-cell>
          <table:table-cell table:formula="of:=EXP(-[.AB4]/25)" office:value-type="float" office:value="0.886920436717158" calcext:value-type="float">
            <text:p>0,886920436717158</text:p>
          </table:table-cell>
          <table:table-cell table:formula="of:=1-EXP(-25/[.AB4])" office:value-type="float" office:value="0.99975963052358" calcext:value-type="float">
            <text:p>0,999759630523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aintenance F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EXP(-([.AB5]/(15+[.AB5])))" office:value-type="float" office:value="0.810157734932427" calcext:value-type="float">
            <text:p>0,810157734932427</text:p>
          </table:table-cell>
          <table:table-cell table:formula="of:=EXP(-[.AB5]/25)" office:value-type="float" office:value="0.852143788966211" calcext:value-type="float">
            <text:p>0,852143788966211</text:p>
          </table:table-cell>
          <table:table-cell table:formula="of:=1-EXP(-25/[.AB5])" office:value-type="float" office:value="0.998069545863772" calcext:value-type="float">
            <text:p>0,998069545863772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/>
          <table:table-cell table:style-name="ce13" office:value-type="string" calcext:value-type="string">
            <text:p>MAX =</text:p>
          </table:table-cell>
          <table:table-cell table:style-name="ce14" table:formula="of:=MAX([.M8:.M88])" office:value-type="float" office:value="1471.48654383889" calcext:value-type="float">
            <text:p>1471,5</text:p>
          </table:table-cell>
          <table:table-cell/>
          <table:table-cell office:value-type="string" calcext:value-type="string">
            <text:p>meca</text:p>
          </table:table-cell>
          <table:table-cell table:number-columns-repeated="2"/>
          <table:table-cell table:style-name="ce13" office:value-type="string" calcext:value-type="string">
            <text:p>MAX =</text:p>
          </table:table-cell>
          <table:table-cell table:style-name="ce14" table:formula="of:=MAX([.S8:.S88])" office:value-type="float" office:value="0" calcext:value-type="float">
            <text:p>0,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EXP(-([.AB6]/(15+[.AB6])))" office:value-type="float" office:value="0.778800783071405" calcext:value-type="float">
            <text:p>0,778800783071405</text:p>
          </table:table-cell>
          <table:table-cell table:formula="of:=EXP(-[.AB6]/25)" office:value-type="float" office:value="0.818730753077982" calcext:value-type="float">
            <text:p>0,818730753077982</text:p>
          </table:table-cell>
          <table:table-cell table:formula="of:=1-EXP(-25/[.AB6])" office:value-type="float" office:value="0.993262053000914" calcext:value-type="float">
            <text:p>0,993262053000914</text:p>
          </table:table-cell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%H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RO : FA</text:p>
          </table:table-cell>
          <table:table-cell/>
          <table:table-cell office:value-type="string" calcext:value-type="string">
            <text:p>food factor</text:p>
          </table:table-cell>
          <table:table-cell office:value-type="string" calcext:value-type="string">
            <text:p>prod par WF</text:p>
          </table:table-cell>
          <table:table-cell office:value-type="string" calcext:value-type="string">
            <text:p>Food générée</text:p>
          </table:table-cell>
          <table:table-cell office:value-type="string" calcext:value-type="string">
            <text:p>Entretien bio</text:p>
          </table:table-cell>
          <table:table-cell office:value-type="string" calcext:value-type="string">
            <text:p>net food</text:p>
          </table:table-cell>
          <table:table-cell/>
          <table:table-cell office:value-type="string" calcext:value-type="string">
            <text:p>mec factor</text:p>
          </table:table-cell>
          <table:table-cell office:value-type="string" calcext:value-type="string">
            <text:p>prod / FA</text:p>
          </table:table-cell>
          <table:table-cell office:value-type="string" calcext:value-type="string">
            <text:p>Spare parts générées</text:p>
          </table:table-cell>
          <table:table-cell office:value-type="string" calcext:value-type="string">
            <text:p>Maintenance factory</text:p>
          </table:table-cell>
          <table:table-cell office:value-type="string" calcext:value-type="string">
            <text:p>net spareparts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EXP(-([.AB7]/(15+[.AB7])))" office:value-type="float" office:value="0.751477293075286" calcext:value-type="float">
            <text:p>0,751477293075286</text:p>
          </table:table-cell>
          <table:table-cell table:formula="of:=EXP(-[.AB7]/25)" office:value-type="float" office:value="0.786627861066553" calcext:value-type="float">
            <text:p>0,786627861066553</text:p>
          </table:table-cell>
          <table:table-cell table:formula="of:=1-EXP(-25/[.AB7])" office:value-type="float" office:value="0.984496146400991" calcext:value-type="float">
            <text:p>0,984496146400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/>
          <table:table-cell table:formula="of:=COM.MICROSOFT.NORM.DIST([.B8];[.$L$4];[.$L$5]+[.D8];0)/COM.MICROSOFT.NORM.DIST([.$L$4];[.$L$4];[.$L$5]+[.D8];0)*COM.MICROSOFT.NORM.DIST([.C8];[.$L$1];[.$L$2]+[.D8];0)/COM.MICROSOFT.NORM.DIST([.$L$1];[.$L$1];[.$L$2]+[.D8];0)" office:value-type="float" office:value="1" calcext:value-type="float">
            <text:p>1,00</text:p>
          </table:table-cell>
          <table:table-cell table:formula="of:=[.$D$4]+[.$D$3]*EXP(-[.F8]/[.$F$2])" office:value-type="float" office:value="2.99002495838536" calcext:value-type="float">
            <text:p>2,99</text:p>
          </table:table-cell>
          <table:table-cell table:style-name="ce2" table:formula="of:=[.I8]*[.F8]*([.$D$4]+[.$D$3]*EXP(-[.F8]/[.$F$2]))" office:value-type="float" office:value="29.9002495838536" calcext:value-type="float">
            <text:p>29,90</text:p>
          </table:table-cell>
          <table:table-cell table:formula="of:=[.$D$4]*[.F8]" office:value-type="float" office:value="10" calcext:value-type="float">
            <text:p>10</text:p>
          </table:table-cell>
          <table:table-cell table:style-name="ce2" table:formula="of:=[.K8]-[.L8]" office:value-type="float" office:value="19.9002495838537" calcext:value-type="float">
            <text:p>19,90</text:p>
          </table:table-cell>
          <table:table-cell table:style-name="ce2"/>
          <table:table-cell table:style-name="ce2" table:formula="of:=1-COM.MICROSOFT.NORM.DIST([.B8];[.$R$4];[.$R$5]+[.E8];0)/COM.MICROSOFT.NORM.DIST([.$R$4];[.$R$4];[.$R$5]+[.E8];0)*COM.MICROSOFT.NORM.DIST([.C8];[.$R$1];[.$R$2]+[.E8];0)/COM.MICROSOFT.NORM.DIST([.$R$1];[.$R$1];[.$R$2]+[.E8];0)" office:value-type="float" office:value="0.999999893546286" calcext:value-type="float">
            <text:p>1,00</text:p>
          </table:table-cell>
          <table:table-cell table:style-name="ce2" table:formula="of:=[.$D$3]*EXP(-[.G8]/[.$F$2])" office:value-type="float" office:value="1.99002495838536" calcext:value-type="float">
            <text:p>1,99</text:p>
          </table:table-cell>
          <table:table-cell table:style-name="ce2" table:formula="of:=[.G8]*[.$D$3]*EXP(-[.G8]/[.$F$2])" office:value-type="float" office:value="19.9002495838536" calcext:value-type="float">
            <text:p>19,90</text:p>
          </table:table-cell>
          <table:table-cell table:style-name="ce2" table:formula="of:=[.G8]*[.$D$5]*[.O8]" office:value-type="float" office:value="29.9999968063886" calcext:value-type="float">
            <text:p>30,00</text:p>
          </table:table-cell>
          <table:table-cell table:style-name="ce2" table:formula="of:=[.Q8]-[.R8]" office:value-type="float" office:value="-10.0997472225349" calcext:value-type="float">
            <text:p>-10,10</text:p>
          </table:table-cell>
          <table:table-cell table:style-name="ce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formula="of:=EXP(-([.AB8]/(15+[.AB8])))" office:value-type="float" office:value="0.727470509024284" calcext:value-type="float">
            <text:p>0,727470509024284</text:p>
          </table:table-cell>
          <table:table-cell table:formula="of:=EXP(-[.AB8]/25)" office:value-type="float" office:value="0.755783741455725" calcext:value-type="float">
            <text:p>0,755783741455725</text:p>
          </table:table-cell>
          <table:table-cell table:formula="of:=1-EXP(-25/[.AB8])" office:value-type="float" office:value="0.971884340251028" calcext:value-type="float">
            <text:p>0,971884340251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]+INT([.M8]/[.$D$2])" office:value-type="float" office:value="13" calcext:value-type="float">
            <text:p>13</text:p>
          </table:table-cell>
          <table:table-cell table:formula="of:=[.G8]+INT([.S8]/[.$D$2])" office:value-type="float" office:value="7" calcext:value-type="float">
            <text:p>7</text:p>
          </table:table-cell>
          <table:table-cell/>
          <table:table-cell table:formula="of:=COM.MICROSOFT.NORM.DIST([.B9];[.$L$4];[.$L$5]+[.D9];0)/COM.MICROSOFT.NORM.DIST([.$L$4];[.$L$4];[.$L$5]+[.D9];0)*COM.MICROSOFT.NORM.DIST([.C9];[.$L$1];[.$L$2]+[.D9];0)/COM.MICROSOFT.NORM.DIST([.$L$1];[.$L$1];[.$L$2]+[.D9];0)" office:value-type="float" office:value="1" calcext:value-type="float">
            <text:p>1,00</text:p>
          </table:table-cell>
          <table:table-cell table:formula="of:=[.$D$4]+[.$D$3]*EXP(-[.F9]/[.$F$2])" office:value-type="float" office:value="2.9870421586069" calcext:value-type="float">
            <text:p>2,99</text:p>
          </table:table-cell>
          <table:table-cell table:style-name="ce2" table:formula="of:=[.I9]*[.F9]*([.$D$4]+[.$D$3]*EXP(-[.F9]/[.$F$2]))" office:value-type="float" office:value="38.8315480618896" calcext:value-type="float">
            <text:p>38,83</text:p>
          </table:table-cell>
          <table:table-cell table:formula="of:=[.$D$4]*[.F9]" office:value-type="float" office:value="13" calcext:value-type="float">
            <text:p>13</text:p>
          </table:table-cell>
          <table:table-cell table:style-name="ce2" table:formula="of:=[.K9]-[.L9]" office:value-type="float" office:value="25.8315480618896" calcext:value-type="float">
            <text:p>25,83</text:p>
          </table:table-cell>
          <table:table-cell table:style-name="ce2"/>
          <table:table-cell table:style-name="ce2" table:formula="of:=1-COM.MICROSOFT.NORM.DIST([.B9];[.$R$4];[.$R$5]+[.E9];0)/COM.MICROSOFT.NORM.DIST([.$R$4];[.$R$4];[.$R$5]+[.E9];0)*COM.MICROSOFT.NORM.DIST([.C9];[.$R$1];[.$R$2]+[.E9];0)/COM.MICROSOFT.NORM.DIST([.$R$1];[.$R$1];[.$R$2]+[.E9];0)" office:value-type="float" office:value="0.999999893546286" calcext:value-type="float">
            <text:p>1,00</text:p>
          </table:table-cell>
          <table:table-cell table:style-name="ce2" table:formula="of:=[.$D$3]*EXP(-[.G9]/[.$F$2])" office:value-type="float" office:value="1.99301223572083" calcext:value-type="float">
            <text:p>1,99</text:p>
          </table:table-cell>
          <table:table-cell table:style-name="ce2" table:formula="of:=[.G9]*[.$D$3]*EXP(-[.G9]/[.$F$2])" office:value-type="float" office:value="13.9510856500458" calcext:value-type="float">
            <text:p>13,95</text:p>
          </table:table-cell>
          <table:table-cell table:style-name="ce2" table:formula="of:=[.G9]*[.$D$5]*[.O9]" office:value-type="float" office:value="20.999997764472" calcext:value-type="float">
            <text:p>21,00</text:p>
          </table:table-cell>
          <table:table-cell table:style-name="ce2" table:formula="of:=[.Q9]-[.R9]" office:value-type="float" office:value="-7.0489121144262" calcext:value-type="float">
            <text:p>-7,05</text:p>
          </table:table-cell>
          <table:table-cell table:style-name="ce2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formula="of:=EXP(-([.AB9]/(15+[.AB9])))" office:value-type="float" office:value="0.706221686697806" calcext:value-type="float">
            <text:p>0,706221686697806</text:p>
          </table:table-cell>
          <table:table-cell table:formula="of:=EXP(-[.AB9]/25)" office:value-type="float" office:value="0.726149037073691" calcext:value-type="float">
            <text:p>0,726149037073691</text:p>
          </table:table-cell>
          <table:table-cell table:formula="of:=1-EXP(-25/[.AB9])" office:value-type="float" office:value="0.956063066376593" calcext:value-type="float">
            <text:p>0,956063066376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9]+INT([.M9]/[.$D$2])" office:value-type="float" office:value="18" calcext:value-type="float">
            <text:p>18</text:p>
          </table:table-cell>
          <table:table-cell table:formula="of:=[.G9]+INT([.S9]/[.$D$2])" office:value-type="float" office:value="5" calcext:value-type="float">
            <text:p>5</text:p>
          </table:table-cell>
          <table:table-cell/>
          <table:table-cell table:formula="of:=COM.MICROSOFT.NORM.DIST([.B10];[.$L$4];[.$L$5]+[.D10];0)/COM.MICROSOFT.NORM.DIST([.$L$4];[.$L$4];[.$L$5]+[.D10];0)*COM.MICROSOFT.NORM.DIST([.C10];[.$L$1];[.$L$2]+[.D10];0)/COM.MICROSOFT.NORM.DIST([.$L$1];[.$L$1];[.$L$2]+[.D10];0)" office:value-type="float" office:value="1" calcext:value-type="float">
            <text:p>1,00</text:p>
          </table:table-cell>
          <table:table-cell table:formula="of:=[.$D$4]+[.$D$3]*EXP(-[.F10]/[.$F$2])" office:value-type="float" office:value="2.98208075754577" calcext:value-type="float">
            <text:p>2,98</text:p>
          </table:table-cell>
          <table:table-cell table:style-name="ce2" table:formula="of:=[.I10]*[.F10]*([.$D$4]+[.$D$3]*EXP(-[.F10]/[.$F$2]))" office:value-type="float" office:value="53.6774536358238" calcext:value-type="float">
            <text:p>53,68</text:p>
          </table:table-cell>
          <table:table-cell table:formula="of:=[.$D$4]*[.F10]" office:value-type="float" office:value="18" calcext:value-type="float">
            <text:p>18</text:p>
          </table:table-cell>
          <table:table-cell table:style-name="ce2" table:formula="of:=[.K10]-[.L10]" office:value-type="float" office:value="35.6774536358238" calcext:value-type="float">
            <text:p>35,68</text:p>
          </table:table-cell>
          <table:table-cell table:style-name="ce2"/>
          <table:table-cell table:style-name="ce2" table:formula="of:=1-COM.MICROSOFT.NORM.DIST([.B10];[.$R$4];[.$R$5]+[.E10];0)/COM.MICROSOFT.NORM.DIST([.$R$4];[.$R$4];[.$R$5]+[.E10];0)*COM.MICROSOFT.NORM.DIST([.C10];[.$R$1];[.$R$2]+[.E10];0)/COM.MICROSOFT.NORM.DIST([.$R$1];[.$R$1];[.$R$2]+[.E10];0)" office:value-type="float" office:value="0.999999893546286" calcext:value-type="float">
            <text:p>1,00</text:p>
          </table:table-cell>
          <table:table-cell table:style-name="ce2" table:formula="of:=[.$D$3]*EXP(-[.G10]/[.$F$2])" office:value-type="float" office:value="1.99500624479492" calcext:value-type="float">
            <text:p>2,00</text:p>
          </table:table-cell>
          <table:table-cell table:style-name="ce2" table:formula="of:=[.G10]*[.$D$3]*EXP(-[.G10]/[.$F$2])" office:value-type="float" office:value="9.9750312239746" calcext:value-type="float">
            <text:p>9,98</text:p>
          </table:table-cell>
          <table:table-cell table:style-name="ce2" table:formula="of:=[.G10]*[.$D$5]*[.O10]" office:value-type="float" office:value="14.9999984031943" calcext:value-type="float">
            <text:p>15,00</text:p>
          </table:table-cell>
          <table:table-cell table:style-name="ce2" table:formula="of:=[.Q10]-[.R10]" office:value-type="float" office:value="-5.02496717921969" calcext:value-type="float">
            <text:p>-5,02</text:p>
          </table:table-cell>
          <table:table-cell table:style-name="ce2" table:number-columns-repeated="2"/>
          <table:table-cell table:number-columns-repeated="6"/>
          <table:table-cell office:value-type="float" office:value="9" calcext:value-type="float">
            <text:p>9</text:p>
          </table:table-cell>
          <table:table-cell table:formula="of:=EXP(-([.AB10]/(15+[.AB10])))" office:value-type="float" office:value="0.687289278790972" calcext:value-type="float">
            <text:p>0,687289278790972</text:p>
          </table:table-cell>
          <table:table-cell table:formula="of:=EXP(-[.AB10]/25)" office:value-type="float" office:value="0.697676326071031" calcext:value-type="float">
            <text:p>0,697676326071031</text:p>
          </table:table-cell>
          <table:table-cell table:formula="of:=1-EXP(-25/[.AB10])" office:value-type="float" office:value="0.937823475977884" calcext:value-type="float">
            <text:p>0,937823475977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0]+INT([.M10]/[.$D$2])" office:value-type="float" office:value="25" calcext:value-type="float">
            <text:p>25</text:p>
          </table:table-cell>
          <table:table-cell table:formula="of:=[.G10]+INT([.S10]/[.$D$2])" office:value-type="float" office:value="3" calcext:value-type="float">
            <text:p>3</text:p>
          </table:table-cell>
          <table:table-cell/>
          <table:table-cell table:formula="of:=COM.MICROSOFT.NORM.DIST([.B11];[.$L$4];[.$L$5]+[.D11];0)/COM.MICROSOFT.NORM.DIST([.$L$4];[.$L$4];[.$L$5]+[.D11];0)*COM.MICROSOFT.NORM.DIST([.C11];[.$L$1];[.$L$2]+[.D11];0)/COM.MICROSOFT.NORM.DIST([.$L$1];[.$L$1];[.$L$2]+[.D11];0)" office:value-type="float" office:value="1" calcext:value-type="float">
            <text:p>1,00</text:p>
          </table:table-cell>
          <table:table-cell table:formula="of:=[.$D$4]+[.$D$3]*EXP(-[.F11]/[.$F$2])" office:value-type="float" office:value="2.97515560098776" calcext:value-type="float">
            <text:p>2,98</text:p>
          </table:table-cell>
          <table:table-cell table:style-name="ce2" table:formula="of:=[.I11]*[.F11]*([.$D$4]+[.$D$3]*EXP(-[.F11]/[.$F$2]))" office:value-type="float" office:value="74.3788900246941" calcext:value-type="float">
            <text:p>74,38</text:p>
          </table:table-cell>
          <table:table-cell table:formula="of:=[.$D$4]*[.F11]" office:value-type="float" office:value="25" calcext:value-type="float">
            <text:p>25</text:p>
          </table:table-cell>
          <table:table-cell table:style-name="ce2" table:formula="of:=[.K11]-[.L11]" office:value-type="float" office:value="49.3788900246941" calcext:value-type="float">
            <text:p>49,38</text:p>
          </table:table-cell>
          <table:table-cell table:style-name="ce2"/>
          <table:table-cell table:style-name="ce2" table:formula="of:=1-COM.MICROSOFT.NORM.DIST([.B11];[.$R$4];[.$R$5]+[.E11];0)/COM.MICROSOFT.NORM.DIST([.$R$4];[.$R$4];[.$R$5]+[.E11];0)*COM.MICROSOFT.NORM.DIST([.C11];[.$R$1];[.$R$2]+[.E11];0)/COM.MICROSOFT.NORM.DIST([.$R$1];[.$R$1];[.$R$2]+[.E11];0)" office:value-type="float" office:value="0.999999893546286" calcext:value-type="float">
            <text:p>1,00</text:p>
          </table:table-cell>
          <table:table-cell table:style-name="ce2" table:formula="of:=[.$D$3]*EXP(-[.G11]/[.$F$2])" office:value-type="float" office:value="1.99700224887542" calcext:value-type="float">
            <text:p>2,00</text:p>
          </table:table-cell>
          <table:table-cell table:style-name="ce2" table:formula="of:=[.G11]*[.$D$3]*EXP(-[.G11]/[.$F$2])" office:value-type="float" office:value="5.99100674662627" calcext:value-type="float">
            <text:p>5,99</text:p>
          </table:table-cell>
          <table:table-cell table:style-name="ce2" table:formula="of:=[.G11]*[.$D$5]*[.O11]" office:value-type="float" office:value="8.99999904191657" calcext:value-type="float">
            <text:p>9,00</text:p>
          </table:table-cell>
          <table:table-cell table:style-name="ce2" table:formula="of:=[.Q11]-[.R11]" office:value-type="float" office:value="-3.00899229529031" calcext:value-type="float">
            <text:p>-3,01</text:p>
          </table:table-cell>
          <table:table-cell table:style-name="ce2" table:number-columns-repeated="2"/>
          <table:table-cell table:number-columns-repeated="6"/>
          <table:table-cell office:value-type="float" office:value="10" calcext:value-type="float">
            <text:p>10</text:p>
          </table:table-cell>
          <table:table-cell table:formula="of:=EXP(-([.AB11]/(15+[.AB11])))" office:value-type="float" office:value="0.670320046035639" calcext:value-type="float">
            <text:p>0,670320046035639</text:p>
          </table:table-cell>
          <table:table-cell table:formula="of:=EXP(-[.AB11]/25)" office:value-type="float" office:value="0.670320046035639" calcext:value-type="float">
            <text:p>0,670320046035639</text:p>
          </table:table-cell>
          <table:table-cell table:formula="of:=1-EXP(-25/[.AB11])" office:value-type="float" office:value="0.917915001376101" calcext:value-type="float">
            <text:p>0,917915001376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1]+INT([.M11]/[.$D$2])" office:value-type="float" office:value="34" calcext:value-type="float">
            <text:p>34</text:p>
          </table:table-cell>
          <table:table-cell table:formula="of:=[.G11]+INT([.S11]/[.$D$2])" office:value-type="float" office:value="2" calcext:value-type="float">
            <text:p>2</text:p>
          </table:table-cell>
          <table:table-cell/>
          <table:table-cell table:formula="of:=COM.MICROSOFT.NORM.DIST([.B12];[.$L$4];[.$L$5]+[.D12];0)/COM.MICROSOFT.NORM.DIST([.$L$4];[.$L$4];[.$L$5]+[.D12];0)*COM.MICROSOFT.NORM.DIST([.C12];[.$L$1];[.$L$2]+[.D12];0)/COM.MICROSOFT.NORM.DIST([.$L$1];[.$L$1];[.$L$2]+[.D12];0)" office:value-type="float" office:value="1" calcext:value-type="float">
            <text:p>1,00</text:p>
          </table:table-cell>
          <table:table-cell table:formula="of:=[.$D$4]+[.$D$3]*EXP(-[.F12]/[.$F$2])" office:value-type="float" office:value="2.96628736926982" calcext:value-type="float">
            <text:p>2,97</text:p>
          </table:table-cell>
          <table:table-cell table:style-name="ce2" table:formula="of:=[.I12]*[.F12]*([.$D$4]+[.$D$3]*EXP(-[.F12]/[.$F$2]))" office:value-type="float" office:value="100.853770555174" calcext:value-type="float">
            <text:p>100,85</text:p>
          </table:table-cell>
          <table:table-cell table:formula="of:=[.$D$4]*[.F12]" office:value-type="float" office:value="34" calcext:value-type="float">
            <text:p>34</text:p>
          </table:table-cell>
          <table:table-cell table:style-name="ce2" table:formula="of:=[.K12]-[.L12]" office:value-type="float" office:value="66.8537705551739" calcext:value-type="float">
            <text:p>66,85</text:p>
          </table:table-cell>
          <table:table-cell table:style-name="ce2"/>
          <table:table-cell table:style-name="ce2" table:formula="of:=1-COM.MICROSOFT.NORM.DIST([.B12];[.$R$4];[.$R$5]+[.E12];0)/COM.MICROSOFT.NORM.DIST([.$R$4];[.$R$4];[.$R$5]+[.E12];0)*COM.MICROSOFT.NORM.DIST([.C12];[.$R$1];[.$R$2]+[.E12];0)/COM.MICROSOFT.NORM.DIST([.$R$1];[.$R$1];[.$R$2]+[.E12];0)" office:value-type="float" office:value="0.999999893546286" calcext:value-type="float">
            <text:p>1,00</text:p>
          </table:table-cell>
          <table:table-cell table:style-name="ce2" table:formula="of:=[.$D$3]*EXP(-[.G12]/[.$F$2])" office:value-type="float" office:value="1.99800099966675" calcext:value-type="float">
            <text:p>2,00</text:p>
          </table:table-cell>
          <table:table-cell table:style-name="ce2" table:formula="of:=[.G12]*[.$D$3]*EXP(-[.G12]/[.$F$2])" office:value-type="float" office:value="3.9960019993335" calcext:value-type="float">
            <text:p>4,00</text:p>
          </table:table-cell>
          <table:table-cell table:style-name="ce2" table:formula="of:=[.G12]*[.$D$5]*[.O12]" office:value-type="float" office:value="5.99999936127772" calcext:value-type="float">
            <text:p>6,00</text:p>
          </table:table-cell>
          <table:table-cell table:style-name="ce2" table:formula="of:=[.Q12]-[.R12]" office:value-type="float" office:value="-2.00399736194422" calcext:value-type="float">
            <text:p>-2,00</text:p>
          </table:table-cell>
          <table:table-cell table:style-name="ce2" table:number-columns-repeated="2"/>
          <table:table-cell table:number-columns-repeated="6"/>
          <table:table-cell office:value-type="float" office:value="11" calcext:value-type="float">
            <text:p>11</text:p>
          </table:table-cell>
          <table:table-cell table:formula="of:=EXP(-([.AB12]/(15+[.AB12])))" office:value-type="float" office:value="0.655028244385774" calcext:value-type="float">
            <text:p>0,655028244385774</text:p>
          </table:table-cell>
          <table:table-cell table:formula="of:=EXP(-[.AB12]/25)" office:value-type="float" office:value="0.644036421083141" calcext:value-type="float">
            <text:p>0,644036421083141</text:p>
          </table:table-cell>
          <table:table-cell table:formula="of:=1-EXP(-25/[.AB12])" office:value-type="float" office:value="0.896969196538236" calcext:value-type="float">
            <text:p>0,896969196538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2]+INT([.M12]/[.$D$2])" office:value-type="float" office:value="47" calcext:value-type="float">
            <text:p>47</text:p>
          </table:table-cell>
          <table:table-cell table:formula="of:=[.G12]+INT([.S12]/[.$D$2])" office:value-type="float" office:value="1" calcext:value-type="float">
            <text:p>1</text:p>
          </table:table-cell>
          <table:table-cell/>
          <table:table-cell table:formula="of:=COM.MICROSOFT.NORM.DIST([.B13];[.$L$4];[.$L$5]+[.D13];0)/COM.MICROSOFT.NORM.DIST([.$L$4];[.$L$4];[.$L$5]+[.D13];0)*COM.MICROSOFT.NORM.DIST([.C13];[.$L$1];[.$L$2]+[.D13];0)/COM.MICROSOFT.NORM.DIST([.$L$1];[.$L$1];[.$L$2]+[.D13];0)" office:value-type="float" office:value="1" calcext:value-type="float">
            <text:p>1,00</text:p>
          </table:table-cell>
          <table:table-cell table:formula="of:=[.$D$4]+[.$D$3]*EXP(-[.F13]/[.$F$2])" office:value-type="float" office:value="2.95354794933769" calcext:value-type="float">
            <text:p>2,95</text:p>
          </table:table-cell>
          <table:table-cell table:style-name="ce2" table:formula="of:=[.I13]*[.F13]*([.$D$4]+[.$D$3]*EXP(-[.F13]/[.$F$2]))" office:value-type="float" office:value="138.816753618871" calcext:value-type="float">
            <text:p>138,82</text:p>
          </table:table-cell>
          <table:table-cell table:formula="of:=[.$D$4]*[.F13]" office:value-type="float" office:value="47" calcext:value-type="float">
            <text:p>47</text:p>
          </table:table-cell>
          <table:table-cell table:style-name="ce2" table:formula="of:=[.K13]-[.L13]" office:value-type="float" office:value="91.8167536188713" calcext:value-type="float">
            <text:p>91,82</text:p>
          </table:table-cell>
          <table:table-cell table:style-name="ce2"/>
          <table:table-cell table:style-name="ce2" table:formula="of:=1-COM.MICROSOFT.NORM.DIST([.B13];[.$R$4];[.$R$5]+[.E13];0)/COM.MICROSOFT.NORM.DIST([.$R$4];[.$R$4];[.$R$5]+[.E13];0)*COM.MICROSOFT.NORM.DIST([.C13];[.$R$1];[.$R$2]+[.E13];0)/COM.MICROSOFT.NORM.DIST([.$R$1];[.$R$1];[.$R$2]+[.E13];0)" office:value-type="float" office:value="0.999999893546286" calcext:value-type="float">
            <text:p>1,00</text:p>
          </table:table-cell>
          <table:table-cell table:style-name="ce2" table:formula="of:=[.$D$3]*EXP(-[.G13]/[.$F$2])" office:value-type="float" office:value="1.99900024995834" calcext:value-type="float">
            <text:p>2,00</text:p>
          </table:table-cell>
          <table:table-cell table:style-name="ce2" table:formula="of:=[.G13]*[.$D$3]*EXP(-[.G13]/[.$F$2])" office:value-type="float" office:value="1.99900024995834" calcext:value-type="float">
            <text:p>2,00</text:p>
          </table:table-cell>
          <table:table-cell table:style-name="ce2" table:formula="of:=[.G13]*[.$D$5]*[.O13]" office:value-type="float" office:value="2.99999968063886" calcext:value-type="float">
            <text:p>3,00</text:p>
          </table:table-cell>
          <table:table-cell table:style-name="ce2" table:formula="of:=[.Q13]-[.R13]" office:value-type="float" office:value="-1.00099943068052" calcext:value-type="float">
            <text:p>-1,00</text:p>
          </table:table-cell>
          <table:table-cell table:style-name="ce2" table:number-columns-repeated="2"/>
          <table:table-cell table:number-columns-repeated="6"/>
          <table:table-cell office:value-type="float" office:value="12" calcext:value-type="float">
            <text:p>12</text:p>
          </table:table-cell>
          <table:table-cell table:formula="of:=EXP(-([.AB13]/(15+[.AB13])))" office:value-type="float" office:value="0.641180388429955" calcext:value-type="float">
            <text:p>0,641180388429955</text:p>
          </table:table-cell>
          <table:table-cell table:formula="of:=EXP(-[.AB13]/25)" office:value-type="float" office:value="0.618783391806141" calcext:value-type="float">
            <text:p>0,618783391806141</text:p>
          </table:table-cell>
          <table:table-cell table:formula="of:=1-EXP(-25/[.AB13])" office:value-type="float" office:value="0.875485528555877" calcext:value-type="float">
            <text:p>0,875485528555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3]+INT([.M13]/[.$D$2])" office:value-type="float" office:value="65" calcext:value-type="float">
            <text:p>65</text:p>
          </table:table-cell>
          <table:table-cell table:formula="of:=[.G13]+INT([.S13]/[.$D$2])" office:value-type="float" office:value="0" calcext:value-type="float">
            <text:p>0</text:p>
          </table:table-cell>
          <table:table-cell/>
          <table:table-cell table:formula="of:=COM.MICROSOFT.NORM.DIST([.B14];[.$L$4];[.$L$5]+[.D14];0)/COM.MICROSOFT.NORM.DIST([.$L$4];[.$L$4];[.$L$5]+[.D14];0)*COM.MICROSOFT.NORM.DIST([.C14];[.$L$1];[.$L$2]+[.D14];0)/COM.MICROSOFT.NORM.DIST([.$L$1];[.$L$1];[.$L$2]+[.D14];0)" office:value-type="float" office:value="1" calcext:value-type="float">
            <text:p>1,00</text:p>
          </table:table-cell>
          <table:table-cell table:formula="of:=[.$D$4]+[.$D$3]*EXP(-[.F14]/[.$F$2])" office:value-type="float" office:value="2.93604489966261" calcext:value-type="float">
            <text:p>2,94</text:p>
          </table:table-cell>
          <table:table-cell table:style-name="ce2" table:formula="of:=[.I14]*[.F14]*([.$D$4]+[.$D$3]*EXP(-[.F14]/[.$F$2]))" office:value-type="float" office:value="190.84291847807" calcext:value-type="float">
            <text:p>190,84</text:p>
          </table:table-cell>
          <table:table-cell table:formula="of:=[.$D$4]*[.F14]" office:value-type="float" office:value="65" calcext:value-type="float">
            <text:p>65</text:p>
          </table:table-cell>
          <table:table-cell table:style-name="ce2" table:formula="of:=[.K14]-[.L14]" office:value-type="float" office:value="125.84291847807" calcext:value-type="float">
            <text:p>125,84</text:p>
          </table:table-cell>
          <table:table-cell table:style-name="ce2"/>
          <table:table-cell table:style-name="ce2" table:formula="of:=1-COM.MICROSOFT.NORM.DIST([.B14];[.$R$4];[.$R$5]+[.E14];0)/COM.MICROSOFT.NORM.DIST([.$R$4];[.$R$4];[.$R$5]+[.E14];0)*COM.MICROSOFT.NORM.DIST([.C14];[.$R$1];[.$R$2]+[.E14];0)/COM.MICROSOFT.NORM.DIST([.$R$1];[.$R$1];[.$R$2]+[.E14];0)" office:value-type="float" office:value="0.999999893546286" calcext:value-type="float">
            <text:p>1,00</text:p>
          </table:table-cell>
          <table:table-cell table:style-name="ce2" table:formula="of:=[.$D$3]*EXP(-[.G14]/[.$F$2])" office:value-type="float" office:value="2" calcext:value-type="float">
            <text:p>2,00</text:p>
          </table:table-cell>
          <table:table-cell table:style-name="ce2" table:formula="of:=[.G14]*[.$D$3]*EXP(-[.G14]/[.$F$2])" office:value-type="float" office:value="0" calcext:value-type="float">
            <text:p>0,00</text:p>
          </table:table-cell>
          <table:table-cell table:style-name="ce2" table:formula="of:=[.G14]*[.$D$5]*[.O14]" office:value-type="float" office:value="0" calcext:value-type="float">
            <text:p>0,00</text:p>
          </table:table-cell>
          <table:table-cell table:style-name="ce2" table:formula="of:=[.Q14]-[.R1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3" calcext:value-type="float">
            <text:p>13</text:p>
          </table:table-cell>
          <table:table-cell table:formula="of:=EXP(-([.AB14]/(15+[.AB14])))" office:value-type="float" office:value="0.628583933398625" calcext:value-type="float">
            <text:p>0,628583933398625</text:p>
          </table:table-cell>
          <table:table-cell table:formula="of:=EXP(-[.AB14]/25)" office:value-type="float" office:value="0.594520547970194" calcext:value-type="float">
            <text:p>0,594520547970194</text:p>
          </table:table-cell>
          <table:table-cell table:formula="of:=1-EXP(-25/[.AB14])" office:value-type="float" office:value="0.853843442928457" calcext:value-type="float">
            <text:p>0,853843442928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4]+INT([.M14]/[.$D$2])" office:value-type="float" office:value="90" calcext:value-type="float">
            <text:p>90</text:p>
          </table:table-cell>
          <table:table-cell table:formula="of:=[.G14]+INT([.S14]/[.$D$2])" office:value-type="float" office:value="0" calcext:value-type="float">
            <text:p>0</text:p>
          </table:table-cell>
          <table:table-cell/>
          <table:table-cell table:formula="of:=COM.MICROSOFT.NORM.DIST([.B15];[.$L$4];[.$L$5]+[.D15];0)/COM.MICROSOFT.NORM.DIST([.$L$4];[.$L$4];[.$L$5]+[.D15];0)*COM.MICROSOFT.NORM.DIST([.C15];[.$L$1];[.$L$2]+[.D15];0)/COM.MICROSOFT.NORM.DIST([.$L$1];[.$L$1];[.$L$2]+[.D15];0)" office:value-type="float" office:value="1" calcext:value-type="float">
            <text:p>1,00</text:p>
          </table:table-cell>
          <table:table-cell table:formula="of:=[.$D$4]+[.$D$3]*EXP(-[.F15]/[.$F$2])" office:value-type="float" office:value="2.9119949636662" calcext:value-type="float">
            <text:p>2,91</text:p>
          </table:table-cell>
          <table:table-cell table:style-name="ce2" table:formula="of:=[.I15]*[.F15]*([.$D$4]+[.$D$3]*EXP(-[.F15]/[.$F$2]))" office:value-type="float" office:value="262.079546729958" calcext:value-type="float">
            <text:p>262,08</text:p>
          </table:table-cell>
          <table:table-cell table:formula="of:=[.$D$4]*[.F15]" office:value-type="float" office:value="90" calcext:value-type="float">
            <text:p>90</text:p>
          </table:table-cell>
          <table:table-cell table:style-name="ce2" table:formula="of:=[.K15]-[.L15]" office:value-type="float" office:value="172.079546729958" calcext:value-type="float">
            <text:p>172,08</text:p>
          </table:table-cell>
          <table:table-cell table:style-name="ce2"/>
          <table:table-cell table:style-name="ce2" table:formula="of:=1-COM.MICROSOFT.NORM.DIST([.B15];[.$R$4];[.$R$5]+[.E15];0)/COM.MICROSOFT.NORM.DIST([.$R$4];[.$R$4];[.$R$5]+[.E15];0)*COM.MICROSOFT.NORM.DIST([.C15];[.$R$1];[.$R$2]+[.E15];0)/COM.MICROSOFT.NORM.DIST([.$R$1];[.$R$1];[.$R$2]+[.E15];0)" office:value-type="float" office:value="0.999999893546286" calcext:value-type="float">
            <text:p>1,00</text:p>
          </table:table-cell>
          <table:table-cell table:style-name="ce2" table:formula="of:=[.$D$3]*EXP(-[.G15]/[.$F$2])" office:value-type="float" office:value="2" calcext:value-type="float">
            <text:p>2,00</text:p>
          </table:table-cell>
          <table:table-cell table:style-name="ce2" table:formula="of:=[.G15]*[.$D$3]*EXP(-[.G15]/[.$F$2])" office:value-type="float" office:value="0" calcext:value-type="float">
            <text:p>0,00</text:p>
          </table:table-cell>
          <table:table-cell table:style-name="ce2" table:formula="of:=[.G15]*[.$D$5]*[.O15]" office:value-type="float" office:value="0" calcext:value-type="float">
            <text:p>0,00</text:p>
          </table:table-cell>
          <table:table-cell table:style-name="ce2" table:formula="of:=[.Q15]-[.R1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4" calcext:value-type="float">
            <text:p>14</text:p>
          </table:table-cell>
          <table:table-cell table:formula="of:=EXP(-([.AB15]/(15+[.AB15])))" office:value-type="float" office:value="0.617078755442681" calcext:value-type="float">
            <text:p>0,617078755442681</text:p>
          </table:table-cell>
          <table:table-cell table:formula="of:=EXP(-[.AB15]/25)" office:value-type="float" office:value="0.571209063848815" calcext:value-type="float">
            <text:p>0,571209063848815</text:p>
          </table:table-cell>
          <table:table-cell table:formula="of:=1-EXP(-25/[.AB15])" office:value-type="float" office:value="0.832322751248203" calcext:value-type="float">
            <text:p>0,832322751248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5]+INT([.M15]/[.$D$2])" office:value-type="float" office:value="124" calcext:value-type="float">
            <text:p>124</text:p>
          </table:table-cell>
          <table:table-cell table:formula="of:=[.G15]+INT([.S15]/[.$D$2])" office:value-type="float" office:value="0" calcext:value-type="float">
            <text:p>0</text:p>
          </table:table-cell>
          <table:table-cell/>
          <table:table-cell table:formula="of:=COM.MICROSOFT.NORM.DIST([.B16];[.$L$4];[.$L$5]+[.D16];0)/COM.MICROSOFT.NORM.DIST([.$L$4];[.$L$4];[.$L$5]+[.D16];0)*COM.MICROSOFT.NORM.DIST([.C16];[.$L$1];[.$L$2]+[.D16];0)/COM.MICROSOFT.NORM.DIST([.$L$1];[.$L$1];[.$L$2]+[.D16];0)" office:value-type="float" office:value="1" calcext:value-type="float">
            <text:p>1,00</text:p>
          </table:table-cell>
          <table:table-cell table:formula="of:=[.$D$4]+[.$D$3]*EXP(-[.F16]/[.$F$2])" office:value-type="float" office:value="2.87976577358218" calcext:value-type="float">
            <text:p>2,88</text:p>
          </table:table-cell>
          <table:table-cell table:style-name="ce2" table:formula="of:=[.I16]*[.F16]*([.$D$4]+[.$D$3]*EXP(-[.F16]/[.$F$2]))" office:value-type="float" office:value="357.09095592419" calcext:value-type="float">
            <text:p>357,09</text:p>
          </table:table-cell>
          <table:table-cell table:formula="of:=[.$D$4]*[.F16]" office:value-type="float" office:value="124" calcext:value-type="float">
            <text:p>124</text:p>
          </table:table-cell>
          <table:table-cell table:style-name="ce2" table:formula="of:=[.K16]-[.L16]" office:value-type="float" office:value="233.09095592419" calcext:value-type="float">
            <text:p>233,09</text:p>
          </table:table-cell>
          <table:table-cell table:style-name="ce2"/>
          <table:table-cell table:style-name="ce2" table:formula="of:=1-COM.MICROSOFT.NORM.DIST([.B16];[.$R$4];[.$R$5]+[.E16];0)/COM.MICROSOFT.NORM.DIST([.$R$4];[.$R$4];[.$R$5]+[.E16];0)*COM.MICROSOFT.NORM.DIST([.C16];[.$R$1];[.$R$2]+[.E16];0)/COM.MICROSOFT.NORM.DIST([.$R$1];[.$R$1];[.$R$2]+[.E16];0)" office:value-type="float" office:value="0.999999893546286" calcext:value-type="float">
            <text:p>1,00</text:p>
          </table:table-cell>
          <table:table-cell table:style-name="ce2" table:formula="of:=[.$D$3]*EXP(-[.G16]/[.$F$2])" office:value-type="float" office:value="2" calcext:value-type="float">
            <text:p>2,00</text:p>
          </table:table-cell>
          <table:table-cell table:style-name="ce2" table:formula="of:=[.G16]*[.$D$3]*EXP(-[.G16]/[.$F$2])" office:value-type="float" office:value="0" calcext:value-type="float">
            <text:p>0,00</text:p>
          </table:table-cell>
          <table:table-cell table:style-name="ce2" table:formula="of:=[.G16]*[.$D$5]*[.O16]" office:value-type="float" office:value="0" calcext:value-type="float">
            <text:p>0,00</text:p>
          </table:table-cell>
          <table:table-cell table:style-name="ce2" table:formula="of:=[.Q16]-[.R1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5" calcext:value-type="float">
            <text:p>15</text:p>
          </table:table-cell>
          <table:table-cell table:formula="of:=EXP(-([.AB16]/(15+[.AB16])))" office:value-type="float" office:value="0.606530659712633" calcext:value-type="float">
            <text:p>0,606530659712633</text:p>
          </table:table-cell>
          <table:table-cell table:formula="of:=EXP(-[.AB16]/25)" office:value-type="float" office:value="0.548811636094027" calcext:value-type="float">
            <text:p>0,548811636094027</text:p>
          </table:table-cell>
          <table:table-cell table:formula="of:=1-EXP(-25/[.AB16])" office:value-type="float" office:value="0.811124397162438" calcext:value-type="float">
            <text:p>0,811124397162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6]+INT([.M16]/[.$D$2])" office:value-type="float" office:value="170" calcext:value-type="float">
            <text:p>170</text:p>
          </table:table-cell>
          <table:table-cell table:formula="of:=[.G16]+INT([.S16]/[.$D$2])" office:value-type="float" office:value="0" calcext:value-type="float">
            <text:p>0</text:p>
          </table:table-cell>
          <table:table-cell/>
          <table:table-cell table:formula="of:=COM.MICROSOFT.NORM.DIST([.B17];[.$L$4];[.$L$5]+[.D17];0)/COM.MICROSOFT.NORM.DIST([.$L$4];[.$L$4];[.$L$5]+[.D17];0)*COM.MICROSOFT.NORM.DIST([.C17];[.$L$1];[.$L$2]+[.D17];0)/COM.MICROSOFT.NORM.DIST([.$L$1];[.$L$1];[.$L$2]+[.D17];0)" office:value-type="float" office:value="1" calcext:value-type="float">
            <text:p>1,00</text:p>
          </table:table-cell>
          <table:table-cell table:formula="of:=[.$D$4]+[.$D$3]*EXP(-[.F17]/[.$F$2])" office:value-type="float" office:value="2.83702456880291" calcext:value-type="float">
            <text:p>2,84</text:p>
          </table:table-cell>
          <table:table-cell table:style-name="ce2" table:formula="of:=[.I17]*[.F17]*([.$D$4]+[.$D$3]*EXP(-[.F17]/[.$F$2]))" office:value-type="float" office:value="482.294176696496" calcext:value-type="float">
            <text:p>482,29</text:p>
          </table:table-cell>
          <table:table-cell table:formula="of:=[.$D$4]*[.F17]" office:value-type="float" office:value="170" calcext:value-type="float">
            <text:p>170</text:p>
          </table:table-cell>
          <table:table-cell table:style-name="ce2" table:formula="of:=[.K17]-[.L17]" office:value-type="float" office:value="312.294176696495" calcext:value-type="float">
            <text:p>312,29</text:p>
          </table:table-cell>
          <table:table-cell table:style-name="ce2"/>
          <table:table-cell table:style-name="ce2" table:formula="of:=1-COM.MICROSOFT.NORM.DIST([.B17];[.$R$4];[.$R$5]+[.E17];0)/COM.MICROSOFT.NORM.DIST([.$R$4];[.$R$4];[.$R$5]+[.E17];0)*COM.MICROSOFT.NORM.DIST([.C17];[.$R$1];[.$R$2]+[.E17];0)/COM.MICROSOFT.NORM.DIST([.$R$1];[.$R$1];[.$R$2]+[.E17];0)" office:value-type="float" office:value="0.999999893546286" calcext:value-type="float">
            <text:p>1,00</text:p>
          </table:table-cell>
          <table:table-cell table:style-name="ce2" table:formula="of:=[.$D$3]*EXP(-[.G17]/[.$F$2])" office:value-type="float" office:value="2" calcext:value-type="float">
            <text:p>2,00</text:p>
          </table:table-cell>
          <table:table-cell table:style-name="ce2" table:formula="of:=[.G17]*[.$D$3]*EXP(-[.G17]/[.$F$2])" office:value-type="float" office:value="0" calcext:value-type="float">
            <text:p>0,00</text:p>
          </table:table-cell>
          <table:table-cell table:style-name="ce2" table:formula="of:=[.G17]*[.$D$5]*[.O17]" office:value-type="float" office:value="0" calcext:value-type="float">
            <text:p>0,00</text:p>
          </table:table-cell>
          <table:table-cell table:style-name="ce2" table:formula="of:=[.Q17]-[.R1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6" calcext:value-type="float">
            <text:p>16</text:p>
          </table:table-cell>
          <table:table-cell table:formula="of:=EXP(-([.AB17]/(15+[.AB17])))" office:value-type="float" office:value="0.59682637785056" calcext:value-type="float">
            <text:p>0,59682637785056</text:p>
          </table:table-cell>
          <table:table-cell table:formula="of:=EXP(-[.AB17]/25)" office:value-type="float" office:value="0.527292424043049" calcext:value-type="float">
            <text:p>0,527292424043049</text:p>
          </table:table-cell>
          <table:table-cell table:formula="of:=1-EXP(-25/[.AB17])" office:value-type="float" office:value="0.790388612848902" calcext:value-type="float">
            <text:p>0,790388612848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7]+INT([.M17]/[.$D$2])" office:value-type="float" office:value="232" calcext:value-type="float">
            <text:p>232</text:p>
          </table:table-cell>
          <table:table-cell table:formula="of:=[.G17]+INT([.S17]/[.$D$2])" office:value-type="float" office:value="0" calcext:value-type="float">
            <text:p>0</text:p>
          </table:table-cell>
          <table:table-cell/>
          <table:table-cell table:formula="of:=COM.MICROSOFT.NORM.DIST([.B18];[.$L$4];[.$L$5]+[.D18];0)/COM.MICROSOFT.NORM.DIST([.$L$4];[.$L$4];[.$L$5]+[.D18];0)*COM.MICROSOFT.NORM.DIST([.C18];[.$L$1];[.$L$2]+[.D18];0)/COM.MICROSOFT.NORM.DIST([.$L$1];[.$L$1];[.$L$2]+[.D18];0)" office:value-type="float" office:value="1" calcext:value-type="float">
            <text:p>1,00</text:p>
          </table:table-cell>
          <table:table-cell table:formula="of:=[.$D$4]+[.$D$3]*EXP(-[.F18]/[.$F$2])" office:value-type="float" office:value="2.78095044659495" calcext:value-type="float">
            <text:p>2,78</text:p>
          </table:table-cell>
          <table:table-cell table:style-name="ce2" table:formula="of:=[.I18]*[.F18]*([.$D$4]+[.$D$3]*EXP(-[.F18]/[.$F$2]))" office:value-type="float" office:value="645.180503610027" calcext:value-type="float">
            <text:p>645,18</text:p>
          </table:table-cell>
          <table:table-cell table:formula="of:=[.$D$4]*[.F18]" office:value-type="float" office:value="232" calcext:value-type="float">
            <text:p>232</text:p>
          </table:table-cell>
          <table:table-cell table:style-name="ce2" table:formula="of:=[.K18]-[.L18]" office:value-type="float" office:value="413.180503610027" calcext:value-type="float">
            <text:p>413,18</text:p>
          </table:table-cell>
          <table:table-cell table:style-name="ce2"/>
          <table:table-cell table:style-name="ce2" table:formula="of:=1-COM.MICROSOFT.NORM.DIST([.B18];[.$R$4];[.$R$5]+[.E18];0)/COM.MICROSOFT.NORM.DIST([.$R$4];[.$R$4];[.$R$5]+[.E18];0)*COM.MICROSOFT.NORM.DIST([.C18];[.$R$1];[.$R$2]+[.E18];0)/COM.MICROSOFT.NORM.DIST([.$R$1];[.$R$1];[.$R$2]+[.E18];0)" office:value-type="float" office:value="0.999999893546286" calcext:value-type="float">
            <text:p>1,00</text:p>
          </table:table-cell>
          <table:table-cell table:style-name="ce2" table:formula="of:=[.$D$3]*EXP(-[.G18]/[.$F$2])" office:value-type="float" office:value="2" calcext:value-type="float">
            <text:p>2,00</text:p>
          </table:table-cell>
          <table:table-cell table:style-name="ce2" table:formula="of:=[.G18]*[.$D$3]*EXP(-[.G18]/[.$F$2])" office:value-type="float" office:value="0" calcext:value-type="float">
            <text:p>0,00</text:p>
          </table:table-cell>
          <table:table-cell table:style-name="ce2" table:formula="of:=[.G18]*[.$D$5]*[.O18]" office:value-type="float" office:value="0" calcext:value-type="float">
            <text:p>0,00</text:p>
          </table:table-cell>
          <table:table-cell table:style-name="ce2" table:formula="of:=[.Q18]-[.R1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7" calcext:value-type="float">
            <text:p>17</text:p>
          </table:table-cell>
          <table:table-cell table:formula="of:=EXP(-([.AB18]/(15+[.AB18])))" office:value-type="float" office:value="0.587869673122346" calcext:value-type="float">
            <text:p>0,587869673122346</text:p>
          </table:table-cell>
          <table:table-cell table:formula="of:=EXP(-[.AB18]/25)" office:value-type="float" office:value="0.50661699236559" calcext:value-type="float">
            <text:p>0,50661699236559</text:p>
          </table:table-cell>
          <table:table-cell table:formula="of:=1-EXP(-25/[.AB18])" office:value-type="float" office:value="0.770209725326983" calcext:value-type="float">
            <text:p>0,7702097253269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8]+INT([.M18]/[.$D$2])" office:value-type="float" office:value="314" calcext:value-type="float">
            <text:p>314</text:p>
          </table:table-cell>
          <table:table-cell table:formula="of:=[.G18]+INT([.S18]/[.$D$2])" office:value-type="float" office:value="0" calcext:value-type="float">
            <text:p>0</text:p>
          </table:table-cell>
          <table:table-cell/>
          <table:table-cell table:formula="of:=COM.MICROSOFT.NORM.DIST([.B19];[.$L$4];[.$L$5]+[.D19];0)/COM.MICROSOFT.NORM.DIST([.$L$4];[.$L$4];[.$L$5]+[.D19];0)*COM.MICROSOFT.NORM.DIST([.C19];[.$L$1];[.$L$2]+[.D19];0)/COM.MICROSOFT.NORM.DIST([.$L$1];[.$L$1];[.$L$2]+[.D19];0)" office:value-type="float" office:value="1" calcext:value-type="float">
            <text:p>1,00</text:p>
          </table:table-cell>
          <table:table-cell table:formula="of:=[.$D$4]+[.$D$3]*EXP(-[.F19]/[.$F$2])" office:value-type="float" office:value="2.70940811763537" calcext:value-type="float">
            <text:p>2,71</text:p>
          </table:table-cell>
          <table:table-cell table:style-name="ce2" table:formula="of:=[.I19]*[.F19]*([.$D$4]+[.$D$3]*EXP(-[.F19]/[.$F$2]))" office:value-type="float" office:value="850.754148937506" calcext:value-type="float">
            <text:p>850,75</text:p>
          </table:table-cell>
          <table:table-cell table:formula="of:=[.$D$4]*[.F19]" office:value-type="float" office:value="314" calcext:value-type="float">
            <text:p>314</text:p>
          </table:table-cell>
          <table:table-cell table:style-name="ce2" table:formula="of:=[.K19]-[.L19]" office:value-type="float" office:value="536.754148937506" calcext:value-type="float">
            <text:p>536,75</text:p>
          </table:table-cell>
          <table:table-cell table:style-name="ce2"/>
          <table:table-cell table:style-name="ce2" table:formula="of:=1-COM.MICROSOFT.NORM.DIST([.B19];[.$R$4];[.$R$5]+[.E19];0)/COM.MICROSOFT.NORM.DIST([.$R$4];[.$R$4];[.$R$5]+[.E19];0)*COM.MICROSOFT.NORM.DIST([.C19];[.$R$1];[.$R$2]+[.E19];0)/COM.MICROSOFT.NORM.DIST([.$R$1];[.$R$1];[.$R$2]+[.E19];0)" office:value-type="float" office:value="0.999999893546286" calcext:value-type="float">
            <text:p>1,00</text:p>
          </table:table-cell>
          <table:table-cell table:style-name="ce2" table:formula="of:=[.$D$3]*EXP(-[.G19]/[.$F$2])" office:value-type="float" office:value="2" calcext:value-type="float">
            <text:p>2,00</text:p>
          </table:table-cell>
          <table:table-cell table:style-name="ce2" table:formula="of:=[.G19]*[.$D$3]*EXP(-[.G19]/[.$F$2])" office:value-type="float" office:value="0" calcext:value-type="float">
            <text:p>0,00</text:p>
          </table:table-cell>
          <table:table-cell table:style-name="ce2" table:formula="of:=[.G19]*[.$D$5]*[.O19]" office:value-type="float" office:value="0" calcext:value-type="float">
            <text:p>0,00</text:p>
          </table:table-cell>
          <table:table-cell table:style-name="ce2" table:formula="of:=[.Q19]-[.R1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8" calcext:value-type="float">
            <text:p>18</text:p>
          </table:table-cell>
          <table:table-cell table:formula="of:=EXP(-([.AB19]/(15+[.AB19])))" office:value-type="float" office:value="0.579578278784809" calcext:value-type="float">
            <text:p>0,579578278784809</text:p>
          </table:table-cell>
          <table:table-cell table:formula="of:=EXP(-[.AB19]/25)" office:value-type="float" office:value="0.486752255959972" calcext:value-type="float">
            <text:p>0,486752255959972</text:p>
          </table:table-cell>
          <table:table-cell table:formula="of:=1-EXP(-25/[.AB19])" office:value-type="float" office:value="0.750647791222704" calcext:value-type="float">
            <text:p>0,750647791222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9]+INT([.M19]/[.$D$2])" office:value-type="float" office:value="421" calcext:value-type="float">
            <text:p>421</text:p>
          </table:table-cell>
          <table:table-cell table:formula="of:=[.G19]+INT([.S19]/[.$D$2])" office:value-type="float" office:value="0" calcext:value-type="float">
            <text:p>0</text:p>
          </table:table-cell>
          <table:table-cell/>
          <table:table-cell table:formula="of:=COM.MICROSOFT.NORM.DIST([.B20];[.$L$4];[.$L$5]+[.D20];0)/COM.MICROSOFT.NORM.DIST([.$L$4];[.$L$4];[.$L$5]+[.D20];0)*COM.MICROSOFT.NORM.DIST([.C20];[.$L$1];[.$L$2]+[.D20];0)/COM.MICROSOFT.NORM.DIST([.$L$1];[.$L$1];[.$L$2]+[.D20];0)" office:value-type="float" office:value="1" calcext:value-type="float">
            <text:p>1,00</text:p>
          </table:table-cell>
          <table:table-cell table:formula="of:=[.$D$4]+[.$D$3]*EXP(-[.F20]/[.$F$2])" office:value-type="float" office:value="2.6203581103067" calcext:value-type="float">
            <text:p>2,62</text:p>
          </table:table-cell>
          <table:table-cell table:style-name="ce2" table:formula="of:=[.I20]*[.F20]*([.$D$4]+[.$D$3]*EXP(-[.F20]/[.$F$2]))" office:value-type="float" office:value="1103.17076443912" calcext:value-type="float">
            <text:p>1103,17</text:p>
          </table:table-cell>
          <table:table-cell table:formula="of:=[.$D$4]*[.F20]" office:value-type="float" office:value="421" calcext:value-type="float">
            <text:p>421</text:p>
          </table:table-cell>
          <table:table-cell table:style-name="ce2" table:formula="of:=[.K20]-[.L20]" office:value-type="float" office:value="682.170764439119" calcext:value-type="float">
            <text:p>682,17</text:p>
          </table:table-cell>
          <table:table-cell table:style-name="ce2"/>
          <table:table-cell table:style-name="ce2" table:formula="of:=1-COM.MICROSOFT.NORM.DIST([.B20];[.$R$4];[.$R$5]+[.E20];0)/COM.MICROSOFT.NORM.DIST([.$R$4];[.$R$4];[.$R$5]+[.E20];0)*COM.MICROSOFT.NORM.DIST([.C20];[.$R$1];[.$R$2]+[.E20];0)/COM.MICROSOFT.NORM.DIST([.$R$1];[.$R$1];[.$R$2]+[.E20];0)" office:value-type="float" office:value="0.999999893546286" calcext:value-type="float">
            <text:p>1,00</text:p>
          </table:table-cell>
          <table:table-cell table:style-name="ce2" table:formula="of:=[.$D$3]*EXP(-[.G20]/[.$F$2])" office:value-type="float" office:value="2" calcext:value-type="float">
            <text:p>2,00</text:p>
          </table:table-cell>
          <table:table-cell table:style-name="ce2" table:formula="of:=[.G20]*[.$D$3]*EXP(-[.G20]/[.$F$2])" office:value-type="float" office:value="0" calcext:value-type="float">
            <text:p>0,00</text:p>
          </table:table-cell>
          <table:table-cell table:style-name="ce2" table:formula="of:=[.G20]*[.$D$5]*[.O20]" office:value-type="float" office:value="0" calcext:value-type="float">
            <text:p>0,00</text:p>
          </table:table-cell>
          <table:table-cell table:style-name="ce2" table:formula="of:=[.Q20]-[.R2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9" calcext:value-type="float">
            <text:p>19</text:p>
          </table:table-cell>
          <table:table-cell table:formula="of:=EXP(-([.AB20]/(15+[.AB20])))" office:value-type="float" office:value="0.571881469967622" calcext:value-type="float">
            <text:p>0,571881469967622</text:p>
          </table:table-cell>
          <table:table-cell table:formula="of:=EXP(-[.AB20]/25)" office:value-type="float" office:value="0.467666427009909" calcext:value-type="float">
            <text:p>0,467666427009909</text:p>
          </table:table-cell>
          <table:table-cell table:formula="of:=1-EXP(-25/[.AB20])" office:value-type="float" office:value="0.731737546530039" calcext:value-type="float">
            <text:p>0,731737546530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0]+INT([.M20]/[.$D$2])" office:value-type="float" office:value="557" calcext:value-type="float">
            <text:p>557</text:p>
          </table:table-cell>
          <table:table-cell table:formula="of:=[.G20]+INT([.S20]/[.$D$2])" office:value-type="float" office:value="0" calcext:value-type="float">
            <text:p>0</text:p>
          </table:table-cell>
          <table:table-cell/>
          <table:table-cell table:formula="of:=COM.MICROSOFT.NORM.DIST([.B21];[.$L$4];[.$L$5]+[.D21];0)/COM.MICROSOFT.NORM.DIST([.$L$4];[.$L$4];[.$L$5]+[.D21];0)*COM.MICROSOFT.NORM.DIST([.C21];[.$L$1];[.$L$2]+[.D21];0)/COM.MICROSOFT.NORM.DIST([.$L$1];[.$L$1];[.$L$2]+[.D21];0)" office:value-type="float" office:value="1" calcext:value-type="float">
            <text:p>1,00</text:p>
          </table:table-cell>
          <table:table-cell table:formula="of:=[.$D$4]+[.$D$3]*EXP(-[.F21]/[.$F$2])" office:value-type="float" office:value="2.51383653549981" calcext:value-type="float">
            <text:p>2,51</text:p>
          </table:table-cell>
          <table:table-cell table:style-name="ce2" table:formula="of:=[.I21]*[.F21]*([.$D$4]+[.$D$3]*EXP(-[.F21]/[.$F$2]))" office:value-type="float" office:value="1400.2069502734" calcext:value-type="float">
            <text:p>1400,21</text:p>
          </table:table-cell>
          <table:table-cell table:formula="of:=[.$D$4]*[.F21]" office:value-type="float" office:value="557" calcext:value-type="float">
            <text:p>557</text:p>
          </table:table-cell>
          <table:table-cell table:style-name="ce2" table:formula="of:=[.K21]-[.L21]" office:value-type="float" office:value="843.206950273395" calcext:value-type="float">
            <text:p>843,21</text:p>
          </table:table-cell>
          <table:table-cell table:style-name="ce2"/>
          <table:table-cell table:style-name="ce2" table:formula="of:=1-COM.MICROSOFT.NORM.DIST([.B21];[.$R$4];[.$R$5]+[.E21];0)/COM.MICROSOFT.NORM.DIST([.$R$4];[.$R$4];[.$R$5]+[.E21];0)*COM.MICROSOFT.NORM.DIST([.C21];[.$R$1];[.$R$2]+[.E21];0)/COM.MICROSOFT.NORM.DIST([.$R$1];[.$R$1];[.$R$2]+[.E21];0)" office:value-type="float" office:value="0.999999893546286" calcext:value-type="float">
            <text:p>1,00</text:p>
          </table:table-cell>
          <table:table-cell table:style-name="ce2" table:formula="of:=[.$D$3]*EXP(-[.G21]/[.$F$2])" office:value-type="float" office:value="2" calcext:value-type="float">
            <text:p>2,00</text:p>
          </table:table-cell>
          <table:table-cell table:style-name="ce2" table:formula="of:=[.G21]*[.$D$3]*EXP(-[.G21]/[.$F$2])" office:value-type="float" office:value="0" calcext:value-type="float">
            <text:p>0,00</text:p>
          </table:table-cell>
          <table:table-cell table:style-name="ce2" table:formula="of:=[.G21]*[.$D$5]*[.O21]" office:value-type="float" office:value="0" calcext:value-type="float">
            <text:p>0,00</text:p>
          </table:table-cell>
          <table:table-cell table:style-name="ce2" table:formula="of:=[.Q21]-[.R2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0" calcext:value-type="float">
            <text:p>20</text:p>
          </table:table-cell>
          <table:table-cell table:formula="of:=EXP(-([.AB21]/(15+[.AB21])))" office:value-type="float" office:value="0.564718122007759" calcext:value-type="float">
            <text:p>0,564718122007759</text:p>
          </table:table-cell>
          <table:table-cell table:formula="of:=EXP(-[.AB21]/25)" office:value-type="float" office:value="0.449328964117222" calcext:value-type="float">
            <text:p>0,449328964117222</text:p>
          </table:table-cell>
          <table:table-cell table:formula="of:=1-EXP(-25/[.AB21])" office:value-type="float" office:value="0.71349520313981" calcext:value-type="float">
            <text:p>0,71349520313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1]+INT([.M21]/[.$D$2])" office:value-type="float" office:value="725" calcext:value-type="float">
            <text:p>725</text:p>
          </table:table-cell>
          <table:table-cell table:formula="of:=[.G21]+INT([.S21]/[.$D$2])" office:value-type="float" office:value="0" calcext:value-type="float">
            <text:p>0</text:p>
          </table:table-cell>
          <table:table-cell/>
          <table:table-cell table:formula="of:=COM.MICROSOFT.NORM.DIST([.B22];[.$L$4];[.$L$5]+[.D22];0)/COM.MICROSOFT.NORM.DIST([.$L$4];[.$L$4];[.$L$5]+[.D22];0)*COM.MICROSOFT.NORM.DIST([.C22];[.$L$1];[.$L$2]+[.D22];0)/COM.MICROSOFT.NORM.DIST([.$L$1];[.$L$1];[.$L$2]+[.D22];0)" office:value-type="float" office:value="1" calcext:value-type="float">
            <text:p>1,00</text:p>
          </table:table-cell>
          <table:table-cell table:formula="of:=[.$D$4]+[.$D$3]*EXP(-[.F22]/[.$F$2])" office:value-type="float" office:value="2.39186862735728" calcext:value-type="float">
            <text:p>2,39</text:p>
          </table:table-cell>
          <table:table-cell table:style-name="ce2" table:formula="of:=[.I22]*[.F22]*([.$D$4]+[.$D$3]*EXP(-[.F22]/[.$F$2]))" office:value-type="float" office:value="1734.10475483403" calcext:value-type="float">
            <text:p>1734,10</text:p>
          </table:table-cell>
          <table:table-cell table:formula="of:=[.$D$4]*[.F22]" office:value-type="float" office:value="725" calcext:value-type="float">
            <text:p>725</text:p>
          </table:table-cell>
          <table:table-cell table:style-name="ce2" table:formula="of:=[.K22]-[.L22]" office:value-type="float" office:value="1009.10475483403" calcext:value-type="float">
            <text:p>1009,10</text:p>
          </table:table-cell>
          <table:table-cell table:style-name="ce2"/>
          <table:table-cell table:style-name="ce2" table:formula="of:=1-COM.MICROSOFT.NORM.DIST([.B22];[.$R$4];[.$R$5]+[.E22];0)/COM.MICROSOFT.NORM.DIST([.$R$4];[.$R$4];[.$R$5]+[.E22];0)*COM.MICROSOFT.NORM.DIST([.C22];[.$R$1];[.$R$2]+[.E22];0)/COM.MICROSOFT.NORM.DIST([.$R$1];[.$R$1];[.$R$2]+[.E22];0)" office:value-type="float" office:value="0.999999893546286" calcext:value-type="float">
            <text:p>1,00</text:p>
          </table:table-cell>
          <table:table-cell table:style-name="ce2" table:formula="of:=[.$D$3]*EXP(-[.G22]/[.$F$2])" office:value-type="float" office:value="2" calcext:value-type="float">
            <text:p>2,00</text:p>
          </table:table-cell>
          <table:table-cell table:style-name="ce2" table:formula="of:=[.G22]*[.$D$3]*EXP(-[.G22]/[.$F$2])" office:value-type="float" office:value="0" calcext:value-type="float">
            <text:p>0,00</text:p>
          </table:table-cell>
          <table:table-cell table:style-name="ce2" table:formula="of:=[.G22]*[.$D$5]*[.O22]" office:value-type="float" office:value="0" calcext:value-type="float">
            <text:p>0,00</text:p>
          </table:table-cell>
          <table:table-cell table:style-name="ce2" table:formula="of:=[.Q22]-[.R2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1" calcext:value-type="float">
            <text:p>21</text:p>
          </table:table-cell>
          <table:table-cell table:formula="of:=EXP(-([.AB22]/(15+[.AB22])))" office:value-type="float" office:value="0.558035145770047" calcext:value-type="float">
            <text:p>0,558035145770047</text:p>
          </table:table-cell>
          <table:table-cell table:formula="of:=EXP(-[.AB22]/25)" office:value-type="float" office:value="0.43171052342908" calcext:value-type="float">
            <text:p>0,43171052342908</text:p>
          </table:table-cell>
          <table:table-cell table:formula="of:=1-EXP(-25/[.AB22])" office:value-type="float" office:value="0.695923568715167" calcext:value-type="float">
            <text:p>0,695923568715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2]+INT([.M22]/[.$D$2])" office:value-type="float" office:value="926" calcext:value-type="float">
            <text:p>926</text:p>
          </table:table-cell>
          <table:table-cell table:formula="of:=[.G22]+INT([.S22]/[.$D$2])" office:value-type="float" office:value="0" calcext:value-type="float">
            <text:p>0</text:p>
          </table:table-cell>
          <table:table-cell/>
          <table:table-cell table:formula="of:=COM.MICROSOFT.NORM.DIST([.B23];[.$L$4];[.$L$5]+[.D23];0)/COM.MICROSOFT.NORM.DIST([.$L$4];[.$L$4];[.$L$5]+[.D23];0)*COM.MICROSOFT.NORM.DIST([.C23];[.$L$1];[.$L$2]+[.D23];0)/COM.MICROSOFT.NORM.DIST([.$L$1];[.$L$1];[.$L$2]+[.D23];0)" office:value-type="float" office:value="1" calcext:value-type="float">
            <text:p>1,00</text:p>
          </table:table-cell>
          <table:table-cell table:formula="of:=[.$D$4]+[.$D$3]*EXP(-[.F23]/[.$F$2])" office:value-type="float" office:value="2.25878526501633" calcext:value-type="float">
            <text:p>2,26</text:p>
          </table:table-cell>
          <table:table-cell table:style-name="ce2" table:formula="of:=[.I23]*[.F23]*([.$D$4]+[.$D$3]*EXP(-[.F23]/[.$F$2]))" office:value-type="float" office:value="2091.63515540512" calcext:value-type="float">
            <text:p>2091,64</text:p>
          </table:table-cell>
          <table:table-cell table:formula="of:=[.$D$4]*[.F23]" office:value-type="float" office:value="926" calcext:value-type="float">
            <text:p>926</text:p>
          </table:table-cell>
          <table:table-cell table:style-name="ce2" table:formula="of:=[.K23]-[.L23]" office:value-type="float" office:value="1165.63515540512" calcext:value-type="float">
            <text:p>1165,64</text:p>
          </table:table-cell>
          <table:table-cell table:style-name="ce2"/>
          <table:table-cell table:style-name="ce2" table:formula="of:=1-COM.MICROSOFT.NORM.DIST([.B23];[.$R$4];[.$R$5]+[.E23];0)/COM.MICROSOFT.NORM.DIST([.$R$4];[.$R$4];[.$R$5]+[.E23];0)*COM.MICROSOFT.NORM.DIST([.C23];[.$R$1];[.$R$2]+[.E23];0)/COM.MICROSOFT.NORM.DIST([.$R$1];[.$R$1];[.$R$2]+[.E23];0)" office:value-type="float" office:value="0.999999893546286" calcext:value-type="float">
            <text:p>1,00</text:p>
          </table:table-cell>
          <table:table-cell table:style-name="ce2" table:formula="of:=[.$D$3]*EXP(-[.G23]/[.$F$2])" office:value-type="float" office:value="2" calcext:value-type="float">
            <text:p>2,00</text:p>
          </table:table-cell>
          <table:table-cell table:style-name="ce2" table:formula="of:=[.G23]*[.$D$3]*EXP(-[.G23]/[.$F$2])" office:value-type="float" office:value="0" calcext:value-type="float">
            <text:p>0,00</text:p>
          </table:table-cell>
          <table:table-cell table:style-name="ce2" table:formula="of:=[.G23]*[.$D$5]*[.O23]" office:value-type="float" office:value="0" calcext:value-type="float">
            <text:p>0,00</text:p>
          </table:table-cell>
          <table:table-cell table:style-name="ce2" table:formula="of:=[.Q23]-[.R2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2" calcext:value-type="float">
            <text:p>22</text:p>
          </table:table-cell>
          <table:table-cell table:formula="of:=EXP(-([.AB23]/(15+[.AB23])))" office:value-type="float" office:value="0.551786217645208" calcext:value-type="float">
            <text:p>0,551786217645208</text:p>
          </table:table-cell>
          <table:table-cell table:formula="of:=EXP(-[.AB23]/25)" office:value-type="float" office:value="0.414782911681581" calcext:value-type="float">
            <text:p>0,414782911681581</text:p>
          </table:table-cell>
          <table:table-cell table:formula="of:=1-EXP(-25/[.AB23])" office:value-type="float" office:value="0.679015882851247" calcext:value-type="float">
            <text:p>0,6790158828512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3]+INT([.M23]/[.$D$2])" office:value-type="float" office:value="1159" calcext:value-type="float">
            <text:p>1159</text:p>
          </table:table-cell>
          <table:table-cell table:formula="of:=[.G23]+INT([.S23]/[.$D$2])" office:value-type="float" office:value="0" calcext:value-type="float">
            <text:p>0</text:p>
          </table:table-cell>
          <table:table-cell/>
          <table:table-cell table:formula="of:=COM.MICROSOFT.NORM.DIST([.B24];[.$L$4];[.$L$5]+[.D24];0)/COM.MICROSOFT.NORM.DIST([.$L$4];[.$L$4];[.$L$5]+[.D24];0)*COM.MICROSOFT.NORM.DIST([.C24];[.$L$1];[.$L$2]+[.D24];0)/COM.MICROSOFT.NORM.DIST([.$L$1];[.$L$1];[.$L$2]+[.D24];0)" office:value-type="float" office:value="1" calcext:value-type="float">
            <text:p>1,00</text:p>
          </table:table-cell>
          <table:table-cell table:formula="of:=[.$D$4]+[.$D$3]*EXP(-[.F24]/[.$F$2])" office:value-type="float" office:value="2.12035677149529" calcext:value-type="float">
            <text:p>2,12</text:p>
          </table:table-cell>
          <table:table-cell table:style-name="ce2" table:formula="of:=[.I24]*[.F24]*([.$D$4]+[.$D$3]*EXP(-[.F24]/[.$F$2]))" office:value-type="float" office:value="2457.49349816304" calcext:value-type="float">
            <text:p>2457,49</text:p>
          </table:table-cell>
          <table:table-cell table:formula="of:=[.$D$4]*[.F24]" office:value-type="float" office:value="1159" calcext:value-type="float">
            <text:p>1159</text:p>
          </table:table-cell>
          <table:table-cell table:style-name="ce2" table:formula="of:=[.K24]-[.L24]" office:value-type="float" office:value="1298.49349816305" calcext:value-type="float">
            <text:p>1298,49</text:p>
          </table:table-cell>
          <table:table-cell table:style-name="ce2"/>
          <table:table-cell table:style-name="ce2" table:formula="of:=1-COM.MICROSOFT.NORM.DIST([.B24];[.$R$4];[.$R$5]+[.E24];0)/COM.MICROSOFT.NORM.DIST([.$R$4];[.$R$4];[.$R$5]+[.E24];0)*COM.MICROSOFT.NORM.DIST([.C24];[.$R$1];[.$R$2]+[.E24];0)/COM.MICROSOFT.NORM.DIST([.$R$1];[.$R$1];[.$R$2]+[.E24];0)" office:value-type="float" office:value="0.999999893546286" calcext:value-type="float">
            <text:p>1,00</text:p>
          </table:table-cell>
          <table:table-cell table:style-name="ce2" table:formula="of:=[.$D$3]*EXP(-[.G24]/[.$F$2])" office:value-type="float" office:value="2" calcext:value-type="float">
            <text:p>2,00</text:p>
          </table:table-cell>
          <table:table-cell table:style-name="ce2" table:formula="of:=[.G24]*[.$D$3]*EXP(-[.G24]/[.$F$2])" office:value-type="float" office:value="0" calcext:value-type="float">
            <text:p>0,00</text:p>
          </table:table-cell>
          <table:table-cell table:style-name="ce2" table:formula="of:=[.G24]*[.$D$5]*[.O24]" office:value-type="float" office:value="0" calcext:value-type="float">
            <text:p>0,00</text:p>
          </table:table-cell>
          <table:table-cell table:style-name="ce2" table:formula="of:=[.Q24]-[.R2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3" calcext:value-type="float">
            <text:p>23</text:p>
          </table:table-cell>
          <table:table-cell table:formula="of:=EXP(-([.AB24]/(15+[.AB24])))" office:value-type="float" office:value="0.545930741749961" calcext:value-type="float">
            <text:p>0,545930741749961</text:p>
          </table:table-cell>
          <table:table-cell table:formula="of:=EXP(-[.AB24]/25)" office:value-type="float" office:value="0.398519041084514" calcext:value-type="float">
            <text:p>0,398519041084514</text:p>
          </table:table-cell>
          <table:table-cell table:formula="of:=1-EXP(-25/[.AB24])" office:value-type="float" office:value="0.662758679976476" calcext:value-type="float">
            <text:p>0,662758679976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4]+INT([.M24]/[.$D$2])" office:value-type="float" office:value="1418" calcext:value-type="float">
            <text:p>1418</text:p>
          </table:table-cell>
          <table:table-cell table:formula="of:=[.G24]+INT([.S24]/[.$D$2])" office:value-type="float" office:value="0" calcext:value-type="float">
            <text:p>0</text:p>
          </table:table-cell>
          <table:table-cell/>
          <table:table-cell table:formula="of:=COM.MICROSOFT.NORM.DIST([.B25];[.$L$4];[.$L$5]+[.D25];0)/COM.MICROSOFT.NORM.DIST([.$L$4];[.$L$4];[.$L$5]+[.D25];0)*COM.MICROSOFT.NORM.DIST([.C25];[.$L$1];[.$L$2]+[.D25];0)/COM.MICROSOFT.NORM.DIST([.$L$1];[.$L$1];[.$L$2]+[.D25];0)" office:value-type="float" office:value="1" calcext:value-type="float">
            <text:p>1,00</text:p>
          </table:table-cell>
          <table:table-cell table:formula="of:=[.$D$4]+[.$D$3]*EXP(-[.F25]/[.$F$2])" office:value-type="float" office:value="1.98427217512497" calcext:value-type="float">
            <text:p>1,98</text:p>
          </table:table-cell>
          <table:table-cell table:style-name="ce2" table:formula="of:=[.I25]*[.F25]*([.$D$4]+[.$D$3]*EXP(-[.F25]/[.$F$2]))" office:value-type="float" office:value="2813.69794432721" calcext:value-type="float">
            <text:p>2813,70</text:p>
          </table:table-cell>
          <table:table-cell table:formula="of:=[.$D$4]*[.F25]" office:value-type="float" office:value="1418" calcext:value-type="float">
            <text:p>1418</text:p>
          </table:table-cell>
          <table:table-cell table:style-name="ce2" table:formula="of:=[.K25]-[.L25]" office:value-type="float" office:value="1395.69794432721" calcext:value-type="float">
            <text:p>1395,70</text:p>
          </table:table-cell>
          <table:table-cell table:style-name="ce2"/>
          <table:table-cell table:style-name="ce2" table:formula="of:=1-COM.MICROSOFT.NORM.DIST([.B25];[.$R$4];[.$R$5]+[.E25];0)/COM.MICROSOFT.NORM.DIST([.$R$4];[.$R$4];[.$R$5]+[.E25];0)*COM.MICROSOFT.NORM.DIST([.C25];[.$R$1];[.$R$2]+[.E25];0)/COM.MICROSOFT.NORM.DIST([.$R$1];[.$R$1];[.$R$2]+[.E25];0)" office:value-type="float" office:value="0.999999893546286" calcext:value-type="float">
            <text:p>1,00</text:p>
          </table:table-cell>
          <table:table-cell table:style-name="ce2" table:formula="of:=[.$D$3]*EXP(-[.G25]/[.$F$2])" office:value-type="float" office:value="2" calcext:value-type="float">
            <text:p>2,00</text:p>
          </table:table-cell>
          <table:table-cell table:style-name="ce2" table:formula="of:=[.G25]*[.$D$3]*EXP(-[.G25]/[.$F$2])" office:value-type="float" office:value="0" calcext:value-type="float">
            <text:p>0,00</text:p>
          </table:table-cell>
          <table:table-cell table:style-name="ce2" table:formula="of:=[.G25]*[.$D$5]*[.O25]" office:value-type="float" office:value="0" calcext:value-type="float">
            <text:p>0,00</text:p>
          </table:table-cell>
          <table:table-cell table:style-name="ce2" table:formula="of:=[.Q25]-[.R2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4" calcext:value-type="float">
            <text:p>24</text:p>
          </table:table-cell>
          <table:table-cell table:formula="of:=EXP(-([.AB25]/(15+[.AB25])))" office:value-type="float" office:value="0.540432996486534" calcext:value-type="float">
            <text:p>0,540432996486534</text:p>
          </table:table-cell>
          <table:table-cell table:formula="of:=EXP(-[.AB25]/25)" office:value-type="float" office:value="0.382892885975112" calcext:value-type="float">
            <text:p>0,382892885975112</text:p>
          </table:table-cell>
          <table:table-cell table:formula="of:=1-EXP(-25/[.AB25])" office:value-type="float" office:value="0.647133918541151" calcext:value-type="float">
            <text:p>0,647133918541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5]+INT([.M25]/[.$D$2])" office:value-type="float" office:value="1697" calcext:value-type="float">
            <text:p>1697</text:p>
          </table:table-cell>
          <table:table-cell table:formula="of:=[.G25]+INT([.S25]/[.$D$2])" office:value-type="float" office:value="0" calcext:value-type="float">
            <text:p>0</text:p>
          </table:table-cell>
          <table:table-cell/>
          <table:table-cell table:formula="of:=COM.MICROSOFT.NORM.DIST([.B26];[.$L$4];[.$L$5]+[.D26];0)/COM.MICROSOFT.NORM.DIST([.$L$4];[.$L$4];[.$L$5]+[.D26];0)*COM.MICROSOFT.NORM.DIST([.C26];[.$L$1];[.$L$2]+[.D26];0)/COM.MICROSOFT.NORM.DIST([.$L$1];[.$L$1];[.$L$2]+[.D26];0)" office:value-type="float" office:value="1" calcext:value-type="float">
            <text:p>1,00</text:p>
          </table:table-cell>
          <table:table-cell table:formula="of:=[.$D$4]+[.$D$3]*EXP(-[.F26]/[.$F$2])" office:value-type="float" office:value="1.85611307085792" calcext:value-type="float">
            <text:p>1,86</text:p>
          </table:table-cell>
          <table:table-cell table:style-name="ce2" table:formula="of:=[.I26]*[.F26]*([.$D$4]+[.$D$3]*EXP(-[.F26]/[.$F$2]))" office:value-type="float" office:value="3149.82388124589" calcext:value-type="float">
            <text:p>3149,82</text:p>
          </table:table-cell>
          <table:table-cell table:formula="of:=[.$D$4]*[.F26]" office:value-type="float" office:value="1697" calcext:value-type="float">
            <text:p>1697</text:p>
          </table:table-cell>
          <table:table-cell table:style-name="ce2" table:formula="of:=[.K26]-[.L26]" office:value-type="float" office:value="1452.82388124589" calcext:value-type="float">
            <text:p>1452,82</text:p>
          </table:table-cell>
          <table:table-cell table:style-name="ce2"/>
          <table:table-cell table:style-name="ce2" table:formula="of:=1-COM.MICROSOFT.NORM.DIST([.B26];[.$R$4];[.$R$5]+[.E26];0)/COM.MICROSOFT.NORM.DIST([.$R$4];[.$R$4];[.$R$5]+[.E26];0)*COM.MICROSOFT.NORM.DIST([.C26];[.$R$1];[.$R$2]+[.E26];0)/COM.MICROSOFT.NORM.DIST([.$R$1];[.$R$1];[.$R$2]+[.E26];0)" office:value-type="float" office:value="0.999999893546286" calcext:value-type="float">
            <text:p>1,00</text:p>
          </table:table-cell>
          <table:table-cell table:style-name="ce2" table:formula="of:=[.$D$3]*EXP(-[.G26]/[.$F$2])" office:value-type="float" office:value="2" calcext:value-type="float">
            <text:p>2,00</text:p>
          </table:table-cell>
          <table:table-cell table:style-name="ce2" table:formula="of:=[.G26]*[.$D$3]*EXP(-[.G26]/[.$F$2])" office:value-type="float" office:value="0" calcext:value-type="float">
            <text:p>0,00</text:p>
          </table:table-cell>
          <table:table-cell table:style-name="ce2" table:formula="of:=[.G26]*[.$D$5]*[.O26]" office:value-type="float" office:value="0" calcext:value-type="float">
            <text:p>0,00</text:p>
          </table:table-cell>
          <table:table-cell table:style-name="ce2" table:formula="of:=[.Q26]-[.R2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5" calcext:value-type="float">
            <text:p>25</text:p>
          </table:table-cell>
          <table:table-cell table:formula="of:=EXP(-([.AB26]/(15+[.AB26])))" office:value-type="float" office:value="0.53526142851899" calcext:value-type="float">
            <text:p>0,53526142851899</text:p>
          </table:table-cell>
          <table:table-cell table:formula="of:=EXP(-[.AB26]/25)" office:value-type="float" office:value="0.367879441171442" calcext:value-type="float">
            <text:p>0,367879441171442</text:p>
          </table:table-cell>
          <table:table-cell table:formula="of:=1-EXP(-25/[.AB26])" office:value-type="float" office:value="0.632120558828558" calcext:value-type="float">
            <text:p>0,632120558828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6]+INT([.M26]/[.$D$2])" office:value-type="float" office:value="1987" calcext:value-type="float">
            <text:p>1987</text:p>
          </table:table-cell>
          <table:table-cell table:formula="of:=[.G26]+INT([.S26]/[.$D$2])" office:value-type="float" office:value="0" calcext:value-type="float">
            <text:p>0</text:p>
          </table:table-cell>
          <table:table-cell/>
          <table:table-cell table:formula="of:=COM.MICROSOFT.NORM.DIST([.B27];[.$L$4];[.$L$5]+[.D27];0)/COM.MICROSOFT.NORM.DIST([.$L$4];[.$L$4];[.$L$5]+[.D27];0)*COM.MICROSOFT.NORM.DIST([.C27];[.$L$1];[.$L$2]+[.D27];0)/COM.MICROSOFT.NORM.DIST([.$L$1];[.$L$1];[.$L$2]+[.D27];0)" office:value-type="float" office:value="1" calcext:value-type="float">
            <text:p>1,00</text:p>
          </table:table-cell>
          <table:table-cell table:formula="of:=[.$D$4]+[.$D$3]*EXP(-[.F27]/[.$F$2])" office:value-type="float" office:value="1.7405568917156" calcext:value-type="float">
            <text:p>1,74</text:p>
          </table:table-cell>
          <table:table-cell table:style-name="ce2" table:formula="of:=[.I27]*[.F27]*([.$D$4]+[.$D$3]*EXP(-[.F27]/[.$F$2]))" office:value-type="float" office:value="3458.48654383889" calcext:value-type="float">
            <text:p>3458,49</text:p>
          </table:table-cell>
          <table:table-cell table:formula="of:=[.$D$4]*[.F27]" office:value-type="float" office:value="1987" calcext:value-type="float">
            <text:p>1987</text:p>
          </table:table-cell>
          <table:table-cell table:style-name="ce2" table:formula="of:=[.K27]-[.L27]" office:value-type="float" office:value="1471.48654383889" calcext:value-type="float">
            <text:p>1471,49</text:p>
          </table:table-cell>
          <table:table-cell table:style-name="ce2"/>
          <table:table-cell table:style-name="ce2" table:formula="of:=1-COM.MICROSOFT.NORM.DIST([.B27];[.$R$4];[.$R$5]+[.E27];0)/COM.MICROSOFT.NORM.DIST([.$R$4];[.$R$4];[.$R$5]+[.E27];0)*COM.MICROSOFT.NORM.DIST([.C27];[.$R$1];[.$R$2]+[.E27];0)/COM.MICROSOFT.NORM.DIST([.$R$1];[.$R$1];[.$R$2]+[.E27];0)" office:value-type="float" office:value="0.999999893546286" calcext:value-type="float">
            <text:p>1,00</text:p>
          </table:table-cell>
          <table:table-cell table:style-name="ce2" table:formula="of:=[.$D$3]*EXP(-[.G27]/[.$F$2])" office:value-type="float" office:value="2" calcext:value-type="float">
            <text:p>2,00</text:p>
          </table:table-cell>
          <table:table-cell table:style-name="ce2" table:formula="of:=[.G27]*[.$D$3]*EXP(-[.G27]/[.$F$2])" office:value-type="float" office:value="0" calcext:value-type="float">
            <text:p>0,00</text:p>
          </table:table-cell>
          <table:table-cell table:style-name="ce2" table:formula="of:=[.G27]*[.$D$5]*[.O27]" office:value-type="float" office:value="0" calcext:value-type="float">
            <text:p>0,00</text:p>
          </table:table-cell>
          <table:table-cell table:style-name="ce2" table:formula="of:=[.Q27]-[.R2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6" calcext:value-type="float">
            <text:p>26</text:p>
          </table:table-cell>
          <table:table-cell table:formula="of:=EXP(-([.AB27]/(15+[.AB27])))" office:value-type="float" office:value="0.530388065416678" calcext:value-type="float">
            <text:p>0,530388065416678</text:p>
          </table:table-cell>
          <table:table-cell table:formula="of:=EXP(-[.AB27]/25)" office:value-type="float" office:value="0.35345468195878" calcext:value-type="float">
            <text:p>0,35345468195878</text:p>
          </table:table-cell>
          <table:table-cell table:formula="of:=1-EXP(-25/[.AB27])" office:value-type="float" office:value="0.617695727107919" calcext:value-type="float">
            <text:p>0,6176957271079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7]+INT([.M27]/[.$D$2])" office:value-type="float" office:value="2281" calcext:value-type="float">
            <text:p>2281</text:p>
          </table:table-cell>
          <table:table-cell table:formula="of:=[.G27]+INT([.S27]/[.$D$2])" office:value-type="float" office:value="0" calcext:value-type="float">
            <text:p>0</text:p>
          </table:table-cell>
          <table:table-cell/>
          <table:table-cell table:formula="of:=COM.MICROSOFT.NORM.DIST([.B28];[.$L$4];[.$L$5]+[.D28];0)/COM.MICROSOFT.NORM.DIST([.$L$4];[.$L$4];[.$L$5]+[.D28];0)*COM.MICROSOFT.NORM.DIST([.C28];[.$L$1];[.$L$2]+[.D28];0)/COM.MICROSOFT.NORM.DIST([.$L$1];[.$L$1];[.$L$2]+[.D28];0)" office:value-type="float" office:value="1" calcext:value-type="float">
            <text:p>1,00</text:p>
          </table:table-cell>
          <table:table-cell table:formula="of:=[.$D$4]+[.$D$3]*EXP(-[.F28]/[.$F$2])" office:value-type="float" office:value="1.63931830455222" calcext:value-type="float">
            <text:p>1,64</text:p>
          </table:table-cell>
          <table:table-cell table:style-name="ce2" table:formula="of:=[.I28]*[.F28]*([.$D$4]+[.$D$3]*EXP(-[.F28]/[.$F$2]))" office:value-type="float" office:value="3739.28505268362" calcext:value-type="float">
            <text:p>3739,29</text:p>
          </table:table-cell>
          <table:table-cell table:formula="of:=[.$D$4]*[.F28]" office:value-type="float" office:value="2281" calcext:value-type="float">
            <text:p>2281</text:p>
          </table:table-cell>
          <table:table-cell table:style-name="ce2" table:formula="of:=[.K28]-[.L28]" office:value-type="float" office:value="1458.28505268362" calcext:value-type="float">
            <text:p>1458,29</text:p>
          </table:table-cell>
          <table:table-cell table:style-name="ce2"/>
          <table:table-cell table:style-name="ce2" table:formula="of:=1-COM.MICROSOFT.NORM.DIST([.B28];[.$R$4];[.$R$5]+[.E28];0)/COM.MICROSOFT.NORM.DIST([.$R$4];[.$R$4];[.$R$5]+[.E28];0)*COM.MICROSOFT.NORM.DIST([.C28];[.$R$1];[.$R$2]+[.E28];0)/COM.MICROSOFT.NORM.DIST([.$R$1];[.$R$1];[.$R$2]+[.E28];0)" office:value-type="float" office:value="0.999999893546286" calcext:value-type="float">
            <text:p>1,00</text:p>
          </table:table-cell>
          <table:table-cell table:style-name="ce2" table:formula="of:=[.$D$3]*EXP(-[.G28]/[.$F$2])" office:value-type="float" office:value="2" calcext:value-type="float">
            <text:p>2,00</text:p>
          </table:table-cell>
          <table:table-cell table:style-name="ce2" table:formula="of:=[.G28]*[.$D$3]*EXP(-[.G28]/[.$F$2])" office:value-type="float" office:value="0" calcext:value-type="float">
            <text:p>0,00</text:p>
          </table:table-cell>
          <table:table-cell table:style-name="ce2" table:formula="of:=[.G28]*[.$D$5]*[.O28]" office:value-type="float" office:value="0" calcext:value-type="float">
            <text:p>0,00</text:p>
          </table:table-cell>
          <table:table-cell table:style-name="ce2" table:formula="of:=[.Q28]-[.R2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7" calcext:value-type="float">
            <text:p>27</text:p>
          </table:table-cell>
          <table:table-cell table:formula="of:=EXP(-([.AB28]/(15+[.AB28])))" office:value-type="float" office:value="0.52578802442578" calcext:value-type="float">
            <text:p>0,52578802442578</text:p>
          </table:table-cell>
          <table:table-cell table:formula="of:=EXP(-[.AB28]/25)" office:value-type="float" office:value="0.339595525644939" calcext:value-type="float">
            <text:p>0,339595525644939</text:p>
          </table:table-cell>
          <table:table-cell table:formula="of:=1-EXP(-25/[.AB28])" office:value-type="float" office:value="0.603835569717934" calcext:value-type="float">
            <text:p>0,6038355697179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8]+INT([.M28]/[.$D$2])" office:value-type="float" office:value="2572" calcext:value-type="float">
            <text:p>2572</text:p>
          </table:table-cell>
          <table:table-cell table:formula="of:=[.G28]+INT([.S28]/[.$D$2])" office:value-type="float" office:value="0" calcext:value-type="float">
            <text:p>0</text:p>
          </table:table-cell>
          <table:table-cell/>
          <table:table-cell table:formula="of:=COM.MICROSOFT.NORM.DIST([.B29];[.$L$4];[.$L$5]+[.D29];0)/COM.MICROSOFT.NORM.DIST([.$L$4];[.$L$4];[.$L$5]+[.D29];0)*COM.MICROSOFT.NORM.DIST([.C29];[.$L$1];[.$L$2]+[.D29];0)/COM.MICROSOFT.NORM.DIST([.$L$1];[.$L$1];[.$L$2]+[.D29];0)" office:value-type="float" office:value="1" calcext:value-type="float">
            <text:p>1,00</text:p>
          </table:table-cell>
          <table:table-cell table:formula="of:=[.$D$4]+[.$D$3]*EXP(-[.F29]/[.$F$2])" office:value-type="float" office:value="1.55274814265507" calcext:value-type="float">
            <text:p>1,55</text:p>
          </table:table-cell>
          <table:table-cell table:style-name="ce2" table:formula="of:=[.I29]*[.F29]*([.$D$4]+[.$D$3]*EXP(-[.F29]/[.$F$2]))" office:value-type="float" office:value="3993.66822290885" calcext:value-type="float">
            <text:p>3993,67</text:p>
          </table:table-cell>
          <table:table-cell table:formula="of:=[.$D$4]*[.F29]" office:value-type="float" office:value="2572" calcext:value-type="float">
            <text:p>2572</text:p>
          </table:table-cell>
          <table:table-cell table:style-name="ce2" table:formula="of:=[.K29]-[.L29]" office:value-type="float" office:value="1421.66822290885" calcext:value-type="float">
            <text:p>1421,67</text:p>
          </table:table-cell>
          <table:table-cell table:style-name="ce2"/>
          <table:table-cell table:style-name="ce2" table:formula="of:=1-COM.MICROSOFT.NORM.DIST([.B29];[.$R$4];[.$R$5]+[.E29];0)/COM.MICROSOFT.NORM.DIST([.$R$4];[.$R$4];[.$R$5]+[.E29];0)*COM.MICROSOFT.NORM.DIST([.C29];[.$R$1];[.$R$2]+[.E29];0)/COM.MICROSOFT.NORM.DIST([.$R$1];[.$R$1];[.$R$2]+[.E29];0)" office:value-type="float" office:value="0.999999893546286" calcext:value-type="float">
            <text:p>1,00</text:p>
          </table:table-cell>
          <table:table-cell table:style-name="ce2" table:formula="of:=[.$D$3]*EXP(-[.G29]/[.$F$2])" office:value-type="float" office:value="2" calcext:value-type="float">
            <text:p>2,00</text:p>
          </table:table-cell>
          <table:table-cell table:style-name="ce2" table:formula="of:=[.G29]*[.$D$3]*EXP(-[.G29]/[.$F$2])" office:value-type="float" office:value="0" calcext:value-type="float">
            <text:p>0,00</text:p>
          </table:table-cell>
          <table:table-cell table:style-name="ce2" table:formula="of:=[.G29]*[.$D$5]*[.O29]" office:value-type="float" office:value="0" calcext:value-type="float">
            <text:p>0,00</text:p>
          </table:table-cell>
          <table:table-cell table:style-name="ce2" table:formula="of:=[.Q29]-[.R2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8" calcext:value-type="float">
            <text:p>28</text:p>
          </table:table-cell>
          <table:table-cell table:formula="of:=EXP(-([.AB29]/(15+[.AB29])))" office:value-type="float" office:value="0.521439099575688" calcext:value-type="float">
            <text:p>0,521439099575688</text:p>
          </table:table-cell>
          <table:table-cell table:formula="of:=EXP(-[.AB29]/25)" office:value-type="float" office:value="0.326279794623039" calcext:value-type="float">
            <text:p>0,326279794623039</text:p>
          </table:table-cell>
          <table:table-cell table:formula="of:=1-EXP(-25/[.AB29])" office:value-type="float" office:value="0.590515874847636" calcext:value-type="float">
            <text:p>0,590515874847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9]+INT([.M29]/[.$D$2])" office:value-type="float" office:value="2856" calcext:value-type="float">
            <text:p>2856</text:p>
          </table:table-cell>
          <table:table-cell table:formula="of:=[.G29]+INT([.S29]/[.$D$2])" office:value-type="float" office:value="0" calcext:value-type="float">
            <text:p>0</text:p>
          </table:table-cell>
          <table:table-cell/>
          <table:table-cell table:formula="of:=COM.MICROSOFT.NORM.DIST([.B30];[.$L$4];[.$L$5]+[.D30];0)/COM.MICROSOFT.NORM.DIST([.$L$4];[.$L$4];[.$L$5]+[.D30];0)*COM.MICROSOFT.NORM.DIST([.C30];[.$L$1];[.$L$2]+[.D30];0)/COM.MICROSOFT.NORM.DIST([.$L$1];[.$L$1];[.$L$2]+[.D30];0)" office:value-type="float" office:value="1" calcext:value-type="float">
            <text:p>1,00</text:p>
          </table:table-cell>
          <table:table-cell table:formula="of:=[.$D$4]+[.$D$3]*EXP(-[.F30]/[.$F$2])" office:value-type="float" office:value="1.47957603805065" calcext:value-type="float">
            <text:p>1,48</text:p>
          </table:table-cell>
          <table:table-cell table:style-name="ce2" table:formula="of:=[.I30]*[.F30]*([.$D$4]+[.$D$3]*EXP(-[.F30]/[.$F$2]))" office:value-type="float" office:value="4225.66916467266" calcext:value-type="float">
            <text:p>4225,67</text:p>
          </table:table-cell>
          <table:table-cell table:formula="of:=[.$D$4]*[.F30]" office:value-type="float" office:value="2856" calcext:value-type="float">
            <text:p>2856</text:p>
          </table:table-cell>
          <table:table-cell table:style-name="ce2" table:formula="of:=[.K30]-[.L30]" office:value-type="float" office:value="1369.66916467265" calcext:value-type="float">
            <text:p>1369,67</text:p>
          </table:table-cell>
          <table:table-cell table:style-name="ce2"/>
          <table:table-cell table:style-name="ce2" table:formula="of:=1-COM.MICROSOFT.NORM.DIST([.B30];[.$R$4];[.$R$5]+[.E30];0)/COM.MICROSOFT.NORM.DIST([.$R$4];[.$R$4];[.$R$5]+[.E30];0)*COM.MICROSOFT.NORM.DIST([.C30];[.$R$1];[.$R$2]+[.E30];0)/COM.MICROSOFT.NORM.DIST([.$R$1];[.$R$1];[.$R$2]+[.E30];0)" office:value-type="float" office:value="0.999999893546286" calcext:value-type="float">
            <text:p>1,00</text:p>
          </table:table-cell>
          <table:table-cell table:style-name="ce2" table:formula="of:=[.$D$3]*EXP(-[.G30]/[.$F$2])" office:value-type="float" office:value="2" calcext:value-type="float">
            <text:p>2,00</text:p>
          </table:table-cell>
          <table:table-cell table:style-name="ce2" table:formula="of:=[.G30]*[.$D$3]*EXP(-[.G30]/[.$F$2])" office:value-type="float" office:value="0" calcext:value-type="float">
            <text:p>0,00</text:p>
          </table:table-cell>
          <table:table-cell table:style-name="ce2" table:formula="of:=[.G30]*[.$D$5]*[.O30]" office:value-type="float" office:value="0" calcext:value-type="float">
            <text:p>0,00</text:p>
          </table:table-cell>
          <table:table-cell table:style-name="ce2" table:formula="of:=[.Q30]-[.R3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9" calcext:value-type="float">
            <text:p>29</text:p>
          </table:table-cell>
          <table:table-cell table:formula="of:=EXP(-([.AB30]/(15+[.AB30])))" office:value-type="float" office:value="0.517321412980903" calcext:value-type="float">
            <text:p>0,517321412980903</text:p>
          </table:table-cell>
          <table:table-cell table:formula="of:=EXP(-[.AB30]/25)" office:value-type="float" office:value="0.313486180882605" calcext:value-type="float">
            <text:p>0,313486180882605</text:p>
          </table:table-cell>
          <table:table-cell table:formula="of:=1-EXP(-25/[.AB30])" office:value-type="float" office:value="0.577712520365388" calcext:value-type="float">
            <text:p>0,5777125203653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0]+INT([.M30]/[.$D$2])" office:value-type="float" office:value="3129" calcext:value-type="float">
            <text:p>3129</text:p>
          </table:table-cell>
          <table:table-cell table:formula="of:=[.G30]+INT([.S30]/[.$D$2])" office:value-type="float" office:value="0" calcext:value-type="float">
            <text:p>0</text:p>
          </table:table-cell>
          <table:table-cell/>
          <table:table-cell table:formula="of:=COM.MICROSOFT.NORM.DIST([.B31];[.$L$4];[.$L$5]+[.D31];0)/COM.MICROSOFT.NORM.DIST([.$L$4];[.$L$4];[.$L$5]+[.D31];0)*COM.MICROSOFT.NORM.DIST([.C31];[.$L$1];[.$L$2]+[.D31];0)/COM.MICROSOFT.NORM.DIST([.$L$1];[.$L$1];[.$L$2]+[.D31];0)" office:value-type="float" office:value="1" calcext:value-type="float">
            <text:p>1,00</text:p>
          </table:table-cell>
          <table:table-cell table:formula="of:=[.$D$4]+[.$D$3]*EXP(-[.F31]/[.$F$2])" office:value-type="float" office:value="1.41838516664046" calcext:value-type="float">
            <text:p>1,42</text:p>
          </table:table-cell>
          <table:table-cell table:style-name="ce2" table:formula="of:=[.I31]*[.F31]*([.$D$4]+[.$D$3]*EXP(-[.F31]/[.$F$2]))" office:value-type="float" office:value="4438.12718641799" calcext:value-type="float">
            <text:p>4438,13</text:p>
          </table:table-cell>
          <table:table-cell table:formula="of:=[.$D$4]*[.F31]" office:value-type="float" office:value="3129" calcext:value-type="float">
            <text:p>3129</text:p>
          </table:table-cell>
          <table:table-cell table:style-name="ce2" table:formula="of:=[.K31]-[.L31]" office:value-type="float" office:value="1309.12718641799" calcext:value-type="float">
            <text:p>1309,13</text:p>
          </table:table-cell>
          <table:table-cell table:style-name="ce2"/>
          <table:table-cell table:style-name="ce2" table:formula="of:=1-COM.MICROSOFT.NORM.DIST([.B31];[.$R$4];[.$R$5]+[.E31];0)/COM.MICROSOFT.NORM.DIST([.$R$4];[.$R$4];[.$R$5]+[.E31];0)*COM.MICROSOFT.NORM.DIST([.C31];[.$R$1];[.$R$2]+[.E31];0)/COM.MICROSOFT.NORM.DIST([.$R$1];[.$R$1];[.$R$2]+[.E31];0)" office:value-type="float" office:value="0.999999893546286" calcext:value-type="float">
            <text:p>1,00</text:p>
          </table:table-cell>
          <table:table-cell table:style-name="ce2" table:formula="of:=[.$D$3]*EXP(-[.G31]/[.$F$2])" office:value-type="float" office:value="2" calcext:value-type="float">
            <text:p>2,00</text:p>
          </table:table-cell>
          <table:table-cell table:style-name="ce2" table:formula="of:=[.G31]*[.$D$3]*EXP(-[.G31]/[.$F$2])" office:value-type="float" office:value="0" calcext:value-type="float">
            <text:p>0,00</text:p>
          </table:table-cell>
          <table:table-cell table:style-name="ce2" table:formula="of:=[.G31]*[.$D$5]*[.O31]" office:value-type="float" office:value="0" calcext:value-type="float">
            <text:p>0,00</text:p>
          </table:table-cell>
          <table:table-cell table:style-name="ce2" table:formula="of:=[.Q31]-[.R3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0" calcext:value-type="float">
            <text:p>30</text:p>
          </table:table-cell>
          <table:table-cell table:formula="of:=EXP(-([.AB31]/(15+[.AB31])))" office:value-type="float" office:value="0.513417119032592" calcext:value-type="float">
            <text:p>0,513417119032592</text:p>
          </table:table-cell>
          <table:table-cell table:formula="of:=EXP(-[.AB31]/25)" office:value-type="float" office:value="0.301194211912202" calcext:value-type="float">
            <text:p>0,301194211912202</text:p>
          </table:table-cell>
          <table:table-cell table:formula="of:=1-EXP(-25/[.AB31])" office:value-type="float" office:value="0.565401791492922" calcext:value-type="float">
            <text:p>0,5654017914929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1]+INT([.M31]/[.$D$2])" office:value-type="float" office:value="3390" calcext:value-type="float">
            <text:p>3390</text:p>
          </table:table-cell>
          <table:table-cell table:formula="of:=[.G31]+INT([.S31]/[.$D$2])" office:value-type="float" office:value="0" calcext:value-type="float">
            <text:p>0</text:p>
          </table:table-cell>
          <table:table-cell/>
          <table:table-cell table:formula="of:=COM.MICROSOFT.NORM.DIST([.B32];[.$L$4];[.$L$5]+[.D32];0)/COM.MICROSOFT.NORM.DIST([.$L$4];[.$L$4];[.$L$5]+[.D32];0)*COM.MICROSOFT.NORM.DIST([.C32];[.$L$1];[.$L$2]+[.D32];0)/COM.MICROSOFT.NORM.DIST([.$L$1];[.$L$1];[.$L$2]+[.D32];0)" office:value-type="float" office:value="1" calcext:value-type="float">
            <text:p>1,00</text:p>
          </table:table-cell>
          <table:table-cell table:formula="of:=[.$D$4]+[.$D$3]*EXP(-[.F32]/[.$F$2])" office:value-type="float" office:value="1.36719845805544" calcext:value-type="float">
            <text:p>1,37</text:p>
          </table:table-cell>
          <table:table-cell table:style-name="ce2" table:formula="of:=[.I32]*[.F32]*([.$D$4]+[.$D$3]*EXP(-[.F32]/[.$F$2]))" office:value-type="float" office:value="4634.80277280793" calcext:value-type="float">
            <text:p>4634,80</text:p>
          </table:table-cell>
          <table:table-cell table:formula="of:=[.$D$4]*[.F32]" office:value-type="float" office:value="3390" calcext:value-type="float">
            <text:p>3390</text:p>
          </table:table-cell>
          <table:table-cell table:style-name="ce2" table:formula="of:=[.K32]-[.L32]" office:value-type="float" office:value="1244.80277280793" calcext:value-type="float">
            <text:p>1244,80</text:p>
          </table:table-cell>
          <table:table-cell table:style-name="ce2"/>
          <table:table-cell table:style-name="ce2" table:formula="of:=1-COM.MICROSOFT.NORM.DIST([.B32];[.$R$4];[.$R$5]+[.E32];0)/COM.MICROSOFT.NORM.DIST([.$R$4];[.$R$4];[.$R$5]+[.E32];0)*COM.MICROSOFT.NORM.DIST([.C32];[.$R$1];[.$R$2]+[.E32];0)/COM.MICROSOFT.NORM.DIST([.$R$1];[.$R$1];[.$R$2]+[.E32];0)" office:value-type="float" office:value="0.999999893546286" calcext:value-type="float">
            <text:p>1,00</text:p>
          </table:table-cell>
          <table:table-cell table:style-name="ce2" table:formula="of:=[.$D$3]*EXP(-[.G32]/[.$F$2])" office:value-type="float" office:value="2" calcext:value-type="float">
            <text:p>2,00</text:p>
          </table:table-cell>
          <table:table-cell table:style-name="ce2" table:formula="of:=[.G32]*[.$D$3]*EXP(-[.G32]/[.$F$2])" office:value-type="float" office:value="0" calcext:value-type="float">
            <text:p>0,00</text:p>
          </table:table-cell>
          <table:table-cell table:style-name="ce2" table:formula="of:=[.G32]*[.$D$5]*[.O32]" office:value-type="float" office:value="0" calcext:value-type="float">
            <text:p>0,00</text:p>
          </table:table-cell>
          <table:table-cell table:style-name="ce2" table:formula="of:=[.Q32]-[.R3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1" calcext:value-type="float">
            <text:p>31</text:p>
          </table:table-cell>
          <table:table-cell table:formula="of:=EXP(-([.AB32]/(15+[.AB32])))" office:value-type="float" office:value="0.50971015238618" calcext:value-type="float">
            <text:p>0,50971015238618</text:p>
          </table:table-cell>
          <table:table-cell table:formula="of:=EXP(-[.AB32]/25)" office:value-type="float" office:value="0.289384217939051" calcext:value-type="float">
            <text:p>0,289384217939051</text:p>
          </table:table-cell>
          <table:table-cell table:formula="of:=1-EXP(-25/[.AB32])" office:value-type="float" office:value="0.553560601224184" calcext:value-type="float">
            <text:p>0,5535606012241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2]+INT([.M32]/[.$D$2])" office:value-type="float" office:value="3638" calcext:value-type="float">
            <text:p>3638</text:p>
          </table:table-cell>
          <table:table-cell table:formula="of:=[.G32]+INT([.S32]/[.$D$2])" office:value-type="float" office:value="0" calcext:value-type="float">
            <text:p>0</text:p>
          </table:table-cell>
          <table:table-cell/>
          <table:table-cell table:formula="of:=COM.MICROSOFT.NORM.DIST([.B33];[.$L$4];[.$L$5]+[.D33];0)/COM.MICROSOFT.NORM.DIST([.$L$4];[.$L$4];[.$L$5]+[.D33];0)*COM.MICROSOFT.NORM.DIST([.C33];[.$L$1];[.$L$2]+[.D33];0)/COM.MICROSOFT.NORM.DIST([.$L$1];[.$L$1];[.$L$2]+[.D33];0)" office:value-type="float" office:value="1" calcext:value-type="float">
            <text:p>1,00</text:p>
          </table:table-cell>
          <table:table-cell table:formula="of:=[.$D$4]+[.$D$3]*EXP(-[.F33]/[.$F$2])" office:value-type="float" office:value="1.3243757154494" calcext:value-type="float">
            <text:p>1,32</text:p>
          </table:table-cell>
          <table:table-cell table:style-name="ce2" table:formula="of:=[.I33]*[.F33]*([.$D$4]+[.$D$3]*EXP(-[.F33]/[.$F$2]))" office:value-type="float" office:value="4818.07885280493" calcext:value-type="float">
            <text:p>4818,08</text:p>
          </table:table-cell>
          <table:table-cell table:formula="of:=[.$D$4]*[.F33]" office:value-type="float" office:value="3638" calcext:value-type="float">
            <text:p>3638</text:p>
          </table:table-cell>
          <table:table-cell table:style-name="ce2" table:formula="of:=[.K33]-[.L33]" office:value-type="float" office:value="1180.07885280493" calcext:value-type="float">
            <text:p>1180,08</text:p>
          </table:table-cell>
          <table:table-cell table:style-name="ce2"/>
          <table:table-cell table:style-name="ce2" table:formula="of:=1-COM.MICROSOFT.NORM.DIST([.B33];[.$R$4];[.$R$5]+[.E33];0)/COM.MICROSOFT.NORM.DIST([.$R$4];[.$R$4];[.$R$5]+[.E33];0)*COM.MICROSOFT.NORM.DIST([.C33];[.$R$1];[.$R$2]+[.E33];0)/COM.MICROSOFT.NORM.DIST([.$R$1];[.$R$1];[.$R$2]+[.E33];0)" office:value-type="float" office:value="0.999999893546286" calcext:value-type="float">
            <text:p>1,00</text:p>
          </table:table-cell>
          <table:table-cell table:style-name="ce2" table:formula="of:=[.$D$3]*EXP(-[.G33]/[.$F$2])" office:value-type="float" office:value="2" calcext:value-type="float">
            <text:p>2,00</text:p>
          </table:table-cell>
          <table:table-cell table:style-name="ce2" table:formula="of:=[.G33]*[.$D$3]*EXP(-[.G33]/[.$F$2])" office:value-type="float" office:value="0" calcext:value-type="float">
            <text:p>0,00</text:p>
          </table:table-cell>
          <table:table-cell table:style-name="ce2" table:formula="of:=[.G33]*[.$D$5]*[.O33]" office:value-type="float" office:value="0" calcext:value-type="float">
            <text:p>0,00</text:p>
          </table:table-cell>
          <table:table-cell table:style-name="ce2" table:formula="of:=[.Q33]-[.R3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2" calcext:value-type="float">
            <text:p>32</text:p>
          </table:table-cell>
          <table:table-cell table:formula="of:=EXP(-([.AB33]/(15+[.AB33])))" office:value-type="float" office:value="0.50618601238958" calcext:value-type="float">
            <text:p>0,50618601238958</text:p>
          </table:table-cell>
          <table:table-cell table:formula="of:=EXP(-[.AB33]/25)" office:value-type="float" office:value="0.278037300453194" calcext:value-type="float">
            <text:p>0,278037300453194</text:p>
          </table:table-cell>
          <table:table-cell table:formula="of:=1-EXP(-25/[.AB33])" office:value-type="float" office:value="0.542166638228386" calcext:value-type="float">
            <text:p>0,5421666382283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3]+INT([.M33]/[.$D$2])" office:value-type="float" office:value="3874" calcext:value-type="float">
            <text:p>3874</text:p>
          </table:table-cell>
          <table:table-cell table:formula="of:=[.G33]+INT([.S33]/[.$D$2])" office:value-type="float" office:value="0" calcext:value-type="float">
            <text:p>0</text:p>
          </table:table-cell>
          <table:table-cell/>
          <table:table-cell table:formula="of:=COM.MICROSOFT.NORM.DIST([.B34];[.$L$4];[.$L$5]+[.D34];0)/COM.MICROSOFT.NORM.DIST([.$L$4];[.$L$4];[.$L$5]+[.D34];0)*COM.MICROSOFT.NORM.DIST([.C34];[.$L$1];[.$L$2]+[.D34];0)/COM.MICROSOFT.NORM.DIST([.$L$1];[.$L$1];[.$L$2]+[.D34];0)" office:value-type="float" office:value="1" calcext:value-type="float">
            <text:p>1,00</text:p>
          </table:table-cell>
          <table:table-cell table:formula="of:=[.$D$4]+[.$D$3]*EXP(-[.F34]/[.$F$2])" office:value-type="float" office:value="1.28827141788393" calcext:value-type="float">
            <text:p>1,29</text:p>
          </table:table-cell>
          <table:table-cell table:style-name="ce2" table:formula="of:=[.I34]*[.F34]*([.$D$4]+[.$D$3]*EXP(-[.F34]/[.$F$2]))" office:value-type="float" office:value="4990.76347288233" calcext:value-type="float">
            <text:p>4990,76</text:p>
          </table:table-cell>
          <table:table-cell table:formula="of:=[.$D$4]*[.F34]" office:value-type="float" office:value="3874" calcext:value-type="float">
            <text:p>3874</text:p>
          </table:table-cell>
          <table:table-cell table:style-name="ce2" table:formula="of:=[.K34]-[.L34]" office:value-type="float" office:value="1116.76347288233" calcext:value-type="float">
            <text:p>1116,76</text:p>
          </table:table-cell>
          <table:table-cell table:style-name="ce2"/>
          <table:table-cell table:style-name="ce2" table:formula="of:=1-COM.MICROSOFT.NORM.DIST([.B34];[.$R$4];[.$R$5]+[.E34];0)/COM.MICROSOFT.NORM.DIST([.$R$4];[.$R$4];[.$R$5]+[.E34];0)*COM.MICROSOFT.NORM.DIST([.C34];[.$R$1];[.$R$2]+[.E34];0)/COM.MICROSOFT.NORM.DIST([.$R$1];[.$R$1];[.$R$2]+[.E34];0)" office:value-type="float" office:value="0.999999893546286" calcext:value-type="float">
            <text:p>1,00</text:p>
          </table:table-cell>
          <table:table-cell table:style-name="ce2" table:formula="of:=[.$D$3]*EXP(-[.G34]/[.$F$2])" office:value-type="float" office:value="2" calcext:value-type="float">
            <text:p>2,00</text:p>
          </table:table-cell>
          <table:table-cell table:style-name="ce2" table:formula="of:=[.G34]*[.$D$3]*EXP(-[.G34]/[.$F$2])" office:value-type="float" office:value="0" calcext:value-type="float">
            <text:p>0,00</text:p>
          </table:table-cell>
          <table:table-cell table:style-name="ce2" table:formula="of:=[.G34]*[.$D$5]*[.O34]" office:value-type="float" office:value="0" calcext:value-type="float">
            <text:p>0,00</text:p>
          </table:table-cell>
          <table:table-cell table:style-name="ce2" table:formula="of:=[.Q34]-[.R3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3" calcext:value-type="float">
            <text:p>33</text:p>
          </table:table-cell>
          <table:table-cell table:formula="of:=EXP(-([.AB34]/(15+[.AB34])))" office:value-type="float" office:value="0.502831577970941" calcext:value-type="float">
            <text:p>0,502831577970941</text:p>
          </table:table-cell>
          <table:table-cell table:formula="of:=EXP(-[.AB34]/25)" office:value-type="float" office:value="0.26713530196585" calcext:value-type="float">
            <text:p>0,26713530196585</text:p>
          </table:table-cell>
          <table:table-cell table:formula="of:=1-EXP(-25/[.AB34])" office:value-type="float" office:value="0.531198460859765" calcext:value-type="float">
            <text:p>0,5311984608597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4]+INT([.M34]/[.$D$2])" office:value-type="float" office:value="4097" calcext:value-type="float">
            <text:p>4097</text:p>
          </table:table-cell>
          <table:table-cell table:formula="of:=[.G34]+INT([.S34]/[.$D$2])" office:value-type="float" office:value="0" calcext:value-type="float">
            <text:p>0</text:p>
          </table:table-cell>
          <table:table-cell/>
          <table:table-cell table:formula="of:=COM.MICROSOFT.NORM.DIST([.B35];[.$L$4];[.$L$5]+[.D35];0)/COM.MICROSOFT.NORM.DIST([.$L$4];[.$L$4];[.$L$5]+[.D35];0)*COM.MICROSOFT.NORM.DIST([.C35];[.$L$1];[.$L$2]+[.D35];0)/COM.MICROSOFT.NORM.DIST([.$L$1];[.$L$1];[.$L$2]+[.D35];0)" office:value-type="float" office:value="1" calcext:value-type="float">
            <text:p>1,00</text:p>
          </table:table-cell>
          <table:table-cell table:formula="of:=[.$D$4]+[.$D$3]*EXP(-[.F35]/[.$F$2])" office:value-type="float" office:value="1.25785630168479" calcext:value-type="float">
            <text:p>1,26</text:p>
          </table:table-cell>
          <table:table-cell table:style-name="ce2" table:formula="of:=[.I35]*[.F35]*([.$D$4]+[.$D$3]*EXP(-[.F35]/[.$F$2]))" office:value-type="float" office:value="5153.43726800257" calcext:value-type="float">
            <text:p>5153,44</text:p>
          </table:table-cell>
          <table:table-cell table:formula="of:=[.$D$4]*[.F35]" office:value-type="float" office:value="4097" calcext:value-type="float">
            <text:p>4097</text:p>
          </table:table-cell>
          <table:table-cell table:style-name="ce2" table:formula="of:=[.K35]-[.L35]" office:value-type="float" office:value="1056.43726800257" calcext:value-type="float">
            <text:p>1056,44</text:p>
          </table:table-cell>
          <table:table-cell table:style-name="ce2"/>
          <table:table-cell table:style-name="ce2" table:formula="of:=1-COM.MICROSOFT.NORM.DIST([.B35];[.$R$4];[.$R$5]+[.E35];0)/COM.MICROSOFT.NORM.DIST([.$R$4];[.$R$4];[.$R$5]+[.E35];0)*COM.MICROSOFT.NORM.DIST([.C35];[.$R$1];[.$R$2]+[.E35];0)/COM.MICROSOFT.NORM.DIST([.$R$1];[.$R$1];[.$R$2]+[.E35];0)" office:value-type="float" office:value="0.999999893546286" calcext:value-type="float">
            <text:p>1,00</text:p>
          </table:table-cell>
          <table:table-cell table:style-name="ce2" table:formula="of:=[.$D$3]*EXP(-[.G35]/[.$F$2])" office:value-type="float" office:value="2" calcext:value-type="float">
            <text:p>2,00</text:p>
          </table:table-cell>
          <table:table-cell table:style-name="ce2" table:formula="of:=[.G35]*[.$D$3]*EXP(-[.G35]/[.$F$2])" office:value-type="float" office:value="0" calcext:value-type="float">
            <text:p>0,00</text:p>
          </table:table-cell>
          <table:table-cell table:style-name="ce2" table:formula="of:=[.G35]*[.$D$5]*[.O35]" office:value-type="float" office:value="0" calcext:value-type="float">
            <text:p>0,00</text:p>
          </table:table-cell>
          <table:table-cell table:style-name="ce2" table:formula="of:=[.Q35]-[.R3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4" calcext:value-type="float">
            <text:p>34</text:p>
          </table:table-cell>
          <table:table-cell table:formula="of:=EXP(-([.AB35]/(15+[.AB35])))" office:value-type="float" office:value="0.499634948097559" calcext:value-type="float">
            <text:p>0,499634948097559</text:p>
          </table:table-cell>
          <table:table-cell table:formula="of:=EXP(-[.AB35]/25)" office:value-type="float" office:value="0.256660776953556" calcext:value-type="float">
            <text:p>0,256660776953556</text:p>
          </table:table-cell>
          <table:table-cell table:formula="of:=1-EXP(-25/[.AB35])" office:value-type="float" office:value="0.520635551304629" calcext:value-type="float">
            <text:p>0,520635551304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5]+INT([.M35]/[.$D$2])" office:value-type="float" office:value="4308" calcext:value-type="float">
            <text:p>4308</text:p>
          </table:table-cell>
          <table:table-cell table:formula="of:=[.G35]+INT([.S35]/[.$D$2])" office:value-type="float" office:value="0" calcext:value-type="float">
            <text:p>0</text:p>
          </table:table-cell>
          <table:table-cell/>
          <table:table-cell table:formula="of:=COM.MICROSOFT.NORM.DIST([.B36];[.$L$4];[.$L$5]+[.D36];0)/COM.MICROSOFT.NORM.DIST([.$L$4];[.$L$4];[.$L$5]+[.D36];0)*COM.MICROSOFT.NORM.DIST([.C36];[.$L$1];[.$L$2]+[.D36];0)/COM.MICROSOFT.NORM.DIST([.$L$1];[.$L$1];[.$L$2]+[.D36];0)" office:value-type="float" office:value="1" calcext:value-type="float">
            <text:p>1,00</text:p>
          </table:table-cell>
          <table:table-cell table:formula="of:=[.$D$4]+[.$D$3]*EXP(-[.F36]/[.$F$2])" office:value-type="float" office:value="1.23203830354882" calcext:value-type="float">
            <text:p>1,23</text:p>
          </table:table-cell>
          <table:table-cell table:style-name="ce2" table:formula="of:=[.I36]*[.F36]*([.$D$4]+[.$D$3]*EXP(-[.F36]/[.$F$2]))" office:value-type="float" office:value="5307.62101168831" calcext:value-type="float">
            <text:p>5307,62</text:p>
          </table:table-cell>
          <table:table-cell table:formula="of:=[.$D$4]*[.F36]" office:value-type="float" office:value="4308" calcext:value-type="float">
            <text:p>4308</text:p>
          </table:table-cell>
          <table:table-cell table:style-name="ce2" table:formula="of:=[.K36]-[.L36]" office:value-type="float" office:value="999.621011688308" calcext:value-type="float">
            <text:p>999,62</text:p>
          </table:table-cell>
          <table:table-cell table:style-name="ce2"/>
          <table:table-cell table:style-name="ce2" table:formula="of:=1-COM.MICROSOFT.NORM.DIST([.B36];[.$R$4];[.$R$5]+[.E36];0)/COM.MICROSOFT.NORM.DIST([.$R$4];[.$R$4];[.$R$5]+[.E36];0)*COM.MICROSOFT.NORM.DIST([.C36];[.$R$1];[.$R$2]+[.E36];0)/COM.MICROSOFT.NORM.DIST([.$R$1];[.$R$1];[.$R$2]+[.E36];0)" office:value-type="float" office:value="0.999999893546286" calcext:value-type="float">
            <text:p>1,00</text:p>
          </table:table-cell>
          <table:table-cell table:style-name="ce2" table:formula="of:=[.$D$3]*EXP(-[.G36]/[.$F$2])" office:value-type="float" office:value="2" calcext:value-type="float">
            <text:p>2,00</text:p>
          </table:table-cell>
          <table:table-cell table:style-name="ce2" table:formula="of:=[.G36]*[.$D$3]*EXP(-[.G36]/[.$F$2])" office:value-type="float" office:value="0" calcext:value-type="float">
            <text:p>0,00</text:p>
          </table:table-cell>
          <table:table-cell table:style-name="ce2" table:formula="of:=[.G36]*[.$D$5]*[.O36]" office:value-type="float" office:value="0" calcext:value-type="float">
            <text:p>0,00</text:p>
          </table:table-cell>
          <table:table-cell table:style-name="ce2" table:formula="of:=[.Q36]-[.R3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table:formula="of:=EXP(-([.AB36]/(15+[.AB36])))" office:value-type="float" office:value="0.49658530379141" calcext:value-type="float">
            <text:p>0,49658530379141</text:p>
          </table:table-cell>
          <table:table-cell table:formula="of:=EXP(-[.AB36]/25)" office:value-type="float" office:value="0.246596963941606" calcext:value-type="float">
            <text:p>0,246596963941606</text:p>
          </table:table-cell>
          <table:table-cell table:formula="of:=1-EXP(-25/[.AB36])" office:value-type="float" office:value="0.510458340443047" calcext:value-type="float">
            <text:p>0,510458340443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6]+INT([.M36]/[.$D$2])" office:value-type="float" office:value="4507" calcext:value-type="float">
            <text:p>4507</text:p>
          </table:table-cell>
          <table:table-cell table:formula="of:=[.G36]+INT([.S36]/[.$D$2])" office:value-type="float" office:value="0" calcext:value-type="float">
            <text:p>0</text:p>
          </table:table-cell>
          <table:table-cell/>
          <table:table-cell table:formula="of:=COM.MICROSOFT.NORM.DIST([.B37];[.$L$4];[.$L$5]+[.D37];0)/COM.MICROSOFT.NORM.DIST([.$L$4];[.$L$4];[.$L$5]+[.D37];0)*COM.MICROSOFT.NORM.DIST([.C37];[.$L$1];[.$L$2]+[.D37];0)/COM.MICROSOFT.NORM.DIST([.$L$1];[.$L$1];[.$L$2]+[.D37];0)" office:value-type="float" office:value="1" calcext:value-type="float">
            <text:p>1,00</text:p>
          </table:table-cell>
          <table:table-cell table:formula="of:=[.$D$4]+[.$D$3]*EXP(-[.F37]/[.$F$2])" office:value-type="float" office:value="1.21006194418728" calcext:value-type="float">
            <text:p>1,21</text:p>
          </table:table-cell>
          <table:table-cell table:style-name="ce2" table:formula="of:=[.I37]*[.F37]*([.$D$4]+[.$D$3]*EXP(-[.F37]/[.$F$2]))" office:value-type="float" office:value="5453.74918245209" calcext:value-type="float">
            <text:p>5453,75</text:p>
          </table:table-cell>
          <table:table-cell table:formula="of:=[.$D$4]*[.F37]" office:value-type="float" office:value="4507" calcext:value-type="float">
            <text:p>4507</text:p>
          </table:table-cell>
          <table:table-cell table:style-name="ce2" table:formula="of:=[.K37]-[.L37]" office:value-type="float" office:value="946.749182452085" calcext:value-type="float">
            <text:p>946,75</text:p>
          </table:table-cell>
          <table:table-cell table:style-name="ce2"/>
          <table:table-cell table:style-name="ce2" table:formula="of:=1-COM.MICROSOFT.NORM.DIST([.B37];[.$R$4];[.$R$5]+[.E37];0)/COM.MICROSOFT.NORM.DIST([.$R$4];[.$R$4];[.$R$5]+[.E37];0)*COM.MICROSOFT.NORM.DIST([.C37];[.$R$1];[.$R$2]+[.E37];0)/COM.MICROSOFT.NORM.DIST([.$R$1];[.$R$1];[.$R$2]+[.E37];0)" office:value-type="float" office:value="0.999999893546286" calcext:value-type="float">
            <text:p>1,00</text:p>
          </table:table-cell>
          <table:table-cell table:style-name="ce2" table:formula="of:=[.$D$3]*EXP(-[.G37]/[.$F$2])" office:value-type="float" office:value="2" calcext:value-type="float">
            <text:p>2,00</text:p>
          </table:table-cell>
          <table:table-cell table:style-name="ce2" table:formula="of:=[.G37]*[.$D$3]*EXP(-[.G37]/[.$F$2])" office:value-type="float" office:value="0" calcext:value-type="float">
            <text:p>0,00</text:p>
          </table:table-cell>
          <table:table-cell table:style-name="ce2" table:formula="of:=[.G37]*[.$D$5]*[.O37]" office:value-type="float" office:value="0" calcext:value-type="float">
            <text:p>0,00</text:p>
          </table:table-cell>
          <table:table-cell table:style-name="ce2" table:formula="of:=[.Q37]-[.R3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table:formula="of:=EXP(-([.AB37]/(15+[.AB37])))" office:value-type="float" office:value="0.49367278838913" calcext:value-type="float">
            <text:p>0,49367278838913</text:p>
          </table:table-cell>
          <table:table-cell table:formula="of:=EXP(-[.AB37]/25)" office:value-type="float" office:value="0.236927758682122" calcext:value-type="float">
            <text:p>0,236927758682122</text:p>
          </table:table-cell>
          <table:table-cell table:formula="of:=1-EXP(-25/[.AB37])" office:value-type="float" office:value="0.500648211400724" calcext:value-type="float">
            <text:p>0,5006482114007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7]+INT([.M37]/[.$D$2])" office:value-type="float" office:value="4696" calcext:value-type="float">
            <text:p>4696</text:p>
          </table:table-cell>
          <table:table-cell table:formula="of:=[.G37]+INT([.S37]/[.$D$2])" office:value-type="float" office:value="0" calcext:value-type="float">
            <text:p>0</text:p>
          </table:table-cell>
          <table:table-cell/>
          <table:table-cell table:formula="of:=COM.MICROSOFT.NORM.DIST([.B38];[.$L$4];[.$L$5]+[.D38];0)/COM.MICROSOFT.NORM.DIST([.$L$4];[.$L$4];[.$L$5]+[.D38];0)*COM.MICROSOFT.NORM.DIST([.C38];[.$L$1];[.$L$2]+[.D38];0)/COM.MICROSOFT.NORM.DIST([.$L$1];[.$L$1];[.$L$2]+[.D38];0)" office:value-type="float" office:value="1" calcext:value-type="float">
            <text:p>1,00</text:p>
          </table:table-cell>
          <table:table-cell table:formula="of:=[.$D$4]+[.$D$3]*EXP(-[.F38]/[.$F$2])" office:value-type="float" office:value="1.19112018281106" calcext:value-type="float">
            <text:p>1,19</text:p>
          </table:table-cell>
          <table:table-cell table:style-name="ce2" table:formula="of:=[.I38]*[.F38]*([.$D$4]+[.$D$3]*EXP(-[.F38]/[.$F$2]))" office:value-type="float" office:value="5593.50037848072" calcext:value-type="float">
            <text:p>5593,50</text:p>
          </table:table-cell>
          <table:table-cell table:formula="of:=[.$D$4]*[.F38]" office:value-type="float" office:value="4696" calcext:value-type="float">
            <text:p>4696</text:p>
          </table:table-cell>
          <table:table-cell table:style-name="ce2" table:formula="of:=[.K38]-[.L38]" office:value-type="float" office:value="897.500378480716" calcext:value-type="float">
            <text:p>897,50</text:p>
          </table:table-cell>
          <table:table-cell table:style-name="ce2"/>
          <table:table-cell table:style-name="ce2" table:formula="of:=1-COM.MICROSOFT.NORM.DIST([.B38];[.$R$4];[.$R$5]+[.E38];0)/COM.MICROSOFT.NORM.DIST([.$R$4];[.$R$4];[.$R$5]+[.E38];0)*COM.MICROSOFT.NORM.DIST([.C38];[.$R$1];[.$R$2]+[.E38];0)/COM.MICROSOFT.NORM.DIST([.$R$1];[.$R$1];[.$R$2]+[.E38];0)" office:value-type="float" office:value="0.999999893546286" calcext:value-type="float">
            <text:p>1,00</text:p>
          </table:table-cell>
          <table:table-cell table:style-name="ce2" table:formula="of:=[.$D$3]*EXP(-[.G38]/[.$F$2])" office:value-type="float" office:value="2" calcext:value-type="float">
            <text:p>2,00</text:p>
          </table:table-cell>
          <table:table-cell table:style-name="ce2" table:formula="of:=[.G38]*[.$D$3]*EXP(-[.G38]/[.$F$2])" office:value-type="float" office:value="0" calcext:value-type="float">
            <text:p>0,00</text:p>
          </table:table-cell>
          <table:table-cell table:style-name="ce2" table:formula="of:=[.G38]*[.$D$5]*[.O38]" office:value-type="float" office:value="0" calcext:value-type="float">
            <text:p>0,00</text:p>
          </table:table-cell>
          <table:table-cell table:style-name="ce2" table:formula="of:=[.Q38]-[.R3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formula="of:=EXP(-([.AB38]/(15+[.AB38])))" office:value-type="float" office:value="0.490888403301758" calcext:value-type="float">
            <text:p>0,490888403301758</text:p>
          </table:table-cell>
          <table:table-cell table:formula="of:=EXP(-[.AB38]/25)" office:value-type="float" office:value="0.227637688383813" calcext:value-type="float">
            <text:p>0,227637688383813</text:p>
          </table:table-cell>
          <table:table-cell table:formula="of:=1-EXP(-25/[.AB38])" office:value-type="float" office:value="0.491187487802612" calcext:value-type="float">
            <text:p>0,4911874878026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8]+INT([.M38]/[.$D$2])" office:value-type="float" office:value="4875" calcext:value-type="float">
            <text:p>4875</text:p>
          </table:table-cell>
          <table:table-cell table:formula="of:=[.G38]+INT([.S38]/[.$D$2])" office:value-type="float" office:value="0" calcext:value-type="float">
            <text:p>0</text:p>
          </table:table-cell>
          <table:table-cell/>
          <table:table-cell table:formula="of:=COM.MICROSOFT.NORM.DIST([.B39];[.$L$4];[.$L$5]+[.D39];0)/COM.MICROSOFT.NORM.DIST([.$L$4];[.$L$4];[.$L$5]+[.D39];0)*COM.MICROSOFT.NORM.DIST([.C39];[.$L$1];[.$L$2]+[.D39];0)/COM.MICROSOFT.NORM.DIST([.$L$1];[.$L$1];[.$L$2]+[.D39];0)" office:value-type="float" office:value="1" calcext:value-type="float">
            <text:p>1,00</text:p>
          </table:table-cell>
          <table:table-cell table:formula="of:=[.$D$4]+[.$D$3]*EXP(-[.F39]/[.$F$2])" office:value-type="float" office:value="1.17475805239084" calcext:value-type="float">
            <text:p>1,17</text:p>
          </table:table-cell>
          <table:table-cell table:style-name="ce2" table:formula="of:=[.I39]*[.F39]*([.$D$4]+[.$D$3]*EXP(-[.F39]/[.$F$2]))" office:value-type="float" office:value="5726.94550540535" calcext:value-type="float">
            <text:p>5726,95</text:p>
          </table:table-cell>
          <table:table-cell table:formula="of:=[.$D$4]*[.F39]" office:value-type="float" office:value="4875" calcext:value-type="float">
            <text:p>4875</text:p>
          </table:table-cell>
          <table:table-cell table:style-name="ce2" table:formula="of:=[.K39]-[.L39]" office:value-type="float" office:value="851.945505405349" calcext:value-type="float">
            <text:p>851,95</text:p>
          </table:table-cell>
          <table:table-cell table:style-name="ce2"/>
          <table:table-cell table:style-name="ce2" table:formula="of:=1-COM.MICROSOFT.NORM.DIST([.B39];[.$R$4];[.$R$5]+[.E39];0)/COM.MICROSOFT.NORM.DIST([.$R$4];[.$R$4];[.$R$5]+[.E39];0)*COM.MICROSOFT.NORM.DIST([.C39];[.$R$1];[.$R$2]+[.E39];0)/COM.MICROSOFT.NORM.DIST([.$R$1];[.$R$1];[.$R$2]+[.E39];0)" office:value-type="float" office:value="0.999999893546286" calcext:value-type="float">
            <text:p>1,00</text:p>
          </table:table-cell>
          <table:table-cell table:style-name="ce2" table:formula="of:=[.$D$3]*EXP(-[.G39]/[.$F$2])" office:value-type="float" office:value="2" calcext:value-type="float">
            <text:p>2,00</text:p>
          </table:table-cell>
          <table:table-cell table:style-name="ce2" table:formula="of:=[.G39]*[.$D$3]*EXP(-[.G39]/[.$F$2])" office:value-type="float" office:value="0" calcext:value-type="float">
            <text:p>0,00</text:p>
          </table:table-cell>
          <table:table-cell table:style-name="ce2" table:formula="of:=[.G39]*[.$D$5]*[.O39]" office:value-type="float" office:value="0" calcext:value-type="float">
            <text:p>0,00</text:p>
          </table:table-cell>
          <table:table-cell table:style-name="ce2" table:formula="of:=[.Q39]-[.R3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8" calcext:value-type="float">
            <text:p>38</text:p>
          </table:table-cell>
          <table:table-cell table:formula="of:=EXP(-([.AB39]/(15+[.AB39])))" office:value-type="float" office:value="0.488223916990148" calcext:value-type="float">
            <text:p>0,488223916990148</text:p>
          </table:table-cell>
          <table:table-cell table:formula="of:=EXP(-[.AB39]/25)" office:value-type="float" office:value="0.218711886952215" calcext:value-type="float">
            <text:p>0,218711886952215</text:p>
          </table:table-cell>
          <table:table-cell table:formula="of:=1-EXP(-25/[.AB39])" office:value-type="float" office:value="0.482059411254572" calcext:value-type="float">
            <text:p>0,4820594112545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9]+INT([.M39]/[.$D$2])" office:value-type="float" office:value="5045" calcext:value-type="float">
            <text:p>5045</text:p>
          </table:table-cell>
          <table:table-cell table:formula="of:=[.G39]+INT([.S39]/[.$D$2])" office:value-type="float" office:value="0" calcext:value-type="float">
            <text:p>0</text:p>
          </table:table-cell>
          <table:table-cell/>
          <table:table-cell table:formula="of:=COM.MICROSOFT.NORM.DIST([.B40];[.$L$4];[.$L$5]+[.D40];0)/COM.MICROSOFT.NORM.DIST([.$L$4];[.$L$4];[.$L$5]+[.D40];0)*COM.MICROSOFT.NORM.DIST([.C40];[.$L$1];[.$L$2]+[.D40];0)/COM.MICROSOFT.NORM.DIST([.$L$1];[.$L$1];[.$L$2]+[.D40];0)" office:value-type="float" office:value="1" calcext:value-type="float">
            <text:p>1,00</text:p>
          </table:table-cell>
          <table:table-cell table:formula="of:=[.$D$4]+[.$D$3]*EXP(-[.F40]/[.$F$2])" office:value-type="float" office:value="1.16051741791906" calcext:value-type="float">
            <text:p>1,16</text:p>
          </table:table-cell>
          <table:table-cell table:style-name="ce2" table:formula="of:=[.I40]*[.F40]*([.$D$4]+[.$D$3]*EXP(-[.F40]/[.$F$2]))" office:value-type="float" office:value="5854.81037340166" calcext:value-type="float">
            <text:p>5854,81</text:p>
          </table:table-cell>
          <table:table-cell table:formula="of:=[.$D$4]*[.F40]" office:value-type="float" office:value="5045" calcext:value-type="float">
            <text:p>5045</text:p>
          </table:table-cell>
          <table:table-cell table:style-name="ce2" table:formula="of:=[.K40]-[.L40]" office:value-type="float" office:value="809.810373401661" calcext:value-type="float">
            <text:p>809,81</text:p>
          </table:table-cell>
          <table:table-cell table:style-name="ce2"/>
          <table:table-cell table:style-name="ce2" table:formula="of:=1-COM.MICROSOFT.NORM.DIST([.B40];[.$R$4];[.$R$5]+[.E40];0)/COM.MICROSOFT.NORM.DIST([.$R$4];[.$R$4];[.$R$5]+[.E40];0)*COM.MICROSOFT.NORM.DIST([.C40];[.$R$1];[.$R$2]+[.E40];0)/COM.MICROSOFT.NORM.DIST([.$R$1];[.$R$1];[.$R$2]+[.E40];0)" office:value-type="float" office:value="0.999999893546286" calcext:value-type="float">
            <text:p>1,00</text:p>
          </table:table-cell>
          <table:table-cell table:style-name="ce2" table:formula="of:=[.$D$3]*EXP(-[.G40]/[.$F$2])" office:value-type="float" office:value="2" calcext:value-type="float">
            <text:p>2,00</text:p>
          </table:table-cell>
          <table:table-cell table:style-name="ce2" table:formula="of:=[.G40]*[.$D$3]*EXP(-[.G40]/[.$F$2])" office:value-type="float" office:value="0" calcext:value-type="float">
            <text:p>0,00</text:p>
          </table:table-cell>
          <table:table-cell table:style-name="ce2" table:formula="of:=[.G40]*[.$D$5]*[.O40]" office:value-type="float" office:value="0" calcext:value-type="float">
            <text:p>0,00</text:p>
          </table:table-cell>
          <table:table-cell table:style-name="ce2" table:formula="of:=[.Q40]-[.R4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9" calcext:value-type="float">
            <text:p>39</text:p>
          </table:table-cell>
          <table:table-cell table:formula="of:=EXP(-([.AB40]/(15+[.AB40])))" office:value-type="float" office:value="0.485671785247712" calcext:value-type="float">
            <text:p>0,485671785247712</text:p>
          </table:table-cell>
          <table:table-cell table:formula="of:=EXP(-[.AB40]/25)" office:value-type="float" office:value="0.210136071200765" calcext:value-type="float">
            <text:p>0,210136071200765</text:p>
          </table:table-cell>
          <table:table-cell table:formula="of:=1-EXP(-25/[.AB40])" office:value-type="float" office:value="0.473248111454484" calcext:value-type="float">
            <text:p>0,4732481114544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0]+INT([.M40]/[.$D$2])" office:value-type="float" office:value="5206" calcext:value-type="float">
            <text:p>5206</text:p>
          </table:table-cell>
          <table:table-cell table:formula="of:=[.G40]+INT([.S40]/[.$D$2])" office:value-type="float" office:value="0" calcext:value-type="float">
            <text:p>0</text:p>
          </table:table-cell>
          <table:table-cell/>
          <table:table-cell table:formula="of:=COM.MICROSOFT.NORM.DIST([.B41];[.$L$4];[.$L$5]+[.D41];0)/COM.MICROSOFT.NORM.DIST([.$L$4];[.$L$4];[.$L$5]+[.D41];0)*COM.MICROSOFT.NORM.DIST([.C41];[.$L$1];[.$L$2]+[.D41];0)/COM.MICROSOFT.NORM.DIST([.$L$1];[.$L$1];[.$L$2]+[.D41];0)" office:value-type="float" office:value="1" calcext:value-type="float">
            <text:p>1,00</text:p>
          </table:table-cell>
          <table:table-cell table:formula="of:=[.$D$4]+[.$D$3]*EXP(-[.F41]/[.$F$2])" office:value-type="float" office:value="1.14810218275362" calcext:value-type="float">
            <text:p>1,15</text:p>
          </table:table-cell>
          <table:table-cell table:style-name="ce2" table:formula="of:=[.I41]*[.F41]*([.$D$4]+[.$D$3]*EXP(-[.F41]/[.$F$2]))" office:value-type="float" office:value="5977.01996341537" calcext:value-type="float">
            <text:p>5977,02</text:p>
          </table:table-cell>
          <table:table-cell table:formula="of:=[.$D$4]*[.F41]" office:value-type="float" office:value="5206" calcext:value-type="float">
            <text:p>5206</text:p>
          </table:table-cell>
          <table:table-cell table:style-name="ce2" table:formula="of:=[.K41]-[.L41]" office:value-type="float" office:value="771.019963415369" calcext:value-type="float">
            <text:p>771,02</text:p>
          </table:table-cell>
          <table:table-cell table:style-name="ce2"/>
          <table:table-cell table:style-name="ce2" table:formula="of:=1-COM.MICROSOFT.NORM.DIST([.B41];[.$R$4];[.$R$5]+[.E41];0)/COM.MICROSOFT.NORM.DIST([.$R$4];[.$R$4];[.$R$5]+[.E41];0)*COM.MICROSOFT.NORM.DIST([.C41];[.$R$1];[.$R$2]+[.E41];0)/COM.MICROSOFT.NORM.DIST([.$R$1];[.$R$1];[.$R$2]+[.E41];0)" office:value-type="float" office:value="0.999999893546286" calcext:value-type="float">
            <text:p>1,00</text:p>
          </table:table-cell>
          <table:table-cell table:style-name="ce2" table:formula="of:=[.$D$3]*EXP(-[.G41]/[.$F$2])" office:value-type="float" office:value="2" calcext:value-type="float">
            <text:p>2,00</text:p>
          </table:table-cell>
          <table:table-cell table:style-name="ce2" table:formula="of:=[.G41]*[.$D$3]*EXP(-[.G41]/[.$F$2])" office:value-type="float" office:value="0" calcext:value-type="float">
            <text:p>0,00</text:p>
          </table:table-cell>
          <table:table-cell table:style-name="ce2" table:formula="of:=[.G41]*[.$D$5]*[.O41]" office:value-type="float" office:value="0" calcext:value-type="float">
            <text:p>0,00</text:p>
          </table:table-cell>
          <table:table-cell table:style-name="ce2" table:formula="of:=[.Q41]-[.R4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0" calcext:value-type="float">
            <text:p>40</text:p>
          </table:table-cell>
          <table:table-cell table:formula="of:=EXP(-([.AB41]/(15+[.AB41])))" office:value-type="float" office:value="0.483225081189825" calcext:value-type="float">
            <text:p>0,483225081189825</text:p>
          </table:table-cell>
          <table:table-cell table:formula="of:=EXP(-[.AB41]/25)" office:value-type="float" office:value="0.201896517994655" calcext:value-type="float">
            <text:p>0,201896517994655</text:p>
          </table:table-cell>
          <table:table-cell table:formula="of:=1-EXP(-25/[.AB41])" office:value-type="float" office:value="0.46473857148101" calcext:value-type="float">
            <text:p>0,464738571481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1]+INT([.M41]/[.$D$2])" office:value-type="float" office:value="5360" calcext:value-type="float">
            <text:p>5360</text:p>
          </table:table-cell>
          <table:table-cell table:formula="of:=[.G41]+INT([.S41]/[.$D$2])" office:value-type="float" office:value="0" calcext:value-type="float">
            <text:p>0</text:p>
          </table:table-cell>
          <table:table-cell/>
          <table:table-cell table:formula="of:=COM.MICROSOFT.NORM.DIST([.B42];[.$L$4];[.$L$5]+[.D42];0)/COM.MICROSOFT.NORM.DIST([.$L$4];[.$L$4];[.$L$5]+[.D42];0)*COM.MICROSOFT.NORM.DIST([.C42];[.$L$1];[.$L$2]+[.D42];0)/COM.MICROSOFT.NORM.DIST([.$L$1];[.$L$1];[.$L$2]+[.D42];0)" office:value-type="float" office:value="1" calcext:value-type="float">
            <text:p>1,00</text:p>
          </table:table-cell>
          <table:table-cell table:formula="of:=[.$D$4]+[.$D$3]*EXP(-[.F42]/[.$F$2])" office:value-type="float" office:value="1.13712630830856" calcext:value-type="float">
            <text:p>1,14</text:p>
          </table:table-cell>
          <table:table-cell table:style-name="ce2" table:formula="of:=[.I42]*[.F42]*([.$D$4]+[.$D$3]*EXP(-[.F42]/[.$F$2]))" office:value-type="float" office:value="6094.99701253386" calcext:value-type="float">
            <text:p>6095,00</text:p>
          </table:table-cell>
          <table:table-cell table:formula="of:=[.$D$4]*[.F42]" office:value-type="float" office:value="5360" calcext:value-type="float">
            <text:p>5360</text:p>
          </table:table-cell>
          <table:table-cell table:style-name="ce2" table:formula="of:=[.K42]-[.L42]" office:value-type="float" office:value="734.99701253386" calcext:value-type="float">
            <text:p>735,00</text:p>
          </table:table-cell>
          <table:table-cell table:style-name="ce2"/>
          <table:table-cell table:style-name="ce2" table:formula="of:=1-COM.MICROSOFT.NORM.DIST([.B42];[.$R$4];[.$R$5]+[.E42];0)/COM.MICROSOFT.NORM.DIST([.$R$4];[.$R$4];[.$R$5]+[.E42];0)*COM.MICROSOFT.NORM.DIST([.C42];[.$R$1];[.$R$2]+[.E42];0)/COM.MICROSOFT.NORM.DIST([.$R$1];[.$R$1];[.$R$2]+[.E42];0)" office:value-type="float" office:value="0.999999893546286" calcext:value-type="float">
            <text:p>1,00</text:p>
          </table:table-cell>
          <table:table-cell table:style-name="ce2" table:formula="of:=[.$D$3]*EXP(-[.G42]/[.$F$2])" office:value-type="float" office:value="2" calcext:value-type="float">
            <text:p>2,00</text:p>
          </table:table-cell>
          <table:table-cell table:style-name="ce2" table:formula="of:=[.G42]*[.$D$3]*EXP(-[.G42]/[.$F$2])" office:value-type="float" office:value="0" calcext:value-type="float">
            <text:p>0,00</text:p>
          </table:table-cell>
          <table:table-cell table:style-name="ce2" table:formula="of:=[.G42]*[.$D$5]*[.O42]" office:value-type="float" office:value="0" calcext:value-type="float">
            <text:p>0,00</text:p>
          </table:table-cell>
          <table:table-cell table:style-name="ce2" table:formula="of:=[.Q42]-[.R4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1" calcext:value-type="float">
            <text:p>41</text:p>
          </table:table-cell>
          <table:table-cell table:formula="of:=EXP(-([.AB42]/(15+[.AB42])))" office:value-type="float" office:value="0.480877433602403" calcext:value-type="float">
            <text:p>0,480877433602403</text:p>
          </table:table-cell>
          <table:table-cell table:formula="of:=EXP(-[.AB42]/25)" office:value-type="float" office:value="0.193980042290892" calcext:value-type="float">
            <text:p>0,193980042290892</text:p>
          </table:table-cell>
          <table:table-cell table:formula="of:=1-EXP(-25/[.AB42])" office:value-type="float" office:value="0.456516590160436" calcext:value-type="float">
            <text:p>0,4565165901604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2]+INT([.M42]/[.$D$2])" office:value-type="float" office:value="5506" calcext:value-type="float">
            <text:p>5506</text:p>
          </table:table-cell>
          <table:table-cell table:formula="of:=[.G42]+INT([.S42]/[.$D$2])" office:value-type="float" office:value="0" calcext:value-type="float">
            <text:p>0</text:p>
          </table:table-cell>
          <table:table-cell/>
          <table:table-cell table:formula="of:=COM.MICROSOFT.NORM.DIST([.B43];[.$L$4];[.$L$5]+[.D43];0)/COM.MICROSOFT.NORM.DIST([.$L$4];[.$L$4];[.$L$5]+[.D43];0)*COM.MICROSOFT.NORM.DIST([.C43];[.$L$1];[.$L$2]+[.D43];0)/COM.MICROSOFT.NORM.DIST([.$L$1];[.$L$1];[.$L$2]+[.D43];0)" office:value-type="float" office:value="1" calcext:value-type="float">
            <text:p>1,00</text:p>
          </table:table-cell>
          <table:table-cell table:formula="of:=[.$D$4]+[.$D$3]*EXP(-[.F43]/[.$F$2])" office:value-type="float" office:value="1.12747273002201" calcext:value-type="float">
            <text:p>1,13</text:p>
          </table:table-cell>
          <table:table-cell table:style-name="ce2" table:formula="of:=[.I43]*[.F43]*([.$D$4]+[.$D$3]*EXP(-[.F43]/[.$F$2]))" office:value-type="float" office:value="6207.86485150117" calcext:value-type="float">
            <text:p>6207,86</text:p>
          </table:table-cell>
          <table:table-cell table:formula="of:=[.$D$4]*[.F43]" office:value-type="float" office:value="5506" calcext:value-type="float">
            <text:p>5506</text:p>
          </table:table-cell>
          <table:table-cell table:style-name="ce2" table:formula="of:=[.K43]-[.L43]" office:value-type="float" office:value="701.864851501166" calcext:value-type="float">
            <text:p>701,86</text:p>
          </table:table-cell>
          <table:table-cell table:style-name="ce2"/>
          <table:table-cell table:style-name="ce2" table:formula="of:=1-COM.MICROSOFT.NORM.DIST([.B43];[.$R$4];[.$R$5]+[.E43];0)/COM.MICROSOFT.NORM.DIST([.$R$4];[.$R$4];[.$R$5]+[.E43];0)*COM.MICROSOFT.NORM.DIST([.C43];[.$R$1];[.$R$2]+[.E43];0)/COM.MICROSOFT.NORM.DIST([.$R$1];[.$R$1];[.$R$2]+[.E43];0)" office:value-type="float" office:value="0.999999893546286" calcext:value-type="float">
            <text:p>1,00</text:p>
          </table:table-cell>
          <table:table-cell table:style-name="ce2" table:formula="of:=[.$D$3]*EXP(-[.G43]/[.$F$2])" office:value-type="float" office:value="2" calcext:value-type="float">
            <text:p>2,00</text:p>
          </table:table-cell>
          <table:table-cell table:style-name="ce2" table:formula="of:=[.G43]*[.$D$3]*EXP(-[.G43]/[.$F$2])" office:value-type="float" office:value="0" calcext:value-type="float">
            <text:p>0,00</text:p>
          </table:table-cell>
          <table:table-cell table:style-name="ce2" table:formula="of:=[.G43]*[.$D$5]*[.O43]" office:value-type="float" office:value="0" calcext:value-type="float">
            <text:p>0,00</text:p>
          </table:table-cell>
          <table:table-cell table:style-name="ce2" table:formula="of:=[.Q43]-[.R4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2" calcext:value-type="float">
            <text:p>42</text:p>
          </table:table-cell>
          <table:table-cell table:formula="of:=EXP(-([.AB43]/(15+[.AB43])))" office:value-type="float" office:value="0.478622972511232" calcext:value-type="float">
            <text:p>0,478622972511232</text:p>
          </table:table-cell>
          <table:table-cell table:formula="of:=EXP(-[.AB43]/25)" office:value-type="float" office:value="0.18637397603941" calcext:value-type="float">
            <text:p>0,18637397603941</text:p>
          </table:table-cell>
          <table:table-cell table:formula="of:=1-EXP(-25/[.AB43])" office:value-type="float" office:value="0.448568742919996" calcext:value-type="float">
            <text:p>0,4485687429199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3]+INT([.M43]/[.$D$2])" office:value-type="float" office:value="5646" calcext:value-type="float">
            <text:p>5646</text:p>
          </table:table-cell>
          <table:table-cell table:formula="of:=[.G43]+INT([.S43]/[.$D$2])" office:value-type="float" office:value="0" calcext:value-type="float">
            <text:p>0</text:p>
          </table:table-cell>
          <table:table-cell/>
          <table:table-cell table:formula="of:=COM.MICROSOFT.NORM.DIST([.B44];[.$L$4];[.$L$5]+[.D44];0)/COM.MICROSOFT.NORM.DIST([.$L$4];[.$L$4];[.$L$5]+[.D44];0)*COM.MICROSOFT.NORM.DIST([.C44];[.$L$1];[.$L$2]+[.D44];0)/COM.MICROSOFT.NORM.DIST([.$L$1];[.$L$1];[.$L$2]+[.D44];0)" office:value-type="float" office:value="1" calcext:value-type="float">
            <text:p>1,00</text:p>
          </table:table-cell>
          <table:table-cell table:formula="of:=[.$D$4]+[.$D$3]*EXP(-[.F44]/[.$F$2])" office:value-type="float" office:value="1.11885478567906" calcext:value-type="float">
            <text:p>1,12</text:p>
          </table:table-cell>
          <table:table-cell table:style-name="ce2" table:formula="of:=[.I44]*[.F44]*([.$D$4]+[.$D$3]*EXP(-[.F44]/[.$F$2]))" office:value-type="float" office:value="6317.05411994396" calcext:value-type="float">
            <text:p>6317,05</text:p>
          </table:table-cell>
          <table:table-cell table:formula="of:=[.$D$4]*[.F44]" office:value-type="float" office:value="5646" calcext:value-type="float">
            <text:p>5646</text:p>
          </table:table-cell>
          <table:table-cell table:style-name="ce2" table:formula="of:=[.K44]-[.L44]" office:value-type="float" office:value="671.054119943962" calcext:value-type="float">
            <text:p>671,05</text:p>
          </table:table-cell>
          <table:table-cell table:style-name="ce2"/>
          <table:table-cell table:style-name="ce2" table:formula="of:=1-COM.MICROSOFT.NORM.DIST([.B44];[.$R$4];[.$R$5]+[.E44];0)/COM.MICROSOFT.NORM.DIST([.$R$4];[.$R$4];[.$R$5]+[.E44];0)*COM.MICROSOFT.NORM.DIST([.C44];[.$R$1];[.$R$2]+[.E44];0)/COM.MICROSOFT.NORM.DIST([.$R$1];[.$R$1];[.$R$2]+[.E44];0)" office:value-type="float" office:value="0.999999893546286" calcext:value-type="float">
            <text:p>1,00</text:p>
          </table:table-cell>
          <table:table-cell table:style-name="ce2" table:formula="of:=[.$D$3]*EXP(-[.G44]/[.$F$2])" office:value-type="float" office:value="2" calcext:value-type="float">
            <text:p>2,00</text:p>
          </table:table-cell>
          <table:table-cell table:style-name="ce2" table:formula="of:=[.G44]*[.$D$3]*EXP(-[.G44]/[.$F$2])" office:value-type="float" office:value="0" calcext:value-type="float">
            <text:p>0,00</text:p>
          </table:table-cell>
          <table:table-cell table:style-name="ce2" table:formula="of:=[.G44]*[.$D$5]*[.O44]" office:value-type="float" office:value="0" calcext:value-type="float">
            <text:p>0,00</text:p>
          </table:table-cell>
          <table:table-cell table:style-name="ce2" table:formula="of:=[.Q44]-[.R4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3" calcext:value-type="float">
            <text:p>43</text:p>
          </table:table-cell>
          <table:table-cell table:formula="of:=EXP(-([.AB44]/(15+[.AB44])))" office:value-type="float" office:value="0.476456281007001" calcext:value-type="float">
            <text:p>0,476456281007001</text:p>
          </table:table-cell>
          <table:table-cell table:formula="of:=EXP(-[.AB44]/25)" office:value-type="float" office:value="0.179066147911493" calcext:value-type="float">
            <text:p>0,179066147911493</text:p>
          </table:table-cell>
          <table:table-cell table:formula="of:=1-EXP(-25/[.AB44])" office:value-type="float" office:value="0.440882342162163" calcext:value-type="float">
            <text:p>0,4408823421621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4]+INT([.M44]/[.$D$2])" office:value-type="float" office:value="5780" calcext:value-type="float">
            <text:p>5780</text:p>
          </table:table-cell>
          <table:table-cell table:formula="of:=[.G44]+INT([.S44]/[.$D$2])" office:value-type="float" office:value="0" calcext:value-type="float">
            <text:p>0</text:p>
          </table:table-cell>
          <table:table-cell/>
          <table:table-cell table:formula="of:=COM.MICROSOFT.NORM.DIST([.B45];[.$L$4];[.$L$5]+[.D45];0)/COM.MICROSOFT.NORM.DIST([.$L$4];[.$L$4];[.$L$5]+[.D45];0)*COM.MICROSOFT.NORM.DIST([.C45];[.$L$1];[.$L$2]+[.D45];0)/COM.MICROSOFT.NORM.DIST([.$L$1];[.$L$1];[.$L$2]+[.D45];0)" office:value-type="float" office:value="1" calcext:value-type="float">
            <text:p>1,00</text:p>
          </table:table-cell>
          <table:table-cell table:formula="of:=[.$D$4]+[.$D$3]*EXP(-[.F45]/[.$F$2])" office:value-type="float" office:value="1.11115242522297" calcext:value-type="float">
            <text:p>1,11</text:p>
          </table:table-cell>
          <table:table-cell table:style-name="ce2" table:formula="of:=[.I45]*[.F45]*([.$D$4]+[.$D$3]*EXP(-[.F45]/[.$F$2]))" office:value-type="float" office:value="6422.46101778874" calcext:value-type="float">
            <text:p>6422,46</text:p>
          </table:table-cell>
          <table:table-cell table:formula="of:=[.$D$4]*[.F45]" office:value-type="float" office:value="5780" calcext:value-type="float">
            <text:p>5780</text:p>
          </table:table-cell>
          <table:table-cell table:style-name="ce2" table:formula="of:=[.K45]-[.L45]" office:value-type="float" office:value="642.461017788744" calcext:value-type="float">
            <text:p>642,46</text:p>
          </table:table-cell>
          <table:table-cell table:style-name="ce2"/>
          <table:table-cell table:style-name="ce2" table:formula="of:=1-COM.MICROSOFT.NORM.DIST([.B45];[.$R$4];[.$R$5]+[.E45];0)/COM.MICROSOFT.NORM.DIST([.$R$4];[.$R$4];[.$R$5]+[.E45];0)*COM.MICROSOFT.NORM.DIST([.C45];[.$R$1];[.$R$2]+[.E45];0)/COM.MICROSOFT.NORM.DIST([.$R$1];[.$R$1];[.$R$2]+[.E45];0)" office:value-type="float" office:value="0.999999893546286" calcext:value-type="float">
            <text:p>1,00</text:p>
          </table:table-cell>
          <table:table-cell table:style-name="ce2" table:formula="of:=[.$D$3]*EXP(-[.G45]/[.$F$2])" office:value-type="float" office:value="2" calcext:value-type="float">
            <text:p>2,00</text:p>
          </table:table-cell>
          <table:table-cell table:style-name="ce2" table:formula="of:=[.G45]*[.$D$3]*EXP(-[.G45]/[.$F$2])" office:value-type="float" office:value="0" calcext:value-type="float">
            <text:p>0,00</text:p>
          </table:table-cell>
          <table:table-cell table:style-name="ce2" table:formula="of:=[.G45]*[.$D$5]*[.O45]" office:value-type="float" office:value="0" calcext:value-type="float">
            <text:p>0,00</text:p>
          </table:table-cell>
          <table:table-cell table:style-name="ce2" table:formula="of:=[.Q45]-[.R4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4" calcext:value-type="float">
            <text:p>44</text:p>
          </table:table-cell>
          <table:table-cell table:formula="of:=EXP(-([.AB45]/(15+[.AB45])))" office:value-type="float" office:value="0.474372352505255" calcext:value-type="float">
            <text:p>0,474372352505255</text:p>
          </table:table-cell>
          <table:table-cell table:formula="of:=EXP(-[.AB45]/25)" office:value-type="float" office:value="0.172044863823051" calcext:value-type="float">
            <text:p>0,172044863823051</text:p>
          </table:table-cell>
          <table:table-cell table:formula="of:=1-EXP(-25/[.AB45])" office:value-type="float" office:value="0.433445397910534" calcext:value-type="float">
            <text:p>0,4334453979105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5]+INT([.M45]/[.$D$2])" office:value-type="float" office:value="5908" calcext:value-type="float">
            <text:p>5908</text:p>
          </table:table-cell>
          <table:table-cell table:formula="of:=[.G45]+INT([.S45]/[.$D$2])" office:value-type="float" office:value="0" calcext:value-type="float">
            <text:p>0</text:p>
          </table:table-cell>
          <table:table-cell/>
          <table:table-cell table:formula="of:=COM.MICROSOFT.NORM.DIST([.B46];[.$L$4];[.$L$5]+[.D46];0)/COM.MICROSOFT.NORM.DIST([.$L$4];[.$L$4];[.$L$5]+[.D46];0)*COM.MICROSOFT.NORM.DIST([.C46];[.$L$1];[.$L$2]+[.D46];0)/COM.MICROSOFT.NORM.DIST([.$L$1];[.$L$1];[.$L$2]+[.D46];0)" office:value-type="float" office:value="1" calcext:value-type="float">
            <text:p>1,00</text:p>
          </table:table-cell>
          <table:table-cell table:formula="of:=[.$D$4]+[.$D$3]*EXP(-[.F46]/[.$F$2])" office:value-type="float" office:value="1.10426153056911" calcext:value-type="float">
            <text:p>1,10</text:p>
          </table:table-cell>
          <table:table-cell table:style-name="ce2" table:formula="of:=[.I46]*[.F46]*([.$D$4]+[.$D$3]*EXP(-[.F46]/[.$F$2]))" office:value-type="float" office:value="6523.97712260229" calcext:value-type="float">
            <text:p>6523,98</text:p>
          </table:table-cell>
          <table:table-cell table:formula="of:=[.$D$4]*[.F46]" office:value-type="float" office:value="5908" calcext:value-type="float">
            <text:p>5908</text:p>
          </table:table-cell>
          <table:table-cell table:style-name="ce2" table:formula="of:=[.K46]-[.L46]" office:value-type="float" office:value="615.977122602289" calcext:value-type="float">
            <text:p>615,98</text:p>
          </table:table-cell>
          <table:table-cell table:style-name="ce2"/>
          <table:table-cell table:style-name="ce2" table:formula="of:=1-COM.MICROSOFT.NORM.DIST([.B46];[.$R$4];[.$R$5]+[.E46];0)/COM.MICROSOFT.NORM.DIST([.$R$4];[.$R$4];[.$R$5]+[.E46];0)*COM.MICROSOFT.NORM.DIST([.C46];[.$R$1];[.$R$2]+[.E46];0)/COM.MICROSOFT.NORM.DIST([.$R$1];[.$R$1];[.$R$2]+[.E46];0)" office:value-type="float" office:value="0.999999893546286" calcext:value-type="float">
            <text:p>1,00</text:p>
          </table:table-cell>
          <table:table-cell table:style-name="ce2" table:formula="of:=[.$D$3]*EXP(-[.G46]/[.$F$2])" office:value-type="float" office:value="2" calcext:value-type="float">
            <text:p>2,00</text:p>
          </table:table-cell>
          <table:table-cell table:style-name="ce2" table:formula="of:=[.G46]*[.$D$3]*EXP(-[.G46]/[.$F$2])" office:value-type="float" office:value="0" calcext:value-type="float">
            <text:p>0,00</text:p>
          </table:table-cell>
          <table:table-cell table:style-name="ce2" table:formula="of:=[.G46]*[.$D$5]*[.O46]" office:value-type="float" office:value="0" calcext:value-type="float">
            <text:p>0,00</text:p>
          </table:table-cell>
          <table:table-cell table:style-name="ce2" table:formula="of:=[.Q46]-[.R4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5" calcext:value-type="float">
            <text:p>45</text:p>
          </table:table-cell>
          <table:table-cell table:formula="of:=EXP(-([.AB46]/(15+[.AB46])))" office:value-type="float" office:value="0.472366552741015" calcext:value-type="float">
            <text:p>0,472366552741015</text:p>
          </table:table-cell>
          <table:table-cell table:formula="of:=EXP(-[.AB46]/25)" office:value-type="float" office:value="0.165298888221587" calcext:value-type="float">
            <text:p>0,165298888221587</text:p>
          </table:table-cell>
          <table:table-cell table:formula="of:=1-EXP(-25/[.AB46])" office:value-type="float" office:value="0.426246579262567" calcext:value-type="float">
            <text:p>0,4262465792625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6]+INT([.M46]/[.$D$2])" office:value-type="float" office:value="6031" calcext:value-type="float">
            <text:p>6031</text:p>
          </table:table-cell>
          <table:table-cell table:formula="of:=[.G46]+INT([.S46]/[.$D$2])" office:value-type="float" office:value="0" calcext:value-type="float">
            <text:p>0</text:p>
          </table:table-cell>
          <table:table-cell/>
          <table:table-cell table:formula="of:=COM.MICROSOFT.NORM.DIST([.B47];[.$L$4];[.$L$5]+[.D47];0)/COM.MICROSOFT.NORM.DIST([.$L$4];[.$L$4];[.$L$5]+[.D47];0)*COM.MICROSOFT.NORM.DIST([.C47];[.$L$1];[.$L$2]+[.D47];0)/COM.MICROSOFT.NORM.DIST([.$L$1];[.$L$1];[.$L$2]+[.D47];0)" office:value-type="float" office:value="1" calcext:value-type="float">
            <text:p>1,00</text:p>
          </table:table-cell>
          <table:table-cell table:formula="of:=[.$D$4]+[.$D$3]*EXP(-[.F47]/[.$F$2])" office:value-type="float" office:value="1.09804263739796" calcext:value-type="float">
            <text:p>1,10</text:p>
          </table:table-cell>
          <table:table-cell table:style-name="ce2" table:formula="of:=[.I47]*[.F47]*([.$D$4]+[.$D$3]*EXP(-[.F47]/[.$F$2]))" office:value-type="float" office:value="6622.29514614711" calcext:value-type="float">
            <text:p>6622,30</text:p>
          </table:table-cell>
          <table:table-cell table:formula="of:=[.$D$4]*[.F47]" office:value-type="float" office:value="6031" calcext:value-type="float">
            <text:p>6031</text:p>
          </table:table-cell>
          <table:table-cell table:style-name="ce2" table:formula="of:=[.K47]-[.L47]" office:value-type="float" office:value="591.295146147108" calcext:value-type="float">
            <text:p>591,30</text:p>
          </table:table-cell>
          <table:table-cell table:style-name="ce2"/>
          <table:table-cell table:style-name="ce2" table:formula="of:=1-COM.MICROSOFT.NORM.DIST([.B47];[.$R$4];[.$R$5]+[.E47];0)/COM.MICROSOFT.NORM.DIST([.$R$4];[.$R$4];[.$R$5]+[.E47];0)*COM.MICROSOFT.NORM.DIST([.C47];[.$R$1];[.$R$2]+[.E47];0)/COM.MICROSOFT.NORM.DIST([.$R$1];[.$R$1];[.$R$2]+[.E47];0)" office:value-type="float" office:value="0.999999893546286" calcext:value-type="float">
            <text:p>1,00</text:p>
          </table:table-cell>
          <table:table-cell table:style-name="ce2" table:formula="of:=[.$D$3]*EXP(-[.G47]/[.$F$2])" office:value-type="float" office:value="2" calcext:value-type="float">
            <text:p>2,00</text:p>
          </table:table-cell>
          <table:table-cell table:style-name="ce2" table:formula="of:=[.G47]*[.$D$3]*EXP(-[.G47]/[.$F$2])" office:value-type="float" office:value="0" calcext:value-type="float">
            <text:p>0,00</text:p>
          </table:table-cell>
          <table:table-cell table:style-name="ce2" table:formula="of:=[.G47]*[.$D$5]*[.O47]" office:value-type="float" office:value="0" calcext:value-type="float">
            <text:p>0,00</text:p>
          </table:table-cell>
          <table:table-cell table:style-name="ce2" table:formula="of:=[.Q47]-[.R4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6" calcext:value-type="float">
            <text:p>46</text:p>
          </table:table-cell>
          <table:table-cell table:formula="of:=EXP(-([.AB47]/(15+[.AB47])))" office:value-type="float" office:value="0.470434585898821" calcext:value-type="float">
            <text:p>0,470434585898821</text:p>
          </table:table-cell>
          <table:table-cell table:formula="of:=EXP(-[.AB47]/25)" office:value-type="float" office:value="0.158817426106921" calcext:value-type="float">
            <text:p>0,158817426106921</text:p>
          </table:table-cell>
          <table:table-cell table:formula="of:=1-EXP(-25/[.AB47])" office:value-type="float" office:value="0.419275177021402" calcext:value-type="float">
            <text:p>0,4192751770214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7]+INT([.M47]/[.$D$2])" office:value-type="float" office:value="6149" calcext:value-type="float">
            <text:p>6149</text:p>
          </table:table-cell>
          <table:table-cell table:formula="of:=[.G47]+INT([.S47]/[.$D$2])" office:value-type="float" office:value="0" calcext:value-type="float">
            <text:p>0</text:p>
          </table:table-cell>
          <table:table-cell/>
          <table:table-cell table:formula="of:=COM.MICROSOFT.NORM.DIST([.B48];[.$L$4];[.$L$5]+[.D48];0)/COM.MICROSOFT.NORM.DIST([.$L$4];[.$L$4];[.$L$5]+[.D48];0)*COM.MICROSOFT.NORM.DIST([.C48];[.$L$1];[.$L$2]+[.D48];0)/COM.MICROSOFT.NORM.DIST([.$L$1];[.$L$1];[.$L$2]+[.D48];0)" office:value-type="float" office:value="1" calcext:value-type="float">
            <text:p>1,00</text:p>
          </table:table-cell>
          <table:table-cell table:formula="of:=[.$D$4]+[.$D$3]*EXP(-[.F48]/[.$F$2])" office:value-type="float" office:value="1.09242545794107" calcext:value-type="float">
            <text:p>1,09</text:p>
          </table:table-cell>
          <table:table-cell table:style-name="ce2" table:formula="of:=[.I48]*[.F48]*([.$D$4]+[.$D$3]*EXP(-[.F48]/[.$F$2]))" office:value-type="float" office:value="6717.32414087966" calcext:value-type="float">
            <text:p>6717,32</text:p>
          </table:table-cell>
          <table:table-cell table:formula="of:=[.$D$4]*[.F48]" office:value-type="float" office:value="6149" calcext:value-type="float">
            <text:p>6149</text:p>
          </table:table-cell>
          <table:table-cell table:style-name="ce2" table:formula="of:=[.K48]-[.L48]" office:value-type="float" office:value="568.324140879662" calcext:value-type="float">
            <text:p>568,32</text:p>
          </table:table-cell>
          <table:table-cell table:style-name="ce2"/>
          <table:table-cell table:style-name="ce2" table:formula="of:=1-COM.MICROSOFT.NORM.DIST([.B48];[.$R$4];[.$R$5]+[.E48];0)/COM.MICROSOFT.NORM.DIST([.$R$4];[.$R$4];[.$R$5]+[.E48];0)*COM.MICROSOFT.NORM.DIST([.C48];[.$R$1];[.$R$2]+[.E48];0)/COM.MICROSOFT.NORM.DIST([.$R$1];[.$R$1];[.$R$2]+[.E48];0)" office:value-type="float" office:value="0.999999893546286" calcext:value-type="float">
            <text:p>1,00</text:p>
          </table:table-cell>
          <table:table-cell table:style-name="ce2" table:formula="of:=[.$D$3]*EXP(-[.G48]/[.$F$2])" office:value-type="float" office:value="2" calcext:value-type="float">
            <text:p>2,00</text:p>
          </table:table-cell>
          <table:table-cell table:style-name="ce2" table:formula="of:=[.G48]*[.$D$3]*EXP(-[.G48]/[.$F$2])" office:value-type="float" office:value="0" calcext:value-type="float">
            <text:p>0,00</text:p>
          </table:table-cell>
          <table:table-cell table:style-name="ce2" table:formula="of:=[.G48]*[.$D$5]*[.O48]" office:value-type="float" office:value="0" calcext:value-type="float">
            <text:p>0,00</text:p>
          </table:table-cell>
          <table:table-cell table:style-name="ce2" table:formula="of:=[.Q48]-[.R4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8]+INT([.M48]/[.$D$2])" office:value-type="float" office:value="6262" calcext:value-type="float">
            <text:p>6262</text:p>
          </table:table-cell>
          <table:table-cell table:formula="of:=[.G48]+INT([.S48]/[.$D$2])" office:value-type="float" office:value="0" calcext:value-type="float">
            <text:p>0</text:p>
          </table:table-cell>
          <table:table-cell/>
          <table:table-cell table:formula="of:=COM.MICROSOFT.NORM.DIST([.B49];[.$L$4];[.$L$5]+[.D49];0)/COM.MICROSOFT.NORM.DIST([.$L$4];[.$L$4];[.$L$5]+[.D49];0)*COM.MICROSOFT.NORM.DIST([.C49];[.$L$1];[.$L$2]+[.D49];0)/COM.MICROSOFT.NORM.DIST([.$L$1];[.$L$1];[.$L$2]+[.D49];0)" office:value-type="float" office:value="1" calcext:value-type="float">
            <text:p>1,00</text:p>
          </table:table-cell>
          <table:table-cell table:formula="of:=[.$D$4]+[.$D$3]*EXP(-[.F49]/[.$F$2])" office:value-type="float" office:value="1.08734820261422" calcext:value-type="float">
            <text:p>1,09</text:p>
          </table:table-cell>
          <table:table-cell table:style-name="ce2" table:formula="of:=[.I49]*[.F49]*([.$D$4]+[.$D$3]*EXP(-[.F49]/[.$F$2]))" office:value-type="float" office:value="6808.97444477028" calcext:value-type="float">
            <text:p>6808,97</text:p>
          </table:table-cell>
          <table:table-cell table:formula="of:=[.$D$4]*[.F49]" office:value-type="float" office:value="6262" calcext:value-type="float">
            <text:p>6262</text:p>
          </table:table-cell>
          <table:table-cell table:style-name="ce2" table:formula="of:=[.K49]-[.L49]" office:value-type="float" office:value="546.974444770275" calcext:value-type="float">
            <text:p>546,97</text:p>
          </table:table-cell>
          <table:table-cell table:style-name="ce2"/>
          <table:table-cell table:style-name="ce2" table:formula="of:=1-COM.MICROSOFT.NORM.DIST([.B49];[.$R$4];[.$R$5]+[.E49];0)/COM.MICROSOFT.NORM.DIST([.$R$4];[.$R$4];[.$R$5]+[.E49];0)*COM.MICROSOFT.NORM.DIST([.C49];[.$R$1];[.$R$2]+[.E49];0)/COM.MICROSOFT.NORM.DIST([.$R$1];[.$R$1];[.$R$2]+[.E49];0)" office:value-type="float" office:value="0.999999893546286" calcext:value-type="float">
            <text:p>1,00</text:p>
          </table:table-cell>
          <table:table-cell table:style-name="ce2" table:formula="of:=[.$D$3]*EXP(-[.G49]/[.$F$2])" office:value-type="float" office:value="2" calcext:value-type="float">
            <text:p>2,00</text:p>
          </table:table-cell>
          <table:table-cell table:style-name="ce2" table:formula="of:=[.G49]*[.$D$3]*EXP(-[.G49]/[.$F$2])" office:value-type="float" office:value="0" calcext:value-type="float">
            <text:p>0,00</text:p>
          </table:table-cell>
          <table:table-cell table:style-name="ce2" table:formula="of:=[.G49]*[.$D$5]*[.O49]" office:value-type="float" office:value="0" calcext:value-type="float">
            <text:p>0,00</text:p>
          </table:table-cell>
          <table:table-cell table:style-name="ce2" table:formula="of:=[.Q49]-[.R4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9]+INT([.M49]/[.$D$2])" office:value-type="float" office:value="6371" calcext:value-type="float">
            <text:p>6371</text:p>
          </table:table-cell>
          <table:table-cell table:formula="of:=[.G49]+INT([.S49]/[.$D$2])" office:value-type="float" office:value="0" calcext:value-type="float">
            <text:p>0</text:p>
          </table:table-cell>
          <table:table-cell/>
          <table:table-cell table:formula="of:=COM.MICROSOFT.NORM.DIST([.B50];[.$L$4];[.$L$5]+[.D50];0)/COM.MICROSOFT.NORM.DIST([.$L$4];[.$L$4];[.$L$5]+[.D50];0)*COM.MICROSOFT.NORM.DIST([.C50];[.$L$1];[.$L$2]+[.D50];0)/COM.MICROSOFT.NORM.DIST([.$L$1];[.$L$1];[.$L$2]+[.D50];0)" office:value-type="float" office:value="1" calcext:value-type="float">
            <text:p>1,00</text:p>
          </table:table-cell>
          <table:table-cell table:formula="of:=[.$D$4]+[.$D$3]*EXP(-[.F50]/[.$F$2])" office:value-type="float" office:value="1.08271512369898" calcext:value-type="float">
            <text:p>1,08</text:p>
          </table:table-cell>
          <table:table-cell table:style-name="ce2" table:formula="of:=[.I50]*[.F50]*([.$D$4]+[.$D$3]*EXP(-[.F50]/[.$F$2]))" office:value-type="float" office:value="6897.97805308618" calcext:value-type="float">
            <text:p>6897,98</text:p>
          </table:table-cell>
          <table:table-cell table:formula="of:=[.$D$4]*[.F50]" office:value-type="float" office:value="6371" calcext:value-type="float">
            <text:p>6371</text:p>
          </table:table-cell>
          <table:table-cell table:style-name="ce2" table:formula="of:=[.K50]-[.L50]" office:value-type="float" office:value="526.978053086184" calcext:value-type="float">
            <text:p>526,98</text:p>
          </table:table-cell>
          <table:table-cell table:style-name="ce2"/>
          <table:table-cell table:style-name="ce2" table:formula="of:=1-COM.MICROSOFT.NORM.DIST([.B50];[.$R$4];[.$R$5]+[.E50];0)/COM.MICROSOFT.NORM.DIST([.$R$4];[.$R$4];[.$R$5]+[.E50];0)*COM.MICROSOFT.NORM.DIST([.C50];[.$R$1];[.$R$2]+[.E50];0)/COM.MICROSOFT.NORM.DIST([.$R$1];[.$R$1];[.$R$2]+[.E50];0)" office:value-type="float" office:value="0.999999893546286" calcext:value-type="float">
            <text:p>1,00</text:p>
          </table:table-cell>
          <table:table-cell table:style-name="ce2" table:formula="of:=[.$D$3]*EXP(-[.G50]/[.$F$2])" office:value-type="float" office:value="2" calcext:value-type="float">
            <text:p>2,00</text:p>
          </table:table-cell>
          <table:table-cell table:style-name="ce2" table:formula="of:=[.G50]*[.$D$3]*EXP(-[.G50]/[.$F$2])" office:value-type="float" office:value="0" calcext:value-type="float">
            <text:p>0,00</text:p>
          </table:table-cell>
          <table:table-cell table:style-name="ce2" table:formula="of:=[.G50]*[.$D$5]*[.O50]" office:value-type="float" office:value="0" calcext:value-type="float">
            <text:p>0,00</text:p>
          </table:table-cell>
          <table:table-cell table:style-name="ce2" table:formula="of:=[.Q50]-[.R5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0]+INT([.M50]/[.$D$2])" office:value-type="float" office:value="6476" calcext:value-type="float">
            <text:p>6476</text:p>
          </table:table-cell>
          <table:table-cell table:formula="of:=[.G50]+INT([.S50]/[.$D$2])" office:value-type="float" office:value="0" calcext:value-type="float">
            <text:p>0</text:p>
          </table:table-cell>
          <table:table-cell/>
          <table:table-cell table:formula="of:=COM.MICROSOFT.NORM.DIST([.B51];[.$L$4];[.$L$5]+[.D51];0)/COM.MICROSOFT.NORM.DIST([.$L$4];[.$L$4];[.$L$5]+[.D51];0)*COM.MICROSOFT.NORM.DIST([.C51];[.$L$1];[.$L$2]+[.D51];0)/COM.MICROSOFT.NORM.DIST([.$L$1];[.$L$1];[.$L$2]+[.D51];0)" office:value-type="float" office:value="1" calcext:value-type="float">
            <text:p>1,00</text:p>
          </table:table-cell>
          <table:table-cell table:formula="of:=[.$D$4]+[.$D$3]*EXP(-[.F51]/[.$F$2])" office:value-type="float" office:value="1.07848460253844" calcext:value-type="float">
            <text:p>1,08</text:p>
          </table:table-cell>
          <table:table-cell table:style-name="ce2" table:formula="of:=[.I51]*[.F51]*([.$D$4]+[.$D$3]*EXP(-[.F51]/[.$F$2]))" office:value-type="float" office:value="6984.26628603894" calcext:value-type="float">
            <text:p>6984,27</text:p>
          </table:table-cell>
          <table:table-cell table:formula="of:=[.$D$4]*[.F51]" office:value-type="float" office:value="6476" calcext:value-type="float">
            <text:p>6476</text:p>
          </table:table-cell>
          <table:table-cell table:style-name="ce2" table:formula="of:=[.K51]-[.L51]" office:value-type="float" office:value="508.266286038936" calcext:value-type="float">
            <text:p>508,27</text:p>
          </table:table-cell>
          <table:table-cell table:style-name="ce2"/>
          <table:table-cell table:style-name="ce2" table:formula="of:=1-COM.MICROSOFT.NORM.DIST([.B51];[.$R$4];[.$R$5]+[.E51];0)/COM.MICROSOFT.NORM.DIST([.$R$4];[.$R$4];[.$R$5]+[.E51];0)*COM.MICROSOFT.NORM.DIST([.C51];[.$R$1];[.$R$2]+[.E51];0)/COM.MICROSOFT.NORM.DIST([.$R$1];[.$R$1];[.$R$2]+[.E51];0)" office:value-type="float" office:value="0.999999893546286" calcext:value-type="float">
            <text:p>1,00</text:p>
          </table:table-cell>
          <table:table-cell table:style-name="ce2" table:formula="of:=[.$D$3]*EXP(-[.G51]/[.$F$2])" office:value-type="float" office:value="2" calcext:value-type="float">
            <text:p>2,00</text:p>
          </table:table-cell>
          <table:table-cell table:style-name="ce2" table:formula="of:=[.G51]*[.$D$3]*EXP(-[.G51]/[.$F$2])" office:value-type="float" office:value="0" calcext:value-type="float">
            <text:p>0,00</text:p>
          </table:table-cell>
          <table:table-cell table:style-name="ce2" table:formula="of:=[.G51]*[.$D$5]*[.O51]" office:value-type="float" office:value="0" calcext:value-type="float">
            <text:p>0,00</text:p>
          </table:table-cell>
          <table:table-cell table:style-name="ce2" table:formula="of:=[.Q51]-[.R5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1]+INT([.M51]/[.$D$2])" office:value-type="float" office:value="6577" calcext:value-type="float">
            <text:p>6577</text:p>
          </table:table-cell>
          <table:table-cell table:formula="of:=[.G51]+INT([.S51]/[.$D$2])" office:value-type="float" office:value="0" calcext:value-type="float">
            <text:p>0</text:p>
          </table:table-cell>
          <table:table-cell/>
          <table:table-cell table:formula="of:=COM.MICROSOFT.NORM.DIST([.B52];[.$L$4];[.$L$5]+[.D52];0)/COM.MICROSOFT.NORM.DIST([.$L$4];[.$L$4];[.$L$5]+[.D52];0)*COM.MICROSOFT.NORM.DIST([.C52];[.$L$1];[.$L$2]+[.D52];0)/COM.MICROSOFT.NORM.DIST([.$L$1];[.$L$1];[.$L$2]+[.D52];0)" office:value-type="float" office:value="1" calcext:value-type="float">
            <text:p>1,00</text:p>
          </table:table-cell>
          <table:table-cell table:formula="of:=[.$D$4]+[.$D$3]*EXP(-[.F52]/[.$F$2])" office:value-type="float" office:value="1.07461954420371" calcext:value-type="float">
            <text:p>1,07</text:p>
          </table:table-cell>
          <table:table-cell table:style-name="ce2" table:formula="of:=[.I52]*[.F52]*([.$D$4]+[.$D$3]*EXP(-[.F52]/[.$F$2]))" office:value-type="float" office:value="7067.77274222779" calcext:value-type="float">
            <text:p>7067,77</text:p>
          </table:table-cell>
          <table:table-cell table:formula="of:=[.$D$4]*[.F52]" office:value-type="float" office:value="6577" calcext:value-type="float">
            <text:p>6577</text:p>
          </table:table-cell>
          <table:table-cell table:style-name="ce2" table:formula="of:=[.K52]-[.L52]" office:value-type="float" office:value="490.772742227785" calcext:value-type="float">
            <text:p>490,77</text:p>
          </table:table-cell>
          <table:table-cell table:style-name="ce2"/>
          <table:table-cell table:style-name="ce2" table:formula="of:=1-COM.MICROSOFT.NORM.DIST([.B52];[.$R$4];[.$R$5]+[.E52];0)/COM.MICROSOFT.NORM.DIST([.$R$4];[.$R$4];[.$R$5]+[.E52];0)*COM.MICROSOFT.NORM.DIST([.C52];[.$R$1];[.$R$2]+[.E52];0)/COM.MICROSOFT.NORM.DIST([.$R$1];[.$R$1];[.$R$2]+[.E52];0)" office:value-type="float" office:value="0.999999893546286" calcext:value-type="float">
            <text:p>1,00</text:p>
          </table:table-cell>
          <table:table-cell table:style-name="ce2" table:formula="of:=[.$D$3]*EXP(-[.G52]/[.$F$2])" office:value-type="float" office:value="2" calcext:value-type="float">
            <text:p>2,00</text:p>
          </table:table-cell>
          <table:table-cell table:style-name="ce2" table:formula="of:=[.G52]*[.$D$3]*EXP(-[.G52]/[.$F$2])" office:value-type="float" office:value="0" calcext:value-type="float">
            <text:p>0,00</text:p>
          </table:table-cell>
          <table:table-cell table:style-name="ce2" table:formula="of:=[.G52]*[.$D$5]*[.O52]" office:value-type="float" office:value="0" calcext:value-type="float">
            <text:p>0,00</text:p>
          </table:table-cell>
          <table:table-cell table:style-name="ce2" table:formula="of:=[.Q52]-[.R5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2]+INT([.M52]/[.$D$2])" office:value-type="float" office:value="6675" calcext:value-type="float">
            <text:p>6675</text:p>
          </table:table-cell>
          <table:table-cell table:formula="of:=[.G52]+INT([.S52]/[.$D$2])" office:value-type="float" office:value="0" calcext:value-type="float">
            <text:p>0</text:p>
          </table:table-cell>
          <table:table-cell/>
          <table:table-cell table:formula="of:=COM.MICROSOFT.NORM.DIST([.B53];[.$L$4];[.$L$5]+[.D53];0)/COM.MICROSOFT.NORM.DIST([.$L$4];[.$L$4];[.$L$5]+[.D53];0)*COM.MICROSOFT.NORM.DIST([.C53];[.$L$1];[.$L$2]+[.D53];0)/COM.MICROSOFT.NORM.DIST([.$L$1];[.$L$1];[.$L$2]+[.D53];0)" office:value-type="float" office:value="1" calcext:value-type="float">
            <text:p>1,00</text:p>
          </table:table-cell>
          <table:table-cell table:formula="of:=[.$D$4]+[.$D$3]*EXP(-[.F53]/[.$F$2])" office:value-type="float" office:value="1.07105132189747" calcext:value-type="float">
            <text:p>1,07</text:p>
          </table:table-cell>
          <table:table-cell table:style-name="ce2" table:formula="of:=[.I53]*[.F53]*([.$D$4]+[.$D$3]*EXP(-[.F53]/[.$F$2]))" office:value-type="float" office:value="7149.26757366564" calcext:value-type="float">
            <text:p>7149,27</text:p>
          </table:table-cell>
          <table:table-cell table:formula="of:=[.$D$4]*[.F53]" office:value-type="float" office:value="6675" calcext:value-type="float">
            <text:p>6675</text:p>
          </table:table-cell>
          <table:table-cell table:style-name="ce2" table:formula="of:=[.K53]-[.L53]" office:value-type="float" office:value="474.267573665639" calcext:value-type="float">
            <text:p>474,27</text:p>
          </table:table-cell>
          <table:table-cell table:style-name="ce2"/>
          <table:table-cell table:style-name="ce2" table:formula="of:=1-COM.MICROSOFT.NORM.DIST([.B53];[.$R$4];[.$R$5]+[.E53];0)/COM.MICROSOFT.NORM.DIST([.$R$4];[.$R$4];[.$R$5]+[.E53];0)*COM.MICROSOFT.NORM.DIST([.C53];[.$R$1];[.$R$2]+[.E53];0)/COM.MICROSOFT.NORM.DIST([.$R$1];[.$R$1];[.$R$2]+[.E53];0)" office:value-type="float" office:value="0.999999893546286" calcext:value-type="float">
            <text:p>1,00</text:p>
          </table:table-cell>
          <table:table-cell table:style-name="ce2" table:formula="of:=[.$D$3]*EXP(-[.G53]/[.$F$2])" office:value-type="float" office:value="2" calcext:value-type="float">
            <text:p>2,00</text:p>
          </table:table-cell>
          <table:table-cell table:style-name="ce2" table:formula="of:=[.G53]*[.$D$3]*EXP(-[.G53]/[.$F$2])" office:value-type="float" office:value="0" calcext:value-type="float">
            <text:p>0,00</text:p>
          </table:table-cell>
          <table:table-cell table:style-name="ce2" table:formula="of:=[.G53]*[.$D$5]*[.O53]" office:value-type="float" office:value="0" calcext:value-type="float">
            <text:p>0,00</text:p>
          </table:table-cell>
          <table:table-cell table:style-name="ce2" table:formula="of:=[.Q53]-[.R5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3]+INT([.M53]/[.$D$2])" office:value-type="float" office:value="6769" calcext:value-type="float">
            <text:p>6769</text:p>
          </table:table-cell>
          <table:table-cell table:formula="of:=[.G53]+INT([.S53]/[.$D$2])" office:value-type="float" office:value="0" calcext:value-type="float">
            <text:p>0</text:p>
          </table:table-cell>
          <table:table-cell/>
          <table:table-cell table:formula="of:=COM.MICROSOFT.NORM.DIST([.B54];[.$L$4];[.$L$5]+[.D54];0)/COM.MICROSOFT.NORM.DIST([.$L$4];[.$L$4];[.$L$5]+[.D54];0)*COM.MICROSOFT.NORM.DIST([.C54];[.$L$1];[.$L$2]+[.D54];0)/COM.MICROSOFT.NORM.DIST([.$L$1];[.$L$1];[.$L$2]+[.D54];0)" office:value-type="float" office:value="1" calcext:value-type="float">
            <text:p>1,00</text:p>
          </table:table-cell>
          <table:table-cell table:formula="of:=[.$D$4]+[.$D$3]*EXP(-[.F54]/[.$F$2])" office:value-type="float" office:value="1.06778917080452" calcext:value-type="float">
            <text:p>1,07</text:p>
          </table:table-cell>
          <table:table-cell table:style-name="ce2" table:formula="of:=[.I54]*[.F54]*([.$D$4]+[.$D$3]*EXP(-[.F54]/[.$F$2]))" office:value-type="float" office:value="7227.86489717577" calcext:value-type="float">
            <text:p>7227,86</text:p>
          </table:table-cell>
          <table:table-cell table:formula="of:=[.$D$4]*[.F54]" office:value-type="float" office:value="6769" calcext:value-type="float">
            <text:p>6769</text:p>
          </table:table-cell>
          <table:table-cell table:style-name="ce2" table:formula="of:=[.K54]-[.L54]" office:value-type="float" office:value="458.864897175773" calcext:value-type="float">
            <text:p>458,86</text:p>
          </table:table-cell>
          <table:table-cell table:style-name="ce2"/>
          <table:table-cell table:style-name="ce2" table:formula="of:=1-COM.MICROSOFT.NORM.DIST([.B54];[.$R$4];[.$R$5]+[.E54];0)/COM.MICROSOFT.NORM.DIST([.$R$4];[.$R$4];[.$R$5]+[.E54];0)*COM.MICROSOFT.NORM.DIST([.C54];[.$R$1];[.$R$2]+[.E54];0)/COM.MICROSOFT.NORM.DIST([.$R$1];[.$R$1];[.$R$2]+[.E54];0)" office:value-type="float" office:value="0.999999893546286" calcext:value-type="float">
            <text:p>1,00</text:p>
          </table:table-cell>
          <table:table-cell table:style-name="ce2" table:formula="of:=[.$D$3]*EXP(-[.G54]/[.$F$2])" office:value-type="float" office:value="2" calcext:value-type="float">
            <text:p>2,00</text:p>
          </table:table-cell>
          <table:table-cell table:style-name="ce2" table:formula="of:=[.G54]*[.$D$3]*EXP(-[.G54]/[.$F$2])" office:value-type="float" office:value="0" calcext:value-type="float">
            <text:p>0,00</text:p>
          </table:table-cell>
          <table:table-cell table:style-name="ce2" table:formula="of:=[.G54]*[.$D$5]*[.O54]" office:value-type="float" office:value="0" calcext:value-type="float">
            <text:p>0,00</text:p>
          </table:table-cell>
          <table:table-cell table:style-name="ce2" table:formula="of:=[.Q54]-[.R5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4]+INT([.M54]/[.$D$2])" office:value-type="float" office:value="6860" calcext:value-type="float">
            <text:p>6860</text:p>
          </table:table-cell>
          <table:table-cell table:formula="of:=[.G54]+INT([.S54]/[.$D$2])" office:value-type="float" office:value="0" calcext:value-type="float">
            <text:p>0</text:p>
          </table:table-cell>
          <table:table-cell/>
          <table:table-cell table:formula="of:=COM.MICROSOFT.NORM.DIST([.B55];[.$L$4];[.$L$5]+[.D55];0)/COM.MICROSOFT.NORM.DIST([.$L$4];[.$L$4];[.$L$5]+[.D55];0)*COM.MICROSOFT.NORM.DIST([.C55];[.$L$1];[.$L$2]+[.D55];0)/COM.MICROSOFT.NORM.DIST([.$L$1];[.$L$1];[.$L$2]+[.D55];0)" office:value-type="float" office:value="1" calcext:value-type="float">
            <text:p>1,00</text:p>
          </table:table-cell>
          <table:table-cell table:formula="of:=[.$D$4]+[.$D$3]*EXP(-[.F55]/[.$F$2])" office:value-type="float" office:value="1.06477388154581" calcext:value-type="float">
            <text:p>1,06</text:p>
          </table:table-cell>
          <table:table-cell table:style-name="ce2" table:formula="of:=[.I55]*[.F55]*([.$D$4]+[.$D$3]*EXP(-[.F55]/[.$F$2]))" office:value-type="float" office:value="7304.34882740429" calcext:value-type="float">
            <text:p>7304,35</text:p>
          </table:table-cell>
          <table:table-cell table:formula="of:=[.$D$4]*[.F55]" office:value-type="float" office:value="6860" calcext:value-type="float">
            <text:p>6860</text:p>
          </table:table-cell>
          <table:table-cell table:style-name="ce2" table:formula="of:=[.K55]-[.L55]" office:value-type="float" office:value="444.348827404285" calcext:value-type="float">
            <text:p>444,35</text:p>
          </table:table-cell>
          <table:table-cell table:style-name="ce2"/>
          <table:table-cell table:style-name="ce2" table:formula="of:=1-COM.MICROSOFT.NORM.DIST([.B55];[.$R$4];[.$R$5]+[.E55];0)/COM.MICROSOFT.NORM.DIST([.$R$4];[.$R$4];[.$R$5]+[.E55];0)*COM.MICROSOFT.NORM.DIST([.C55];[.$R$1];[.$R$2]+[.E55];0)/COM.MICROSOFT.NORM.DIST([.$R$1];[.$R$1];[.$R$2]+[.E55];0)" office:value-type="float" office:value="0.999999893546286" calcext:value-type="float">
            <text:p>1,00</text:p>
          </table:table-cell>
          <table:table-cell table:style-name="ce2" table:formula="of:=[.$D$3]*EXP(-[.G55]/[.$F$2])" office:value-type="float" office:value="2" calcext:value-type="float">
            <text:p>2,00</text:p>
          </table:table-cell>
          <table:table-cell table:style-name="ce2" table:formula="of:=[.G55]*[.$D$3]*EXP(-[.G55]/[.$F$2])" office:value-type="float" office:value="0" calcext:value-type="float">
            <text:p>0,00</text:p>
          </table:table-cell>
          <table:table-cell table:style-name="ce2" table:formula="of:=[.G55]*[.$D$5]*[.O55]" office:value-type="float" office:value="0" calcext:value-type="float">
            <text:p>0,00</text:p>
          </table:table-cell>
          <table:table-cell table:style-name="ce2" table:formula="of:=[.Q55]-[.R5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5]+INT([.M55]/[.$D$2])" office:value-type="float" office:value="6948" calcext:value-type="float">
            <text:p>6948</text:p>
          </table:table-cell>
          <table:table-cell table:formula="of:=[.G55]+INT([.S55]/[.$D$2])" office:value-type="float" office:value="0" calcext:value-type="float">
            <text:p>0</text:p>
          </table:table-cell>
          <table:table-cell/>
          <table:table-cell table:formula="of:=COM.MICROSOFT.NORM.DIST([.B56];[.$L$4];[.$L$5]+[.D56];0)/COM.MICROSOFT.NORM.DIST([.$L$4];[.$L$4];[.$L$5]+[.D56];0)*COM.MICROSOFT.NORM.DIST([.C56];[.$L$1];[.$L$2]+[.D56];0)/COM.MICROSOFT.NORM.DIST([.$L$1];[.$L$1];[.$L$2]+[.D56];0)" office:value-type="float" office:value="1" calcext:value-type="float">
            <text:p>1,00</text:p>
          </table:table-cell>
          <table:table-cell table:formula="of:=[.$D$4]+[.$D$3]*EXP(-[.F56]/[.$F$2])" office:value-type="float" office:value="1.06198562228616" calcext:value-type="float">
            <text:p>1,06</text:p>
          </table:table-cell>
          <table:table-cell table:style-name="ce2" table:formula="of:=[.I56]*[.F56]*([.$D$4]+[.$D$3]*EXP(-[.F56]/[.$F$2]))" office:value-type="float" office:value="7378.67610364422" calcext:value-type="float">
            <text:p>7378,68</text:p>
          </table:table-cell>
          <table:table-cell table:formula="of:=[.$D$4]*[.F56]" office:value-type="float" office:value="6948" calcext:value-type="float">
            <text:p>6948</text:p>
          </table:table-cell>
          <table:table-cell table:style-name="ce2" table:formula="of:=[.K56]-[.L56]" office:value-type="float" office:value="430.67610364422" calcext:value-type="float">
            <text:p>430,68</text:p>
          </table:table-cell>
          <table:table-cell table:style-name="ce2"/>
          <table:table-cell table:style-name="ce2" table:formula="of:=1-COM.MICROSOFT.NORM.DIST([.B56];[.$R$4];[.$R$5]+[.E56];0)/COM.MICROSOFT.NORM.DIST([.$R$4];[.$R$4];[.$R$5]+[.E56];0)*COM.MICROSOFT.NORM.DIST([.C56];[.$R$1];[.$R$2]+[.E56];0)/COM.MICROSOFT.NORM.DIST([.$R$1];[.$R$1];[.$R$2]+[.E56];0)" office:value-type="float" office:value="0.999999893546286" calcext:value-type="float">
            <text:p>1,00</text:p>
          </table:table-cell>
          <table:table-cell table:style-name="ce2" table:formula="of:=[.$D$3]*EXP(-[.G56]/[.$F$2])" office:value-type="float" office:value="2" calcext:value-type="float">
            <text:p>2,00</text:p>
          </table:table-cell>
          <table:table-cell table:style-name="ce2" table:formula="of:=[.G56]*[.$D$3]*EXP(-[.G56]/[.$F$2])" office:value-type="float" office:value="0" calcext:value-type="float">
            <text:p>0,00</text:p>
          </table:table-cell>
          <table:table-cell table:style-name="ce2" table:formula="of:=[.G56]*[.$D$5]*[.O56]" office:value-type="float" office:value="0" calcext:value-type="float">
            <text:p>0,00</text:p>
          </table:table-cell>
          <table:table-cell table:style-name="ce2" table:formula="of:=[.Q56]-[.R5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6]+INT([.M56]/[.$D$2])" office:value-type="float" office:value="7034" calcext:value-type="float">
            <text:p>7034</text:p>
          </table:table-cell>
          <table:table-cell table:formula="of:=[.G56]+INT([.S56]/[.$D$2])" office:value-type="float" office:value="0" calcext:value-type="float">
            <text:p>0</text:p>
          </table:table-cell>
          <table:table-cell/>
          <table:table-cell table:formula="of:=COM.MICROSOFT.NORM.DIST([.B57];[.$L$4];[.$L$5]+[.D57];0)/COM.MICROSOFT.NORM.DIST([.$L$4];[.$L$4];[.$L$5]+[.D57];0)*COM.MICROSOFT.NORM.DIST([.C57];[.$L$1];[.$L$2]+[.D57];0)/COM.MICROSOFT.NORM.DIST([.$L$1];[.$L$1];[.$L$2]+[.D57];0)" office:value-type="float" office:value="1" calcext:value-type="float">
            <text:p>1,00</text:p>
          </table:table-cell>
          <table:table-cell table:formula="of:=[.$D$4]+[.$D$3]*EXP(-[.F57]/[.$F$2])" office:value-type="float" office:value="1.0593767336083" calcext:value-type="float">
            <text:p>1,06</text:p>
          </table:table-cell>
          <table:table-cell table:style-name="ce2" table:formula="of:=[.I57]*[.F57]*([.$D$4]+[.$D$3]*EXP(-[.F57]/[.$F$2]))" office:value-type="float" office:value="7451.6559442008" calcext:value-type="float">
            <text:p>7451,66</text:p>
          </table:table-cell>
          <table:table-cell table:formula="of:=[.$D$4]*[.F57]" office:value-type="float" office:value="7034" calcext:value-type="float">
            <text:p>7034</text:p>
          </table:table-cell>
          <table:table-cell table:style-name="ce2" table:formula="of:=[.K57]-[.L57]" office:value-type="float" office:value="417.655944200801" calcext:value-type="float">
            <text:p>417,66</text:p>
          </table:table-cell>
          <table:table-cell table:style-name="ce2"/>
          <table:table-cell table:style-name="ce2" table:formula="of:=1-COM.MICROSOFT.NORM.DIST([.B57];[.$R$4];[.$R$5]+[.E57];0)/COM.MICROSOFT.NORM.DIST([.$R$4];[.$R$4];[.$R$5]+[.E57];0)*COM.MICROSOFT.NORM.DIST([.C57];[.$R$1];[.$R$2]+[.E57];0)/COM.MICROSOFT.NORM.DIST([.$R$1];[.$R$1];[.$R$2]+[.E57];0)" office:value-type="float" office:value="0.999999893546286" calcext:value-type="float">
            <text:p>1,00</text:p>
          </table:table-cell>
          <table:table-cell table:style-name="ce2" table:formula="of:=[.$D$3]*EXP(-[.G57]/[.$F$2])" office:value-type="float" office:value="2" calcext:value-type="float">
            <text:p>2,00</text:p>
          </table:table-cell>
          <table:table-cell table:style-name="ce2" table:formula="of:=[.G57]*[.$D$3]*EXP(-[.G57]/[.$F$2])" office:value-type="float" office:value="0" calcext:value-type="float">
            <text:p>0,00</text:p>
          </table:table-cell>
          <table:table-cell table:style-name="ce2" table:formula="of:=[.G57]*[.$D$5]*[.O57]" office:value-type="float" office:value="0" calcext:value-type="float">
            <text:p>0,00</text:p>
          </table:table-cell>
          <table:table-cell table:style-name="ce2" table:formula="of:=[.Q57]-[.R5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7]+INT([.M57]/[.$D$2])" office:value-type="float" office:value="7117" calcext:value-type="float">
            <text:p>7117</text:p>
          </table:table-cell>
          <table:table-cell table:formula="of:=[.G57]+INT([.S57]/[.$D$2])" office:value-type="float" office:value="0" calcext:value-type="float">
            <text:p>0</text:p>
          </table:table-cell>
          <table:table-cell/>
          <table:table-cell table:formula="of:=COM.MICROSOFT.NORM.DIST([.B58];[.$L$4];[.$L$5]+[.D58];0)/COM.MICROSOFT.NORM.DIST([.$L$4];[.$L$4];[.$L$5]+[.D58];0)*COM.MICROSOFT.NORM.DIST([.C58];[.$L$1];[.$L$2]+[.D58];0)/COM.MICROSOFT.NORM.DIST([.$L$1];[.$L$1];[.$L$2]+[.D58];0)" office:value-type="float" office:value="1" calcext:value-type="float">
            <text:p>1,00</text:p>
          </table:table-cell>
          <table:table-cell table:formula="of:=[.$D$4]+[.$D$3]*EXP(-[.F58]/[.$F$2])" office:value-type="float" office:value="1.05696302992187" calcext:value-type="float">
            <text:p>1,06</text:p>
          </table:table-cell>
          <table:table-cell table:style-name="ce2" table:formula="of:=[.I58]*[.F58]*([.$D$4]+[.$D$3]*EXP(-[.F58]/[.$F$2]))" office:value-type="float" office:value="7522.40588395397" calcext:value-type="float">
            <text:p>7522,41</text:p>
          </table:table-cell>
          <table:table-cell table:formula="of:=[.$D$4]*[.F58]" office:value-type="float" office:value="7117" calcext:value-type="float">
            <text:p>7117</text:p>
          </table:table-cell>
          <table:table-cell table:style-name="ce2" table:formula="of:=[.K58]-[.L58]" office:value-type="float" office:value="405.405883953969" calcext:value-type="float">
            <text:p>405,41</text:p>
          </table:table-cell>
          <table:table-cell table:style-name="ce2"/>
          <table:table-cell table:style-name="ce2" table:formula="of:=1-COM.MICROSOFT.NORM.DIST([.B58];[.$R$4];[.$R$5]+[.E58];0)/COM.MICROSOFT.NORM.DIST([.$R$4];[.$R$4];[.$R$5]+[.E58];0)*COM.MICROSOFT.NORM.DIST([.C58];[.$R$1];[.$R$2]+[.E58];0)/COM.MICROSOFT.NORM.DIST([.$R$1];[.$R$1];[.$R$2]+[.E58];0)" office:value-type="float" office:value="0.999999893546286" calcext:value-type="float">
            <text:p>1,00</text:p>
          </table:table-cell>
          <table:table-cell table:style-name="ce2" table:formula="of:=[.$D$3]*EXP(-[.G58]/[.$F$2])" office:value-type="float" office:value="2" calcext:value-type="float">
            <text:p>2,00</text:p>
          </table:table-cell>
          <table:table-cell table:style-name="ce2" table:formula="of:=[.G58]*[.$D$3]*EXP(-[.G58]/[.$F$2])" office:value-type="float" office:value="0" calcext:value-type="float">
            <text:p>0,00</text:p>
          </table:table-cell>
          <table:table-cell table:style-name="ce2" table:formula="of:=[.G58]*[.$D$5]*[.O58]" office:value-type="float" office:value="0" calcext:value-type="float">
            <text:p>0,00</text:p>
          </table:table-cell>
          <table:table-cell table:style-name="ce2" table:formula="of:=[.Q58]-[.R5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8]+INT([.M58]/[.$D$2])" office:value-type="float" office:value="7198" calcext:value-type="float">
            <text:p>7198</text:p>
          </table:table-cell>
          <table:table-cell table:formula="of:=[.G58]+INT([.S58]/[.$D$2])" office:value-type="float" office:value="0" calcext:value-type="float">
            <text:p>0</text:p>
          </table:table-cell>
          <table:table-cell/>
          <table:table-cell table:formula="of:=COM.MICROSOFT.NORM.DIST([.B59];[.$L$4];[.$L$5]+[.D59];0)/COM.MICROSOFT.NORM.DIST([.$L$4];[.$L$4];[.$L$5]+[.D59];0)*COM.MICROSOFT.NORM.DIST([.C59];[.$L$1];[.$L$2]+[.D59];0)/COM.MICROSOFT.NORM.DIST([.$L$1];[.$L$1];[.$L$2]+[.D59];0)" office:value-type="float" office:value="1" calcext:value-type="float">
            <text:p>1,00</text:p>
          </table:table-cell>
          <table:table-cell table:formula="of:=[.$D$4]+[.$D$3]*EXP(-[.F59]/[.$F$2])" office:value-type="float" office:value="1.05470211967231" calcext:value-type="float">
            <text:p>1,05</text:p>
          </table:table-cell>
          <table:table-cell table:style-name="ce2" table:formula="of:=[.I59]*[.F59]*([.$D$4]+[.$D$3]*EXP(-[.F59]/[.$F$2]))" office:value-type="float" office:value="7591.7458574013" calcext:value-type="float">
            <text:p>7591,75</text:p>
          </table:table-cell>
          <table:table-cell table:formula="of:=[.$D$4]*[.F59]" office:value-type="float" office:value="7198" calcext:value-type="float">
            <text:p>7198</text:p>
          </table:table-cell>
          <table:table-cell table:style-name="ce2" table:formula="of:=[.K59]-[.L59]" office:value-type="float" office:value="393.745857401304" calcext:value-type="float">
            <text:p>393,75</text:p>
          </table:table-cell>
          <table:table-cell table:style-name="ce2"/>
          <table:table-cell table:style-name="ce2" table:formula="of:=1-COM.MICROSOFT.NORM.DIST([.B59];[.$R$4];[.$R$5]+[.E59];0)/COM.MICROSOFT.NORM.DIST([.$R$4];[.$R$4];[.$R$5]+[.E59];0)*COM.MICROSOFT.NORM.DIST([.C59];[.$R$1];[.$R$2]+[.E59];0)/COM.MICROSOFT.NORM.DIST([.$R$1];[.$R$1];[.$R$2]+[.E59];0)" office:value-type="float" office:value="0.999999893546286" calcext:value-type="float">
            <text:p>1,00</text:p>
          </table:table-cell>
          <table:table-cell table:style-name="ce2" table:formula="of:=[.$D$3]*EXP(-[.G59]/[.$F$2])" office:value-type="float" office:value="2" calcext:value-type="float">
            <text:p>2,00</text:p>
          </table:table-cell>
          <table:table-cell table:style-name="ce2" table:formula="of:=[.G59]*[.$D$3]*EXP(-[.G59]/[.$F$2])" office:value-type="float" office:value="0" calcext:value-type="float">
            <text:p>0,00</text:p>
          </table:table-cell>
          <table:table-cell table:style-name="ce2" table:formula="of:=[.G59]*[.$D$5]*[.O59]" office:value-type="float" office:value="0" calcext:value-type="float">
            <text:p>0,00</text:p>
          </table:table-cell>
          <table:table-cell table:style-name="ce2" table:formula="of:=[.Q59]-[.R5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9]+INT([.M59]/[.$D$2])" office:value-type="float" office:value="7276" calcext:value-type="float">
            <text:p>7276</text:p>
          </table:table-cell>
          <table:table-cell table:formula="of:=[.G59]+INT([.S59]/[.$D$2])" office:value-type="float" office:value="0" calcext:value-type="float">
            <text:p>0</text:p>
          </table:table-cell>
          <table:table-cell/>
          <table:table-cell table:formula="of:=COM.MICROSOFT.NORM.DIST([.B60];[.$L$4];[.$L$5]+[.D60];0)/COM.MICROSOFT.NORM.DIST([.$L$4];[.$L$4];[.$L$5]+[.D60];0)*COM.MICROSOFT.NORM.DIST([.C60];[.$L$1];[.$L$2]+[.D60];0)/COM.MICROSOFT.NORM.DIST([.$L$1];[.$L$1];[.$L$2]+[.D60];0)" office:value-type="float" office:value="1" calcext:value-type="float">
            <text:p>1,00</text:p>
          </table:table-cell>
          <table:table-cell table:formula="of:=[.$D$4]+[.$D$3]*EXP(-[.F60]/[.$F$2])" office:value-type="float" office:value="1.05260980238666" calcext:value-type="float">
            <text:p>1,05</text:p>
          </table:table-cell>
          <table:table-cell table:style-name="ce2" table:formula="of:=[.I60]*[.F60]*([.$D$4]+[.$D$3]*EXP(-[.F60]/[.$F$2]))" office:value-type="float" office:value="7658.78892216531" calcext:value-type="float">
            <text:p>7658,79</text:p>
          </table:table-cell>
          <table:table-cell table:formula="of:=[.$D$4]*[.F60]" office:value-type="float" office:value="7276" calcext:value-type="float">
            <text:p>7276</text:p>
          </table:table-cell>
          <table:table-cell table:style-name="ce2" table:formula="of:=[.K60]-[.L60]" office:value-type="float" office:value="382.788922165309" calcext:value-type="float">
            <text:p>382,79</text:p>
          </table:table-cell>
          <table:table-cell table:style-name="ce2"/>
          <table:table-cell table:style-name="ce2" table:formula="of:=1-COM.MICROSOFT.NORM.DIST([.B60];[.$R$4];[.$R$5]+[.E60];0)/COM.MICROSOFT.NORM.DIST([.$R$4];[.$R$4];[.$R$5]+[.E60];0)*COM.MICROSOFT.NORM.DIST([.C60];[.$R$1];[.$R$2]+[.E60];0)/COM.MICROSOFT.NORM.DIST([.$R$1];[.$R$1];[.$R$2]+[.E60];0)" office:value-type="float" office:value="0.999999893546286" calcext:value-type="float">
            <text:p>1,00</text:p>
          </table:table-cell>
          <table:table-cell table:style-name="ce2" table:formula="of:=[.$D$3]*EXP(-[.G60]/[.$F$2])" office:value-type="float" office:value="2" calcext:value-type="float">
            <text:p>2,00</text:p>
          </table:table-cell>
          <table:table-cell table:style-name="ce2" table:formula="of:=[.G60]*[.$D$3]*EXP(-[.G60]/[.$F$2])" office:value-type="float" office:value="0" calcext:value-type="float">
            <text:p>0,00</text:p>
          </table:table-cell>
          <table:table-cell table:style-name="ce2" table:formula="of:=[.G60]*[.$D$5]*[.O60]" office:value-type="float" office:value="0" calcext:value-type="float">
            <text:p>0,00</text:p>
          </table:table-cell>
          <table:table-cell table:style-name="ce2" table:formula="of:=[.Q60]-[.R6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0]+INT([.M60]/[.$D$2])" office:value-type="float" office:value="7352" calcext:value-type="float">
            <text:p>7352</text:p>
          </table:table-cell>
          <table:table-cell table:formula="of:=[.G60]+INT([.S60]/[.$D$2])" office:value-type="float" office:value="0" calcext:value-type="float">
            <text:p>0</text:p>
          </table:table-cell>
          <table:table-cell/>
          <table:table-cell table:formula="of:=COM.MICROSOFT.NORM.DIST([.B61];[.$L$4];[.$L$5]+[.D61];0)/COM.MICROSOFT.NORM.DIST([.$L$4];[.$L$4];[.$L$5]+[.D61];0)*COM.MICROSOFT.NORM.DIST([.C61];[.$L$1];[.$L$2]+[.D61];0)/COM.MICROSOFT.NORM.DIST([.$L$1];[.$L$1];[.$L$2]+[.D61];0)" office:value-type="float" office:value="1" calcext:value-type="float">
            <text:p>1,00</text:p>
          </table:table-cell>
          <table:table-cell table:formula="of:=[.$D$4]+[.$D$3]*EXP(-[.F61]/[.$F$2])" office:value-type="float" office:value="1.05064813757536" calcext:value-type="float">
            <text:p>1,05</text:p>
          </table:table-cell>
          <table:table-cell table:style-name="ce2" table:formula="of:=[.I61]*[.F61]*([.$D$4]+[.$D$3]*EXP(-[.F61]/[.$F$2]))" office:value-type="float" office:value="7724.36510745406" calcext:value-type="float">
            <text:p>7724,37</text:p>
          </table:table-cell>
          <table:table-cell table:formula="of:=[.$D$4]*[.F61]" office:value-type="float" office:value="7352" calcext:value-type="float">
            <text:p>7352</text:p>
          </table:table-cell>
          <table:table-cell table:style-name="ce2" table:formula="of:=[.K61]-[.L61]" office:value-type="float" office:value="372.365107454063" calcext:value-type="float">
            <text:p>372,37</text:p>
          </table:table-cell>
          <table:table-cell table:style-name="ce2"/>
          <table:table-cell table:style-name="ce2" table:formula="of:=1-COM.MICROSOFT.NORM.DIST([.B61];[.$R$4];[.$R$5]+[.E61];0)/COM.MICROSOFT.NORM.DIST([.$R$4];[.$R$4];[.$R$5]+[.E61];0)*COM.MICROSOFT.NORM.DIST([.C61];[.$R$1];[.$R$2]+[.E61];0)/COM.MICROSOFT.NORM.DIST([.$R$1];[.$R$1];[.$R$2]+[.E61];0)" office:value-type="float" office:value="0.999999893546286" calcext:value-type="float">
            <text:p>1,00</text:p>
          </table:table-cell>
          <table:table-cell table:style-name="ce2" table:formula="of:=[.$D$3]*EXP(-[.G61]/[.$F$2])" office:value-type="float" office:value="2" calcext:value-type="float">
            <text:p>2,00</text:p>
          </table:table-cell>
          <table:table-cell table:style-name="ce2" table:formula="of:=[.G61]*[.$D$3]*EXP(-[.G61]/[.$F$2])" office:value-type="float" office:value="0" calcext:value-type="float">
            <text:p>0,00</text:p>
          </table:table-cell>
          <table:table-cell table:style-name="ce2" table:formula="of:=[.G61]*[.$D$5]*[.O61]" office:value-type="float" office:value="0" calcext:value-type="float">
            <text:p>0,00</text:p>
          </table:table-cell>
          <table:table-cell table:style-name="ce2" table:formula="of:=[.Q61]-[.R6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1]+INT([.M61]/[.$D$2])" office:value-type="float" office:value="7426" calcext:value-type="float">
            <text:p>7426</text:p>
          </table:table-cell>
          <table:table-cell table:formula="of:=[.G61]+INT([.S61]/[.$D$2])" office:value-type="float" office:value="0" calcext:value-type="float">
            <text:p>0</text:p>
          </table:table-cell>
          <table:table-cell/>
          <table:table-cell table:formula="of:=COM.MICROSOFT.NORM.DIST([.B62];[.$L$4];[.$L$5]+[.D62];0)/COM.MICROSOFT.NORM.DIST([.$L$4];[.$L$4];[.$L$5]+[.D62];0)*COM.MICROSOFT.NORM.DIST([.C62];[.$L$1];[.$L$2]+[.D62];0)/COM.MICROSOFT.NORM.DIST([.$L$1];[.$L$1];[.$L$2]+[.D62];0)" office:value-type="float" office:value="1" calcext:value-type="float">
            <text:p>1,00</text:p>
          </table:table-cell>
          <table:table-cell table:formula="of:=[.$D$4]+[.$D$3]*EXP(-[.F62]/[.$F$2])" office:value-type="float" office:value="1.04880840148125" calcext:value-type="float">
            <text:p>1,05</text:p>
          </table:table-cell>
          <table:table-cell table:style-name="ce2" table:formula="of:=[.I62]*[.F62]*([.$D$4]+[.$D$3]*EXP(-[.F62]/[.$F$2]))" office:value-type="float" office:value="7788.45118939978" calcext:value-type="float">
            <text:p>7788,45</text:p>
          </table:table-cell>
          <table:table-cell table:formula="of:=[.$D$4]*[.F62]" office:value-type="float" office:value="7426" calcext:value-type="float">
            <text:p>7426</text:p>
          </table:table-cell>
          <table:table-cell table:style-name="ce2" table:formula="of:=[.K62]-[.L62]" office:value-type="float" office:value="362.451189399779" calcext:value-type="float">
            <text:p>362,45</text:p>
          </table:table-cell>
          <table:table-cell table:style-name="ce2"/>
          <table:table-cell table:style-name="ce2" table:formula="of:=1-COM.MICROSOFT.NORM.DIST([.B62];[.$R$4];[.$R$5]+[.E62];0)/COM.MICROSOFT.NORM.DIST([.$R$4];[.$R$4];[.$R$5]+[.E62];0)*COM.MICROSOFT.NORM.DIST([.C62];[.$R$1];[.$R$2]+[.E62];0)/COM.MICROSOFT.NORM.DIST([.$R$1];[.$R$1];[.$R$2]+[.E62];0)" office:value-type="float" office:value="0.999999893546286" calcext:value-type="float">
            <text:p>1,00</text:p>
          </table:table-cell>
          <table:table-cell table:style-name="ce2" table:formula="of:=[.$D$3]*EXP(-[.G62]/[.$F$2])" office:value-type="float" office:value="2" calcext:value-type="float">
            <text:p>2,00</text:p>
          </table:table-cell>
          <table:table-cell table:style-name="ce2" table:formula="of:=[.G62]*[.$D$3]*EXP(-[.G62]/[.$F$2])" office:value-type="float" office:value="0" calcext:value-type="float">
            <text:p>0,00</text:p>
          </table:table-cell>
          <table:table-cell table:style-name="ce2" table:formula="of:=[.G62]*[.$D$5]*[.O62]" office:value-type="float" office:value="0" calcext:value-type="float">
            <text:p>0,00</text:p>
          </table:table-cell>
          <table:table-cell table:style-name="ce2" table:formula="of:=[.Q62]-[.R6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2]+INT([.M62]/[.$D$2])" office:value-type="float" office:value="7498" calcext:value-type="float">
            <text:p>7498</text:p>
          </table:table-cell>
          <table:table-cell table:formula="of:=[.G62]+INT([.S62]/[.$D$2])" office:value-type="float" office:value="0" calcext:value-type="float">
            <text:p>0</text:p>
          </table:table-cell>
          <table:table-cell/>
          <table:table-cell table:formula="of:=COM.MICROSOFT.NORM.DIST([.B63];[.$L$4];[.$L$5]+[.D63];0)/COM.MICROSOFT.NORM.DIST([.$L$4];[.$L$4];[.$L$5]+[.D63];0)*COM.MICROSOFT.NORM.DIST([.C63];[.$L$1];[.$L$2]+[.D63];0)/COM.MICROSOFT.NORM.DIST([.$L$1];[.$L$1];[.$L$2]+[.D63];0)" office:value-type="float" office:value="1" calcext:value-type="float">
            <text:p>1,00</text:p>
          </table:table-cell>
          <table:table-cell table:formula="of:=[.$D$4]+[.$D$3]*EXP(-[.F63]/[.$F$2])" office:value-type="float" office:value="1.04708255072932" calcext:value-type="float">
            <text:p>1,05</text:p>
          </table:table-cell>
          <table:table-cell table:style-name="ce2" table:formula="of:=[.I63]*[.F63]*([.$D$4]+[.$D$3]*EXP(-[.F63]/[.$F$2]))" office:value-type="float" office:value="7851.02496536842" calcext:value-type="float">
            <text:p>7851,02</text:p>
          </table:table-cell>
          <table:table-cell table:formula="of:=[.$D$4]*[.F63]" office:value-type="float" office:value="7498" calcext:value-type="float">
            <text:p>7498</text:p>
          </table:table-cell>
          <table:table-cell table:style-name="ce2" table:formula="of:=[.K63]-[.L63]" office:value-type="float" office:value="353.024965368421" calcext:value-type="float">
            <text:p>353,02</text:p>
          </table:table-cell>
          <table:table-cell table:style-name="ce2"/>
          <table:table-cell table:style-name="ce2" table:formula="of:=1-COM.MICROSOFT.NORM.DIST([.B63];[.$R$4];[.$R$5]+[.E63];0)/COM.MICROSOFT.NORM.DIST([.$R$4];[.$R$4];[.$R$5]+[.E63];0)*COM.MICROSOFT.NORM.DIST([.C63];[.$R$1];[.$R$2]+[.E63];0)/COM.MICROSOFT.NORM.DIST([.$R$1];[.$R$1];[.$R$2]+[.E63];0)" office:value-type="float" office:value="0.999999893546286" calcext:value-type="float">
            <text:p>1,00</text:p>
          </table:table-cell>
          <table:table-cell table:style-name="ce2" table:formula="of:=[.$D$3]*EXP(-[.G63]/[.$F$2])" office:value-type="float" office:value="2" calcext:value-type="float">
            <text:p>2,00</text:p>
          </table:table-cell>
          <table:table-cell table:style-name="ce2" table:formula="of:=[.G63]*[.$D$3]*EXP(-[.G63]/[.$F$2])" office:value-type="float" office:value="0" calcext:value-type="float">
            <text:p>0,00</text:p>
          </table:table-cell>
          <table:table-cell table:style-name="ce2" table:formula="of:=[.G63]*[.$D$5]*[.O63]" office:value-type="float" office:value="0" calcext:value-type="float">
            <text:p>0,00</text:p>
          </table:table-cell>
          <table:table-cell table:style-name="ce2" table:formula="of:=[.Q63]-[.R6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3]+INT([.M63]/[.$D$2])" office:value-type="float" office:value="7568" calcext:value-type="float">
            <text:p>7568</text:p>
          </table:table-cell>
          <table:table-cell table:formula="of:=[.G63]+INT([.S63]/[.$D$2])" office:value-type="float" office:value="0" calcext:value-type="float">
            <text:p>0</text:p>
          </table:table-cell>
          <table:table-cell/>
          <table:table-cell table:formula="of:=COM.MICROSOFT.NORM.DIST([.B64];[.$L$4];[.$L$5]+[.D64];0)/COM.MICROSOFT.NORM.DIST([.$L$4];[.$L$4];[.$L$5]+[.D64];0)*COM.MICROSOFT.NORM.DIST([.C64];[.$L$1];[.$L$2]+[.D64];0)/COM.MICROSOFT.NORM.DIST([.$L$1];[.$L$1];[.$L$2]+[.D64];0)" office:value-type="float" office:value="1" calcext:value-type="float">
            <text:p>1,00</text:p>
          </table:table-cell>
          <table:table-cell table:formula="of:=[.$D$4]+[.$D$3]*EXP(-[.F64]/[.$F$2])" office:value-type="float" office:value="1.04546316599545" calcext:value-type="float">
            <text:p>1,05</text:p>
          </table:table-cell>
          <table:table-cell table:style-name="ce2" table:formula="of:=[.I64]*[.F64]*([.$D$4]+[.$D$3]*EXP(-[.F64]/[.$F$2]))" office:value-type="float" office:value="7912.06524025357" calcext:value-type="float">
            <text:p>7912,07</text:p>
          </table:table-cell>
          <table:table-cell table:formula="of:=[.$D$4]*[.F64]" office:value-type="float" office:value="7568" calcext:value-type="float">
            <text:p>7568</text:p>
          </table:table-cell>
          <table:table-cell table:style-name="ce2" table:formula="of:=[.K64]-[.L64]" office:value-type="float" office:value="344.06524025357" calcext:value-type="float">
            <text:p>344,07</text:p>
          </table:table-cell>
          <table:table-cell table:style-name="ce2"/>
          <table:table-cell table:style-name="ce2" table:formula="of:=1-COM.MICROSOFT.NORM.DIST([.B64];[.$R$4];[.$R$5]+[.E64];0)/COM.MICROSOFT.NORM.DIST([.$R$4];[.$R$4];[.$R$5]+[.E64];0)*COM.MICROSOFT.NORM.DIST([.C64];[.$R$1];[.$R$2]+[.E64];0)/COM.MICROSOFT.NORM.DIST([.$R$1];[.$R$1];[.$R$2]+[.E64];0)" office:value-type="float" office:value="0.999999893546286" calcext:value-type="float">
            <text:p>1,00</text:p>
          </table:table-cell>
          <table:table-cell table:style-name="ce2" table:formula="of:=[.$D$3]*EXP(-[.G64]/[.$F$2])" office:value-type="float" office:value="2" calcext:value-type="float">
            <text:p>2,00</text:p>
          </table:table-cell>
          <table:table-cell table:style-name="ce2" table:formula="of:=[.G64]*[.$D$3]*EXP(-[.G64]/[.$F$2])" office:value-type="float" office:value="0" calcext:value-type="float">
            <text:p>0,00</text:p>
          </table:table-cell>
          <table:table-cell table:style-name="ce2" table:formula="of:=[.G64]*[.$D$5]*[.O64]" office:value-type="float" office:value="0" calcext:value-type="float">
            <text:p>0,00</text:p>
          </table:table-cell>
          <table:table-cell table:style-name="ce2" table:formula="of:=[.Q64]-[.R6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4]+INT([.M64]/[.$D$2])" office:value-type="float" office:value="7636" calcext:value-type="float">
            <text:p>7636</text:p>
          </table:table-cell>
          <table:table-cell table:formula="of:=[.G64]+INT([.S64]/[.$D$2])" office:value-type="float" office:value="0" calcext:value-type="float">
            <text:p>0</text:p>
          </table:table-cell>
          <table:table-cell/>
          <table:table-cell table:formula="of:=COM.MICROSOFT.NORM.DIST([.B65];[.$L$4];[.$L$5]+[.D65];0)/COM.MICROSOFT.NORM.DIST([.$L$4];[.$L$4];[.$L$5]+[.D65];0)*COM.MICROSOFT.NORM.DIST([.C65];[.$L$1];[.$L$2]+[.D65];0)/COM.MICROSOFT.NORM.DIST([.$L$1];[.$L$1];[.$L$2]+[.D65];0)" office:value-type="float" office:value="1" calcext:value-type="float">
            <text:p>1,00</text:p>
          </table:table-cell>
          <table:table-cell table:formula="of:=[.$D$4]+[.$D$3]*EXP(-[.F65]/[.$F$2])" office:value-type="float" office:value="1.04394340076181" calcext:value-type="float">
            <text:p>1,04</text:p>
          </table:table-cell>
          <table:table-cell table:style-name="ce2" table:formula="of:=[.I65]*[.F65]*([.$D$4]+[.$D$3]*EXP(-[.F65]/[.$F$2]))" office:value-type="float" office:value="7971.55180821716" calcext:value-type="float">
            <text:p>7971,55</text:p>
          </table:table-cell>
          <table:table-cell table:formula="of:=[.$D$4]*[.F65]" office:value-type="float" office:value="7636" calcext:value-type="float">
            <text:p>7636</text:p>
          </table:table-cell>
          <table:table-cell table:style-name="ce2" table:formula="of:=[.K65]-[.L65]" office:value-type="float" office:value="335.551808217159" calcext:value-type="float">
            <text:p>335,55</text:p>
          </table:table-cell>
          <table:table-cell table:style-name="ce2"/>
          <table:table-cell table:style-name="ce2" table:formula="of:=1-COM.MICROSOFT.NORM.DIST([.B65];[.$R$4];[.$R$5]+[.E65];0)/COM.MICROSOFT.NORM.DIST([.$R$4];[.$R$4];[.$R$5]+[.E65];0)*COM.MICROSOFT.NORM.DIST([.C65];[.$R$1];[.$R$2]+[.E65];0)/COM.MICROSOFT.NORM.DIST([.$R$1];[.$R$1];[.$R$2]+[.E65];0)" office:value-type="float" office:value="0.999999893546286" calcext:value-type="float">
            <text:p>1,00</text:p>
          </table:table-cell>
          <table:table-cell table:style-name="ce2" table:formula="of:=[.$D$3]*EXP(-[.G65]/[.$F$2])" office:value-type="float" office:value="2" calcext:value-type="float">
            <text:p>2,00</text:p>
          </table:table-cell>
          <table:table-cell table:style-name="ce2" table:formula="of:=[.G65]*[.$D$3]*EXP(-[.G65]/[.$F$2])" office:value-type="float" office:value="0" calcext:value-type="float">
            <text:p>0,00</text:p>
          </table:table-cell>
          <table:table-cell table:style-name="ce2" table:formula="of:=[.G65]*[.$D$5]*[.O65]" office:value-type="float" office:value="0" calcext:value-type="float">
            <text:p>0,00</text:p>
          </table:table-cell>
          <table:table-cell table:style-name="ce2" table:formula="of:=[.Q65]-[.R6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5]+INT([.M65]/[.$D$2])" office:value-type="float" office:value="7703" calcext:value-type="float">
            <text:p>7703</text:p>
          </table:table-cell>
          <table:table-cell table:formula="of:=[.G65]+INT([.S65]/[.$D$2])" office:value-type="float" office:value="0" calcext:value-type="float">
            <text:p>0</text:p>
          </table:table-cell>
          <table:table-cell/>
          <table:table-cell table:formula="of:=COM.MICROSOFT.NORM.DIST([.B66];[.$L$4];[.$L$5]+[.D66];0)/COM.MICROSOFT.NORM.DIST([.$L$4];[.$L$4];[.$L$5]+[.D66];0)*COM.MICROSOFT.NORM.DIST([.C66];[.$L$1];[.$L$2]+[.D66];0)/COM.MICROSOFT.NORM.DIST([.$L$1];[.$L$1];[.$L$2]+[.D66];0)" office:value-type="float" office:value="1" calcext:value-type="float">
            <text:p>1,00</text:p>
          </table:table-cell>
          <table:table-cell table:formula="of:=[.$D$4]+[.$D$3]*EXP(-[.F66]/[.$F$2])" office:value-type="float" office:value="1.04249568152292" calcext:value-type="float">
            <text:p>1,04</text:p>
          </table:table-cell>
          <table:table-cell table:style-name="ce2" table:formula="of:=[.I66]*[.F66]*([.$D$4]+[.$D$3]*EXP(-[.F66]/[.$F$2]))" office:value-type="float" office:value="8030.34423477102" calcext:value-type="float">
            <text:p>8030,34</text:p>
          </table:table-cell>
          <table:table-cell table:formula="of:=[.$D$4]*[.F66]" office:value-type="float" office:value="7703" calcext:value-type="float">
            <text:p>7703</text:p>
          </table:table-cell>
          <table:table-cell table:style-name="ce2" table:formula="of:=[.K66]-[.L66]" office:value-type="float" office:value="327.344234771017" calcext:value-type="float">
            <text:p>327,34</text:p>
          </table:table-cell>
          <table:table-cell table:style-name="ce2"/>
          <table:table-cell table:style-name="ce2" table:formula="of:=1-COM.MICROSOFT.NORM.DIST([.B66];[.$R$4];[.$R$5]+[.E66];0)/COM.MICROSOFT.NORM.DIST([.$R$4];[.$R$4];[.$R$5]+[.E66];0)*COM.MICROSOFT.NORM.DIST([.C66];[.$R$1];[.$R$2]+[.E66];0)/COM.MICROSOFT.NORM.DIST([.$R$1];[.$R$1];[.$R$2]+[.E66];0)" office:value-type="float" office:value="0.999999893546286" calcext:value-type="float">
            <text:p>1,00</text:p>
          </table:table-cell>
          <table:table-cell table:style-name="ce2" table:formula="of:=[.$D$3]*EXP(-[.G66]/[.$F$2])" office:value-type="float" office:value="2" calcext:value-type="float">
            <text:p>2,00</text:p>
          </table:table-cell>
          <table:table-cell table:style-name="ce2" table:formula="of:=[.G66]*[.$D$3]*EXP(-[.G66]/[.$F$2])" office:value-type="float" office:value="0" calcext:value-type="float">
            <text:p>0,00</text:p>
          </table:table-cell>
          <table:table-cell table:style-name="ce2" table:formula="of:=[.G66]*[.$D$5]*[.O66]" office:value-type="float" office:value="0" calcext:value-type="float">
            <text:p>0,00</text:p>
          </table:table-cell>
          <table:table-cell table:style-name="ce2" table:formula="of:=[.Q66]-[.R6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6]+INT([.M66]/[.$D$2])" office:value-type="float" office:value="7768" calcext:value-type="float">
            <text:p>7768</text:p>
          </table:table-cell>
          <table:table-cell table:formula="of:=[.G66]+INT([.S66]/[.$D$2])" office:value-type="float" office:value="0" calcext:value-type="float">
            <text:p>0</text:p>
          </table:table-cell>
          <table:table-cell/>
          <table:table-cell table:formula="of:=COM.MICROSOFT.NORM.DIST([.B67];[.$L$4];[.$L$5]+[.D67];0)/COM.MICROSOFT.NORM.DIST([.$L$4];[.$L$4];[.$L$5]+[.D67];0)*COM.MICROSOFT.NORM.DIST([.C67];[.$L$1];[.$L$2]+[.D67];0)/COM.MICROSOFT.NORM.DIST([.$L$1];[.$L$1];[.$L$2]+[.D67];0)" office:value-type="float" office:value="1" calcext:value-type="float">
            <text:p>1,00</text:p>
          </table:table-cell>
          <table:table-cell table:formula="of:=[.$D$4]+[.$D$3]*EXP(-[.F67]/[.$F$2])" office:value-type="float" office:value="1.04113677373506" calcext:value-type="float">
            <text:p>1,04</text:p>
          </table:table-cell>
          <table:table-cell table:style-name="ce2" table:formula="of:=[.I67]*[.F67]*([.$D$4]+[.$D$3]*EXP(-[.F67]/[.$F$2]))" office:value-type="float" office:value="8087.55045837397" calcext:value-type="float">
            <text:p>8087,55</text:p>
          </table:table-cell>
          <table:table-cell table:formula="of:=[.$D$4]*[.F67]" office:value-type="float" office:value="7768" calcext:value-type="float">
            <text:p>7768</text:p>
          </table:table-cell>
          <table:table-cell table:style-name="ce2" table:formula="of:=[.K67]-[.L67]" office:value-type="float" office:value="319.550458373974" calcext:value-type="float">
            <text:p>319,55</text:p>
          </table:table-cell>
          <table:table-cell table:style-name="ce2"/>
          <table:table-cell table:style-name="ce2" table:formula="of:=1-COM.MICROSOFT.NORM.DIST([.B67];[.$R$4];[.$R$5]+[.E67];0)/COM.MICROSOFT.NORM.DIST([.$R$4];[.$R$4];[.$R$5]+[.E67];0)*COM.MICROSOFT.NORM.DIST([.C67];[.$R$1];[.$R$2]+[.E67];0)/COM.MICROSOFT.NORM.DIST([.$R$1];[.$R$1];[.$R$2]+[.E67];0)" office:value-type="float" office:value="0.999999893546286" calcext:value-type="float">
            <text:p>1,00</text:p>
          </table:table-cell>
          <table:table-cell table:style-name="ce2" table:formula="of:=[.$D$3]*EXP(-[.G67]/[.$F$2])" office:value-type="float" office:value="2" calcext:value-type="float">
            <text:p>2,00</text:p>
          </table:table-cell>
          <table:table-cell table:style-name="ce2" table:formula="of:=[.G67]*[.$D$3]*EXP(-[.G67]/[.$F$2])" office:value-type="float" office:value="0" calcext:value-type="float">
            <text:p>0,00</text:p>
          </table:table-cell>
          <table:table-cell table:style-name="ce2" table:formula="of:=[.G67]*[.$D$5]*[.O67]" office:value-type="float" office:value="0" calcext:value-type="float">
            <text:p>0,00</text:p>
          </table:table-cell>
          <table:table-cell table:style-name="ce2" table:formula="of:=[.Q67]-[.R6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7]+INT([.M67]/[.$D$2])" office:value-type="float" office:value="7831" calcext:value-type="float">
            <text:p>7831</text:p>
          </table:table-cell>
          <table:table-cell table:formula="of:=[.G67]+INT([.S67]/[.$D$2])" office:value-type="float" office:value="0" calcext:value-type="float">
            <text:p>0</text:p>
          </table:table-cell>
          <table:table-cell/>
          <table:table-cell table:formula="of:=COM.MICROSOFT.NORM.DIST([.B68];[.$L$4];[.$L$5]+[.D68];0)/COM.MICROSOFT.NORM.DIST([.$L$4];[.$L$4];[.$L$5]+[.D68];0)*COM.MICROSOFT.NORM.DIST([.C68];[.$L$1];[.$L$2]+[.D68];0)/COM.MICROSOFT.NORM.DIST([.$L$1];[.$L$1];[.$L$2]+[.D68];0)" office:value-type="float" office:value="1" calcext:value-type="float">
            <text:p>1,00</text:p>
          </table:table-cell>
          <table:table-cell table:formula="of:=[.$D$4]+[.$D$3]*EXP(-[.F68]/[.$F$2])" office:value-type="float" office:value="1.03986116172696" calcext:value-type="float">
            <text:p>1,04</text:p>
          </table:table-cell>
          <table:table-cell table:style-name="ce2" table:formula="of:=[.I68]*[.F68]*([.$D$4]+[.$D$3]*EXP(-[.F68]/[.$F$2]))" office:value-type="float" office:value="8143.15275748383" calcext:value-type="float">
            <text:p>8143,15</text:p>
          </table:table-cell>
          <table:table-cell table:formula="of:=[.$D$4]*[.F68]" office:value-type="float" office:value="7831" calcext:value-type="float">
            <text:p>7831</text:p>
          </table:table-cell>
          <table:table-cell table:style-name="ce2" table:formula="of:=[.K68]-[.L68]" office:value-type="float" office:value="312.152757483827" calcext:value-type="float">
            <text:p>312,15</text:p>
          </table:table-cell>
          <table:table-cell table:style-name="ce2"/>
          <table:table-cell table:style-name="ce2" table:formula="of:=1-COM.MICROSOFT.NORM.DIST([.B68];[.$R$4];[.$R$5]+[.E68];0)/COM.MICROSOFT.NORM.DIST([.$R$4];[.$R$4];[.$R$5]+[.E68];0)*COM.MICROSOFT.NORM.DIST([.C68];[.$R$1];[.$R$2]+[.E68];0)/COM.MICROSOFT.NORM.DIST([.$R$1];[.$R$1];[.$R$2]+[.E68];0)" office:value-type="float" office:value="0.999999893546286" calcext:value-type="float">
            <text:p>1,00</text:p>
          </table:table-cell>
          <table:table-cell table:style-name="ce2" table:formula="of:=[.$D$3]*EXP(-[.G68]/[.$F$2])" office:value-type="float" office:value="2" calcext:value-type="float">
            <text:p>2,00</text:p>
          </table:table-cell>
          <table:table-cell table:style-name="ce2" table:formula="of:=[.G68]*[.$D$3]*EXP(-[.G68]/[.$F$2])" office:value-type="float" office:value="0" calcext:value-type="float">
            <text:p>0,00</text:p>
          </table:table-cell>
          <table:table-cell table:style-name="ce2" table:formula="of:=[.G68]*[.$D$5]*[.O68]" office:value-type="float" office:value="0" calcext:value-type="float">
            <text:p>0,00</text:p>
          </table:table-cell>
          <table:table-cell table:style-name="ce2" table:formula="of:=[.Q68]-[.R6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8]+INT([.M68]/[.$D$2])" office:value-type="float" office:value="7893" calcext:value-type="float">
            <text:p>7893</text:p>
          </table:table-cell>
          <table:table-cell table:formula="of:=[.G68]+INT([.S68]/[.$D$2])" office:value-type="float" office:value="0" calcext:value-type="float">
            <text:p>0</text:p>
          </table:table-cell>
          <table:table-cell/>
          <table:table-cell table:formula="of:=COM.MICROSOFT.NORM.DIST([.B69];[.$L$4];[.$L$5]+[.D69];0)/COM.MICROSOFT.NORM.DIST([.$L$4];[.$L$4];[.$L$5]+[.D69];0)*COM.MICROSOFT.NORM.DIST([.C69];[.$L$1];[.$L$2]+[.D69];0)/COM.MICROSOFT.NORM.DIST([.$L$1];[.$L$1];[.$L$2]+[.D69];0)" office:value-type="float" office:value="1" calcext:value-type="float">
            <text:p>1,00</text:p>
          </table:table-cell>
          <table:table-cell table:formula="of:=[.$D$4]+[.$D$3]*EXP(-[.F69]/[.$F$2])" office:value-type="float" office:value="1.03864442260872" calcext:value-type="float">
            <text:p>1,04</text:p>
          </table:table-cell>
          <table:table-cell table:style-name="ce2" table:formula="of:=[.I69]*[.F69]*([.$D$4]+[.$D$3]*EXP(-[.F69]/[.$F$2]))" office:value-type="float" office:value="8198.02042765064" calcext:value-type="float">
            <text:p>8198,02</text:p>
          </table:table-cell>
          <table:table-cell table:formula="of:=[.$D$4]*[.F69]" office:value-type="float" office:value="7893" calcext:value-type="float">
            <text:p>7893</text:p>
          </table:table-cell>
          <table:table-cell table:style-name="ce2" table:formula="of:=[.K69]-[.L69]" office:value-type="float" office:value="305.020427650636" calcext:value-type="float">
            <text:p>305,02</text:p>
          </table:table-cell>
          <table:table-cell table:style-name="ce2"/>
          <table:table-cell table:style-name="ce2" table:formula="of:=1-COM.MICROSOFT.NORM.DIST([.B69];[.$R$4];[.$R$5]+[.E69];0)/COM.MICROSOFT.NORM.DIST([.$R$4];[.$R$4];[.$R$5]+[.E69];0)*COM.MICROSOFT.NORM.DIST([.C69];[.$R$1];[.$R$2]+[.E69];0)/COM.MICROSOFT.NORM.DIST([.$R$1];[.$R$1];[.$R$2]+[.E69];0)" office:value-type="float" office:value="0.999999893546286" calcext:value-type="float">
            <text:p>1,00</text:p>
          </table:table-cell>
          <table:table-cell table:style-name="ce2" table:formula="of:=[.$D$3]*EXP(-[.G69]/[.$F$2])" office:value-type="float" office:value="2" calcext:value-type="float">
            <text:p>2,00</text:p>
          </table:table-cell>
          <table:table-cell table:style-name="ce2" table:formula="of:=[.G69]*[.$D$3]*EXP(-[.G69]/[.$F$2])" office:value-type="float" office:value="0" calcext:value-type="float">
            <text:p>0,00</text:p>
          </table:table-cell>
          <table:table-cell table:style-name="ce2" table:formula="of:=[.G69]*[.$D$5]*[.O69]" office:value-type="float" office:value="0" calcext:value-type="float">
            <text:p>0,00</text:p>
          </table:table-cell>
          <table:table-cell table:style-name="ce2" table:formula="of:=[.Q69]-[.R6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9]+INT([.M69]/[.$D$2])" office:value-type="float" office:value="7954" calcext:value-type="float">
            <text:p>7954</text:p>
          </table:table-cell>
          <table:table-cell table:formula="of:=[.G69]+INT([.S69]/[.$D$2])" office:value-type="float" office:value="0" calcext:value-type="float">
            <text:p>0</text:p>
          </table:table-cell>
          <table:table-cell/>
          <table:table-cell table:formula="of:=COM.MICROSOFT.NORM.DIST([.B70];[.$L$4];[.$L$5]+[.D70];0)/COM.MICROSOFT.NORM.DIST([.$L$4];[.$L$4];[.$L$5]+[.D70];0)*COM.MICROSOFT.NORM.DIST([.C70];[.$L$1];[.$L$2]+[.D70];0)/COM.MICROSOFT.NORM.DIST([.$L$1];[.$L$1];[.$L$2]+[.D70];0)" office:value-type="float" office:value="1" calcext:value-type="float">
            <text:p>1,00</text:p>
          </table:table-cell>
          <table:table-cell table:formula="of:=[.$D$4]+[.$D$3]*EXP(-[.F70]/[.$F$2])" office:value-type="float" office:value="1.03748356085054" calcext:value-type="float">
            <text:p>1,04</text:p>
          </table:table-cell>
          <table:table-cell table:style-name="ce2" table:formula="of:=[.I70]*[.F70]*([.$D$4]+[.$D$3]*EXP(-[.F70]/[.$F$2]))" office:value-type="float" office:value="8252.14424300522" calcext:value-type="float">
            <text:p>8252,14</text:p>
          </table:table-cell>
          <table:table-cell table:formula="of:=[.$D$4]*[.F70]" office:value-type="float" office:value="7954" calcext:value-type="float">
            <text:p>7954</text:p>
          </table:table-cell>
          <table:table-cell table:style-name="ce2" table:formula="of:=[.K70]-[.L70]" office:value-type="float" office:value="298.144243005218" calcext:value-type="float">
            <text:p>298,14</text:p>
          </table:table-cell>
          <table:table-cell table:style-name="ce2"/>
          <table:table-cell table:style-name="ce2" table:formula="of:=1-COM.MICROSOFT.NORM.DIST([.B70];[.$R$4];[.$R$5]+[.E70];0)/COM.MICROSOFT.NORM.DIST([.$R$4];[.$R$4];[.$R$5]+[.E70];0)*COM.MICROSOFT.NORM.DIST([.C70];[.$R$1];[.$R$2]+[.E70];0)/COM.MICROSOFT.NORM.DIST([.$R$1];[.$R$1];[.$R$2]+[.E70];0)" office:value-type="float" office:value="0.999999893546286" calcext:value-type="float">
            <text:p>1,00</text:p>
          </table:table-cell>
          <table:table-cell table:style-name="ce2" table:formula="of:=[.$D$3]*EXP(-[.G70]/[.$F$2])" office:value-type="float" office:value="2" calcext:value-type="float">
            <text:p>2,00</text:p>
          </table:table-cell>
          <table:table-cell table:style-name="ce2" table:formula="of:=[.G70]*[.$D$3]*EXP(-[.G70]/[.$F$2])" office:value-type="float" office:value="0" calcext:value-type="float">
            <text:p>0,00</text:p>
          </table:table-cell>
          <table:table-cell table:style-name="ce2" table:formula="of:=[.G70]*[.$D$5]*[.O70]" office:value-type="float" office:value="0" calcext:value-type="float">
            <text:p>0,00</text:p>
          </table:table-cell>
          <table:table-cell table:style-name="ce2" table:formula="of:=[.Q70]-[.R7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0]+INT([.M70]/[.$D$2])" office:value-type="float" office:value="8013" calcext:value-type="float">
            <text:p>8013</text:p>
          </table:table-cell>
          <table:table-cell table:formula="of:=[.G70]+INT([.S70]/[.$D$2])" office:value-type="float" office:value="0" calcext:value-type="float">
            <text:p>0</text:p>
          </table:table-cell>
          <table:table-cell/>
          <table:table-cell table:formula="of:=COM.MICROSOFT.NORM.DIST([.B71];[.$L$4];[.$L$5]+[.D71];0)/COM.MICROSOFT.NORM.DIST([.$L$4];[.$L$4];[.$L$5]+[.D71];0)*COM.MICROSOFT.NORM.DIST([.C71];[.$L$1];[.$L$2]+[.D71];0)/COM.MICROSOFT.NORM.DIST([.$L$1];[.$L$1];[.$L$2]+[.D71];0)" office:value-type="float" office:value="1" calcext:value-type="float">
            <text:p>1,00</text:p>
          </table:table-cell>
          <table:table-cell table:formula="of:=[.$D$4]+[.$D$3]*EXP(-[.F71]/[.$F$2])" office:value-type="float" office:value="1.03639394663373" calcext:value-type="float">
            <text:p>1,04</text:p>
          </table:table-cell>
          <table:table-cell table:style-name="ce2" table:formula="of:=[.I71]*[.F71]*([.$D$4]+[.$D$3]*EXP(-[.F71]/[.$F$2]))" office:value-type="float" office:value="8304.62469437612" calcext:value-type="float">
            <text:p>8304,62</text:p>
          </table:table-cell>
          <table:table-cell table:formula="of:=[.$D$4]*[.F71]" office:value-type="float" office:value="8013" calcext:value-type="float">
            <text:p>8013</text:p>
          </table:table-cell>
          <table:table-cell table:style-name="ce2" table:formula="of:=[.K71]-[.L71]" office:value-type="float" office:value="291.624694376118" calcext:value-type="float">
            <text:p>291,62</text:p>
          </table:table-cell>
          <table:table-cell table:style-name="ce2"/>
          <table:table-cell table:style-name="ce2" table:formula="of:=1-COM.MICROSOFT.NORM.DIST([.B71];[.$R$4];[.$R$5]+[.E71];0)/COM.MICROSOFT.NORM.DIST([.$R$4];[.$R$4];[.$R$5]+[.E71];0)*COM.MICROSOFT.NORM.DIST([.C71];[.$R$1];[.$R$2]+[.E71];0)/COM.MICROSOFT.NORM.DIST([.$R$1];[.$R$1];[.$R$2]+[.E71];0)" office:value-type="float" office:value="0.999999893546286" calcext:value-type="float">
            <text:p>1,00</text:p>
          </table:table-cell>
          <table:table-cell table:style-name="ce2" table:formula="of:=[.$D$3]*EXP(-[.G71]/[.$F$2])" office:value-type="float" office:value="2" calcext:value-type="float">
            <text:p>2,00</text:p>
          </table:table-cell>
          <table:table-cell table:style-name="ce2" table:formula="of:=[.G71]*[.$D$3]*EXP(-[.G71]/[.$F$2])" office:value-type="float" office:value="0" calcext:value-type="float">
            <text:p>0,00</text:p>
          </table:table-cell>
          <table:table-cell table:style-name="ce2" table:formula="of:=[.G71]*[.$D$5]*[.O71]" office:value-type="float" office:value="0" calcext:value-type="float">
            <text:p>0,00</text:p>
          </table:table-cell>
          <table:table-cell table:style-name="ce2" table:formula="of:=[.Q71]-[.R7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1]+INT([.M71]/[.$D$2])" office:value-type="float" office:value="8071" calcext:value-type="float">
            <text:p>8071</text:p>
          </table:table-cell>
          <table:table-cell table:formula="of:=[.G71]+INT([.S71]/[.$D$2])" office:value-type="float" office:value="0" calcext:value-type="float">
            <text:p>0</text:p>
          </table:table-cell>
          <table:table-cell/>
          <table:table-cell table:formula="of:=COM.MICROSOFT.NORM.DIST([.B72];[.$L$4];[.$L$5]+[.D72];0)/COM.MICROSOFT.NORM.DIST([.$L$4];[.$L$4];[.$L$5]+[.D72];0)*COM.MICROSOFT.NORM.DIST([.C72];[.$L$1];[.$L$2]+[.D72];0)/COM.MICROSOFT.NORM.DIST([.$L$1];[.$L$1];[.$L$2]+[.D72];0)" office:value-type="float" office:value="1" calcext:value-type="float">
            <text:p>1,00</text:p>
          </table:table-cell>
          <table:table-cell table:formula="of:=[.$D$4]+[.$D$3]*EXP(-[.F72]/[.$F$2])" office:value-type="float" office:value="1.03535367896693" calcext:value-type="float">
            <text:p>1,04</text:p>
          </table:table-cell>
          <table:table-cell table:style-name="ce2" table:formula="of:=[.I72]*[.F72]*([.$D$4]+[.$D$3]*EXP(-[.F72]/[.$F$2]))" office:value-type="float" office:value="8356.33954294208" calcext:value-type="float">
            <text:p>8356,34</text:p>
          </table:table-cell>
          <table:table-cell table:formula="of:=[.$D$4]*[.F72]" office:value-type="float" office:value="8071" calcext:value-type="float">
            <text:p>8071</text:p>
          </table:table-cell>
          <table:table-cell table:style-name="ce2" table:formula="of:=[.K72]-[.L72]" office:value-type="float" office:value="285.339542942083" calcext:value-type="float">
            <text:p>285,34</text:p>
          </table:table-cell>
          <table:table-cell table:style-name="ce2"/>
          <table:table-cell table:style-name="ce2" table:formula="of:=1-COM.MICROSOFT.NORM.DIST([.B72];[.$R$4];[.$R$5]+[.E72];0)/COM.MICROSOFT.NORM.DIST([.$R$4];[.$R$4];[.$R$5]+[.E72];0)*COM.MICROSOFT.NORM.DIST([.C72];[.$R$1];[.$R$2]+[.E72];0)/COM.MICROSOFT.NORM.DIST([.$R$1];[.$R$1];[.$R$2]+[.E72];0)" office:value-type="float" office:value="0.999999893546286" calcext:value-type="float">
            <text:p>1,00</text:p>
          </table:table-cell>
          <table:table-cell table:style-name="ce2" table:formula="of:=[.$D$3]*EXP(-[.G72]/[.$F$2])" office:value-type="float" office:value="2" calcext:value-type="float">
            <text:p>2,00</text:p>
          </table:table-cell>
          <table:table-cell table:style-name="ce2" table:formula="of:=[.G72]*[.$D$3]*EXP(-[.G72]/[.$F$2])" office:value-type="float" office:value="0" calcext:value-type="float">
            <text:p>0,00</text:p>
          </table:table-cell>
          <table:table-cell table:style-name="ce2" table:formula="of:=[.G72]*[.$D$5]*[.O72]" office:value-type="float" office:value="0" calcext:value-type="float">
            <text:p>0,00</text:p>
          </table:table-cell>
          <table:table-cell table:style-name="ce2" table:formula="of:=[.Q72]-[.R7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2]+INT([.M72]/[.$D$2])" office:value-type="float" office:value="8128" calcext:value-type="float">
            <text:p>8128</text:p>
          </table:table-cell>
          <table:table-cell table:formula="of:=[.G72]+INT([.S72]/[.$D$2])" office:value-type="float" office:value="0" calcext:value-type="float">
            <text:p>0</text:p>
          </table:table-cell>
          <table:table-cell/>
          <table:table-cell table:formula="of:=COM.MICROSOFT.NORM.DIST([.B73];[.$L$4];[.$L$5]+[.D73];0)/COM.MICROSOFT.NORM.DIST([.$L$4];[.$L$4];[.$L$5]+[.D73];0)*COM.MICROSOFT.NORM.DIST([.C73];[.$L$1];[.$L$2]+[.D73];0)/COM.MICROSOFT.NORM.DIST([.$L$1];[.$L$1];[.$L$2]+[.D73];0)" office:value-type="float" office:value="1" calcext:value-type="float">
            <text:p>1,00</text:p>
          </table:table-cell>
          <table:table-cell table:formula="of:=[.$D$4]+[.$D$3]*EXP(-[.F73]/[.$F$2])" office:value-type="float" office:value="1.03436032169446" calcext:value-type="float">
            <text:p>1,03</text:p>
          </table:table-cell>
          <table:table-cell table:style-name="ce2" table:formula="of:=[.I73]*[.F73]*([.$D$4]+[.$D$3]*EXP(-[.F73]/[.$F$2]))" office:value-type="float" office:value="8407.2806947326" calcext:value-type="float">
            <text:p>8407,28</text:p>
          </table:table-cell>
          <table:table-cell table:formula="of:=[.$D$4]*[.F73]" office:value-type="float" office:value="8128" calcext:value-type="float">
            <text:p>8128</text:p>
          </table:table-cell>
          <table:table-cell table:style-name="ce2" table:formula="of:=[.K73]-[.L73]" office:value-type="float" office:value="279.280694732604" calcext:value-type="float">
            <text:p>279,28</text:p>
          </table:table-cell>
          <table:table-cell table:style-name="ce2"/>
          <table:table-cell table:style-name="ce2" table:formula="of:=1-COM.MICROSOFT.NORM.DIST([.B73];[.$R$4];[.$R$5]+[.E73];0)/COM.MICROSOFT.NORM.DIST([.$R$4];[.$R$4];[.$R$5]+[.E73];0)*COM.MICROSOFT.NORM.DIST([.C73];[.$R$1];[.$R$2]+[.E73];0)/COM.MICROSOFT.NORM.DIST([.$R$1];[.$R$1];[.$R$2]+[.E73];0)" office:value-type="float" office:value="0.999999893546286" calcext:value-type="float">
            <text:p>1,00</text:p>
          </table:table-cell>
          <table:table-cell table:style-name="ce2" table:formula="of:=[.$D$3]*EXP(-[.G73]/[.$F$2])" office:value-type="float" office:value="2" calcext:value-type="float">
            <text:p>2,00</text:p>
          </table:table-cell>
          <table:table-cell table:style-name="ce2" table:formula="of:=[.G73]*[.$D$3]*EXP(-[.G73]/[.$F$2])" office:value-type="float" office:value="0" calcext:value-type="float">
            <text:p>0,00</text:p>
          </table:table-cell>
          <table:table-cell table:style-name="ce2" table:formula="of:=[.G73]*[.$D$5]*[.O73]" office:value-type="float" office:value="0" calcext:value-type="float">
            <text:p>0,00</text:p>
          </table:table-cell>
          <table:table-cell table:style-name="ce2" table:formula="of:=[.Q73]-[.R7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3]+INT([.M73]/[.$D$2])" office:value-type="float" office:value="8183" calcext:value-type="float">
            <text:p>8183</text:p>
          </table:table-cell>
          <table:table-cell table:formula="of:=[.G73]+INT([.S73]/[.$D$2])" office:value-type="float" office:value="0" calcext:value-type="float">
            <text:p>0</text:p>
          </table:table-cell>
          <table:table-cell/>
          <table:table-cell table:formula="of:=COM.MICROSOFT.NORM.DIST([.B74];[.$L$4];[.$L$5]+[.D74];0)/COM.MICROSOFT.NORM.DIST([.$L$4];[.$L$4];[.$L$5]+[.D74];0)*COM.MICROSOFT.NORM.DIST([.C74];[.$L$1];[.$L$2]+[.D74];0)/COM.MICROSOFT.NORM.DIST([.$L$1];[.$L$1];[.$L$2]+[.D74];0)" office:value-type="float" office:value="1" calcext:value-type="float">
            <text:p>1,00</text:p>
          </table:table-cell>
          <table:table-cell table:formula="of:=[.$D$4]+[.$D$3]*EXP(-[.F74]/[.$F$2])" office:value-type="float" office:value="1.03342828706094" calcext:value-type="float">
            <text:p>1,03</text:p>
          </table:table-cell>
          <table:table-cell table:style-name="ce2" table:formula="of:=[.I74]*[.F74]*([.$D$4]+[.$D$3]*EXP(-[.F74]/[.$F$2]))" office:value-type="float" office:value="8456.54367301964" calcext:value-type="float">
            <text:p>8456,54</text:p>
          </table:table-cell>
          <table:table-cell table:formula="of:=[.$D$4]*[.F74]" office:value-type="float" office:value="8183" calcext:value-type="float">
            <text:p>8183</text:p>
          </table:table-cell>
          <table:table-cell table:style-name="ce2" table:formula="of:=[.K74]-[.L74]" office:value-type="float" office:value="273.543673019642" calcext:value-type="float">
            <text:p>273,54</text:p>
          </table:table-cell>
          <table:table-cell table:style-name="ce2"/>
          <table:table-cell table:style-name="ce2" table:formula="of:=1-COM.MICROSOFT.NORM.DIST([.B74];[.$R$4];[.$R$5]+[.E74];0)/COM.MICROSOFT.NORM.DIST([.$R$4];[.$R$4];[.$R$5]+[.E74];0)*COM.MICROSOFT.NORM.DIST([.C74];[.$R$1];[.$R$2]+[.E74];0)/COM.MICROSOFT.NORM.DIST([.$R$1];[.$R$1];[.$R$2]+[.E74];0)" office:value-type="float" office:value="0.999999893546286" calcext:value-type="float">
            <text:p>1,00</text:p>
          </table:table-cell>
          <table:table-cell table:style-name="ce2" table:formula="of:=[.$D$3]*EXP(-[.G74]/[.$F$2])" office:value-type="float" office:value="2" calcext:value-type="float">
            <text:p>2,00</text:p>
          </table:table-cell>
          <table:table-cell table:style-name="ce2" table:formula="of:=[.G74]*[.$D$3]*EXP(-[.G74]/[.$F$2])" office:value-type="float" office:value="0" calcext:value-type="float">
            <text:p>0,00</text:p>
          </table:table-cell>
          <table:table-cell table:style-name="ce2" table:formula="of:=[.G74]*[.$D$5]*[.O74]" office:value-type="float" office:value="0" calcext:value-type="float">
            <text:p>0,00</text:p>
          </table:table-cell>
          <table:table-cell table:style-name="ce2" table:formula="of:=[.Q74]-[.R7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4]+INT([.M74]/[.$D$2])" office:value-type="float" office:value="8237" calcext:value-type="float">
            <text:p>8237</text:p>
          </table:table-cell>
          <table:table-cell table:formula="of:=[.G74]+INT([.S74]/[.$D$2])" office:value-type="float" office:value="0" calcext:value-type="float">
            <text:p>0</text:p>
          </table:table-cell>
          <table:table-cell/>
          <table:table-cell table:formula="of:=COM.MICROSOFT.NORM.DIST([.B75];[.$L$4];[.$L$5]+[.D75];0)/COM.MICROSOFT.NORM.DIST([.$L$4];[.$L$4];[.$L$5]+[.D75];0)*COM.MICROSOFT.NORM.DIST([.C75];[.$L$1];[.$L$2]+[.D75];0)/COM.MICROSOFT.NORM.DIST([.$L$1];[.$L$1];[.$L$2]+[.D75];0)" office:value-type="float" office:value="1" calcext:value-type="float">
            <text:p>1,00</text:p>
          </table:table-cell>
          <table:table-cell table:formula="of:=[.$D$4]+[.$D$3]*EXP(-[.F75]/[.$F$2])" office:value-type="float" office:value="1.03253779899567" calcext:value-type="float">
            <text:p>1,03</text:p>
          </table:table-cell>
          <table:table-cell table:style-name="ce2" table:formula="of:=[.I75]*[.F75]*([.$D$4]+[.$D$3]*EXP(-[.F75]/[.$F$2]))" office:value-type="float" office:value="8505.01385032729" calcext:value-type="float">
            <text:p>8505,01</text:p>
          </table:table-cell>
          <table:table-cell table:formula="of:=[.$D$4]*[.F75]" office:value-type="float" office:value="8237" calcext:value-type="float">
            <text:p>8237</text:p>
          </table:table-cell>
          <table:table-cell table:style-name="ce2" table:formula="of:=[.K75]-[.L75]" office:value-type="float" office:value="268.013850327292" calcext:value-type="float">
            <text:p>268,01</text:p>
          </table:table-cell>
          <table:table-cell table:style-name="ce2"/>
          <table:table-cell table:style-name="ce2" table:formula="of:=1-COM.MICROSOFT.NORM.DIST([.B75];[.$R$4];[.$R$5]+[.E75];0)/COM.MICROSOFT.NORM.DIST([.$R$4];[.$R$4];[.$R$5]+[.E75];0)*COM.MICROSOFT.NORM.DIST([.C75];[.$R$1];[.$R$2]+[.E75];0)/COM.MICROSOFT.NORM.DIST([.$R$1];[.$R$1];[.$R$2]+[.E75];0)" office:value-type="float" office:value="0.999999893546286" calcext:value-type="float">
            <text:p>1,00</text:p>
          </table:table-cell>
          <table:table-cell table:style-name="ce2" table:formula="of:=[.$D$3]*EXP(-[.G75]/[.$F$2])" office:value-type="float" office:value="2" calcext:value-type="float">
            <text:p>2,00</text:p>
          </table:table-cell>
          <table:table-cell table:style-name="ce2" table:formula="of:=[.G75]*[.$D$3]*EXP(-[.G75]/[.$F$2])" office:value-type="float" office:value="0" calcext:value-type="float">
            <text:p>0,00</text:p>
          </table:table-cell>
          <table:table-cell table:style-name="ce2" table:formula="of:=[.G75]*[.$D$5]*[.O75]" office:value-type="float" office:value="0" calcext:value-type="float">
            <text:p>0,00</text:p>
          </table:table-cell>
          <table:table-cell table:style-name="ce2" table:formula="of:=[.Q75]-[.R7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5]+INT([.M75]/[.$D$2])" office:value-type="float" office:value="8290" calcext:value-type="float">
            <text:p>8290</text:p>
          </table:table-cell>
          <table:table-cell table:formula="of:=[.G75]+INT([.S75]/[.$D$2])" office:value-type="float" office:value="0" calcext:value-type="float">
            <text:p>0</text:p>
          </table:table-cell>
          <table:table-cell/>
          <table:table-cell table:formula="of:=COM.MICROSOFT.NORM.DIST([.B76];[.$L$4];[.$L$5]+[.D76];0)/COM.MICROSOFT.NORM.DIST([.$L$4];[.$L$4];[.$L$5]+[.D76];0)*COM.MICROSOFT.NORM.DIST([.C76];[.$L$1];[.$L$2]+[.D76];0)/COM.MICROSOFT.NORM.DIST([.$L$1];[.$L$1];[.$L$2]+[.D76];0)" office:value-type="float" office:value="1" calcext:value-type="float">
            <text:p>1,00</text:p>
          </table:table-cell>
          <table:table-cell table:formula="of:=[.$D$4]+[.$D$3]*EXP(-[.F76]/[.$F$2])" office:value-type="float" office:value="1.03168687190264" calcext:value-type="float">
            <text:p>1,03</text:p>
          </table:table-cell>
          <table:table-cell table:style-name="ce2" table:formula="of:=[.I76]*[.F76]*([.$D$4]+[.$D$3]*EXP(-[.F76]/[.$F$2]))" office:value-type="float" office:value="8552.6841680729" calcext:value-type="float">
            <text:p>8552,68</text:p>
          </table:table-cell>
          <table:table-cell table:formula="of:=[.$D$4]*[.F76]" office:value-type="float" office:value="8290" calcext:value-type="float">
            <text:p>8290</text:p>
          </table:table-cell>
          <table:table-cell table:style-name="ce2" table:formula="of:=[.K76]-[.L76]" office:value-type="float" office:value="262.684168072903" calcext:value-type="float">
            <text:p>262,68</text:p>
          </table:table-cell>
          <table:table-cell table:style-name="ce2"/>
          <table:table-cell table:style-name="ce2" table:formula="of:=1-COM.MICROSOFT.NORM.DIST([.B76];[.$R$4];[.$R$5]+[.E76];0)/COM.MICROSOFT.NORM.DIST([.$R$4];[.$R$4];[.$R$5]+[.E76];0)*COM.MICROSOFT.NORM.DIST([.C76];[.$R$1];[.$R$2]+[.E76];0)/COM.MICROSOFT.NORM.DIST([.$R$1];[.$R$1];[.$R$2]+[.E76];0)" office:value-type="float" office:value="0.999999893546286" calcext:value-type="float">
            <text:p>1,00</text:p>
          </table:table-cell>
          <table:table-cell table:style-name="ce2" table:formula="of:=[.$D$3]*EXP(-[.G76]/[.$F$2])" office:value-type="float" office:value="2" calcext:value-type="float">
            <text:p>2,00</text:p>
          </table:table-cell>
          <table:table-cell table:style-name="ce2" table:formula="of:=[.G76]*[.$D$3]*EXP(-[.G76]/[.$F$2])" office:value-type="float" office:value="0" calcext:value-type="float">
            <text:p>0,00</text:p>
          </table:table-cell>
          <table:table-cell table:style-name="ce2" table:formula="of:=[.G76]*[.$D$5]*[.O76]" office:value-type="float" office:value="0" calcext:value-type="float">
            <text:p>0,00</text:p>
          </table:table-cell>
          <table:table-cell table:style-name="ce2" table:formula="of:=[.Q76]-[.R7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6]+INT([.M76]/[.$D$2])" office:value-type="float" office:value="8342" calcext:value-type="float">
            <text:p>8342</text:p>
          </table:table-cell>
          <table:table-cell table:formula="of:=[.G76]+INT([.S76]/[.$D$2])" office:value-type="float" office:value="0" calcext:value-type="float">
            <text:p>0</text:p>
          </table:table-cell>
          <table:table-cell/>
          <table:table-cell table:formula="of:=COM.MICROSOFT.NORM.DIST([.B77];[.$L$4];[.$L$5]+[.D77];0)/COM.MICROSOFT.NORM.DIST([.$L$4];[.$L$4];[.$L$5]+[.D77];0)*COM.MICROSOFT.NORM.DIST([.C77];[.$L$1];[.$L$2]+[.D77];0)/COM.MICROSOFT.NORM.DIST([.$L$1];[.$L$1];[.$L$2]+[.D77];0)" office:value-type="float" office:value="1" calcext:value-type="float">
            <text:p>1,00</text:p>
          </table:table-cell>
          <table:table-cell table:formula="of:=[.$D$4]+[.$D$3]*EXP(-[.F77]/[.$F$2])" office:value-type="float" office:value="1.03087363117468" calcext:value-type="float">
            <text:p>1,03</text:p>
          </table:table-cell>
          <table:table-cell table:style-name="ce2" table:formula="of:=[.I77]*[.F77]*([.$D$4]+[.$D$3]*EXP(-[.F77]/[.$F$2]))" office:value-type="float" office:value="8599.54783125919" calcext:value-type="float">
            <text:p>8599,55</text:p>
          </table:table-cell>
          <table:table-cell table:formula="of:=[.$D$4]*[.F77]" office:value-type="float" office:value="8342" calcext:value-type="float">
            <text:p>8342</text:p>
          </table:table-cell>
          <table:table-cell table:style-name="ce2" table:formula="of:=[.K77]-[.L77]" office:value-type="float" office:value="257.547831259195" calcext:value-type="float">
            <text:p>257,55</text:p>
          </table:table-cell>
          <table:table-cell table:style-name="ce2"/>
          <table:table-cell table:style-name="ce2" table:formula="of:=1-COM.MICROSOFT.NORM.DIST([.B77];[.$R$4];[.$R$5]+[.E77];0)/COM.MICROSOFT.NORM.DIST([.$R$4];[.$R$4];[.$R$5]+[.E77];0)*COM.MICROSOFT.NORM.DIST([.C77];[.$R$1];[.$R$2]+[.E77];0)/COM.MICROSOFT.NORM.DIST([.$R$1];[.$R$1];[.$R$2]+[.E77];0)" office:value-type="float" office:value="0.999999893546286" calcext:value-type="float">
            <text:p>1,00</text:p>
          </table:table-cell>
          <table:table-cell table:style-name="ce2" table:formula="of:=[.$D$3]*EXP(-[.G77]/[.$F$2])" office:value-type="float" office:value="2" calcext:value-type="float">
            <text:p>2,00</text:p>
          </table:table-cell>
          <table:table-cell table:style-name="ce2" table:formula="of:=[.G77]*[.$D$3]*EXP(-[.G77]/[.$F$2])" office:value-type="float" office:value="0" calcext:value-type="float">
            <text:p>0,00</text:p>
          </table:table-cell>
          <table:table-cell table:style-name="ce2" table:formula="of:=[.G77]*[.$D$5]*[.O77]" office:value-type="float" office:value="0" calcext:value-type="float">
            <text:p>0,00</text:p>
          </table:table-cell>
          <table:table-cell table:style-name="ce2" table:formula="of:=[.Q77]-[.R7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7]+INT([.M77]/[.$D$2])" office:value-type="float" office:value="8393" calcext:value-type="float">
            <text:p>8393</text:p>
          </table:table-cell>
          <table:table-cell table:formula="of:=[.G77]+INT([.S77]/[.$D$2])" office:value-type="float" office:value="0" calcext:value-type="float">
            <text:p>0</text:p>
          </table:table-cell>
          <table:table-cell/>
          <table:table-cell table:formula="of:=COM.MICROSOFT.NORM.DIST([.B78];[.$L$4];[.$L$5]+[.D78];0)/COM.MICROSOFT.NORM.DIST([.$L$4];[.$L$4];[.$L$5]+[.D78];0)*COM.MICROSOFT.NORM.DIST([.C78];[.$L$1];[.$L$2]+[.D78];0)/COM.MICROSOFT.NORM.DIST([.$L$1];[.$L$1];[.$L$2]+[.D78];0)" office:value-type="float" office:value="1" calcext:value-type="float">
            <text:p>1,00</text:p>
          </table:table-cell>
          <table:table-cell table:formula="of:=[.$D$4]+[.$D$3]*EXP(-[.F78]/[.$F$2])" office:value-type="float" office:value="1.03009630658901" calcext:value-type="float">
            <text:p>1,03</text:p>
          </table:table-cell>
          <table:table-cell table:style-name="ce2" table:formula="of:=[.I78]*[.F78]*([.$D$4]+[.$D$3]*EXP(-[.F78]/[.$F$2]))" office:value-type="float" office:value="8645.5983012016" calcext:value-type="float">
            <text:p>8645,60</text:p>
          </table:table-cell>
          <table:table-cell table:formula="of:=[.$D$4]*[.F78]" office:value-type="float" office:value="8393" calcext:value-type="float">
            <text:p>8393</text:p>
          </table:table-cell>
          <table:table-cell table:style-name="ce2" table:formula="of:=[.K78]-[.L78]" office:value-type="float" office:value="252.598301201597" calcext:value-type="float">
            <text:p>252,60</text:p>
          </table:table-cell>
          <table:table-cell table:style-name="ce2"/>
          <table:table-cell table:style-name="ce2" table:formula="of:=1-COM.MICROSOFT.NORM.DIST([.B78];[.$R$4];[.$R$5]+[.E78];0)/COM.MICROSOFT.NORM.DIST([.$R$4];[.$R$4];[.$R$5]+[.E78];0)*COM.MICROSOFT.NORM.DIST([.C78];[.$R$1];[.$R$2]+[.E78];0)/COM.MICROSOFT.NORM.DIST([.$R$1];[.$R$1];[.$R$2]+[.E78];0)" office:value-type="float" office:value="0.999999893546286" calcext:value-type="float">
            <text:p>1,00</text:p>
          </table:table-cell>
          <table:table-cell table:style-name="ce2" table:formula="of:=[.$D$3]*EXP(-[.G78]/[.$F$2])" office:value-type="float" office:value="2" calcext:value-type="float">
            <text:p>2,00</text:p>
          </table:table-cell>
          <table:table-cell table:style-name="ce2" table:formula="of:=[.G78]*[.$D$3]*EXP(-[.G78]/[.$F$2])" office:value-type="float" office:value="0" calcext:value-type="float">
            <text:p>0,00</text:p>
          </table:table-cell>
          <table:table-cell table:style-name="ce2" table:formula="of:=[.G78]*[.$D$5]*[.O78]" office:value-type="float" office:value="0" calcext:value-type="float">
            <text:p>0,00</text:p>
          </table:table-cell>
          <table:table-cell table:style-name="ce2" table:formula="of:=[.Q78]-[.R7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8]+INT([.M78]/[.$D$2])" office:value-type="float" office:value="8443" calcext:value-type="float">
            <text:p>8443</text:p>
          </table:table-cell>
          <table:table-cell table:formula="of:=[.G78]+INT([.S78]/[.$D$2])" office:value-type="float" office:value="0" calcext:value-type="float">
            <text:p>0</text:p>
          </table:table-cell>
          <table:table-cell/>
          <table:table-cell table:formula="of:=COM.MICROSOFT.NORM.DIST([.B79];[.$L$4];[.$L$5]+[.D79];0)/COM.MICROSOFT.NORM.DIST([.$L$4];[.$L$4];[.$L$5]+[.D79];0)*COM.MICROSOFT.NORM.DIST([.C79];[.$L$1];[.$L$2]+[.D79];0)/COM.MICROSOFT.NORM.DIST([.$L$1];[.$L$1];[.$L$2]+[.D79];0)" office:value-type="float" office:value="1" calcext:value-type="float">
            <text:p>1,00</text:p>
          </table:table-cell>
          <table:table-cell table:formula="of:=[.$D$4]+[.$D$3]*EXP(-[.F79]/[.$F$2])" office:value-type="float" office:value="1.02935322613171" calcext:value-type="float">
            <text:p>1,03</text:p>
          </table:table-cell>
          <table:table-cell table:style-name="ce2" table:formula="of:=[.I79]*[.F79]*([.$D$4]+[.$D$3]*EXP(-[.F79]/[.$F$2]))" office:value-type="float" office:value="8690.82928823002" calcext:value-type="float">
            <text:p>8690,83</text:p>
          </table:table-cell>
          <table:table-cell table:formula="of:=[.$D$4]*[.F79]" office:value-type="float" office:value="8443" calcext:value-type="float">
            <text:p>8443</text:p>
          </table:table-cell>
          <table:table-cell table:style-name="ce2" table:formula="of:=[.K79]-[.L79]" office:value-type="float" office:value="247.829288230021" calcext:value-type="float">
            <text:p>247,83</text:p>
          </table:table-cell>
          <table:table-cell table:style-name="ce2"/>
          <table:table-cell table:style-name="ce2" table:formula="of:=1-COM.MICROSOFT.NORM.DIST([.B79];[.$R$4];[.$R$5]+[.E79];0)/COM.MICROSOFT.NORM.DIST([.$R$4];[.$R$4];[.$R$5]+[.E79];0)*COM.MICROSOFT.NORM.DIST([.C79];[.$R$1];[.$R$2]+[.E79];0)/COM.MICROSOFT.NORM.DIST([.$R$1];[.$R$1];[.$R$2]+[.E79];0)" office:value-type="float" office:value="0.999999893546286" calcext:value-type="float">
            <text:p>1,00</text:p>
          </table:table-cell>
          <table:table-cell table:style-name="ce2" table:formula="of:=[.$D$3]*EXP(-[.G79]/[.$F$2])" office:value-type="float" office:value="2" calcext:value-type="float">
            <text:p>2,00</text:p>
          </table:table-cell>
          <table:table-cell table:style-name="ce2" table:formula="of:=[.G79]*[.$D$3]*EXP(-[.G79]/[.$F$2])" office:value-type="float" office:value="0" calcext:value-type="float">
            <text:p>0,00</text:p>
          </table:table-cell>
          <table:table-cell table:style-name="ce2" table:formula="of:=[.G79]*[.$D$5]*[.O79]" office:value-type="float" office:value="0" calcext:value-type="float">
            <text:p>0,00</text:p>
          </table:table-cell>
          <table:table-cell table:style-name="ce2" table:formula="of:=[.Q79]-[.R7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9]+INT([.M79]/[.$D$2])" office:value-type="float" office:value="8492" calcext:value-type="float">
            <text:p>8492</text:p>
          </table:table-cell>
          <table:table-cell table:formula="of:=[.G79]+INT([.S79]/[.$D$2])" office:value-type="float" office:value="0" calcext:value-type="float">
            <text:p>0</text:p>
          </table:table-cell>
          <table:table-cell/>
          <table:table-cell table:formula="of:=COM.MICROSOFT.NORM.DIST([.B80];[.$L$4];[.$L$5]+[.D80];0)/COM.MICROSOFT.NORM.DIST([.$L$4];[.$L$4];[.$L$5]+[.D80];0)*COM.MICROSOFT.NORM.DIST([.C80];[.$L$1];[.$L$2]+[.D80];0)/COM.MICROSOFT.NORM.DIST([.$L$1];[.$L$1];[.$L$2]+[.D80];0)" office:value-type="float" office:value="1" calcext:value-type="float">
            <text:p>1,00</text:p>
          </table:table-cell>
          <table:table-cell table:formula="of:=[.$D$4]+[.$D$3]*EXP(-[.F80]/[.$F$2])" office:value-type="float" office:value="1.02864281022162" calcext:value-type="float">
            <text:p>1,03</text:p>
          </table:table-cell>
          <table:table-cell table:style-name="ce2" table:formula="of:=[.I80]*[.F80]*([.$D$4]+[.$D$3]*EXP(-[.F80]/[.$F$2]))" office:value-type="float" office:value="8735.23474440201" calcext:value-type="float">
            <text:p>8735,23</text:p>
          </table:table-cell>
          <table:table-cell table:formula="of:=[.$D$4]*[.F80]" office:value-type="float" office:value="8492" calcext:value-type="float">
            <text:p>8492</text:p>
          </table:table-cell>
          <table:table-cell table:style-name="ce2" table:formula="of:=[.K80]-[.L80]" office:value-type="float" office:value="243.234744402007" calcext:value-type="float">
            <text:p>243,23</text:p>
          </table:table-cell>
          <table:table-cell table:style-name="ce2"/>
          <table:table-cell table:style-name="ce2" table:formula="of:=1-COM.MICROSOFT.NORM.DIST([.B80];[.$R$4];[.$R$5]+[.E80];0)/COM.MICROSOFT.NORM.DIST([.$R$4];[.$R$4];[.$R$5]+[.E80];0)*COM.MICROSOFT.NORM.DIST([.C80];[.$R$1];[.$R$2]+[.E80];0)/COM.MICROSOFT.NORM.DIST([.$R$1];[.$R$1];[.$R$2]+[.E80];0)" office:value-type="float" office:value="0.999999893546286" calcext:value-type="float">
            <text:p>1,00</text:p>
          </table:table-cell>
          <table:table-cell table:style-name="ce2" table:formula="of:=[.$D$3]*EXP(-[.G80]/[.$F$2])" office:value-type="float" office:value="2" calcext:value-type="float">
            <text:p>2,00</text:p>
          </table:table-cell>
          <table:table-cell table:style-name="ce2" table:formula="of:=[.G80]*[.$D$3]*EXP(-[.G80]/[.$F$2])" office:value-type="float" office:value="0" calcext:value-type="float">
            <text:p>0,00</text:p>
          </table:table-cell>
          <table:table-cell table:style-name="ce2" table:formula="of:=[.G80]*[.$D$5]*[.O80]" office:value-type="float" office:value="0" calcext:value-type="float">
            <text:p>0,00</text:p>
          </table:table-cell>
          <table:table-cell table:style-name="ce2" table:formula="of:=[.Q80]-[.R8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0]+INT([.M80]/[.$D$2])" office:value-type="float" office:value="8540" calcext:value-type="float">
            <text:p>8540</text:p>
          </table:table-cell>
          <table:table-cell table:formula="of:=[.G80]+INT([.S80]/[.$D$2])" office:value-type="float" office:value="0" calcext:value-type="float">
            <text:p>0</text:p>
          </table:table-cell>
          <table:table-cell/>
          <table:table-cell table:formula="of:=COM.MICROSOFT.NORM.DIST([.B81];[.$L$4];[.$L$5]+[.D81];0)/COM.MICROSOFT.NORM.DIST([.$L$4];[.$L$4];[.$L$5]+[.D81];0)*COM.MICROSOFT.NORM.DIST([.C81];[.$L$1];[.$L$2]+[.D81];0)/COM.MICROSOFT.NORM.DIST([.$L$1];[.$L$1];[.$L$2]+[.D81];0)" office:value-type="float" office:value="1" calcext:value-type="float">
            <text:p>1,00</text:p>
          </table:table-cell>
          <table:table-cell table:formula="of:=[.$D$4]+[.$D$3]*EXP(-[.F81]/[.$F$2])" office:value-type="float" office:value="1.02796356630668" calcext:value-type="float">
            <text:p>1,03</text:p>
          </table:table-cell>
          <table:table-cell table:style-name="ce2" table:formula="of:=[.I81]*[.F81]*([.$D$4]+[.$D$3]*EXP(-[.F81]/[.$F$2]))" office:value-type="float" office:value="8778.80885625902" calcext:value-type="float">
            <text:p>8778,81</text:p>
          </table:table-cell>
          <table:table-cell table:formula="of:=[.$D$4]*[.F81]" office:value-type="float" office:value="8540" calcext:value-type="float">
            <text:p>8540</text:p>
          </table:table-cell>
          <table:table-cell table:style-name="ce2" table:formula="of:=[.K81]-[.L81]" office:value-type="float" office:value="238.808856259018" calcext:value-type="float">
            <text:p>238,81</text:p>
          </table:table-cell>
          <table:table-cell table:style-name="ce2"/>
          <table:table-cell table:style-name="ce2" table:formula="of:=1-COM.MICROSOFT.NORM.DIST([.B81];[.$R$4];[.$R$5]+[.E81];0)/COM.MICROSOFT.NORM.DIST([.$R$4];[.$R$4];[.$R$5]+[.E81];0)*COM.MICROSOFT.NORM.DIST([.C81];[.$R$1];[.$R$2]+[.E81];0)/COM.MICROSOFT.NORM.DIST([.$R$1];[.$R$1];[.$R$2]+[.E81];0)" office:value-type="float" office:value="0.999999893546286" calcext:value-type="float">
            <text:p>1,00</text:p>
          </table:table-cell>
          <table:table-cell table:style-name="ce2" table:formula="of:=[.$D$3]*EXP(-[.G81]/[.$F$2])" office:value-type="float" office:value="2" calcext:value-type="float">
            <text:p>2,00</text:p>
          </table:table-cell>
          <table:table-cell table:style-name="ce2" table:formula="of:=[.G81]*[.$D$3]*EXP(-[.G81]/[.$F$2])" office:value-type="float" office:value="0" calcext:value-type="float">
            <text:p>0,00</text:p>
          </table:table-cell>
          <table:table-cell table:style-name="ce2" table:formula="of:=[.G81]*[.$D$5]*[.O81]" office:value-type="float" office:value="0" calcext:value-type="float">
            <text:p>0,00</text:p>
          </table:table-cell>
          <table:table-cell table:style-name="ce2" table:formula="of:=[.Q81]-[.R8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1]+INT([.M81]/[.$D$2])" office:value-type="float" office:value="8587" calcext:value-type="float">
            <text:p>8587</text:p>
          </table:table-cell>
          <table:table-cell table:formula="of:=[.G81]+INT([.S81]/[.$D$2])" office:value-type="float" office:value="0" calcext:value-type="float">
            <text:p>0</text:p>
          </table:table-cell>
          <table:table-cell/>
          <table:table-cell table:formula="of:=COM.MICROSOFT.NORM.DIST([.B82];[.$L$4];[.$L$5]+[.D82];0)/COM.MICROSOFT.NORM.DIST([.$L$4];[.$L$4];[.$L$5]+[.D82];0)*COM.MICROSOFT.NORM.DIST([.C82];[.$L$1];[.$L$2]+[.D82];0)/COM.MICROSOFT.NORM.DIST([.$L$1];[.$L$1];[.$L$2]+[.D82];0)" office:value-type="float" office:value="1" calcext:value-type="float">
            <text:p>1,00</text:p>
          </table:table-cell>
          <table:table-cell table:formula="of:=[.$D$4]+[.$D$3]*EXP(-[.F82]/[.$F$2])" office:value-type="float" office:value="1.02731408380729" calcext:value-type="float">
            <text:p>1,03</text:p>
          </table:table-cell>
          <table:table-cell table:style-name="ce2" table:formula="of:=[.I82]*[.F82]*([.$D$4]+[.$D$3]*EXP(-[.F82]/[.$F$2]))" office:value-type="float" office:value="8821.54603765319" calcext:value-type="float">
            <text:p>8821,55</text:p>
          </table:table-cell>
          <table:table-cell table:formula="of:=[.$D$4]*[.F82]" office:value-type="float" office:value="8587" calcext:value-type="float">
            <text:p>8587</text:p>
          </table:table-cell>
          <table:table-cell table:style-name="ce2" table:formula="of:=[.K82]-[.L82]" office:value-type="float" office:value="234.546037653185" calcext:value-type="float">
            <text:p>234,55</text:p>
          </table:table-cell>
          <table:table-cell table:style-name="ce2"/>
          <table:table-cell table:style-name="ce2" table:formula="of:=1-COM.MICROSOFT.NORM.DIST([.B82];[.$R$4];[.$R$5]+[.E82];0)/COM.MICROSOFT.NORM.DIST([.$R$4];[.$R$4];[.$R$5]+[.E82];0)*COM.MICROSOFT.NORM.DIST([.C82];[.$R$1];[.$R$2]+[.E82];0)/COM.MICROSOFT.NORM.DIST([.$R$1];[.$R$1];[.$R$2]+[.E82];0)" office:value-type="float" office:value="0.999999893546286" calcext:value-type="float">
            <text:p>1,00</text:p>
          </table:table-cell>
          <table:table-cell table:style-name="ce2" table:formula="of:=[.$D$3]*EXP(-[.G82]/[.$F$2])" office:value-type="float" office:value="2" calcext:value-type="float">
            <text:p>2,00</text:p>
          </table:table-cell>
          <table:table-cell table:style-name="ce2" table:formula="of:=[.G82]*[.$D$3]*EXP(-[.G82]/[.$F$2])" office:value-type="float" office:value="0" calcext:value-type="float">
            <text:p>0,00</text:p>
          </table:table-cell>
          <table:table-cell table:style-name="ce2" table:formula="of:=[.G82]*[.$D$5]*[.O82]" office:value-type="float" office:value="0" calcext:value-type="float">
            <text:p>0,00</text:p>
          </table:table-cell>
          <table:table-cell table:style-name="ce2" table:formula="of:=[.Q82]-[.R8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2]+INT([.M82]/[.$D$2])" office:value-type="float" office:value="8633" calcext:value-type="float">
            <text:p>8633</text:p>
          </table:table-cell>
          <table:table-cell table:formula="of:=[.G82]+INT([.S82]/[.$D$2])" office:value-type="float" office:value="0" calcext:value-type="float">
            <text:p>0</text:p>
          </table:table-cell>
          <table:table-cell/>
          <table:table-cell table:formula="of:=COM.MICROSOFT.NORM.DIST([.B83];[.$L$4];[.$L$5]+[.D83];0)/COM.MICROSOFT.NORM.DIST([.$L$4];[.$L$4];[.$L$5]+[.D83];0)*COM.MICROSOFT.NORM.DIST([.C83];[.$L$1];[.$L$2]+[.D83];0)/COM.MICROSOFT.NORM.DIST([.$L$1];[.$L$1];[.$L$2]+[.D83];0)" office:value-type="float" office:value="1" calcext:value-type="float">
            <text:p>1,00</text:p>
          </table:table-cell>
          <table:table-cell table:formula="of:=[.$D$4]+[.$D$3]*EXP(-[.F83]/[.$F$2])" office:value-type="float" office:value="1.0266930293835" calcext:value-type="float">
            <text:p>1,03</text:p>
          </table:table-cell>
          <table:table-cell table:style-name="ce2" table:formula="of:=[.I83]*[.F83]*([.$D$4]+[.$D$3]*EXP(-[.F83]/[.$F$2]))" office:value-type="float" office:value="8863.44092266777" calcext:value-type="float">
            <text:p>8863,44</text:p>
          </table:table-cell>
          <table:table-cell table:formula="of:=[.$D$4]*[.F83]" office:value-type="float" office:value="8633" calcext:value-type="float">
            <text:p>8633</text:p>
          </table:table-cell>
          <table:table-cell table:style-name="ce2" table:formula="of:=[.K83]-[.L83]" office:value-type="float" office:value="230.440922667773" calcext:value-type="float">
            <text:p>230,44</text:p>
          </table:table-cell>
          <table:table-cell table:style-name="ce2"/>
          <table:table-cell table:style-name="ce2" table:formula="of:=1-COM.MICROSOFT.NORM.DIST([.B83];[.$R$4];[.$R$5]+[.E83];0)/COM.MICROSOFT.NORM.DIST([.$R$4];[.$R$4];[.$R$5]+[.E83];0)*COM.MICROSOFT.NORM.DIST([.C83];[.$R$1];[.$R$2]+[.E83];0)/COM.MICROSOFT.NORM.DIST([.$R$1];[.$R$1];[.$R$2]+[.E83];0)" office:value-type="float" office:value="0.999999893546286" calcext:value-type="float">
            <text:p>1,00</text:p>
          </table:table-cell>
          <table:table-cell table:style-name="ce2" table:formula="of:=[.$D$3]*EXP(-[.G83]/[.$F$2])" office:value-type="float" office:value="2" calcext:value-type="float">
            <text:p>2,00</text:p>
          </table:table-cell>
          <table:table-cell table:style-name="ce2" table:formula="of:=[.G83]*[.$D$3]*EXP(-[.G83]/[.$F$2])" office:value-type="float" office:value="0" calcext:value-type="float">
            <text:p>0,00</text:p>
          </table:table-cell>
          <table:table-cell table:style-name="ce2" table:formula="of:=[.G83]*[.$D$5]*[.O83]" office:value-type="float" office:value="0" calcext:value-type="float">
            <text:p>0,00</text:p>
          </table:table-cell>
          <table:table-cell table:style-name="ce2" table:formula="of:=[.Q83]-[.R8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3]+INT([.M83]/[.$D$2])" office:value-type="float" office:value="8679" calcext:value-type="float">
            <text:p>8679</text:p>
          </table:table-cell>
          <table:table-cell table:formula="of:=[.G83]+INT([.S83]/[.$D$2])" office:value-type="float" office:value="0" calcext:value-type="float">
            <text:p>0</text:p>
          </table:table-cell>
          <table:table-cell/>
          <table:table-cell table:formula="of:=COM.MICROSOFT.NORM.DIST([.B84];[.$L$4];[.$L$5]+[.D84];0)/COM.MICROSOFT.NORM.DIST([.$L$4];[.$L$4];[.$L$5]+[.D84];0)*COM.MICROSOFT.NORM.DIST([.C84];[.$L$1];[.$L$2]+[.D84];0)/COM.MICROSOFT.NORM.DIST([.$L$1];[.$L$1];[.$L$2]+[.D84];0)" office:value-type="float" office:value="1" calcext:value-type="float">
            <text:p>1,00</text:p>
          </table:table-cell>
          <table:table-cell table:formula="of:=[.$D$4]+[.$D$3]*EXP(-[.F84]/[.$F$2])" office:value-type="float" office:value="1.02608609619475" calcext:value-type="float">
            <text:p>1,03</text:p>
          </table:table-cell>
          <table:table-cell table:style-name="ce2" table:formula="of:=[.I84]*[.F84]*([.$D$4]+[.$D$3]*EXP(-[.F84]/[.$F$2]))" office:value-type="float" office:value="8905.40122887427" calcext:value-type="float">
            <text:p>8905,40</text:p>
          </table:table-cell>
          <table:table-cell table:formula="of:=[.$D$4]*[.F84]" office:value-type="float" office:value="8679" calcext:value-type="float">
            <text:p>8679</text:p>
          </table:table-cell>
          <table:table-cell table:style-name="ce2" table:formula="of:=[.K84]-[.L84]" office:value-type="float" office:value="226.401228874272" calcext:value-type="float">
            <text:p>226,40</text:p>
          </table:table-cell>
          <table:table-cell table:style-name="ce2"/>
          <table:table-cell table:style-name="ce2" table:formula="of:=1-COM.MICROSOFT.NORM.DIST([.B84];[.$R$4];[.$R$5]+[.E84];0)/COM.MICROSOFT.NORM.DIST([.$R$4];[.$R$4];[.$R$5]+[.E84];0)*COM.MICROSOFT.NORM.DIST([.C84];[.$R$1];[.$R$2]+[.E84];0)/COM.MICROSOFT.NORM.DIST([.$R$1];[.$R$1];[.$R$2]+[.E84];0)" office:value-type="float" office:value="0.999999893546286" calcext:value-type="float">
            <text:p>1,00</text:p>
          </table:table-cell>
          <table:table-cell table:style-name="ce2" table:formula="of:=[.$D$3]*EXP(-[.G84]/[.$F$2])" office:value-type="float" office:value="2" calcext:value-type="float">
            <text:p>2,00</text:p>
          </table:table-cell>
          <table:table-cell table:style-name="ce2" table:formula="of:=[.G84]*[.$D$3]*EXP(-[.G84]/[.$F$2])" office:value-type="float" office:value="0" calcext:value-type="float">
            <text:p>0,00</text:p>
          </table:table-cell>
          <table:table-cell table:style-name="ce2" table:formula="of:=[.G84]*[.$D$5]*[.O84]" office:value-type="float" office:value="0" calcext:value-type="float">
            <text:p>0,00</text:p>
          </table:table-cell>
          <table:table-cell table:style-name="ce2" table:formula="of:=[.Q84]-[.R8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4]+INT([.M84]/[.$D$2])" office:value-type="float" office:value="8724" calcext:value-type="float">
            <text:p>8724</text:p>
          </table:table-cell>
          <table:table-cell table:formula="of:=[.G84]+INT([.S84]/[.$D$2])" office:value-type="float" office:value="0" calcext:value-type="float">
            <text:p>0</text:p>
          </table:table-cell>
          <table:table-cell/>
          <table:table-cell table:formula="of:=COM.MICROSOFT.NORM.DIST([.B85];[.$L$4];[.$L$5]+[.D85];0)/COM.MICROSOFT.NORM.DIST([.$L$4];[.$L$4];[.$L$5]+[.D85];0)*COM.MICROSOFT.NORM.DIST([.C85];[.$L$1];[.$L$2]+[.D85];0)/COM.MICROSOFT.NORM.DIST([.$L$1];[.$L$1];[.$L$2]+[.D85];0)" office:value-type="float" office:value="1" calcext:value-type="float">
            <text:p>1,00</text:p>
          </table:table-cell>
          <table:table-cell table:formula="of:=[.$D$4]+[.$D$3]*EXP(-[.F85]/[.$F$2])" office:value-type="float" office:value="1.02550571282797" calcext:value-type="float">
            <text:p>1,03</text:p>
          </table:table-cell>
          <table:table-cell table:style-name="ce2" table:formula="of:=[.I85]*[.F85]*([.$D$4]+[.$D$3]*EXP(-[.F85]/[.$F$2]))" office:value-type="float" office:value="8946.51183871117" calcext:value-type="float">
            <text:p>8946,51</text:p>
          </table:table-cell>
          <table:table-cell table:formula="of:=[.$D$4]*[.F85]" office:value-type="float" office:value="8724" calcext:value-type="float">
            <text:p>8724</text:p>
          </table:table-cell>
          <table:table-cell table:style-name="ce2" table:formula="of:=[.K85]-[.L85]" office:value-type="float" office:value="222.511838711169" calcext:value-type="float">
            <text:p>222,51</text:p>
          </table:table-cell>
          <table:table-cell table:style-name="ce2"/>
          <table:table-cell table:style-name="ce2" table:formula="of:=1-COM.MICROSOFT.NORM.DIST([.B85];[.$R$4];[.$R$5]+[.E85];0)/COM.MICROSOFT.NORM.DIST([.$R$4];[.$R$4];[.$R$5]+[.E85];0)*COM.MICROSOFT.NORM.DIST([.C85];[.$R$1];[.$R$2]+[.E85];0)/COM.MICROSOFT.NORM.DIST([.$R$1];[.$R$1];[.$R$2]+[.E85];0)" office:value-type="float" office:value="0.999999893546286" calcext:value-type="float">
            <text:p>1,00</text:p>
          </table:table-cell>
          <table:table-cell table:style-name="ce2" table:formula="of:=[.$D$3]*EXP(-[.G85]/[.$F$2])" office:value-type="float" office:value="2" calcext:value-type="float">
            <text:p>2,00</text:p>
          </table:table-cell>
          <table:table-cell table:style-name="ce2" table:formula="of:=[.G85]*[.$D$3]*EXP(-[.G85]/[.$F$2])" office:value-type="float" office:value="0" calcext:value-type="float">
            <text:p>0,00</text:p>
          </table:table-cell>
          <table:table-cell table:style-name="ce2" table:formula="of:=[.G85]*[.$D$5]*[.O85]" office:value-type="float" office:value="0" calcext:value-type="float">
            <text:p>0,00</text:p>
          </table:table-cell>
          <table:table-cell table:style-name="ce2" table:formula="of:=[.Q85]-[.R8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5]+INT([.M85]/[.$D$2])" office:value-type="float" office:value="8768" calcext:value-type="float">
            <text:p>8768</text:p>
          </table:table-cell>
          <table:table-cell table:formula="of:=[.G85]+INT([.S85]/[.$D$2])" office:value-type="float" office:value="0" calcext:value-type="float">
            <text:p>0</text:p>
          </table:table-cell>
          <table:table-cell/>
          <table:table-cell table:formula="of:=COM.MICROSOFT.NORM.DIST([.B86];[.$L$4];[.$L$5]+[.D86];0)/COM.MICROSOFT.NORM.DIST([.$L$4];[.$L$4];[.$L$5]+[.D86];0)*COM.MICROSOFT.NORM.DIST([.C86];[.$L$1];[.$L$2]+[.D86];0)/COM.MICROSOFT.NORM.DIST([.$L$1];[.$L$1];[.$L$2]+[.D86];0)" office:value-type="float" office:value="1" calcext:value-type="float">
            <text:p>1,00</text:p>
          </table:table-cell>
          <table:table-cell table:formula="of:=[.$D$4]+[.$D$3]*EXP(-[.F86]/[.$F$2])" office:value-type="float" office:value="1.02495071451198" calcext:value-type="float">
            <text:p>1,02</text:p>
          </table:table-cell>
          <table:table-cell table:style-name="ce2" table:formula="of:=[.I86]*[.F86]*([.$D$4]+[.$D$3]*EXP(-[.F86]/[.$F$2]))" office:value-type="float" office:value="8986.76786484102" calcext:value-type="float">
            <text:p>8986,77</text:p>
          </table:table-cell>
          <table:table-cell table:formula="of:=[.$D$4]*[.F86]" office:value-type="float" office:value="8768" calcext:value-type="float">
            <text:p>8768</text:p>
          </table:table-cell>
          <table:table-cell table:style-name="ce2" table:formula="of:=[.K86]-[.L86]" office:value-type="float" office:value="218.767864841018" calcext:value-type="float">
            <text:p>218,77</text:p>
          </table:table-cell>
          <table:table-cell table:style-name="ce2"/>
          <table:table-cell table:style-name="ce2" table:formula="of:=1-COM.MICROSOFT.NORM.DIST([.B86];[.$R$4];[.$R$5]+[.E86];0)/COM.MICROSOFT.NORM.DIST([.$R$4];[.$R$4];[.$R$5]+[.E86];0)*COM.MICROSOFT.NORM.DIST([.C86];[.$R$1];[.$R$2]+[.E86];0)/COM.MICROSOFT.NORM.DIST([.$R$1];[.$R$1];[.$R$2]+[.E86];0)" office:value-type="float" office:value="0.999999893546286" calcext:value-type="float">
            <text:p>1,00</text:p>
          </table:table-cell>
          <table:table-cell table:style-name="ce2" table:formula="of:=[.$D$3]*EXP(-[.G86]/[.$F$2])" office:value-type="float" office:value="2" calcext:value-type="float">
            <text:p>2,00</text:p>
          </table:table-cell>
          <table:table-cell table:style-name="ce2" table:formula="of:=[.G86]*[.$D$3]*EXP(-[.G86]/[.$F$2])" office:value-type="float" office:value="0" calcext:value-type="float">
            <text:p>0,00</text:p>
          </table:table-cell>
          <table:table-cell table:style-name="ce2" table:formula="of:=[.G86]*[.$D$5]*[.O86]" office:value-type="float" office:value="0" calcext:value-type="float">
            <text:p>0,00</text:p>
          </table:table-cell>
          <table:table-cell table:style-name="ce2" table:formula="of:=[.Q86]-[.R8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6]+INT([.M86]/[.$D$2])" office:value-type="float" office:value="8811" calcext:value-type="float">
            <text:p>8811</text:p>
          </table:table-cell>
          <table:table-cell table:formula="of:=[.G86]+INT([.S86]/[.$D$2])" office:value-type="float" office:value="0" calcext:value-type="float">
            <text:p>0</text:p>
          </table:table-cell>
          <table:table-cell/>
          <table:table-cell table:formula="of:=COM.MICROSOFT.NORM.DIST([.B87];[.$L$4];[.$L$5]+[.D87];0)/COM.MICROSOFT.NORM.DIST([.$L$4];[.$L$4];[.$L$5]+[.D87];0)*COM.MICROSOFT.NORM.DIST([.C87];[.$L$1];[.$L$2]+[.D87];0)/COM.MICROSOFT.NORM.DIST([.$L$1];[.$L$1];[.$L$2]+[.D87];0)" office:value-type="float" office:value="1" calcext:value-type="float">
            <text:p>1,00</text:p>
          </table:table-cell>
          <table:table-cell table:formula="of:=[.$D$4]+[.$D$3]*EXP(-[.F87]/[.$F$2])" office:value-type="float" office:value="1.02441999977679" calcext:value-type="float">
            <text:p>1,02</text:p>
          </table:table-cell>
          <table:table-cell table:style-name="ce2" table:formula="of:=[.I87]*[.F87]*([.$D$4]+[.$D$3]*EXP(-[.F87]/[.$F$2]))" office:value-type="float" office:value="9026.16461803329" calcext:value-type="float">
            <text:p>9026,16</text:p>
          </table:table-cell>
          <table:table-cell table:formula="of:=[.$D$4]*[.F87]" office:value-type="float" office:value="8811" calcext:value-type="float">
            <text:p>8811</text:p>
          </table:table-cell>
          <table:table-cell table:style-name="ce2" table:formula="of:=[.K87]-[.L87]" office:value-type="float" office:value="215.164618033292" calcext:value-type="float">
            <text:p>215,16</text:p>
          </table:table-cell>
          <table:table-cell table:style-name="ce2"/>
          <table:table-cell table:style-name="ce2" table:formula="of:=1-COM.MICROSOFT.NORM.DIST([.B87];[.$R$4];[.$R$5]+[.E87];0)/COM.MICROSOFT.NORM.DIST([.$R$4];[.$R$4];[.$R$5]+[.E87];0)*COM.MICROSOFT.NORM.DIST([.C87];[.$R$1];[.$R$2]+[.E87];0)/COM.MICROSOFT.NORM.DIST([.$R$1];[.$R$1];[.$R$2]+[.E87];0)" office:value-type="float" office:value="0.999999893546286" calcext:value-type="float">
            <text:p>1,00</text:p>
          </table:table-cell>
          <table:table-cell table:style-name="ce2" table:formula="of:=[.$D$3]*EXP(-[.G87]/[.$F$2])" office:value-type="float" office:value="2" calcext:value-type="float">
            <text:p>2,00</text:p>
          </table:table-cell>
          <table:table-cell table:style-name="ce2" table:formula="of:=[.G87]*[.$D$3]*EXP(-[.G87]/[.$F$2])" office:value-type="float" office:value="0" calcext:value-type="float">
            <text:p>0,00</text:p>
          </table:table-cell>
          <table:table-cell table:style-name="ce2" table:formula="of:=[.G87]*[.$D$5]*[.O87]" office:value-type="float" office:value="0" calcext:value-type="float">
            <text:p>0,00</text:p>
          </table:table-cell>
          <table:table-cell table:style-name="ce2" table:formula="of:=[.Q87]-[.R8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7]+INT([.M87]/[.$D$2])" office:value-type="float" office:value="8854" calcext:value-type="float">
            <text:p>8854</text:p>
          </table:table-cell>
          <table:table-cell table:formula="of:=[.G87]+INT([.S87]/[.$D$2])" office:value-type="float" office:value="0" calcext:value-type="float">
            <text:p>0</text:p>
          </table:table-cell>
          <table:table-cell/>
          <table:table-cell table:formula="of:=COM.MICROSOFT.NORM.DIST([.B88];[.$L$4];[.$L$5]+[.D88];0)/COM.MICROSOFT.NORM.DIST([.$L$4];[.$L$4];[.$L$5]+[.D88];0)*COM.MICROSOFT.NORM.DIST([.C88];[.$L$1];[.$L$2]+[.D88];0)/COM.MICROSOFT.NORM.DIST([.$L$1];[.$L$1];[.$L$2]+[.D88];0)" office:value-type="float" office:value="1" calcext:value-type="float">
            <text:p>1,00</text:p>
          </table:table-cell>
          <table:table-cell table:formula="of:=[.$D$4]+[.$D$3]*EXP(-[.F88]/[.$F$2])" office:value-type="float" office:value="1.02390057362133" calcext:value-type="float">
            <text:p>1,02</text:p>
          </table:table-cell>
          <table:table-cell table:style-name="ce2" table:formula="of:=[.I88]*[.F88]*([.$D$4]+[.$D$3]*EXP(-[.F88]/[.$F$2]))" office:value-type="float" office:value="9065.61567884329" calcext:value-type="float">
            <text:p>9065,62</text:p>
          </table:table-cell>
          <table:table-cell table:formula="of:=[.$D$4]*[.F88]" office:value-type="float" office:value="8854" calcext:value-type="float">
            <text:p>8854</text:p>
          </table:table-cell>
          <table:table-cell table:style-name="ce2" table:formula="of:=[.K88]-[.L88]" office:value-type="float" office:value="211.615678843291" calcext:value-type="float">
            <text:p>211,62</text:p>
          </table:table-cell>
          <table:table-cell table:style-name="ce2"/>
          <table:table-cell table:style-name="ce2" table:formula="of:=1-COM.MICROSOFT.NORM.DIST([.B88];[.$R$4];[.$R$5]+[.E88];0)/COM.MICROSOFT.NORM.DIST([.$R$4];[.$R$4];[.$R$5]+[.E88];0)*COM.MICROSOFT.NORM.DIST([.C88];[.$R$1];[.$R$2]+[.E88];0)/COM.MICROSOFT.NORM.DIST([.$R$1];[.$R$1];[.$R$2]+[.E88];0)" office:value-type="float" office:value="0.999999893546286" calcext:value-type="float">
            <text:p>1,00</text:p>
          </table:table-cell>
          <table:table-cell table:style-name="ce2" table:formula="of:=[.$D$3]*EXP(-[.G88]/[.$F$2])" office:value-type="float" office:value="2" calcext:value-type="float">
            <text:p>2,00</text:p>
          </table:table-cell>
          <table:table-cell table:style-name="ce2" table:formula="of:=[.G88]*[.$D$3]*EXP(-[.G88]/[.$F$2])" office:value-type="float" office:value="0" calcext:value-type="float">
            <text:p>0,00</text:p>
          </table:table-cell>
          <table:table-cell table:style-name="ce2" table:formula="of:=[.G88]*[.$D$5]*[.O88]" office:value-type="float" office:value="0" calcext:value-type="float">
            <text:p>0,00</text:p>
          </table:table-cell>
          <table:table-cell table:style-name="ce2" table:formula="of:=[.Q88]-[.R8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 table:number-rows-repeated="104848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Planètes" table:style-name="ta1">
        <table:shapes>
          <draw:frame draw:z-index="0" draw:style-name="gr1" draw:text-style-name="P1" svg:width="24.642cm" svg:height="12.962cm" svg:x="22.524cm" svg:y="1.767cm">
            <draw:object draw:notify-on-update-of-ranges="Planètes.A8:Planètes.A76 Planètes.F7:Planètes.F7 Planètes.F8:Planètes.F76 Planètes.A8:Planètes.A76 Planètes.H7:Planètes.H7 Planètes.H8:Planètes.H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3" table:default-cell-style-name="ce7"/>
        <table:table-column table:style-name="co4" table:number-columns-repeated="1007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HR</text:p>
          </table:table-cell>
          <table:table-cell table:style-name="ce15"/>
          <table:table-cell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HR</text:p>
          </table:table-cell>
          <table:table-cell table:style-name="ce15" table:number-columns-repeated="1002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IO µ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float" office:value="100" calcext:value-type="float">
            <text:p>100</text:p>
          </table:table-cell>
          <table:table-cell table:style-name="ce15"/>
          <table:table-cell table:style-name="ce6" office:value-type="string" calcext:value-type="string">
            <text:p>MECA µ</text:p>
          </table:table-cell>
          <table:table-cell table:style-name="ce9" office:value-type="float" office:value="-50" calcext:value-type="float">
            <text:p>-50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number-columns-repeated="1002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IO std</text:p>
          </table:table-cell>
          <table:table-cell table:style-name="ce9" table:formula="of:=20+[.D4]" office:value-type="float" office:value="60" calcext:value-type="float">
            <text:p>60</text:p>
          </table:table-cell>
          <table:table-cell table:style-name="ce11" table:formula="of:=10+[.D4]" office:value-type="float" office:value="50" calcext:value-type="float">
            <text:p>50</text:p>
          </table:table-cell>
          <table:table-cell table:style-name="ce15"/>
          <table:table-cell table:style-name="ce6" office:value-type="string" calcext:value-type="string">
            <text:p>MECA std</text:p>
          </table:table-cell>
          <table:table-cell table:style-name="ce9" table:formula="of:=20+[.H4]" office:value-type="float" office:value="60" calcext:value-type="float">
            <text:p>60</text:p>
          </table:table-cell>
          <table:table-cell table:style-name="ce11" table:formula="of:=10+[.H4]" office:value-type="float" office:value="50" calcext:value-type="float">
            <text:p>50</text:p>
          </table:table-cell>
          <table:table-cell table:style-name="ce15" table:number-columns-repeated="1002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IO tech</text:p>
          </table:table-cell>
          <table:table-cell table:style-name="ce10" office:value-type="float" office:value="40" calcext:value-type="float" table:number-columns-spanned="2" table:number-rows-spanned="1">
            <text:p>40</text:p>
          </table:table-cell>
          <table:covered-table-cell table:style-name="ce15"/>
          <table:table-cell table:style-name="ce11"/>
          <table:table-cell table:style-name="ce6" office:value-type="string" calcext:value-type="string">
            <text:p>MECA tech</text:p>
          </table:table-cell>
          <table:table-cell table:style-name="ce10" office:value-type="float" office:value="40" calcext:value-type="float" table:number-columns-spanned="2" table:number-rows-spanned="1">
            <text:p>40</text:p>
          </table:table-cell>
          <table:covered-table-cell table:style-name="ce15"/>
          <table:table-cell table:style-name="ce15"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15"/>
          <table:table-cell table:style-name="ce11"/>
          <table:table-cell table:style-name="ce6"/>
          <table:table-cell table:style-name="ce10"/>
          <table:table-cell table:style-name="ce15" table:number-columns-repeated="1003"/>
        </table:table-row>
        <table:table-row table:style-name="ro1">
          <table:table-cell/>
          <table:table-cell table:style-name="ce6" office:value-type="float" office:value="50" calcext:value-type="float">
            <text:p>50</text:p>
          </table:table-cell>
          <table:table-cell table:style-name="ce6" office:value-type="float" office:value="-12.5" calcext:value-type="float">
            <text:p>-12,5</text:p>
          </table:table-cell>
          <table:table-cell table:style-name="ce10"/>
          <table:table-cell table:style-name="ce15"/>
          <table:table-cell table:formula="of:=NORMDIST([.B6];[.$E$2];[.$E$3];0)/NORMDIST([.$E$2];[.$E$2];[.$E$3];0)*NORMDIST([.C6];[.$D$2];[.$D$3];0)/NORMDIST([.$D$2];[.$D$2];[.$D$3];0)" office:value-type="float" office:value="0.498918511586472" calcext:value-type="float">
            <text:p>0,498918511586472</text:p>
          </table:table-cell>
          <table:table-cell/>
          <table:table-cell table:formula="of:=NORMDIST([.B6];[.$I$2];[.$I$3];0)/NORMDIST([.$I$2];[.$I$2];[.$I$3];0)*NORMDIST([.C6];[.$H$2];[.$H$3];0)/NORMDIST([.$H$2];[.$H$2];[.$H$3];0)" office:value-type="float" office:value="0.498918511586472" calcext:value-type="float">
            <text:p>0,498918511586472</text:p>
          </table:table-cell>
          <table:table-cell table:style-name="ce15" table:number-columns-repeated="1003"/>
        </table:table-row>
        <table:table-row table:style-name="ro1">
          <table:table-cell table:style-name="ce15" office:value-type="string" calcext:value-type="string">
            <text:p>Planètre nb</text:p>
          </table:table-cell>
          <table:table-cell table:style-name="ce6" office:value-type="string" calcext:value-type="string">
            <text:p>% HR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Size</text:p>
          </table:table-cell>
          <table:table-cell table:style-name="ce15"/>
          <table:table-cell table:style-name="ce15" office:value-type="string" calcext:value-type="string">
            <text:p>food factor</text:p>
          </table:table-cell>
          <table:table-cell table:style-name="ce15"/>
          <table:table-cell table:style-name="ce15" office:value-type="string" calcext:value-type="string">
            <text:p>meca factor</text:p>
          </table:table-cell>
          <table:table-cell table:style-name="ce15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09" calcext:value-type="float">
            <text:p>80,09</text:p>
          </table:table-cell>
          <table:table-cell office:value-type="float" office:value="629.4" calcext:value-type="float">
            <text:p>629,4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NORMDIST([.B8];[.$E$2];[.$E$3];0)/NORMDIST([.$E$2];[.$E$2];[.$E$3];0)*NORMDIST([.C8];[.$D$2];[.$D$3];0)/NORMDIST([.$D$2];[.$D$2];[.$D$3];0)" office:value-type="float" office:value="8.53481172334318E-023" calcext:value-type="float">
            <text:p>8,53481172334318E-23</text:p>
          </table:table-cell>
          <table:table-cell/>
          <table:table-cell table:formula="of:=NORMDIST([.B8];[.$I$2];[.$I$3];0)/NORMDIST([.$I$2];[.$I$2];[.$I$3];0)*NORMDIST([.C8];[.$H$2];[.$H$3];0)/NORMDIST([.$H$2];[.$H$2];[.$H$3];0)" office:value-type="float" office:value="3.98743109590746E-029" calcext:value-type="float">
            <text:p>3,98743109590746E-29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18" calcext:value-type="float">
            <text:p>74,18</text:p>
          </table:table-cell>
          <table:table-cell office:value-type="float" office:value="330.5" calcext:value-type="float">
            <text:p>330,5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NORMDIST([.B9];[.$E$2];[.$E$3];0)/NORMDIST([.$E$2];[.$E$2];[.$E$3];0)*NORMDIST([.C9];[.$D$2];[.$D$3];0)/NORMDIST([.$D$2];[.$D$2];[.$D$3];0)" office:value-type="float" office:value="0.00000205369653208022" calcext:value-type="float">
            <text:p>2,05369653208022E-06</text:p>
          </table:table-cell>
          <table:table-cell/>
          <table:table-cell table:formula="of:=NORMDIST([.B9];[.$I$2];[.$I$3];0)/NORMDIST([.$I$2];[.$I$2];[.$I$3];0)*NORMDIST([.C9];[.$H$2];[.$H$3];0)/NORMDIST([.$H$2];[.$H$2];[.$H$3];0)" office:value-type="float" office:value="0.00000000061530530799" calcext:value-type="float">
            <text:p>6,1530530798621E-10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48" calcext:value-type="float">
            <text:p>99,48</text:p>
          </table:table-cell>
          <table:table-cell office:value-type="float" office:value="237" calcext:value-type="float">
            <text:p>237</text:p>
          </table:table-cell>
          <table:table-cell office:value-type="float" office:value="1430" calcext:value-type="float">
            <text:p>1430</text:p>
          </table:table-cell>
          <table:table-cell/>
          <table:table-cell table:formula="of:=NORMDIST([.B10];[.$E$2];[.$E$3];0)/NORMDIST([.$E$2];[.$E$2];[.$E$3];0)*NORMDIST([.C10];[.$D$2];[.$D$3];0)/NORMDIST([.$D$2];[.$D$2];[.$D$3];0)" office:value-type="float" office:value="0.00194542211019332" calcext:value-type="float">
            <text:p>0,001945422110193</text:p>
          </table:table-cell>
          <table:table-cell/>
          <table:table-cell table:formula="of:=NORMDIST([.B10];[.$I$2];[.$I$3];0)/NORMDIST([.$I$2];[.$I$2];[.$I$3];0)*NORMDIST([.C10];[.$H$2];[.$H$3];0)/NORMDIST([.$H$2];[.$H$2];[.$H$3];0)" office:value-type="float" office:value="0.00000148604404982369" calcext:value-type="float">
            <text:p>1,48604404982369E-06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8" calcext:value-type="float">
            <text:p>44,8</text:p>
          </table:table-cell>
          <table:table-cell office:value-type="float" office:value="208.2" calcext:value-type="float">
            <text:p>208,2</text:p>
          </table:table-cell>
          <table:table-cell office:value-type="float" office:value="3650" calcext:value-type="float">
            <text:p>3650</text:p>
          </table:table-cell>
          <table:table-cell/>
          <table:table-cell table:formula="of:=NORMDIST([.B11];[.$E$2];[.$E$3];0)/NORMDIST([.$E$2];[.$E$2];[.$E$3];0)*NORMDIST([.C11];[.$D$2];[.$D$3];0)/NORMDIST([.$D$2];[.$D$2];[.$D$3];0)" office:value-type="float" office:value="0.00513934200540523" calcext:value-type="float">
            <text:p>0,005139342005405</text:p>
          </table:table-cell>
          <table:table-cell/>
          <table:table-cell table:formula="of:=NORMDIST([.B11];[.$I$2];[.$I$3];0)/NORMDIST([.$I$2];[.$I$2];[.$I$3];0)*NORMDIST([.C11];[.$H$2];[.$H$3];0)/NORMDIST([.$H$2];[.$H$2];[.$H$3];0)" office:value-type="float" office:value="0.0000637368997672924" calcext:value-type="float">
            <text:p>6,37368997672924E-05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31" calcext:value-type="float">
            <text:p>84,31</text:p>
          </table:table-cell>
          <table:table-cell office:value-type="float" office:value="-15.8" calcext:value-type="float">
            <text:p>-15,8</text:p>
          </table:table-cell>
          <table:table-cell office:value-type="float" office:value="3930" calcext:value-type="float">
            <text:p>3930</text:p>
          </table:table-cell>
          <table:table-cell/>
          <table:table-cell table:formula="of:=NORMDIST([.B12];[.$E$2];[.$E$3];0)/NORMDIST([.$E$2];[.$E$2];[.$E$3];0)*NORMDIST([.C12];[.$D$2];[.$D$3];0)/NORMDIST([.$D$2];[.$D$2];[.$D$3];0)" office:value-type="float" office:value="0.755454880824322" calcext:value-type="float">
            <text:p>0,755454880824322</text:p>
          </table:table-cell>
          <table:table-cell/>
          <table:table-cell table:formula="of:=NORMDIST([.B12];[.$I$2];[.$I$3];0)/NORMDIST([.$I$2];[.$I$2];[.$I$3];0)*NORMDIST([.C12];[.$H$2];[.$H$3];0)/NORMDIST([.$H$2];[.$H$2];[.$H$3];0)" office:value-type="float" office:value="0.205135361037596" calcext:value-type="float">
            <text:p>0,205135361037596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07" calcext:value-type="float">
            <text:p>82,07</text:p>
          </table:table-cell>
          <table:table-cell office:value-type="float" office:value="13.5" calcext:value-type="float">
            <text:p>13,5</text:p>
          </table:table-cell>
          <table:table-cell office:value-type="float" office:value="2980" calcext:value-type="float">
            <text:p>2980</text:p>
          </table:table-cell>
          <table:table-cell/>
          <table:table-cell table:formula="of:=NORMDIST([.B13];[.$E$2];[.$E$3];0)/NORMDIST([.$E$2];[.$E$2];[.$E$3];0)*NORMDIST([.C13];[.$D$2];[.$D$3];0)/NORMDIST([.$D$2];[.$D$2];[.$D$3];0)" office:value-type="float" office:value="0.920659483768855" calcext:value-type="float">
            <text:p>0,920659483768855</text:p>
          </table:table-cell>
          <table:table-cell/>
          <table:table-cell table:formula="of:=NORMDIST([.B13];[.$I$2];[.$I$3];0)/NORMDIST([.$I$2];[.$I$2];[.$I$3];0)*NORMDIST([.C13];[.$H$2];[.$H$3];0)/NORMDIST([.$H$2];[.$H$2];[.$H$3];0)" office:value-type="float" office:value="0.148505734960536" calcext:value-type="float">
            <text:p>0,148505734960536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67" calcext:value-type="float">
            <text:p>9,67</text:p>
          </table:table-cell>
          <table:table-cell office:value-type="float" office:value="19.3" calcext:value-type="float">
            <text:p>19,3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NORMDIST([.B14];[.$E$2];[.$E$3];0)/NORMDIST([.$E$2];[.$E$2];[.$E$3];0)*NORMDIST([.C14];[.$D$2];[.$D$3];0)/NORMDIST([.$D$2];[.$D$2];[.$D$3];0)" office:value-type="float" office:value="0.194676848938308" calcext:value-type="float">
            <text:p>0,194676848938308</text:p>
          </table:table-cell>
          <table:table-cell/>
          <table:table-cell table:formula="of:=NORMDIST([.B14];[.$I$2];[.$I$3];0)/NORMDIST([.$I$2];[.$I$2];[.$I$3];0)*NORMDIST([.C14];[.$H$2];[.$H$3];0)/NORMDIST([.$H$2];[.$H$2];[.$H$3];0)" office:value-type="float" office:value="0.503730296567422" calcext:value-type="float">
            <text:p>0,503730296567422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,6</text:p>
          </table:table-cell>
          <table:table-cell office:value-type="float" office:value="382" calcext:value-type="float">
            <text:p>382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NORMDIST([.B15];[.$E$2];[.$E$3];0)/NORMDIST([.$E$2];[.$E$2];[.$E$3];0)*NORMDIST([.C15];[.$D$2];[.$D$3];0)/NORMDIST([.$D$2];[.$D$2];[.$D$3];0)" office:value-type="float" office:value="0.00000000307918156784" calcext:value-type="float">
            <text:p>3,07918156783775E-09</text:p>
          </table:table-cell>
          <table:table-cell/>
          <table:table-cell table:formula="of:=NORMDIST([.B15];[.$I$2];[.$I$3];0)/NORMDIST([.$I$2];[.$I$2];[.$I$3];0)*NORMDIST([.C15];[.$H$2];[.$H$3];0)/NORMDIST([.$H$2];[.$H$2];[.$H$3];0)" office:value-type="float" office:value="0.00000000000552713233" calcext:value-type="float">
            <text:p>5,52713233497315E-12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 office:value-type="float" office:value="120.8" calcext:value-type="float">
            <text:p>120,8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NORMDIST([.B16];[.$E$2];[.$E$3];0)/NORMDIST([.$E$2];[.$E$2];[.$E$3];0)*NORMDIST([.C16];[.$D$2];[.$D$3];0)/NORMDIST([.$D$2];[.$D$2];[.$D$3];0)" office:value-type="float" office:value="0.0380567534260628" calcext:value-type="float">
            <text:p>0,038056753426063</text:p>
          </table:table-cell>
          <table:table-cell/>
          <table:table-cell table:formula="of:=NORMDIST([.B16];[.$I$2];[.$I$3];0)/NORMDIST([.$I$2];[.$I$2];[.$I$3];0)*NORMDIST([.C16];[.$H$2];[.$H$3];0)/NORMDIST([.$H$2];[.$H$2];[.$H$3];0)" office:value-type="float" office:value="0.0173917372618707" calcext:value-type="float">
            <text:p>0,017391737261871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.71" calcext:value-type="float">
            <text:p>84,71</text:p>
          </table:table-cell>
          <table:table-cell office:value-type="float" office:value="534.1" calcext:value-type="float">
            <text:p>534,1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NORMDIST([.B17];[.$E$2];[.$E$3];0)/NORMDIST([.$E$2];[.$E$2];[.$E$3];0)*NORMDIST([.C17];[.$D$2];[.$D$3];0)/NORMDIST([.$D$2];[.$D$2];[.$D$3];0)" office:value-type="float" office:value="2.21885693226678E-016" calcext:value-type="float">
            <text:p>2,21885693226678E-16</text:p>
          </table:table-cell>
          <table:table-cell/>
          <table:table-cell table:formula="of:=NORMDIST([.B17];[.$I$2];[.$I$3];0)/NORMDIST([.$I$2];[.$I$2];[.$I$3];0)*NORMDIST([.C17];[.$H$2];[.$H$3];0)/NORMDIST([.$H$2];[.$H$2];[.$H$3];0)" office:value-type="float" office:value="6.27518348902361E-022" calcext:value-type="float">
            <text:p>6,27518348902361E-22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" calcext:value-type="float">
            <text:p>26,7</text:p>
          </table:table-cell>
          <table:table-cell office:value-type="float" office:value="23.5" calcext:value-type="float">
            <text:p>23,5</text:p>
          </table:table-cell>
          <table:table-cell office:value-type="float" office:value="2930" calcext:value-type="float">
            <text:p>2930</text:p>
          </table:table-cell>
          <table:table-cell/>
          <table:table-cell table:formula="of:=NORMDIST([.B18];[.$E$2];[.$E$3];0)/NORMDIST([.$E$2];[.$E$2];[.$E$3];0)*NORMDIST([.C18];[.$D$2];[.$D$3];0)/NORMDIST([.$D$2];[.$D$2];[.$D$3];0)" office:value-type="float" office:value="0.341335129451396" calcext:value-type="float">
            <text:p>0,341335129451396</text:p>
          </table:table-cell>
          <table:table-cell/>
          <table:table-cell table:formula="of:=NORMDIST([.B18];[.$I$2];[.$I$3];0)/NORMDIST([.$I$2];[.$I$2];[.$I$3];0)*NORMDIST([.C18];[.$H$2];[.$H$3];0)/NORMDIST([.$H$2];[.$H$2];[.$H$3];0)" office:value-type="float" office:value="0.409470466159718" calcext:value-type="float">
            <text:p>0,409470466159718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21" calcext:value-type="float">
            <text:p>60,21</text:p>
          </table:table-cell>
          <table:table-cell office:value-type="float" office:value="113.2" calcext:value-type="float">
            <text:p>113,2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NORMDIST([.B19];[.$E$2];[.$E$3];0)/NORMDIST([.$E$2];[.$E$2];[.$E$3];0)*NORMDIST([.C19];[.$D$2];[.$D$3];0)/NORMDIST([.$D$2];[.$D$2];[.$D$3];0)" office:value-type="float" office:value="0.247313424910042" calcext:value-type="float">
            <text:p>0,247313424910042</text:p>
          </table:table-cell>
          <table:table-cell/>
          <table:table-cell table:formula="of:=NORMDIST([.B19];[.$I$2];[.$I$3];0)/NORMDIST([.$I$2];[.$I$2];[.$I$3];0)*NORMDIST([.C19];[.$H$2];[.$H$3];0)/NORMDIST([.$H$2];[.$H$2];[.$H$3];0)" office:value-type="float" office:value="0.0119832094680471" calcext:value-type="float">
            <text:p>0,011983209468047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3" calcext:value-type="float">
            <text:p>94,3</text:p>
          </table:table-cell>
          <table:table-cell office:value-type="float" office:value="767.9" calcext:value-type="float">
            <text:p>767,9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NORMDIST([.B20];[.$E$2];[.$E$3];0)/NORMDIST([.$E$2];[.$E$2];[.$E$3];0)*NORMDIST([.C20];[.$D$2];[.$D$3];0)/NORMDIST([.$D$2];[.$D$2];[.$D$3];0)" office:value-type="float" office:value="5.09653266840985E-034" calcext:value-type="float">
            <text:p>5,09653266840985E-34</text:p>
          </table:table-cell>
          <table:table-cell/>
          <table:table-cell table:formula="of:=NORMDIST([.B20];[.$I$2];[.$I$3];0)/NORMDIST([.$I$2];[.$I$2];[.$I$3];0)*NORMDIST([.C20];[.$H$2];[.$H$3];0)/NORMDIST([.$H$2];[.$H$2];[.$H$3];0)" office:value-type="float" office:value="7.5300964477384E-042" calcext:value-type="float">
            <text:p>7,5300964477384E-42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63" calcext:value-type="float">
            <text:p>24,63</text:p>
          </table:table-cell>
          <table:table-cell office:value-type="float" office:value="-117" calcext:value-type="float">
            <text:p>-117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NORMDIST([.B21];[.$E$2];[.$E$3];0)/NORMDIST([.$E$2];[.$E$2];[.$E$3];0)*NORMDIST([.C21];[.$D$2];[.$D$3];0)/NORMDIST([.$D$2];[.$D$2];[.$D$3];0)" office:value-type="float" office:value="0.0195128328389666" calcext:value-type="float">
            <text:p>0,019512832838967</text:p>
          </table:table-cell>
          <table:table-cell/>
          <table:table-cell table:formula="of:=NORMDIST([.B21];[.$I$2];[.$I$3];0)/NORMDIST([.$I$2];[.$I$2];[.$I$3];0)*NORMDIST([.C21];[.$H$2];[.$H$3];0)/NORMDIST([.$H$2];[.$H$2];[.$H$3];0)" office:value-type="float" office:value="0.474829445171783" calcext:value-type="float">
            <text:p>0,474829445171783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15" calcext:value-type="float">
            <text:p>17,15</text:p>
          </table:table-cell>
          <table:table-cell office:value-type="float" office:value="-131.8" calcext:value-type="float">
            <text:p>-131,8</text:p>
          </table:table-cell>
          <table:table-cell office:value-type="float" office:value="4040" calcext:value-type="float">
            <text:p>4040</text:p>
          </table:table-cell>
          <table:table-cell/>
          <table:table-cell table:formula="of:=NORMDIST([.B22];[.$E$2];[.$E$3];0)/NORMDIST([.$E$2];[.$E$2];[.$E$3];0)*NORMDIST([.C22];[.$D$2];[.$D$3];0)/NORMDIST([.$D$2];[.$D$2];[.$D$3];0)" office:value-type="float" office:value="0.00833259742604956" calcext:value-type="float">
            <text:p>0,00833259742605</text:p>
          </table:table-cell>
          <table:table-cell/>
          <table:table-cell table:formula="of:=NORMDIST([.B22];[.$I$2];[.$I$3];0)/NORMDIST([.$I$2];[.$I$2];[.$I$3];0)*NORMDIST([.C22];[.$H$2];[.$H$3];0)/NORMDIST([.$H$2];[.$H$2];[.$H$3];0)" office:value-type="float" office:value="0.372259759975414" calcext:value-type="float">
            <text:p>0,372259759975414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1" calcext:value-type="float">
            <text:p>16,71</text:p>
          </table:table-cell>
          <table:table-cell office:value-type="float" office:value="361.2" calcext:value-type="float">
            <text:p>361,2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NORMDIST([.B23];[.$E$2];[.$E$3];0)/NORMDIST([.$E$2];[.$E$2];[.$E$3];0)*NORMDIST([.C23];[.$D$2];[.$D$3];0)/NORMDIST([.$D$2];[.$D$2];[.$D$3];0)" office:value-type="float" office:value="0.00000003798338376386" calcext:value-type="float">
            <text:p>3,79833837638614E-08</text:p>
          </table:table-cell>
          <table:table-cell/>
          <table:table-cell table:formula="of:=NORMDIST([.B23];[.$I$2];[.$I$3];0)/NORMDIST([.$I$2];[.$I$2];[.$I$3];0)*NORMDIST([.C23];[.$H$2];[.$H$3];0)/NORMDIST([.$H$2];[.$H$2];[.$H$3];0)" office:value-type="float" office:value="0.00000000005980488862" calcext:value-type="float">
            <text:p>5,98048886155775E-11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69" calcext:value-type="float">
            <text:p>22,69</text:p>
          </table:table-cell>
          <table:table-cell office:value-type="float" office:value="346.7" calcext:value-type="float">
            <text:p>346,7</text:p>
          </table:table-cell>
          <table:table-cell office:value-type="float" office:value="4470" calcext:value-type="float">
            <text:p>4470</text:p>
          </table:table-cell>
          <table:table-cell/>
          <table:table-cell table:formula="of:=NORMDIST([.B24];[.$E$2];[.$E$3];0)/NORMDIST([.$E$2];[.$E$2];[.$E$3];0)*NORMDIST([.C24];[.$D$2];[.$D$3];0)/NORMDIST([.$D$2];[.$D$2];[.$D$3];0)" office:value-type="float" office:value="0.00000017315097377683" calcext:value-type="float">
            <text:p>1,73150973776826E-07</text:p>
          </table:table-cell>
          <table:table-cell/>
          <table:table-cell table:formula="of:=NORMDIST([.B24];[.$I$2];[.$I$3];0)/NORMDIST([.$I$2];[.$I$2];[.$I$3];0)*NORMDIST([.C24];[.$H$2];[.$H$3];0)/NORMDIST([.$H$2];[.$H$2];[.$H$3];0)" office:value-type="float" office:value="0.00000000029032060313" calcext:value-type="float">
            <text:p>2,90320603131188E-10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44" calcext:value-type="float">
            <text:p>23,44</text:p>
          </table:table-cell>
          <table:table-cell office:value-type="float" office:value="-65.6" calcext:value-type="float">
            <text:p>-65,6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NORMDIST([.B25];[.$E$2];[.$E$3];0)/NORMDIST([.$E$2];[.$E$2];[.$E$3];0)*NORMDIST([.C25];[.$D$2];[.$D$3];0)/NORMDIST([.$D$2];[.$D$2];[.$D$3];0)" office:value-type="float" office:value="0.0990295765930822" calcext:value-type="float">
            <text:p>0,099029576593082</text:p>
          </table:table-cell>
          <table:table-cell/>
          <table:table-cell table:formula="of:=NORMDIST([.B25];[.$I$2];[.$I$3];0)/NORMDIST([.$I$2];[.$I$2];[.$I$3];0)*NORMDIST([.C25];[.$H$2];[.$H$3];0)/NORMDIST([.$H$2];[.$H$2];[.$H$3];0)" office:value-type="float" office:value="0.866159055868353" calcext:value-type="float">
            <text:p>0,866159055868353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29" calcext:value-type="float">
            <text:p>99,29</text:p>
          </table:table-cell>
          <table:table-cell office:value-type="float" office:value="-49.9" calcext:value-type="float">
            <text:p>-49,9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NORMDIST([.B26];[.$E$2];[.$E$3];0)/NORMDIST([.$E$2];[.$E$2];[.$E$3];0)*NORMDIST([.C26];[.$D$2];[.$D$3];0)/NORMDIST([.$D$2];[.$D$2];[.$D$3];0)" office:value-type="float" office:value="0.458741285694285" calcext:value-type="float">
            <text:p>0,458741285694285</text:p>
          </table:table-cell>
          <table:table-cell/>
          <table:table-cell table:formula="of:=NORMDIST([.B26];[.$I$2];[.$I$3];0)/NORMDIST([.$I$2];[.$I$2];[.$I$3];0)*NORMDIST([.C26];[.$H$2];[.$H$3];0)/NORMDIST([.$H$2];[.$H$2];[.$H$3];0)" office:value-type="float" office:value="0.13921967343937" calcext:value-type="float">
            <text:p>0,13921967343937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45" calcext:value-type="float">
            <text:p>36,45</text:p>
          </table:table-cell>
          <table:table-cell office:value-type="float" office:value="-78.2" calcext:value-type="float">
            <text:p>-78,2</text:p>
          </table:table-cell>
          <table:table-cell office:value-type="float" office:value="3410" calcext:value-type="float">
            <text:p>3410</text:p>
          </table:table-cell>
          <table:table-cell/>
          <table:table-cell table:formula="of:=NORMDIST([.B27];[.$E$2];[.$E$3];0)/NORMDIST([.$E$2];[.$E$2];[.$E$3];0)*NORMDIST([.C27];[.$D$2];[.$D$3];0)/NORMDIST([.$D$2];[.$D$2];[.$D$3];0)" office:value-type="float" office:value="0.101578792587582" calcext:value-type="float">
            <text:p>0,101578792587582</text:p>
          </table:table-cell>
          <table:table-cell/>
          <table:table-cell table:formula="of:=NORMDIST([.B27];[.$I$2];[.$I$3];0)/NORMDIST([.$I$2];[.$I$2];[.$I$3];0)*NORMDIST([.C27];[.$H$2];[.$H$3];0)/NORMDIST([.$H$2];[.$H$2];[.$H$3];0)" office:value-type="float" office:value="0.686485277323801" calcext:value-type="float">
            <text:p>0,686485277323801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12" calcext:value-type="float">
            <text:p>74,12</text:p>
          </table:table-cell>
          <table:table-cell office:value-type="float" office:value="638.3" calcext:value-type="float">
            <text:p>638,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NORMDIST([.B28];[.$E$2];[.$E$3];0)/NORMDIST([.$E$2];[.$E$2];[.$E$3];0)*NORMDIST([.C28];[.$D$2];[.$D$3];0)/NORMDIST([.$D$2];[.$D$2];[.$D$3];0)" office:value-type="float" office:value="1.79367670190399E-023" calcext:value-type="float">
            <text:p>1,79367670190399E-23</text:p>
          </table:table-cell>
          <table:table-cell/>
          <table:table-cell table:formula="of:=NORMDIST([.B28];[.$I$2];[.$I$3];0)/NORMDIST([.$I$2];[.$I$2];[.$I$3];0)*NORMDIST([.C28];[.$H$2];[.$H$3];0)/NORMDIST([.$H$2];[.$H$2];[.$H$3];0)" office:value-type="float" office:value="8.83949593649949E-030" calcext:value-type="float">
            <text:p>8,83949593649949E-30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46" calcext:value-type="float">
            <text:p>74,46</text:p>
          </table:table-cell>
          <table:table-cell office:value-type="float" office:value="495.3" calcext:value-type="float">
            <text:p>495,3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NORMDIST([.B29];[.$E$2];[.$E$3];0)/NORMDIST([.$E$2];[.$E$2];[.$E$3];0)*NORMDIST([.C29];[.$D$2];[.$D$3];0)/NORMDIST([.$D$2];[.$D$2];[.$D$3];0)" office:value-type="float" office:value="0.00000000000003998816" calcext:value-type="float">
            <text:p>3,99881576963289E-14</text:p>
          </table:table-cell>
          <table:table-cell/>
          <table:table-cell table:formula="of:=NORMDIST([.B29];[.$I$2];[.$I$3];0)/NORMDIST([.$I$2];[.$I$2];[.$I$3];0)*NORMDIST([.C29];[.$H$2];[.$H$3];0)/NORMDIST([.$H$2];[.$H$2];[.$H$3];0)" office:value-type="float" office:value="3.82422968707871E-019" calcext:value-type="float">
            <text:p>3,82422968707871E-19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24" calcext:value-type="float">
            <text:p>61,24</text:p>
          </table:table-cell>
          <table:table-cell office:value-type="float" office:value="440.4" calcext:value-type="float">
            <text:p>440,4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NORMDIST([.B30];[.$E$2];[.$E$3];0)/NORMDIST([.$E$2];[.$E$2];[.$E$3];0)*NORMDIST([.C30];[.$D$2];[.$D$3];0)/NORMDIST([.$D$2];[.$D$2];[.$D$3];0)" office:value-type="float" office:value="0.0000000000289127124" calcext:value-type="float">
            <text:p>2,89127123963065E-11</text:p>
          </table:table-cell>
          <table:table-cell/>
          <table:table-cell table:formula="of:=NORMDIST([.B30];[.$I$2];[.$I$3];0)/NORMDIST([.$I$2];[.$I$2];[.$I$3];0)*NORMDIST([.C30];[.$H$2];[.$H$3];0)/NORMDIST([.$H$2];[.$H$2];[.$H$3];0)" office:value-type="float" office:value="1.47258592211336E-015" calcext:value-type="float">
            <text:p>1,47258592211336E-15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27" calcext:value-type="float">
            <text:p>18,27</text:p>
          </table:table-cell>
          <table:table-cell office:value-type="float" office:value="-33.5" calcext:value-type="float">
            <text:p>-33,5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NORMDIST([.B31];[.$E$2];[.$E$3];0)/NORMDIST([.$E$2];[.$E$2];[.$E$3];0)*NORMDIST([.C31];[.$D$2];[.$D$3];0)/NORMDIST([.$D$2];[.$D$2];[.$D$3];0)" office:value-type="float" office:value="0.163446251449943" calcext:value-type="float">
            <text:p>0,163446251449943</text:p>
          </table:table-cell>
          <table:table-cell/>
          <table:table-cell table:formula="of:=NORMDIST([.B31];[.$I$2];[.$I$3];0)/NORMDIST([.$I$2];[.$I$2];[.$I$3];0)*NORMDIST([.C31];[.$H$2];[.$H$3];0)/NORMDIST([.$H$2];[.$H$2];[.$H$3];0)" office:value-type="float" office:value="0.900710772609752" calcext:value-type="float">
            <text:p>0,900710772609752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.62" calcext:value-type="float">
            <text:p>78,62</text:p>
          </table:table-cell>
          <table:table-cell office:value-type="float" office:value="413.9" calcext:value-type="float">
            <text:p>413,9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NORMDIST([.B32];[.$E$2];[.$E$3];0)/NORMDIST([.$E$2];[.$E$2];[.$E$3];0)*NORMDIST([.C32];[.$D$2];[.$D$3];0)/NORMDIST([.$D$2];[.$D$2];[.$D$3];0)" office:value-type="float" office:value="0.00000000068786929868" calcext:value-type="float">
            <text:p>6,8786929868157E-10</text:p>
          </table:table-cell>
          <table:table-cell/>
          <table:table-cell table:formula="of:=NORMDIST([.B32];[.$I$2];[.$I$3];0)/NORMDIST([.$I$2];[.$I$2];[.$I$3];0)*NORMDIST([.C32];[.$H$2];[.$H$3];0)/NORMDIST([.$H$2];[.$H$2];[.$H$3];0)" office:value-type="float" office:value="0.00000000000003036288" calcext:value-type="float">
            <text:p>3,03628794838323E-14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13" calcext:value-type="float">
            <text:p>49,13</text:p>
          </table:table-cell>
          <table:table-cell office:value-type="float" office:value="-167" calcext:value-type="float">
            <text:p>-167</text:p>
          </table:table-cell>
          <table:table-cell office:value-type="float" office:value="2270" calcext:value-type="float">
            <text:p>2270</text:p>
          </table:table-cell>
          <table:table-cell/>
          <table:table-cell table:formula="of:=NORMDIST([.B33];[.$E$2];[.$E$3];0)/NORMDIST([.$E$2];[.$E$2];[.$E$3];0)*NORMDIST([.C33];[.$D$2];[.$D$3];0)/NORMDIST([.$D$2];[.$D$2];[.$D$3];0)" office:value-type="float" office:value="0.00356157869059441" calcext:value-type="float">
            <text:p>0,003561578690594</text:p>
          </table:table-cell>
          <table:table-cell/>
          <table:table-cell table:formula="of:=NORMDIST([.B33];[.$I$2];[.$I$3];0)/NORMDIST([.$I$2];[.$I$2];[.$I$3];0)*NORMDIST([.C33];[.$H$2];[.$H$3];0)/NORMDIST([.$H$2];[.$H$2];[.$H$3];0)" office:value-type="float" office:value="0.0921809874088518" calcext:value-type="float">
            <text:p>0,092180987408852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5" calcext:value-type="float">
            <text:p>99,65</text:p>
          </table:table-cell>
          <table:table-cell office:value-type="float" office:value="451.8" calcext:value-type="float">
            <text:p>451,8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NORMDIST([.B34];[.$E$2];[.$E$3];0)/NORMDIST([.$E$2];[.$E$2];[.$E$3];0)*NORMDIST([.C34];[.$D$2];[.$D$3];0)/NORMDIST([.$D$2];[.$D$2];[.$D$3];0)" office:value-type="float" office:value="0.000000000010290705" calcext:value-type="float">
            <text:p>1,02907049974728E-11</text:p>
          </table:table-cell>
          <table:table-cell/>
          <table:table-cell table:formula="of:=NORMDIST([.B34];[.$I$2];[.$I$3];0)/NORMDIST([.$I$2];[.$I$2];[.$I$3];0)*NORMDIST([.C34];[.$H$2];[.$H$3];0)/NORMDIST([.$H$2];[.$H$2];[.$H$3];0)" office:value-type="float" office:value="8.89287023659448E-017" calcext:value-type="float">
            <text:p>8,89287023659448E-17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6" calcext:value-type="float">
            <text:p>1,16</text:p>
          </table:table-cell>
          <table:table-cell office:value-type="float" office:value="-45.4" calcext:value-type="float">
            <text:p>-45,4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NORMDIST([.B35];[.$E$2];[.$E$3];0)/NORMDIST([.$E$2];[.$E$2];[.$E$3];0)*NORMDIST([.C35];[.$D$2];[.$D$3];0)/NORMDIST([.$D$2];[.$D$2];[.$D$3];0)" office:value-type="float" office:value="0.071202690343443" calcext:value-type="float">
            <text:p>0,071202690343443</text:p>
          </table:table-cell>
          <table:table-cell/>
          <table:table-cell table:formula="of:=NORMDIST([.B35];[.$I$2];[.$I$3];0)/NORMDIST([.$I$2];[.$I$2];[.$I$3];0)*NORMDIST([.C35];[.$H$2];[.$H$3];0)/NORMDIST([.$H$2];[.$H$2];[.$H$3];0)" office:value-type="float" office:value="0.996797131273595" calcext:value-type="float">
            <text:p>0,996797131273595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.6" calcext:value-type="float">
            <text:p>79,6</text:p>
          </table:table-cell>
          <table:table-cell office:value-type="float" office:value="12.5" calcext:value-type="float">
            <text:p>12,5</text:p>
          </table:table-cell>
          <table:table-cell office:value-type="float" office:value="3420" calcext:value-type="float">
            <text:p>3420</text:p>
          </table:table-cell>
          <table:table-cell/>
          <table:table-cell table:formula="of:=NORMDIST([.B36];[.$E$2];[.$E$3];0)/NORMDIST([.$E$2];[.$E$2];[.$E$3];0)*NORMDIST([.C36];[.$D$2];[.$D$3];0)/NORMDIST([.$D$2];[.$D$2];[.$D$3];0)" office:value-type="float" office:value="0.900384496200508" calcext:value-type="float">
            <text:p>0,900384496200508</text:p>
          </table:table-cell>
          <table:table-cell/>
          <table:table-cell table:formula="of:=NORMDIST([.B36];[.$I$2];[.$I$3];0)/NORMDIST([.$I$2];[.$I$2];[.$I$3];0)*NORMDIST([.C36];[.$H$2];[.$H$3];0)/NORMDIST([.$H$2];[.$H$2];[.$H$3];0)" office:value-type="float" office:value="0.163692318129316" calcext:value-type="float">
            <text:p>0,163692318129316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.49" calcext:value-type="float">
            <text:p>38,49</text:p>
          </table:table-cell>
          <table:table-cell office:value-type="float" office:value="-97.9" calcext:value-type="float">
            <text:p>-97,9</text:p>
          </table:table-cell>
          <table:table-cell office:value-type="float" office:value="1970" calcext:value-type="float">
            <text:p>1970</text:p>
          </table:table-cell>
          <table:table-cell/>
          <table:table-cell table:formula="of:=NORMDIST([.B37];[.$E$2];[.$E$3];0)/NORMDIST([.$E$2];[.$E$2];[.$E$3];0)*NORMDIST([.C37];[.$D$2];[.$D$3];0)/NORMDIST([.$D$2];[.$D$2];[.$D$3];0)" office:value-type="float" office:value="0.057582835975577" calcext:value-type="float">
            <text:p>0,057582835975577</text:p>
          </table:table-cell>
          <table:table-cell/>
          <table:table-cell table:formula="of:=NORMDIST([.B37];[.$I$2];[.$I$3];0)/NORMDIST([.$I$2];[.$I$2];[.$I$3];0)*NORMDIST([.C37];[.$H$2];[.$H$3];0)/NORMDIST([.$H$2];[.$H$2];[.$H$3];0)" office:value-type="float" office:value="0.540660317881995" calcext:value-type="float">
            <text:p>0,540660317881995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,5</text:p>
          </table:table-cell>
          <table:table-cell office:value-type="float" office:value="-1.9" calcext:value-type="float">
            <text:p>-1,9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NORMDIST([.B38];[.$E$2];[.$E$3];0)/NORMDIST([.$E$2];[.$E$2];[.$E$3];0)*NORMDIST([.C38];[.$D$2];[.$D$3];0)/NORMDIST([.$D$2];[.$D$2];[.$D$3];0)" office:value-type="float" office:value="0.21684957059663" calcext:value-type="float">
            <text:p>0,21684957059663</text:p>
          </table:table-cell>
          <table:table-cell/>
          <table:table-cell table:formula="of:=NORMDIST([.B38];[.$I$2];[.$I$3];0)/NORMDIST([.$I$2];[.$I$2];[.$I$3];0)*NORMDIST([.C38];[.$H$2];[.$H$3];0)/NORMDIST([.$H$2];[.$H$2];[.$H$3];0)" office:value-type="float" office:value="0.691159454892686" calcext:value-type="float">
            <text:p>0,691159454892686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.65" calcext:value-type="float">
            <text:p>93,65</text:p>
          </table:table-cell>
          <table:table-cell office:value-type="float" office:value="-38" calcext:value-type="float">
            <text:p>-38</text:p>
          </table:table-cell>
          <table:table-cell office:value-type="float" office:value="2990" calcext:value-type="float">
            <text:p>2990</text:p>
          </table:table-cell>
          <table:table-cell/>
          <table:table-cell table:formula="of:=NORMDIST([.B39];[.$E$2];[.$E$3];0)/NORMDIST([.$E$2];[.$E$2];[.$E$3];0)*NORMDIST([.C39];[.$D$2];[.$D$3];0)/NORMDIST([.$D$2];[.$D$2];[.$D$3];0)" office:value-type="float" office:value="0.571600761901252" calcext:value-type="float">
            <text:p>0,571600761901252</text:p>
          </table:table-cell>
          <table:table-cell/>
          <table:table-cell table:formula="of:=NORMDIST([.B39];[.$I$2];[.$I$3];0)/NORMDIST([.$I$2];[.$I$2];[.$I$3];0)*NORMDIST([.C39];[.$H$2];[.$H$3];0)/NORMDIST([.$H$2];[.$H$2];[.$H$3];0)" office:value-type="float" office:value="0.169642075452198" calcext:value-type="float">
            <text:p>0,169642075452198</text:p>
          </table:table-cell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" calcext:value-type="float">
            <text:p>0,48</text:p>
          </table:table-cell>
          <table:table-cell office:value-type="float" office:value="-111.3" calcext:value-type="float">
            <text:p>-111,3</text:p>
          </table:table-cell>
          <table:table-cell office:value-type="float" office:value="4850" calcext:value-type="float">
            <text:p>4850</text:p>
          </table:table-cell>
          <table:table-cell/>
          <table:table-cell table:formula="of:=NORMDIST([.B40];[.$E$2];[.$E$3];0)/NORMDIST([.$E$2];[.$E$2];[.$E$3];0)*NORMDIST([.C40];[.$D$2];[.$D$3];0)/NORMDIST([.$D$2];[.$D$2];[.$D$3];0)" office:value-type="float" office:value="0.0104507576352114" calcext:value-type="float">
            <text:p>0,010450757635211</text:p>
          </table:table-cell>
          <table:table-cell/>
          <table:table-cell table:formula="of:=NORMDIST([.B40];[.$I$2];[.$I$3];0)/NORMDIST([.$I$2];[.$I$2];[.$I$3];0)*NORMDIST([.C40];[.$H$2];[.$H$3];0)/NORMDIST([.$H$2];[.$H$2];[.$H$3];0)" office:value-type="float" office:value="0.593363864367456" calcext:value-type="float">
            <text:p>0,593363864367456</text:p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.28" calcext:value-type="float">
            <text:p>90,28</text:p>
          </table:table-cell>
          <table:table-cell office:value-type="float" office:value="49.9" calcext:value-type="float">
            <text:p>49,9</text:p>
          </table:table-cell>
          <table:table-cell office:value-type="float" office:value="3120" calcext:value-type="float">
            <text:p>3120</text:p>
          </table:table-cell>
          <table:table-cell/>
          <table:table-cell table:formula="of:=NORMDIST([.B41];[.$E$2];[.$E$3];0)/NORMDIST([.$E$2];[.$E$2];[.$E$3];0)*NORMDIST([.C41];[.$D$2];[.$D$3];0)/NORMDIST([.$D$2];[.$D$2];[.$D$3];0)" office:value-type="float" office:value="0.900317157961792" calcext:value-type="float">
            <text:p>0,900317157961792</text:p>
          </table:table-cell>
          <table:table-cell/>
          <table:table-cell table:formula="of:=NORMDIST([.B41];[.$I$2];[.$I$3];0)/NORMDIST([.$I$2];[.$I$2];[.$I$3];0)*NORMDIST([.C41];[.$H$2];[.$H$3];0)/NORMDIST([.$H$2];[.$H$2];[.$H$3];0)" office:value-type="float" office:value="0.0489866150711627" calcext:value-type="float">
            <text:p>0,04898661507116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21" calcext:value-type="float">
            <text:p>70,21</text:p>
          </table:table-cell>
          <table:table-cell office:value-type="float" office:value="-93.5" calcext:value-type="float">
            <text:p>-93,5</text:p>
          </table:table-cell>
          <table:table-cell office:value-type="float" office:value="4720" calcext:value-type="float">
            <text:p>4720</text:p>
          </table:table-cell>
          <table:table-cell/>
          <table:table-cell table:formula="of:=NORMDIST([.B42];[.$E$2];[.$E$3];0)/NORMDIST([.$E$2];[.$E$2];[.$E$3];0)*NORMDIST([.C42];[.$D$2];[.$D$3];0)/NORMDIST([.$D$2];[.$D$2];[.$D$3];0)" office:value-type="float" office:value="0.119098866485541" calcext:value-type="float">
            <text:p>0,119098866485541</text:p>
          </table:table-cell>
          <table:table-cell/>
          <table:table-cell table:formula="of:=NORMDIST([.B42];[.$I$2];[.$I$3];0)/NORMDIST([.$I$2];[.$I$2];[.$I$3];0)*NORMDIST([.C42];[.$H$2];[.$H$3];0)/NORMDIST([.$H$2];[.$H$2];[.$H$3];0)" office:value-type="float" office:value="0.28687711661956" calcext:value-type="float">
            <text:p>0,28687711661956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.08" calcext:value-type="float">
            <text:p>59,08</text:p>
          </table:table-cell>
          <table:table-cell office:value-type="float" office:value="343.5" calcext:value-type="float">
            <text:p>343,5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NORMDIST([.B43];[.$E$2];[.$E$3];0)/NORMDIST([.$E$2];[.$E$2];[.$E$3];0)*NORMDIST([.C43];[.$D$2];[.$D$3];0)/NORMDIST([.$D$2];[.$D$2];[.$D$3];0)" office:value-type="float" office:value="0.00000054412291501769" calcext:value-type="float">
            <text:p>5,4412291501769E-07</text:p>
          </table:table-cell>
          <table:table-cell/>
          <table:table-cell table:formula="of:=NORMDIST([.B43];[.$I$2];[.$I$3];0)/NORMDIST([.$I$2];[.$I$2];[.$I$3];0)*NORMDIST([.C43];[.$H$2];[.$H$3];0)/NORMDIST([.$H$2];[.$H$2];[.$H$3];0)" office:value-type="float" office:value="0.00000000022748033165" calcext:value-type="float">
            <text:p>2,27480331651157E-10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.49" calcext:value-type="float">
            <text:p>89,49</text:p>
          </table:table-cell>
          <table:table-cell office:value-type="float" office:value="324.1" calcext:value-type="float">
            <text:p>324,1</text:p>
          </table:table-cell>
          <table:table-cell office:value-type="float" office:value="3320" calcext:value-type="float">
            <text:p>3320</text:p>
          </table:table-cell>
          <table:table-cell/>
          <table:table-cell table:formula="of:=NORMDIST([.B44];[.$E$2];[.$E$3];0)/NORMDIST([.$E$2];[.$E$2];[.$E$3];0)*NORMDIST([.C44];[.$D$2];[.$D$3];0)/NORMDIST([.$D$2];[.$D$2];[.$D$3];0)" office:value-type="float" office:value="0.00000392869000386717" calcext:value-type="float">
            <text:p>3,92869000386717E-06</text:p>
          </table:table-cell>
          <table:table-cell/>
          <table:table-cell table:formula="of:=NORMDIST([.B44];[.$I$2];[.$I$3];0)/NORMDIST([.$I$2];[.$I$2];[.$I$3];0)*NORMDIST([.C44];[.$H$2];[.$H$3];0)/NORMDIST([.$H$2];[.$H$2];[.$H$3];0)" office:value-type="float" office:value="0.00000000072903124847" calcext:value-type="float">
            <text:p>7,29031248467309E-10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6" calcext:value-type="float">
            <text:p>34,6</text:p>
          </table:table-cell>
          <table:table-cell office:value-type="float" office:value="-121.1" calcext:value-type="float">
            <text:p>-121,1</text:p>
          </table:table-cell>
          <table:table-cell office:value-type="float" office:value="4580" calcext:value-type="float">
            <text:p>4580</text:p>
          </table:table-cell>
          <table:table-cell/>
          <table:table-cell table:formula="of:=NORMDIST([.B45];[.$E$2];[.$E$3];0)/NORMDIST([.$E$2];[.$E$2];[.$E$3];0)*NORMDIST([.C45];[.$D$2];[.$D$3];0)/NORMDIST([.$D$2];[.$D$2];[.$D$3];0)" office:value-type="float" office:value="0.0219268251288328" calcext:value-type="float">
            <text:p>0,021926825128833</text:p>
          </table:table-cell>
          <table:table-cell/>
          <table:table-cell table:formula="of:=NORMDIST([.B45];[.$I$2];[.$I$3];0)/NORMDIST([.$I$2];[.$I$2];[.$I$3];0)*NORMDIST([.C45];[.$H$2];[.$H$3];0)/NORMDIST([.$H$2];[.$H$2];[.$H$3];0)" office:value-type="float" office:value="0.390024976344526" calcext:value-type="float">
            <text:p>0,390024976344526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75" calcext:value-type="float">
            <text:p>15,75</text:p>
          </table:table-cell>
          <table:table-cell office:value-type="float" office:value="73.9" calcext:value-type="float">
            <text:p>73,9</text:p>
          </table:table-cell>
          <table:table-cell office:value-type="float" office:value="1470" calcext:value-type="float">
            <text:p>1470</text:p>
          </table:table-cell>
          <table:table-cell/>
          <table:table-cell table:formula="of:=NORMDIST([.B46];[.$E$2];[.$E$3];0)/NORMDIST([.$E$2];[.$E$2];[.$E$3];0)*NORMDIST([.C46];[.$D$2];[.$D$3];0)/NORMDIST([.$D$2];[.$D$2];[.$D$3];0)" office:value-type="float" office:value="0.17347444179244" calcext:value-type="float">
            <text:p>0,17347444179244</text:p>
          </table:table-cell>
          <table:table-cell/>
          <table:table-cell table:formula="of:=NORMDIST([.B46];[.$I$2];[.$I$3];0)/NORMDIST([.$I$2];[.$I$2];[.$I$3];0)*NORMDIST([.C46];[.$H$2];[.$H$3];0)/NORMDIST([.$H$2];[.$H$2];[.$H$3];0)" office:value-type="float" office:value="0.112846702088033" calcext:value-type="float">
            <text:p>0,11284670208803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7" calcext:value-type="float">
            <text:p>72,07</text:p>
          </table:table-cell>
          <table:table-cell office:value-type="float" office:value="533.6" calcext:value-type="float">
            <text:p>533,6</text:p>
          </table:table-cell>
          <table:table-cell office:value-type="float" office:value="2530" calcext:value-type="float">
            <text:p>2530</text:p>
          </table:table-cell>
          <table:table-cell/>
          <table:table-cell table:formula="of:=NORMDIST([.B47];[.$E$2];[.$E$3];0)/NORMDIST([.$E$2];[.$E$2];[.$E$3];0)*NORMDIST([.C47];[.$D$2];[.$D$3];0)/NORMDIST([.$D$2];[.$D$2];[.$D$3];0)" office:value-type="float" office:value="2.13486970991145E-016" calcext:value-type="float">
            <text:p>2,13486970991145E-16</text:p>
          </table:table-cell>
          <table:table-cell/>
          <table:table-cell table:formula="of:=NORMDIST([.B47];[.$I$2];[.$I$3];0)/NORMDIST([.$I$2];[.$I$2];[.$I$3];0)*NORMDIST([.C47];[.$H$2];[.$H$3];0)/NORMDIST([.$H$2];[.$H$2];[.$H$3];0)" office:value-type="float" office:value="1.01151352690733E-021" calcext:value-type="float">
            <text:p>1,01151352690733E-21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03" calcext:value-type="float">
            <text:p>3,03</text:p>
          </table:table-cell>
          <table:table-cell office:value-type="float" office:value="-203.6" calcext:value-type="float">
            <text:p>-203,6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NORMDIST([.B48];[.$E$2];[.$E$3];0)/NORMDIST([.$E$2];[.$E$2];[.$E$3];0)*NORMDIST([.C48];[.$D$2];[.$D$3];0)/NORMDIST([.$D$2];[.$D$2];[.$D$3];0)" office:value-type="float" office:value="0.000107428378387095" calcext:value-type="float">
            <text:p>0,000107428378387</text:p>
          </table:table-cell>
          <table:table-cell/>
          <table:table-cell table:formula="of:=NORMDIST([.B48];[.$I$2];[.$I$3];0)/NORMDIST([.$I$2];[.$I$2];[.$I$3];0)*NORMDIST([.C48];[.$H$2];[.$H$3];0)/NORMDIST([.$H$2];[.$H$2];[.$H$3];0)" office:value-type="float" office:value="0.0376796099866618" calcext:value-type="float">
            <text:p>0,037679609986662</text:p>
          </table:table-cell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23" calcext:value-type="float">
            <text:p>28,23</text:p>
          </table:table-cell>
          <table:table-cell office:value-type="float" office:value="342.2" calcext:value-type="float">
            <text:p>342,2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NORMDIST([.B49];[.$E$2];[.$E$3];0)/NORMDIST([.$E$2];[.$E$2];[.$E$3];0)*NORMDIST([.C49];[.$D$2];[.$D$3];0)/NORMDIST([.$D$2];[.$D$2];[.$D$3];0)" office:value-type="float" office:value="0.00000030449572106642" calcext:value-type="float">
            <text:p>3,04495721066421E-07</text:p>
          </table:table-cell>
          <table:table-cell/>
          <table:table-cell table:formula="of:=NORMDIST([.B49];[.$I$2];[.$I$3];0)/NORMDIST([.$I$2];[.$I$2];[.$I$3];0)*NORMDIST([.C49];[.$H$2];[.$H$3];0)/NORMDIST([.$H$2];[.$H$2];[.$H$3];0)" office:value-type="float" office:value="0.00000000044927221808" calcext:value-type="float">
            <text:p>4,49272218077554E-10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.46" calcext:value-type="float">
            <text:p>79,46</text:p>
          </table:table-cell>
          <table:table-cell office:value-type="float" office:value="-19" calcext:value-type="float">
            <text:p>-1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NORMDIST([.B50];[.$E$2];[.$E$3];0)/NORMDIST([.$E$2];[.$E$2];[.$E$3];0)*NORMDIST([.C50];[.$D$2];[.$D$3];0)/NORMDIST([.$D$2];[.$D$2];[.$D$3];0)" office:value-type="float" office:value="0.70238948358602" calcext:value-type="float">
            <text:p>0,70238948358602</text:p>
          </table:table-cell>
          <table:table-cell/>
          <table:table-cell table:formula="of:=NORMDIST([.B50];[.$I$2];[.$I$3];0)/NORMDIST([.$I$2];[.$I$2];[.$I$3];0)*NORMDIST([.C50];[.$H$2];[.$H$3];0)/NORMDIST([.$H$2];[.$H$2];[.$H$3];0)" office:value-type="float" office:value="0.247523304398007" calcext:value-type="float">
            <text:p>0,247523304398007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62" calcext:value-type="float">
            <text:p>16,62</text:p>
          </table:table-cell>
          <table:table-cell office:value-type="float" office:value="-13.4" calcext:value-type="float">
            <text:p>-13,4</text:p>
          </table:table-cell>
          <table:table-cell office:value-type="float" office:value="3490" calcext:value-type="float">
            <text:p>3490</text:p>
          </table:table-cell>
          <table:table-cell/>
          <table:table-cell table:formula="of:=NORMDIST([.B51];[.$E$2];[.$E$3];0)/NORMDIST([.$E$2];[.$E$2];[.$E$3];0)*NORMDIST([.C51];[.$D$2];[.$D$3];0)/NORMDIST([.$D$2];[.$D$2];[.$D$3];0)" office:value-type="float" office:value="0.202858846345416" calcext:value-type="float">
            <text:p>0,202858846345416</text:p>
          </table:table-cell>
          <table:table-cell/>
          <table:table-cell table:formula="of:=NORMDIST([.B51];[.$I$2];[.$I$3];0)/NORMDIST([.$I$2];[.$I$2];[.$I$3];0)*NORMDIST([.C51];[.$H$2];[.$H$3];0)/NORMDIST([.$H$2];[.$H$2];[.$H$3];0)" office:value-type="float" office:value="0.785609931572319" calcext:value-type="float">
            <text:p>0,785609931572319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5" calcext:value-type="float">
            <text:p>4,65</text:p>
          </table:table-cell>
          <table:table-cell office:value-type="float" office:value="113.8" calcext:value-type="float">
            <text:p>113,8</text:p>
          </table:table-cell>
          <table:table-cell office:value-type="float" office:value="4080" calcext:value-type="float">
            <text:p>4080</text:p>
          </table:table-cell>
          <table:table-cell/>
          <table:table-cell table:formula="of:=NORMDIST([.B52];[.$E$2];[.$E$3];0)/NORMDIST([.$E$2];[.$E$2];[.$E$3];0)*NORMDIST([.C52];[.$D$2];[.$D$3];0)/NORMDIST([.$D$2];[.$D$2];[.$D$3];0)" office:value-type="float" office:value="0.0542840681135982" calcext:value-type="float">
            <text:p>0,054284068113598</text:p>
          </table:table-cell>
          <table:table-cell/>
          <table:table-cell table:formula="of:=NORMDIST([.B52];[.$I$2];[.$I$3];0)/NORMDIST([.$I$2];[.$I$2];[.$I$3];0)*NORMDIST([.C52];[.$H$2];[.$H$3];0)/NORMDIST([.$H$2];[.$H$2];[.$H$3];0)" office:value-type="float" office:value="0.0239742605795505" calcext:value-type="float">
            <text:p>0,023974260579551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79" calcext:value-type="float">
            <text:p>16,79</text:p>
          </table:table-cell>
          <table:table-cell office:value-type="float" office:value="835.1" calcext:value-type="float">
            <text:p>835,1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NORMDIST([.B53];[.$E$2];[.$E$3];0)/NORMDIST([.$E$2];[.$E$2];[.$E$3];0)*NORMDIST([.C53];[.$D$2];[.$D$3];0)/NORMDIST([.$D$2];[.$D$2];[.$D$3];0)" office:value-type="float" office:value="6.51239056999792E-041" calcext:value-type="float">
            <text:p>6,51239056999792E-41</text:p>
          </table:table-cell>
          <table:table-cell/>
          <table:table-cell table:formula="of:=NORMDIST([.B53];[.$I$2];[.$I$3];0)/NORMDIST([.$I$2];[.$I$2];[.$I$3];0)*NORMDIST([.C53];[.$H$2];[.$H$3];0)/NORMDIST([.$H$2];[.$H$2];[.$H$3];0)" office:value-type="float" office:value="5.26914927427979E-048" calcext:value-type="float">
            <text:p>5,26914927427979E-48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.4" calcext:value-type="float">
            <text:p>96,4</text:p>
          </table:table-cell>
          <table:table-cell office:value-type="float" office:value="-53.8" calcext:value-type="float">
            <text:p>-53,8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NORMDIST([.B54];[.$E$2];[.$E$3];0)/NORMDIST([.$E$2];[.$E$2];[.$E$3];0)*NORMDIST([.C54];[.$D$2];[.$D$3];0)/NORMDIST([.$D$2];[.$D$2];[.$D$3];0)" office:value-type="float" office:value="0.421045564381156" calcext:value-type="float">
            <text:p>0,421045564381156</text:p>
          </table:table-cell>
          <table:table-cell/>
          <table:table-cell table:formula="of:=NORMDIST([.B54];[.$I$2];[.$I$3];0)/NORMDIST([.$I$2];[.$I$2];[.$I$3];0)*NORMDIST([.C54];[.$H$2];[.$H$3];0)/NORMDIST([.$H$2];[.$H$2];[.$H$3];0)" office:value-type="float" office:value="0.155579635110556" calcext:value-type="float">
            <text:p>0,155579635110556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28" calcext:value-type="float">
            <text:p>37,28</text:p>
          </table:table-cell>
          <table:table-cell office:value-type="float" office:value="-88.7" calcext:value-type="float">
            <text:p>-88,7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NORMDIST([.B55];[.$E$2];[.$E$3];0)/NORMDIST([.$E$2];[.$E$2];[.$E$3];0)*NORMDIST([.C55];[.$D$2];[.$D$3];0)/NORMDIST([.$D$2];[.$D$2];[.$D$3];0)" office:value-type="float" office:value="0.0756020273014085" calcext:value-type="float">
            <text:p>0,075602027301409</text:p>
          </table:table-cell>
          <table:table-cell/>
          <table:table-cell table:formula="of:=NORMDIST([.B55];[.$I$2];[.$I$3];0)/NORMDIST([.$I$2];[.$I$2];[.$I$3];0)*NORMDIST([.C55];[.$H$2];[.$H$3];0)/NORMDIST([.$H$2];[.$H$2];[.$H$3];0)" office:value-type="float" office:value="0.615098919127432" calcext:value-type="float">
            <text:p>0,615098919127432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24" calcext:value-type="float">
            <text:p>42,24</text:p>
          </table:table-cell>
          <table:table-cell office:value-type="float" office:value="265.3" calcext:value-type="float">
            <text:p>265,3</text:p>
          </table:table-cell>
          <table:table-cell office:value-type="float" office:value="4330" calcext:value-type="float">
            <text:p>4330</text:p>
          </table:table-cell>
          <table:table-cell/>
          <table:table-cell table:formula="of:=NORMDIST([.B56];[.$E$2];[.$E$3];0)/NORMDIST([.$E$2];[.$E$2];[.$E$3];0)*NORMDIST([.C56];[.$D$2];[.$D$3];0)/NORMDIST([.$D$2];[.$D$2];[.$D$3];0)" office:value-type="float" office:value="0.000168722362399181" calcext:value-type="float">
            <text:p>0,000168722362399</text:p>
          </table:table-cell>
          <table:table-cell/>
          <table:table-cell table:formula="of:=NORMDIST([.B56];[.$I$2];[.$I$3];0)/NORMDIST([.$I$2];[.$I$2];[.$I$3];0)*NORMDIST([.C56];[.$H$2];[.$H$3];0)/NORMDIST([.$H$2];[.$H$2];[.$H$3];0)" office:value-type="float" office:value="0.00000070550214871185" calcext:value-type="float">
            <text:p>7,05502148711847E-07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1" calcext:value-type="float">
            <text:p>5,71</text:p>
          </table:table-cell>
          <table:table-cell office:value-type="float" office:value="131.5" calcext:value-type="float">
            <text:p>131,5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NORMDIST([.B57];[.$E$2];[.$E$3];0)/NORMDIST([.$E$2];[.$E$2];[.$E$3];0)*NORMDIST([.C57];[.$D$2];[.$D$3];0)/NORMDIST([.$D$2];[.$D$2];[.$D$3];0)" office:value-type="float" office:value="0.034964104831456" calcext:value-type="float">
            <text:p>0,034964104831456</text:p>
          </table:table-cell>
          <table:table-cell/>
          <table:table-cell table:formula="of:=NORMDIST([.B57];[.$I$2];[.$I$3];0)/NORMDIST([.$I$2];[.$I$2];[.$I$3];0)*NORMDIST([.C57];[.$H$2];[.$H$3];0)/NORMDIST([.$H$2];[.$H$2];[.$H$3];0)" office:value-type="float" office:value="0.0102361130130714" calcext:value-type="float">
            <text:p>0,010236113013071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.69" calcext:value-type="float">
            <text:p>93,69</text:p>
          </table:table-cell>
          <table:table-cell office:value-type="float" office:value="287.2" calcext:value-type="float">
            <text:p>287,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NORMDIST([.B58];[.$E$2];[.$E$3];0)/NORMDIST([.$E$2];[.$E$2];[.$E$3];0)*NORMDIST([.C58];[.$D$2];[.$D$3];0)/NORMDIST([.$D$2];[.$D$2];[.$D$3];0)" office:value-type="float" office:value="0.000070746094809727" calcext:value-type="float">
            <text:p>7,0746094809727E-05</text:p>
          </table:table-cell>
          <table:table-cell/>
          <table:table-cell table:formula="of:=NORMDIST([.B58];[.$I$2];[.$I$3];0)/NORMDIST([.$I$2];[.$I$2];[.$I$3];0)*NORMDIST([.C58];[.$H$2];[.$H$3];0)/NORMDIST([.$H$2];[.$H$2];[.$H$3];0)" office:value-type="float" office:value="0.00000002393884891626" calcext:value-type="float">
            <text:p>2,39388489162631E-08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.14" calcext:value-type="float">
            <text:p>48,14</text:p>
          </table:table-cell>
          <table:table-cell office:value-type="float" office:value="189.9" calcext:value-type="float">
            <text:p>189,9</text:p>
          </table:table-cell>
          <table:table-cell office:value-type="float" office:value="4130" calcext:value-type="float">
            <text:p>4130</text:p>
          </table:table-cell>
          <table:table-cell/>
          <table:table-cell table:formula="of:=NORMDIST([.B59];[.$E$2];[.$E$3];0)/NORMDIST([.$E$2];[.$E$2];[.$E$3];0)*NORMDIST([.C59];[.$D$2];[.$D$3];0)/NORMDIST([.$D$2];[.$D$2];[.$D$3];0)" office:value-type="float" office:value="0.0133724323888552" calcext:value-type="float">
            <text:p>0,013372432388855</text:p>
          </table:table-cell>
          <table:table-cell/>
          <table:table-cell table:formula="of:=NORMDIST([.B59];[.$I$2];[.$I$3];0)/NORMDIST([.$I$2];[.$I$2];[.$I$3];0)*NORMDIST([.C59];[.$H$2];[.$H$3];0)/NORMDIST([.$H$2];[.$H$2];[.$H$3];0)" office:value-type="float" office:value="0.000212445166643534" calcext:value-type="float">
            <text:p>0,000212445166644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.87" calcext:value-type="float">
            <text:p>58,87</text:p>
          </table:table-cell>
          <table:table-cell office:value-type="float" office:value="-150" calcext:value-type="float">
            <text:p>-150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NORMDIST([.B60];[.$E$2];[.$E$3];0)/NORMDIST([.$E$2];[.$E$2];[.$E$3];0)*NORMDIST([.C60];[.$D$2];[.$D$3];0)/NORMDIST([.$D$2];[.$D$2];[.$D$3];0)" office:value-type="float" office:value="0.0101345226208782" calcext:value-type="float">
            <text:p>0,010134522620878</text:p>
          </table:table-cell>
          <table:table-cell/>
          <table:table-cell table:formula="of:=NORMDIST([.B60];[.$I$2];[.$I$3];0)/NORMDIST([.$I$2];[.$I$2];[.$I$3];0)*NORMDIST([.C60];[.$H$2];[.$H$3];0)/NORMDIST([.$H$2];[.$H$2];[.$H$3];0)" office:value-type="float" office:value="0.124677575645173" calcext:value-type="float">
            <text:p>0,124677575645173</text:p>
          </table:table-cell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.25" calcext:value-type="float">
            <text:p>71,25</text:p>
          </table:table-cell>
          <table:table-cell office:value-type="float" office:value="18.2" calcext:value-type="float">
            <text:p>18,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NORMDIST([.B61];[.$E$2];[.$E$3];0)/NORMDIST([.$E$2];[.$E$2];[.$E$3];0)*NORMDIST([.C61];[.$D$2];[.$D$3];0)/NORMDIST([.$D$2];[.$D$2];[.$D$3];0)" office:value-type="float" office:value="0.842202561161118" calcext:value-type="float">
            <text:p>0,842202561161118</text:p>
          </table:table-cell>
          <table:table-cell/>
          <table:table-cell table:formula="of:=NORMDIST([.B61];[.$I$2];[.$I$3];0)/NORMDIST([.$I$2];[.$I$2];[.$I$3];0)*NORMDIST([.C61];[.$H$2];[.$H$3];0)/NORMDIST([.$H$2];[.$H$2];[.$H$3];0)" office:value-type="float" office:value="0.189888531451346" calcext:value-type="float">
            <text:p>0,189888531451346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.25" calcext:value-type="float">
            <text:p>93,25</text:p>
          </table:table-cell>
          <table:table-cell office:value-type="float" office:value="-39.2" calcext:value-type="float">
            <text:p>-39,2</text:p>
          </table:table-cell>
          <table:table-cell office:value-type="float" office:value="3930" calcext:value-type="float">
            <text:p>3930</text:p>
          </table:table-cell>
          <table:table-cell/>
          <table:table-cell table:formula="of:=NORMDIST([.B62];[.$E$2];[.$E$3];0)/NORMDIST([.$E$2];[.$E$2];[.$E$3];0)*NORMDIST([.C62];[.$D$2];[.$D$3];0)/NORMDIST([.$D$2];[.$D$2];[.$D$3];0)" office:value-type="float" office:value="0.559024208481494" calcext:value-type="float">
            <text:p>0,559024208481494</text:p>
          </table:table-cell>
          <table:table-cell/>
          <table:table-cell table:formula="of:=NORMDIST([.B62];[.$I$2];[.$I$3];0)/NORMDIST([.$I$2];[.$I$2];[.$I$3];0)*NORMDIST([.C62];[.$H$2];[.$H$3];0)/NORMDIST([.$H$2];[.$H$2];[.$H$3];0)" office:value-type="float" office:value="0.172853217220357" calcext:value-type="float">
            <text:p>0,172853217220357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5" calcext:value-type="float">
            <text:p>1,15</text:p>
          </table:table-cell>
          <table:table-cell office:value-type="float" office:value="246.5" calcext:value-type="float">
            <text:p>246,5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NORMDIST([.B63];[.$E$2];[.$E$3];0)/NORMDIST([.$E$2];[.$E$2];[.$E$3];0)*NORMDIST([.C63];[.$D$2];[.$D$3];0)/NORMDIST([.$D$2];[.$D$2];[.$D$3];0)" office:value-type="float" office:value="0.000155562047150066" calcext:value-type="float">
            <text:p>0,00015556204715</text:p>
          </table:table-cell>
          <table:table-cell/>
          <table:table-cell table:formula="of:=NORMDIST([.B63];[.$I$2];[.$I$3];0)/NORMDIST([.$I$2];[.$I$2];[.$I$3];0)*NORMDIST([.C63];[.$H$2];[.$H$3];0)/NORMDIST([.$H$2];[.$H$2];[.$H$3];0)" office:value-type="float" office:value="0.00000497891171356306" calcext:value-type="float">
            <text:p>4,97891171356306E-06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37" calcext:value-type="float">
            <text:p>36,37</text:p>
          </table:table-cell>
          <table:table-cell office:value-type="float" office:value="-21.2" calcext:value-type="float">
            <text:p>-21,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NORMDIST([.B64];[.$E$2];[.$E$3];0)/NORMDIST([.$E$2];[.$E$2];[.$E$3];0)*NORMDIST([.C64];[.$D$2];[.$D$3];0)/NORMDIST([.$D$2];[.$D$2];[.$D$3];0)" office:value-type="float" office:value="0.330811887787022" calcext:value-type="float">
            <text:p>0,330811887787022</text:p>
          </table:table-cell>
          <table:table-cell/>
          <table:table-cell table:formula="of:=NORMDIST([.B64];[.$I$2];[.$I$3];0)/NORMDIST([.$I$2];[.$I$2];[.$I$3];0)*NORMDIST([.C64];[.$H$2];[.$H$3];0)/NORMDIST([.$H$2];[.$H$2];[.$H$3];0)" office:value-type="float" office:value="0.684028715852718" calcext:value-type="float">
            <text:p>0,684028715852718</text:p>
          </table:table-cell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46" calcext:value-type="float">
            <text:p>52,46</text:p>
          </table:table-cell>
          <table:table-cell office:value-type="float" office:value="482.2" calcext:value-type="float">
            <text:p>482,2</text:p>
          </table:table-cell>
          <table:table-cell office:value-type="float" office:value="4520" calcext:value-type="float">
            <text:p>4520</text:p>
          </table:table-cell>
          <table:table-cell/>
          <table:table-cell table:formula="of:=NORMDIST([.B65];[.$E$2];[.$E$3];0)/NORMDIST([.$E$2];[.$E$2];[.$E$3];0)*NORMDIST([.C65];[.$D$2];[.$D$3];0)/NORMDIST([.$D$2];[.$D$2];[.$D$3];0)" office:value-type="float" office:value="0.0000000000001567365" calcext:value-type="float">
            <text:p>1,56736503684638E-13</text:p>
          </table:table-cell>
          <table:table-cell/>
          <table:table-cell table:formula="of:=NORMDIST([.B65];[.$I$2];[.$I$3];0)/NORMDIST([.$I$2];[.$I$2];[.$I$3];0)*NORMDIST([.C65];[.$H$2];[.$H$3];0)/NORMDIST([.$H$2];[.$H$2];[.$H$3];0)" office:value-type="float" office:value="4.74775252713587E-018" calcext:value-type="float">
            <text:p>4,74775252713587E-18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.59" calcext:value-type="float">
            <text:p>96,59</text:p>
          </table:table-cell>
          <table:table-cell office:value-type="float" office:value="415" calcext:value-type="float">
            <text:p>415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NORMDIST([.B66];[.$E$2];[.$E$3];0)/NORMDIST([.$E$2];[.$E$2];[.$E$3];0)*NORMDIST([.C66];[.$D$2];[.$D$3];0)/NORMDIST([.$D$2];[.$D$2];[.$D$3];0)" office:value-type="float" office:value="0.00000000066760420866" calcext:value-type="float">
            <text:p>6,6760420865771E-10</text:p>
          </table:table-cell>
          <table:table-cell/>
          <table:table-cell table:formula="of:=NORMDIST([.B66];[.$I$2];[.$I$3];0)/NORMDIST([.$I$2];[.$I$2];[.$I$3];0)*NORMDIST([.C66];[.$H$2];[.$H$3];0)/NORMDIST([.$H$2];[.$H$2];[.$H$3];0)" office:value-type="float" office:value="0.00000000000001403565" calcext:value-type="float">
            <text:p>1,40356535563505E-1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.87" calcext:value-type="float">
            <text:p>46,87</text:p>
          </table:table-cell>
          <table:table-cell office:value-type="float" office:value="-59.6" calcext:value-type="float">
            <text:p>-59,6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NORMDIST([.B67];[.$E$2];[.$E$3];0)/NORMDIST([.$E$2];[.$E$2];[.$E$3];0)*NORMDIST([.C67];[.$D$2];[.$D$3];0)/NORMDIST([.$D$2];[.$D$2];[.$D$3];0)" office:value-type="float" office:value="0.210428493901401" calcext:value-type="float">
            <text:p>0,210428493901401</text:p>
          </table:table-cell>
          <table:table-cell/>
          <table:table-cell table:formula="of:=NORMDIST([.B67];[.$I$2];[.$I$3];0)/NORMDIST([.$I$2];[.$I$2];[.$I$3];0)*NORMDIST([.C67];[.$H$2];[.$H$3];0)/NORMDIST([.$H$2];[.$H$2];[.$H$3];0)" office:value-type="float" office:value="0.636252755679416" calcext:value-type="float">
            <text:p>0,636252755679416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99" calcext:value-type="float">
            <text:p>43,99</text:p>
          </table:table-cell>
          <table:table-cell office:value-type="float" office:value="292.6" calcext:value-type="float">
            <text:p>292,6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NORMDIST([.B68];[.$E$2];[.$E$3];0)/NORMDIST([.$E$2];[.$E$2];[.$E$3];0)*NORMDIST([.C68];[.$D$2];[.$D$3];0)/NORMDIST([.$D$2];[.$D$2];[.$D$3];0)" office:value-type="float" office:value="0.0000255921723708146" calcext:value-type="float">
            <text:p>2,55921723708146E-05</text:p>
          </table:table-cell>
          <table:table-cell/>
          <table:table-cell table:formula="of:=NORMDIST([.B68];[.$I$2];[.$I$3];0)/NORMDIST([.$I$2];[.$I$2];[.$I$3];0)*NORMDIST([.C68];[.$H$2];[.$H$3];0)/NORMDIST([.$H$2];[.$H$2];[.$H$3];0)" office:value-type="float" office:value="0.00000005649724166919" calcext:value-type="float">
            <text:p>5,64972416691949E-08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65" calcext:value-type="float">
            <text:p>16,65</text:p>
          </table:table-cell>
          <table:table-cell office:value-type="float" office:value="-209.1" calcext:value-type="float">
            <text:p>-209,1</text:p>
          </table:table-cell>
          <table:table-cell office:value-type="float" office:value="3050" calcext:value-type="float">
            <text:p>3050</text:p>
          </table:table-cell>
          <table:table-cell/>
          <table:table-cell table:formula="of:=NORMDIST([.B69];[.$E$2];[.$E$3];0)/NORMDIST([.$E$2];[.$E$2];[.$E$3];0)*NORMDIST([.C69];[.$D$2];[.$D$3];0)/NORMDIST([.$D$2];[.$D$2];[.$D$3];0)" office:value-type="float" office:value="0.000123293127314545" calcext:value-type="float">
            <text:p>0,000123293127315</text:p>
          </table:table-cell>
          <table:table-cell/>
          <table:table-cell table:formula="of:=NORMDIST([.B69];[.$I$2];[.$I$3];0)/NORMDIST([.$I$2];[.$I$2];[.$I$3];0)*NORMDIST([.C69];[.$H$2];[.$H$3];0)/NORMDIST([.$H$2];[.$H$2];[.$H$3];0)" office:value-type="float" office:value="0.0281245461477806" calcext:value-type="float">
            <text:p>0,028124546147781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2" calcext:value-type="float">
            <text:p>11,2</text:p>
          </table:table-cell>
          <table:table-cell office:value-type="float" office:value="250.5" calcext:value-type="float">
            <text:p>250,5</text:p>
          </table:table-cell>
          <table:table-cell office:value-type="float" office:value="1730" calcext:value-type="float">
            <text:p>1730</text:p>
          </table:table-cell>
          <table:table-cell/>
          <table:table-cell table:formula="of:=NORMDIST([.B70];[.$E$2];[.$E$3];0)/NORMDIST([.$E$2];[.$E$2];[.$E$3];0)*NORMDIST([.C70];[.$D$2];[.$D$3];0)/NORMDIST([.$D$2];[.$D$2];[.$D$3];0)" office:value-type="float" office:value="0.000176953650330456" calcext:value-type="float">
            <text:p>0,00017695365033</text:p>
          </table:table-cell>
          <table:table-cell/>
          <table:table-cell table:formula="of:=NORMDIST([.B70];[.$I$2];[.$I$3];0)/NORMDIST([.$I$2];[.$I$2];[.$I$3];0)*NORMDIST([.C70];[.$H$2];[.$H$3];0)/NORMDIST([.$H$2];[.$H$2];[.$H$3];0)" office:value-type="float" office:value="0.00000348588225180242" calcext:value-type="float">
            <text:p>3,48588225180242E-06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.91" calcext:value-type="float">
            <text:p>75,91</text:p>
          </table:table-cell>
          <table:table-cell office:value-type="float" office:value="-46.3" calcext:value-type="float">
            <text:p>-46,3</text:p>
          </table:table-cell>
          <table:table-cell office:value-type="float" office:value="4660" calcext:value-type="float">
            <text:p>4660</text:p>
          </table:table-cell>
          <table:table-cell/>
          <table:table-cell table:formula="of:=NORMDIST([.B71];[.$E$2];[.$E$3];0)/NORMDIST([.$E$2];[.$E$2];[.$E$3];0)*NORMDIST([.C71];[.$D$2];[.$D$3];0)/NORMDIST([.$D$2];[.$D$2];[.$D$3];0)" office:value-type="float" office:value="0.439492918086501" calcext:value-type="float">
            <text:p>0,439492918086501</text:p>
          </table:table-cell>
          <table:table-cell/>
          <table:table-cell table:formula="of:=NORMDIST([.B71];[.$I$2];[.$I$3];0)/NORMDIST([.$I$2];[.$I$2];[.$I$3];0)*NORMDIST([.C71];[.$H$2];[.$H$3];0)/NORMDIST([.$H$2];[.$H$2];[.$H$3];0)" office:value-type="float" office:value="0.315257028655354" calcext:value-type="float">
            <text:p>0,31525702865535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.35" calcext:value-type="float">
            <text:p>26,35</text:p>
          </table:table-cell>
          <table:table-cell office:value-type="float" office:value="42" calcext:value-type="float">
            <text:p>42</text:p>
          </table:table-cell>
          <table:table-cell office:value-type="float" office:value="3530" calcext:value-type="float">
            <text:p>3530</text:p>
          </table:table-cell>
          <table:table-cell/>
          <table:table-cell table:formula="of:=NORMDIST([.B72];[.$E$2];[.$E$3];0)/NORMDIST([.$E$2];[.$E$2];[.$E$3];0)*NORMDIST([.C72];[.$D$2];[.$D$3];0)/NORMDIST([.$D$2];[.$D$2];[.$D$3];0)" office:value-type="float" office:value="0.324651367149075" calcext:value-type="float">
            <text:p>0,324651367149075</text:p>
          </table:table-cell>
          <table:table-cell/>
          <table:table-cell table:formula="of:=NORMDIST([.B72];[.$I$2];[.$I$3];0)/NORMDIST([.$I$2];[.$I$2];[.$I$3];0)*NORMDIST([.C72];[.$H$2];[.$H$3];0)/NORMDIST([.$H$2];[.$H$2];[.$H$3];0)" office:value-type="float" office:value="0.268630068588935" calcext:value-type="float">
            <text:p>0,268630068588935</text:p>
          </table:table-cell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11" calcext:value-type="float">
            <text:p>92,11</text:p>
          </table:table-cell>
          <table:table-cell office:value-type="float" office:value="419.3" calcext:value-type="float">
            <text:p>419,3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NORMDIST([.B73];[.$E$2];[.$E$3];0)/NORMDIST([.$E$2];[.$E$2];[.$E$3];0)*NORMDIST([.C73];[.$D$2];[.$D$3];0)/NORMDIST([.$D$2];[.$D$2];[.$D$3];0)" office:value-type="float" office:value="0.00000000041371168039" calcext:value-type="float">
            <text:p>4,13711680393745E-10</text:p>
          </table:table-cell>
          <table:table-cell/>
          <table:table-cell table:formula="of:=NORMDIST([.B73];[.$I$2];[.$I$3];0)/NORMDIST([.$I$2];[.$I$2];[.$I$3];0)*NORMDIST([.C73];[.$H$2];[.$H$3];0)/NORMDIST([.$H$2];[.$H$2];[.$H$3];0)" office:value-type="float" office:value="9.51330412086046E-015" calcext:value-type="float">
            <text:p>9,51330412086046E-15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52" calcext:value-type="float">
            <text:p>20,52</text:p>
          </table:table-cell>
          <table:table-cell office:value-type="float" office:value="-4.9" calcext:value-type="float">
            <text:p>-4,9</text:p>
          </table:table-cell>
          <table:table-cell office:value-type="float" office:value="4810" calcext:value-type="float">
            <text:p>4810</text:p>
          </table:table-cell>
          <table:table-cell/>
          <table:table-cell table:formula="of:=NORMDIST([.B74];[.$E$2];[.$E$3];0)/NORMDIST([.$E$2];[.$E$2];[.$E$3];0)*NORMDIST([.C74];[.$D$2];[.$D$3];0)/NORMDIST([.$D$2];[.$D$2];[.$D$3];0)" office:value-type="float" office:value="0.249678263597504" calcext:value-type="float">
            <text:p>0,249678263597504</text:p>
          </table:table-cell>
          <table:table-cell/>
          <table:table-cell table:formula="of:=NORMDIST([.B74];[.$I$2];[.$I$3];0)/NORMDIST([.$I$2];[.$I$2];[.$I$3];0)*NORMDIST([.C74];[.$H$2];[.$H$3];0)/NORMDIST([.$H$2];[.$H$2];[.$H$3];0)" office:value-type="float" office:value="0.69300679898937" calcext:value-type="float">
            <text:p>0,69300679898937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22" calcext:value-type="float">
            <text:p>12,22</text:p>
          </table:table-cell>
          <table:table-cell office:value-type="float" office:value="802.4" calcext:value-type="float">
            <text:p>802,4</text:p>
          </table:table-cell>
          <table:table-cell office:value-type="float" office:value="1190" calcext:value-type="float">
            <text:p>1190</text:p>
          </table:table-cell>
          <table:table-cell/>
          <table:table-cell table:formula="of:=NORMDIST([.B75];[.$E$2];[.$E$3];0)/NORMDIST([.$E$2];[.$E$2];[.$E$3];0)*NORMDIST([.C75];[.$D$2];[.$D$3];0)/NORMDIST([.$D$2];[.$D$2];[.$D$3];0)" office:value-type="float" office:value="7.535026117408E-038" calcext:value-type="float">
            <text:p>7,535026117408E-38</text:p>
          </table:table-cell>
          <table:table-cell/>
          <table:table-cell table:formula="of:=NORMDIST([.B75];[.$I$2];[.$I$3];0)/NORMDIST([.$I$2];[.$I$2];[.$I$3];0)*NORMDIST([.C75];[.$H$2];[.$H$3];0)/NORMDIST([.$H$2];[.$H$2];[.$H$3];0)" office:value-type="float" office:value="1.44656173419821E-044" calcext:value-type="float">
            <text:p>1,44656173419821E-44</text:p>
          </table:table-cell>
          <table:table-cell table:number-columns-repeated="100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49" calcext:value-type="float">
            <text:p>4,49</text:p>
          </table:table-cell>
          <table:table-cell office:value-type="float" office:value="17.2" calcext:value-type="float">
            <text:p>17,2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NORMDIST([.B76];[.$E$2];[.$E$3];0)/NORMDIST([.$E$2];[.$E$2];[.$E$3];0)*NORMDIST([.C76];[.$D$2];[.$D$3];0)/NORMDIST([.$D$2];[.$D$2];[.$D$3];0)" office:value-type="float" office:value="0.15995191822573" calcext:value-type="float">
            <text:p>0,15995191822573</text:p>
          </table:table-cell>
          <table:table-cell/>
          <table:table-cell table:formula="of:=NORMDIST([.B76];[.$I$2];[.$I$3];0)/NORMDIST([.$I$2];[.$I$2];[.$I$3];0)*NORMDIST([.C76];[.$H$2];[.$H$3];0)/NORMDIST([.$H$2];[.$H$2];[.$H$3];0)" office:value-type="float" office:value="0.531936041293708" calcext:value-type="float">
            <text:p>0,531936041293708</text:p>
          </table:table-cell>
          <table:table-cell table:number-columns-repeated="1003"/>
        </table:table-row>
        <table:table-row table:style-name="ro1" table:number-rows-repeated="1048499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1:25:04.069845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21:56:35.404461501</meta:creation-date>
    <dc:date>2021-02-21T22:09:32.443696853</dc:date>
    <meta:editing-duration>PT2H31M39S</meta:editing-duration>
    <meta:editing-cycles>43</meta:editing-cycles>
    <meta:generator>LibreOffice/7.0.4.2$Linux_X86_64 LibreOffice_project/00$Build-2</meta:generator>
    <meta:document-statistic meta:table-count="3" meta:cell-count="324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5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-dash="Dot" svg:stroke-color="#b3b3b3" svg:stroke-opacity="75%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7cm" svg:height="8.123cm" xlink:href=".." xlink:type="simple" chart:class="chart:scatter" chart:style-name="ch1">
        <chart:title svg:x="6.501cm" svg:y="0.298cm" chart:style-name="ch2">
          <text:p>Food production vs %HR</text:p>
        </chart:title>
        <chart:legend chart:legend-position="end" svg:x="14.683cm" svg:y="3.264cm" style:legend-expansion="high" chart:style-name="ch3"/>
        <chart:plot-area chart:style-name="ch4" table:cell-range-address="modèle.B8:modèle.B18 modèle.K7:modèle.M18" chart:data-source-has-labels="row" svg:x="0.34cm" svg:y="1.167cm" svg:width="13.98cm" svg:height="6.359cm">
          <chart:coordinate-region svg:x="1.544cm" svg:y="1.366cm" svg:width="12.496cm" svg:height="5.961cm"/>
          <chart:axis chart:dimension="x" chart:name="primary-x" chart:style-name="ch5">
            <chart:title svg:x="6.849cm" svg:y="7.563cm" chart:style-name="ch6">
              <text:p>% HR</text:p>
            </chart:title>
            <chart:grid chart:style-name="ch7" chart:class="major"/>
          </chart:axis>
          <chart:axis chart:dimension="y" chart:name="primary-y" chart:style-name="ch8">
            <chart:title svg:x="0cm" svg:y="4.721cm" chart:style-name="ch9">
              <text:p>food</text:p>
            </chart:title>
            <chart:grid chart:style-name="ch10" chart:class="major"/>
          </chart:axis>
          <chart:series chart:style-name="ch11" chart:values-cell-range-address="modèle.K8:modèle.K18" chart:label-cell-address="modèle.K7:modèle.K7" chart:class="chart:scatter">
            <chart:domain table:cell-range-address="modèle.B8:modèle.B18"/>
            <chart:data-point chart:repeated="11"/>
          </chart:series>
          <chart:series chart:style-name="ch12" chart:values-cell-range-address="modèle.L8:modèle.L18" chart:label-cell-address="modèle.L7:modèle.L7" chart:class="chart:scatter">
            <chart:data-point chart:repeated="11"/>
          </chart:series>
          <chart:series chart:style-name="ch13" chart:values-cell-range-address="modèle.M8:modèle.M18" chart:label-cell-address="modèle.M7:modèle.M7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ood générée</text:p>
                <draw:g>
                  <svg:desc>modèle.K7:modèle.K7</svg:desc>
                </draw:g>
              </table:table-cell>
              <table:table-cell office:value-type="string">
                <text:p>Entretien bio</text:p>
                <draw:g>
                  <svg:desc>modèle.L7:modèle.L7</svg:desc>
                </draw:g>
              </table:table-cell>
              <table:table-cell office:value-type="string">
                <text:p>net food</text:p>
                <draw:g>
                  <svg:desc>modèle.M7:modèle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èle.B8:modèle.B18</svg:desc>
                </draw:g>
              </table:table-cell>
              <table:table-cell office:value-type="float" office:value="0.000111427859957612">
                <text:p>0.000111427859957612</text:p>
                <draw:g>
                  <svg:desc>modèle.K8:modèle.K18</svg:desc>
                </draw:g>
              </table:table-cell>
              <table:table-cell office:value-type="float" office:value="10">
                <text:p>10</text:p>
                <draw:g>
                  <svg:desc>modèle.L8:modèle.L18</svg:desc>
                </draw:g>
              </table:table-cell>
              <table:table-cell office:value-type="float" office:value="-9.99988857214004">
                <text:p>-9.99988857214004</text:p>
                <draw:g>
                  <svg:desc>modèle.M8:modèle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19796239170056">
                <text:p>0.00119796239170056</text:p>
              </table:table-cell>
              <table:table-cell office:value-type="float" office:value="10">
                <text:p>10</text:p>
              </table:table-cell>
              <table:table-cell office:value-type="float" office:value="-9.9988020376083">
                <text:p>-9.9988020376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100304163003405">
                <text:p>0.0100304163003405</text:p>
              </table:table-cell>
              <table:table-cell office:value-type="float" office:value="10">
                <text:p>10</text:p>
              </table:table-cell>
              <table:table-cell office:value-type="float" office:value="-9.98996958369966">
                <text:p>-9.9899695836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654065303961314">
                <text:p>0.0654065303961314</text:p>
              </table:table-cell>
              <table:table-cell office:value-type="float" office:value="10">
                <text:p>10</text:p>
              </table:table-cell>
              <table:table-cell office:value-type="float" office:value="-9.93459346960387">
                <text:p>-9.93459346960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332161769119611">
                <text:p>0.332161769119611</text:p>
              </table:table-cell>
              <table:table-cell office:value-type="float" office:value="10">
                <text:p>10</text:p>
              </table:table-cell>
              <table:table-cell office:value-type="float" office:value="-9.66783823088039">
                <text:p>-9.66783823088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31372528128909">
                <text:p>1.31372528128909</text:p>
              </table:table-cell>
              <table:table-cell office:value-type="float" office:value="10">
                <text:p>10</text:p>
              </table:table-cell>
              <table:table-cell office:value-type="float" office:value="-8.68627471871091">
                <text:p>-8.68627471871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04655874627624">
                <text:p>4.04655874627624</text:p>
              </table:table-cell>
              <table:table-cell office:value-type="float" office:value="10">
                <text:p>10</text:p>
              </table:table-cell>
              <table:table-cell office:value-type="float" office:value="-5.95344125372376">
                <text:p>-5.95344125372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9.70718980202856">
                <text:p>9.70718980202856</text:p>
              </table:table-cell>
              <table:table-cell office:value-type="float" office:value="10">
                <text:p>10</text:p>
              </table:table-cell>
              <table:table-cell office:value-type="float" office:value="-0.292810197971441">
                <text:p>-0.292810197971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8.1354181056672">
                <text:p>18.1354181056672</text:p>
              </table:table-cell>
              <table:table-cell office:value-type="float" office:value="10">
                <text:p>10</text:p>
              </table:table-cell>
              <table:table-cell office:value-type="float" office:value="8.13541810566715">
                <text:p>8.13541810566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6.3868776442572">
                <text:p>26.3868776442572</text:p>
              </table:table-cell>
              <table:table-cell office:value-type="float" office:value="10">
                <text:p>10</text:p>
              </table:table-cell>
              <table:table-cell office:value-type="float" office:value="16.3868776442572">
                <text:p>16.3868776442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9.9002495838536">
                <text:p>29.9002495838536</text:p>
              </table:table-cell>
              <table:table-cell office:value-type="float" office:value="10">
                <text:p>10</text:p>
              </table:table-cell>
              <table:table-cell office:value-type="float" office:value="19.9002495838537">
                <text:p>19.9002495838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43cm" svg:height="12.963cm" xlink:href=".." xlink:type="simple" chart:class="chart:scatter" chart:style-name="ch1">
        <chart:legend chart:legend-position="end" svg:x="22.062cm" svg:y="5.933cm" style:legend-expansion="high" chart:style-name="ch2"/>
        <chart:plot-area chart:style-name="ch3" table:cell-range-address="Planètes.A8:Planètes.A76 Planètes.F7:Planètes.F76 Planètes.H7:Planètes.H76" chart:data-source-has-labels="row" svg:x="0.492cm" svg:y="0.259cm" svg:width="21.078cm" svg:height="12.445cm">
          <chart:coordinate-region svg:x="1.219cm" svg:y="0.459cm" svg:width="20.164cm" svg:height="11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ètes.F8:Planètes.F76" chart:label-cell-address="Planètes.F7:Planètes.F7" chart:class="chart:scatter">
            <chart:domain table:cell-range-address="Planètes.A8:Planètes.A76"/>
            <chart:data-point chart:repeated="69"/>
          </chart:series>
          <chart:series chart:style-name="ch8" chart:values-cell-range-address="Planètes.H8:Planètes.H76" chart:label-cell-address="Planètes.H7:Planètes.H7" chart:class="chart:scatter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ood factor</text:p>
                <draw:g>
                  <svg:desc>Planètes.F7:Planètes.F7</svg:desc>
                </draw:g>
              </table:table-cell>
              <table:table-cell office:value-type="string">
                <text:p>meca factor</text:p>
                <draw:g>
                  <svg:desc>Planètes.H7:Planèt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ètes.A8:Planètes.A76</svg:desc>
                </draw:g>
              </table:table-cell>
              <table:table-cell office:value-type="float" office:value="8.53481172334318E-023">
                <text:p>8.53481172334318E-023</text:p>
                <draw:g>
                  <svg:desc>Planètes.F8:Planètes.F76</svg:desc>
                </draw:g>
              </table:table-cell>
              <table:table-cell office:value-type="float" office:value="3.98743109590746E-029">
                <text:p>3.98743109590746E-029</text:p>
                <draw:g>
                  <svg:desc>Planètes.H8:Planète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205369653208022">
                <text:p>0.00000205369653208022</text:p>
              </table:table-cell>
              <table:table-cell office:value-type="float" office:value="0.00000000061530530799">
                <text:p>0.00000000061530530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94542211019332">
                <text:p>0.00194542211019332</text:p>
              </table:table-cell>
              <table:table-cell office:value-type="float" office:value="0.00000148604404982369">
                <text:p>0.00000148604404982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13934200540523">
                <text:p>0.00513934200540523</text:p>
              </table:table-cell>
              <table:table-cell office:value-type="float" office:value="0.0000637368997672924">
                <text:p>0.0000637368997672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55454880824322">
                <text:p>0.755454880824322</text:p>
              </table:table-cell>
              <table:table-cell office:value-type="float" office:value="0.205135361037596">
                <text:p>0.205135361037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0659483768855">
                <text:p>0.920659483768855</text:p>
              </table:table-cell>
              <table:table-cell office:value-type="float" office:value="0.148505734960536">
                <text:p>0.148505734960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4676848938308">
                <text:p>0.194676848938308</text:p>
              </table:table-cell>
              <table:table-cell office:value-type="float" office:value="0.503730296567422">
                <text:p>0.50373029656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307918156784">
                <text:p>0.00000000307918156784</text:p>
              </table:table-cell>
              <table:table-cell office:value-type="float" office:value="0.00000000000552713233">
                <text:p>0.00000000000552713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80567534260628">
                <text:p>0.0380567534260628</text:p>
              </table:table-cell>
              <table:table-cell office:value-type="float" office:value="0.0173917372618707">
                <text:p>0.0173917372618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1885693226678E-016">
                <text:p>2.21885693226678E-016</text:p>
              </table:table-cell>
              <table:table-cell office:value-type="float" office:value="6.27518348902361E-022">
                <text:p>6.27518348902361E-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1335129451396">
                <text:p>0.341335129451396</text:p>
              </table:table-cell>
              <table:table-cell office:value-type="float" office:value="0.409470466159718">
                <text:p>0.409470466159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7313424910042">
                <text:p>0.247313424910042</text:p>
              </table:table-cell>
              <table:table-cell office:value-type="float" office:value="0.0119832094680471">
                <text:p>0.0119832094680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09653266840985E-034">
                <text:p>5.09653266840985E-034</text:p>
              </table:table-cell>
              <table:table-cell office:value-type="float" office:value="7.5300964477384E-042">
                <text:p>7.5300964477384E-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95128328389666">
                <text:p>0.0195128328389666</text:p>
              </table:table-cell>
              <table:table-cell office:value-type="float" office:value="0.474829445171783">
                <text:p>0.474829445171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833259742604956">
                <text:p>0.00833259742604956</text:p>
              </table:table-cell>
              <table:table-cell office:value-type="float" office:value="0.372259759975414">
                <text:p>0.372259759975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03798338376386">
                <text:p>0.00000003798338376386</text:p>
              </table:table-cell>
              <table:table-cell office:value-type="float" office:value="0.00000000005980488862">
                <text:p>0.00000000005980488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17315097377683">
                <text:p>0.00000017315097377683</text:p>
              </table:table-cell>
              <table:table-cell office:value-type="float" office:value="0.00000000029032060313">
                <text:p>0.00000000029032060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90295765930822">
                <text:p>0.0990295765930822</text:p>
              </table:table-cell>
              <table:table-cell office:value-type="float" office:value="0.866159055868353">
                <text:p>0.866159055868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58741285694285">
                <text:p>0.458741285694285</text:p>
              </table:table-cell>
              <table:table-cell office:value-type="float" office:value="0.13921967343937">
                <text:p>0.13921967343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01578792587582">
                <text:p>0.101578792587582</text:p>
              </table:table-cell>
              <table:table-cell office:value-type="float" office:value="0.686485277323801">
                <text:p>0.686485277323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9367670190399E-023">
                <text:p>1.79367670190399E-023</text:p>
              </table:table-cell>
              <table:table-cell office:value-type="float" office:value="8.83949593649949E-030">
                <text:p>8.83949593649949E-0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00000003998816">
                <text:p>0.00000000000003998816</text:p>
              </table:table-cell>
              <table:table-cell office:value-type="float" office:value="3.82422968707871E-019">
                <text:p>3.82422968707871E-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0000289127124">
                <text:p>0.0000000000289127124</text:p>
              </table:table-cell>
              <table:table-cell office:value-type="float" office:value="1.47258592211336E-015">
                <text:p>1.47258592211336E-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63446251449943">
                <text:p>0.163446251449943</text:p>
              </table:table-cell>
              <table:table-cell office:value-type="float" office:value="0.900710772609752">
                <text:p>0.900710772609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00068786929868">
                <text:p>0.00000000068786929868</text:p>
              </table:table-cell>
              <table:table-cell office:value-type="float" office:value="0.00000000000003036288">
                <text:p>0.00000000000003036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356157869059441">
                <text:p>0.00356157869059441</text:p>
              </table:table-cell>
              <table:table-cell office:value-type="float" office:value="0.0921809874088518">
                <text:p>0.0921809874088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00010290705">
                <text:p>0.000000000010290705</text:p>
              </table:table-cell>
              <table:table-cell office:value-type="float" office:value="8.89287023659448E-017">
                <text:p>8.89287023659448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71202690343443">
                <text:p>0.071202690343443</text:p>
              </table:table-cell>
              <table:table-cell office:value-type="float" office:value="0.996797131273595">
                <text:p>0.996797131273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0384496200508">
                <text:p>0.900384496200508</text:p>
              </table:table-cell>
              <table:table-cell office:value-type="float" office:value="0.163692318129316">
                <text:p>0.163692318129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7582835975577">
                <text:p>0.057582835975577</text:p>
              </table:table-cell>
              <table:table-cell office:value-type="float" office:value="0.540660317881995">
                <text:p>0.540660317881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1684957059663">
                <text:p>0.21684957059663</text:p>
              </table:table-cell>
              <table:table-cell office:value-type="float" office:value="0.691159454892686">
                <text:p>0.691159454892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71600761901252">
                <text:p>0.571600761901252</text:p>
              </table:table-cell>
              <table:table-cell office:value-type="float" office:value="0.169642075452198">
                <text:p>0.169642075452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104507576352114">
                <text:p>0.0104507576352114</text:p>
              </table:table-cell>
              <table:table-cell office:value-type="float" office:value="0.593363864367456">
                <text:p>0.593363864367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0317157961792">
                <text:p>0.900317157961792</text:p>
              </table:table-cell>
              <table:table-cell office:value-type="float" office:value="0.0489866150711627">
                <text:p>0.0489866150711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19098866485541">
                <text:p>0.119098866485541</text:p>
              </table:table-cell>
              <table:table-cell office:value-type="float" office:value="0.28687711661956">
                <text:p>0.28687711661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0054412291501769">
                <text:p>0.00000054412291501769</text:p>
              </table:table-cell>
              <table:table-cell office:value-type="float" office:value="0.00000000022748033165">
                <text:p>0.00000000022748033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392869000386717">
                <text:p>0.00000392869000386717</text:p>
              </table:table-cell>
              <table:table-cell office:value-type="float" office:value="0.00000000072903124847">
                <text:p>0.00000000072903124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219268251288328">
                <text:p>0.0219268251288328</text:p>
              </table:table-cell>
              <table:table-cell office:value-type="float" office:value="0.390024976344526">
                <text:p>0.390024976344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7347444179244">
                <text:p>0.17347444179244</text:p>
              </table:table-cell>
              <table:table-cell office:value-type="float" office:value="0.112846702088033">
                <text:p>0.112846702088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13486970991145E-016">
                <text:p>2.13486970991145E-016</text:p>
              </table:table-cell>
              <table:table-cell office:value-type="float" office:value="1.01151352690733E-021">
                <text:p>1.01151352690733E-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107428378387095">
                <text:p>0.000107428378387095</text:p>
              </table:table-cell>
              <table:table-cell office:value-type="float" office:value="0.0376796099866618">
                <text:p>0.0376796099866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030449572106642">
                <text:p>0.00000030449572106642</text:p>
              </table:table-cell>
              <table:table-cell office:value-type="float" office:value="0.00000000044927221808">
                <text:p>0.00000000044927221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0238948358602">
                <text:p>0.70238948358602</text:p>
              </table:table-cell>
              <table:table-cell office:value-type="float" office:value="0.247523304398007">
                <text:p>0.247523304398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2858846345416">
                <text:p>0.202858846345416</text:p>
              </table:table-cell>
              <table:table-cell office:value-type="float" office:value="0.785609931572319">
                <text:p>0.785609931572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42840681135982">
                <text:p>0.0542840681135982</text:p>
              </table:table-cell>
              <table:table-cell office:value-type="float" office:value="0.0239742605795505">
                <text:p>0.0239742605795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51239056999792E-041">
                <text:p>6.51239056999792E-041</text:p>
              </table:table-cell>
              <table:table-cell office:value-type="float" office:value="5.26914927427979E-048">
                <text:p>5.26914927427979E-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21045564381156">
                <text:p>0.421045564381156</text:p>
              </table:table-cell>
              <table:table-cell office:value-type="float" office:value="0.155579635110556">
                <text:p>0.155579635110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756020273014085">
                <text:p>0.0756020273014085</text:p>
              </table:table-cell>
              <table:table-cell office:value-type="float" office:value="0.615098919127432">
                <text:p>0.615098919127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168722362399181">
                <text:p>0.000168722362399181</text:p>
              </table:table-cell>
              <table:table-cell office:value-type="float" office:value="0.00000070550214871185">
                <text:p>0.00000070550214871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4964104831456">
                <text:p>0.034964104831456</text:p>
              </table:table-cell>
              <table:table-cell office:value-type="float" office:value="0.0102361130130714">
                <text:p>0.0102361130130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70746094809727">
                <text:p>0.000070746094809727</text:p>
              </table:table-cell>
              <table:table-cell office:value-type="float" office:value="0.00000002393884891626">
                <text:p>0.00000002393884891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33724323888552">
                <text:p>0.0133724323888552</text:p>
              </table:table-cell>
              <table:table-cell office:value-type="float" office:value="0.000212445166643534">
                <text:p>0.000212445166643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01345226208782">
                <text:p>0.0101345226208782</text:p>
              </table:table-cell>
              <table:table-cell office:value-type="float" office:value="0.124677575645173">
                <text:p>0.124677575645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42202561161118">
                <text:p>0.842202561161118</text:p>
              </table:table-cell>
              <table:table-cell office:value-type="float" office:value="0.189888531451346">
                <text:p>0.189888531451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59024208481494">
                <text:p>0.559024208481494</text:p>
              </table:table-cell>
              <table:table-cell office:value-type="float" office:value="0.172853217220357">
                <text:p>0.1728532172203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155562047150066">
                <text:p>0.000155562047150066</text:p>
              </table:table-cell>
              <table:table-cell office:value-type="float" office:value="0.00000497891171356306">
                <text:p>0.00000497891171356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30811887787022">
                <text:p>0.330811887787022</text:p>
              </table:table-cell>
              <table:table-cell office:value-type="float" office:value="0.684028715852718">
                <text:p>0.684028715852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0000001567365">
                <text:p>0.0000000000001567365</text:p>
              </table:table-cell>
              <table:table-cell office:value-type="float" office:value="4.74775252713587E-018">
                <text:p>4.74775252713587E-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00066760420866">
                <text:p>0.00000000066760420866</text:p>
              </table:table-cell>
              <table:table-cell office:value-type="float" office:value="0.00000000000001403565">
                <text:p>0.000000000000014035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10428493901401">
                <text:p>0.210428493901401</text:p>
              </table:table-cell>
              <table:table-cell office:value-type="float" office:value="0.636252755679416">
                <text:p>0.6362527556794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255921723708146">
                <text:p>0.0000255921723708146</text:p>
              </table:table-cell>
              <table:table-cell office:value-type="float" office:value="0.00000005649724166919">
                <text:p>0.00000005649724166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123293127314545">
                <text:p>0.000123293127314545</text:p>
              </table:table-cell>
              <table:table-cell office:value-type="float" office:value="0.0281245461477806">
                <text:p>0.0281245461477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176953650330456">
                <text:p>0.000176953650330456</text:p>
              </table:table-cell>
              <table:table-cell office:value-type="float" office:value="0.00000348588225180242">
                <text:p>0.00000348588225180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39492918086501">
                <text:p>0.439492918086501</text:p>
              </table:table-cell>
              <table:table-cell office:value-type="float" office:value="0.315257028655354">
                <text:p>0.315257028655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24651367149075">
                <text:p>0.324651367149075</text:p>
              </table:table-cell>
              <table:table-cell office:value-type="float" office:value="0.268630068588935">
                <text:p>0.268630068588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00041371168039">
                <text:p>0.00000000041371168039</text:p>
              </table:table-cell>
              <table:table-cell office:value-type="float" office:value="9.51330412086046E-015">
                <text:p>9.51330412086046E-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49678263597504">
                <text:p>0.249678263597504</text:p>
              </table:table-cell>
              <table:table-cell office:value-type="float" office:value="0.69300679898937">
                <text:p>0.69300679898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535026117408E-038">
                <text:p>7.535026117408E-038</text:p>
              </table:table-cell>
              <table:table-cell office:value-type="float" office:value="1.44656173419821E-044">
                <text:p>1.44656173419821E-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5995191822573">
                <text:p>0.15995191822573</text:p>
              </table:table-cell>
              <table:table-cell office:value-type="float" office:value="0.531936041293708">
                <text:p>0.5319360412937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73cm" svg:height="10.075cm" xlink:href=".." xlink:type="simple" chart:class="chart:scatter" chart:style-name="ch1">
        <chart:title svg:x="7.076cm" svg:y="0.337cm" chart:style-name="ch2">
          <text:p>Evolution FA et net Spare</text:p>
        </chart:title>
        <chart:legend chart:legend-position="end" svg:x="15.833cm" svg:y="3.991cm" style:legend-expansion="high" chart:style-name="ch3"/>
        <chart:plot-area chart:style-name="ch4" table:cell-range-address="'Evolution Tour - WF &amp; FA'.A8:'Evolution Tour - WF &amp; FA'.A88 'Evolution Tour - WF &amp; FA'.G7:'Evolution Tour - WF &amp; FA'.G88 'Evolution Tour - WF &amp; FA'.E7:'Evolution Tour - WF &amp; FA'.E88 'Evolution Tour - WF &amp; FA'.S7:'Evolution Tour - WF &amp; FA'.S88 'Evolution Tour - WF &amp; FA'.P7:'Evolution Tour - WF &amp; FA'.P88" chart:data-source-has-labels="row" svg:x="0.677cm" svg:y="0.889cm" svg:width="15.282cm" svg:height="7.766cm">
          <chart:coordinate-region svg:x="1.404cm" svg:y="1.089cm" svg:width="13.933cm" svg:height="7.367cm"/>
          <chart:axis chart:dimension="x" chart:name="primary-x" chart:style-name="ch5">
            <chart:title svg:x="7.904cm" svg:y="8.856cm" chart:style-name="ch6">
              <text:p>tours</text:p>
            </chart:title>
            <chart:grid chart:style-name="ch7" chart:class="major"/>
          </chart:axis>
          <chart:axis chart:dimension="y" chart:name="primary-y" chart:style-name="ch8">
            <chart:title svg:x="0cm" svg:y="5.054cm" chart:style-name="ch9">
              <text:p>qté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Evolution Tour - WF &amp; FA'.G8:'Evolution Tour - WF &amp; FA'.G88" chart:label-cell-address="'Evolution Tour - WF &amp; FA'.G7:'Evolution Tour - WF &amp; FA'.G7" chart:class="chart:scatter">
            <chart:domain table:cell-range-address="'Evolution Tour - WF &amp; FA'.A8:'Evolution Tour - WF &amp; FA'.A88"/>
            <chart:data-point chart:repeated="81"/>
          </chart:series>
          <chart:series chart:attached-axis="secondary-y" chart:style-name="ch12" chart:values-cell-range-address="'Evolution Tour - WF &amp; FA'.E8:'Evolution Tour - WF &amp; FA'.E88" chart:label-cell-address="'Evolution Tour - WF &amp; FA'.E7:'Evolution Tour - WF &amp; FA'.E7" chart:class="chart:scatter">
            <chart:data-point chart:repeated="81"/>
          </chart:series>
          <chart:series chart:attached-axis="primary-y" chart:style-name="ch13" chart:values-cell-range-address="'Evolution Tour - WF &amp; FA'.S8:'Evolution Tour - WF &amp; FA'.S88" chart:label-cell-address="'Evolution Tour - WF &amp; FA'.S7:'Evolution Tour - WF &amp; FA'.S7" chart:class="chart:scatter">
            <chart:data-point chart:repeated="81"/>
          </chart:series>
          <chart:series chart:attached-axis="secondary-y" chart:style-name="ch14" chart:values-cell-range-address="'Evolution Tour - WF &amp; FA'.P8:'Evolution Tour - WF &amp; FA'.P88" chart:label-cell-address="'Evolution Tour - WF &amp; FA'.P7:'Evolution Tour - WF &amp; FA'.P7" chart:class="chart:scatter"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O : FA</text:p>
                <draw:g>
                  <svg:desc>'Evolution Tour - WF &amp; FA'.G7:'Evolution Tour - WF &amp; FA'.G7</svg:desc>
                </draw:g>
              </table:table-cell>
              <table:table-cell office:value-type="string">
                <text:p>MECA</text:p>
                <draw:g>
                  <svg:desc>'Evolution Tour - WF &amp; FA'.E7:'Evolution Tour - WF &amp; FA'.E7</svg:desc>
                </draw:g>
              </table:table-cell>
              <table:table-cell office:value-type="string">
                <text:p>net spareparts</text:p>
                <draw:g>
                  <svg:desc>'Evolution Tour - WF &amp; FA'.S7:'Evolution Tour - WF &amp; FA'.S7</svg:desc>
                </draw:g>
              </table:table-cell>
              <table:table-cell office:value-type="string">
                <text:p>prod / FA</text:p>
                <draw:g>
                  <svg:desc>'Evolution Tour - WF &amp; FA'.P7:'Evolution Tour - WF &amp; FA'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volution Tour - WF &amp; FA'.A8:'Evolution Tour - WF &amp; FA'.A88</svg:desc>
                </draw:g>
              </table:table-cell>
              <table:table-cell office:value-type="float" office:value="10">
                <text:p>10</text:p>
                <draw:g>
                  <svg:desc>'Evolution Tour - WF &amp; FA'.G8:'Evolution Tour - WF &amp; FA'.G88</svg:desc>
                </draw:g>
              </table:table-cell>
              <table:table-cell office:value-type="float" office:value="10">
                <text:p>10</text:p>
                <draw:g>
                  <svg:desc>'Evolution Tour - WF &amp; FA'.E8:'Evolution Tour - WF &amp; FA'.E88</svg:desc>
                </draw:g>
              </table:table-cell>
              <table:table-cell office:value-type="float" office:value="-10.0997472225349">
                <text:p>-10.0997472225349</text:p>
                <draw:g>
                  <svg:desc>'Evolution Tour - WF &amp; FA'.S8:'Evolution Tour - WF &amp; FA'.S88</svg:desc>
                </draw:g>
              </table:table-cell>
              <table:table-cell office:value-type="float" office:value="1.99002495838536">
                <text:p>1.99002495838536</text:p>
                <draw:g>
                  <svg:desc>'Evolution Tour - WF &amp; FA'.P8:'Evolution Tour - WF &amp; FA'.P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7.0489121144262">
                <text:p>-7.0489121144262</text:p>
              </table:table-cell>
              <table:table-cell office:value-type="float" office:value="1.99301223572083">
                <text:p>1.99301223572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5.02496717921969">
                <text:p>-5.02496717921969</text:p>
              </table:table-cell>
              <table:table-cell office:value-type="float" office:value="1.99500624479492">
                <text:p>1.99500624479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3.00899229529031">
                <text:p>-3.00899229529031</text:p>
              </table:table-cell>
              <table:table-cell office:value-type="float" office:value="1.99700224887542">
                <text:p>1.99700224887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.00399736194422">
                <text:p>-2.00399736194422</text:p>
              </table:table-cell>
              <table:table-cell office:value-type="float" office:value="1.99800099966675">
                <text:p>1.99800099966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1.00099943068052">
                <text:p>-1.00099943068052</text:p>
              </table:table-cell>
              <table:table-cell office:value-type="float" office:value="1.99900024995834">
                <text:p>1.99900024995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5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37cm" svg:height="7.638cm" xlink:href=".." xlink:type="simple" chart:class="chart:scatter" chart:column-mapping="0 2 1" chart:style-name="ch1">
        <chart:title svg:x="6.575cm" svg:y="0.288cm" chart:style-name="ch2">
          <text:p>Food production vs °C</text:p>
        </chart:title>
        <chart:legend chart:legend-position="end" svg:x="14.303cm" svg:y="3.022cm" style:legend-expansion="high" chart:style-name="ch3"/>
        <chart:plot-area chart:style-name="ch4" table:cell-range-address="modèle.K20:modèle.M45 modèle.C20:modèle.C45 modèle.K7:modèle.M7" chart:data-source-has-labels="both" svg:x="0.395cm" svg:y="0.912cm" svg:width="13.715cm" svg:height="6.181cm">
          <chart:coordinate-region svg:x="1.599cm" svg:y="1.112cm" svg:width="12.231cm" svg:height="5.782cm"/>
          <chart:axis chart:dimension="x" chart:name="primary-x" chart:style-name="ch5" chartooo:axis-type="auto">
            <chart:title svg:x="7.01cm" svg:y="7.078cm" chart:style-name="ch6">
              <text:p>°C</text:p>
            </chart:title>
            <chart:categories table:cell-range-address="modèle.K20:modèle.K45"/>
            <chart:grid chart:style-name="ch7" chart:class="major"/>
          </chart:axis>
          <chart:axis chart:dimension="y" chart:name="primary-y" chart:style-name="ch8">
            <chart:title svg:x="0cm" svg:y="4.377cm" chart:style-name="ch9">
              <text:p>food</text:p>
            </chart:title>
            <chart:grid chart:style-name="ch7" chart:class="major"/>
          </chart:axis>
          <chart:series chart:style-name="ch10" chart:values-cell-range-address="modèle.K20:modèle.K45" chart:label-cell-address="modèle.K7:modèle.K7" chart:class="chart:scatter">
            <chart:domain table:cell-range-address="modèle.C20:modèle.C45"/>
            <chart:data-point chart:repeated="26"/>
          </chart:series>
          <chart:series chart:style-name="ch11" chart:values-cell-range-address="modèle.M20:modèle.M45" chart:label-cell-address="modèle.M7:modèle.M7" chart:class="chart:scatter">
            <chart:data-point chart:repeated="26"/>
          </chart:series>
          <chart:series chart:style-name="ch12" chart:values-cell-range-address="modèle.L20:modèle.L45" chart:label-cell-address="modèle.L7:modèle.L7" chart:class="chart:scatte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Food générée</text:p>
                <draw:g>
                  <svg:desc>modèle.K7:modèle.K7</svg:desc>
                </draw:g>
              </table:table-cell>
              <table:table-cell office:value-type="string">
                <text:p>net food</text:p>
                <draw:g>
                  <svg:desc>modèle.M7:modèle.M7</svg:desc>
                </draw:g>
              </table:table-cell>
              <table:table-cell office:value-type="string">
                <text:p>Entretien bio</text:p>
                <draw:g>
                  <svg:desc>modèle.L7:modèle.L7</svg:desc>
                </draw:g>
              </table:table-cell>
            </table:table-row>
          </table:table-header-rows>
          <table:table-rows>
            <table:table-row>
              <table:table-cell office:value-type="float" office:value="0.00250110645944571">
                <text:p>0.00250110645944571</text:p>
                <draw:g>
                  <svg:desc>modèle.K20:modèle.K45</svg:desc>
                </draw:g>
              </table:table-cell>
              <table:table-cell office:value-type="float" office:value="-100">
                <text:p>-100</text:p>
                <draw:g>
                  <svg:desc>modèle.C20:modèle.C45</svg:desc>
                </draw:g>
              </table:table-cell>
              <table:table-cell office:value-type="float" office:value="0.00250110645944571">
                <text:p>0.00250110645944571</text:p>
                <draw:g>
                  <svg:desc>modèle.K20:modèle.K45</svg:desc>
                </draw:g>
              </table:table-cell>
              <table:table-cell office:value-type="float" office:value="-9.99749889354055">
                <text:p>-9.99749889354055</text:p>
                <draw:g>
                  <svg:desc>modèle.M20:modèle.M45</svg:desc>
                </draw:g>
              </table:table-cell>
              <table:table-cell office:value-type="float" office:value="10">
                <text:p>10</text:p>
                <draw:g>
                  <svg:desc>modèle.L20:modèle.L45</svg:desc>
                </draw:g>
              </table:table-cell>
            </table:table-row>
            <table:table-row>
              <table:table-cell office:value-type="float" office:value="0.0100304163003405">
                <text:p>0.0100304163003405</text:p>
              </table:table-cell>
              <table:table-cell office:value-type="float" office:value="-90">
                <text:p>-90</text:p>
              </table:table-cell>
              <table:table-cell office:value-type="float" office:value="0.0100304163003405">
                <text:p>0.0100304163003405</text:p>
              </table:table-cell>
              <table:table-cell office:value-type="float" office:value="-9.98996958369966">
                <text:p>-9.98996958369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359957143093801">
                <text:p>0.0359957143093801</text:p>
              </table:table-cell>
              <table:table-cell office:value-type="float" office:value="-80">
                <text:p>-80</text:p>
              </table:table-cell>
              <table:table-cell office:value-type="float" office:value="0.0359957143093801">
                <text:p>0.0359957143093801</text:p>
              </table:table-cell>
              <table:table-cell office:value-type="float" office:value="-9.96400428569062">
                <text:p>-9.96400428569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115591977041483">
                <text:p>0.115591977041483</text:p>
              </table:table-cell>
              <table:table-cell office:value-type="float" office:value="-70">
                <text:p>-70</text:p>
              </table:table-cell>
              <table:table-cell office:value-type="float" office:value="0.115591977041483">
                <text:p>0.115591977041483</text:p>
              </table:table-cell>
              <table:table-cell office:value-type="float" office:value="-9.88440802295852">
                <text:p>-9.88440802295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32161769119611">
                <text:p>0.332161769119611</text:p>
              </table:table-cell>
              <table:table-cell office:value-type="float" office:value="-60">
                <text:p>-60</text:p>
              </table:table-cell>
              <table:table-cell office:value-type="float" office:value="0.332161769119611">
                <text:p>0.332161769119611</text:p>
              </table:table-cell>
              <table:table-cell office:value-type="float" office:value="-9.66783823088039">
                <text:p>-9.6678382308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54115602945823">
                <text:p>0.854115602945823</text:p>
              </table:table-cell>
              <table:table-cell office:value-type="float" office:value="-50">
                <text:p>-50</text:p>
              </table:table-cell>
              <table:table-cell office:value-type="float" office:value="0.854115602945823">
                <text:p>0.854115602945823</text:p>
              </table:table-cell>
              <table:table-cell office:value-type="float" office:value="-9.14588439705418">
                <text:p>-9.14588439705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96529941041373">
                <text:p>1.96529941041373</text:p>
              </table:table-cell>
              <table:table-cell office:value-type="float" office:value="-40">
                <text:p>-40</text:p>
              </table:table-cell>
              <table:table-cell office:value-type="float" office:value="1.96529941041373">
                <text:p>1.96529941041373</text:p>
              </table:table-cell>
              <table:table-cell office:value-type="float" office:value="-8.03470058958627">
                <text:p>-8.03470058958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.04655874627624">
                <text:p>4.04655874627624</text:p>
              </table:table-cell>
              <table:table-cell office:value-type="float" office:value="-30">
                <text:p>-30</text:p>
              </table:table-cell>
              <table:table-cell office:value-type="float" office:value="4.04655874627624">
                <text:p>4.04655874627624</text:p>
              </table:table-cell>
              <table:table-cell office:value-type="float" office:value="-5.95344125372376">
                <text:p>-5.95344125372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45569327672634">
                <text:p>7.45569327672634</text:p>
              </table:table-cell>
              <table:table-cell office:value-type="float" office:value="-20">
                <text:p>-20</text:p>
              </table:table-cell>
              <table:table-cell office:value-type="float" office:value="7.45569327672634">
                <text:p>7.45569327672634</text:p>
              </table:table-cell>
              <table:table-cell office:value-type="float" office:value="-2.54430672327366">
                <text:p>-2.54430672327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.2923600931547">
                <text:p>12.2923600931547</text:p>
              </table:table-cell>
              <table:table-cell office:value-type="float" office:value="-10">
                <text:p>-10</text:p>
              </table:table-cell>
              <table:table-cell office:value-type="float" office:value="12.2923600931547">
                <text:p>12.2923600931547</text:p>
              </table:table-cell>
              <table:table-cell office:value-type="float" office:value="2.29236009315465">
                <text:p>2.29236009315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0">
                <text:p>0</text:p>
              </table:table-cell>
              <table:table-cell office:value-type="float" office:value="18.1354181056671">
                <text:p>18.1354181056671</text:p>
              </table:table-cell>
              <table:table-cell office:value-type="float" office:value="8.13541810566714">
                <text:p>8.13541810566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10">
                <text:p>10</text:p>
              </table:table-cell>
              <table:table-cell office:value-type="float" office:value="23.9422481983393">
                <text:p>23.9422481983393</text:p>
              </table:table-cell>
              <table:table-cell office:value-type="float" office:value="13.9422481983393">
                <text:p>13.9422481983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20">
                <text:p>20</text:p>
              </table:table-cell>
              <table:table-cell office:value-type="float" office:value="28.2844242165219">
                <text:p>28.2844242165219</text:p>
              </table:table-cell>
              <table:table-cell office:value-type="float" office:value="18.2844242165219">
                <text:p>18.2844242165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.9002495838536">
                <text:p>29.9002495838536</text:p>
              </table:table-cell>
              <table:table-cell office:value-type="float" office:value="30">
                <text:p>30</text:p>
              </table:table-cell>
              <table:table-cell office:value-type="float" office:value="29.9002495838536">
                <text:p>29.9002495838536</text:p>
              </table:table-cell>
              <table:table-cell office:value-type="float" office:value="19.9002495838537">
                <text:p>19.9002495838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40">
                <text:p>40</text:p>
              </table:table-cell>
              <table:table-cell office:value-type="float" office:value="28.2844242165219">
                <text:p>28.2844242165219</text:p>
              </table:table-cell>
              <table:table-cell office:value-type="float" office:value="18.2844242165219">
                <text:p>18.2844242165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50">
                <text:p>50</text:p>
              </table:table-cell>
              <table:table-cell office:value-type="float" office:value="23.9422481983393">
                <text:p>23.9422481983393</text:p>
              </table:table-cell>
              <table:table-cell office:value-type="float" office:value="13.9422481983393">
                <text:p>13.9422481983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60">
                <text:p>60</text:p>
              </table:table-cell>
              <table:table-cell office:value-type="float" office:value="18.1354181056671">
                <text:p>18.1354181056671</text:p>
              </table:table-cell>
              <table:table-cell office:value-type="float" office:value="8.13541810566714">
                <text:p>8.13541810566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.2923600931547">
                <text:p>12.2923600931547</text:p>
              </table:table-cell>
              <table:table-cell office:value-type="float" office:value="70">
                <text:p>70</text:p>
              </table:table-cell>
              <table:table-cell office:value-type="float" office:value="12.2923600931547">
                <text:p>12.2923600931547</text:p>
              </table:table-cell>
              <table:table-cell office:value-type="float" office:value="2.29236009315465">
                <text:p>2.29236009315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45569327672634">
                <text:p>7.45569327672634</text:p>
              </table:table-cell>
              <table:table-cell office:value-type="float" office:value="80">
                <text:p>80</text:p>
              </table:table-cell>
              <table:table-cell office:value-type="float" office:value="7.45569327672634">
                <text:p>7.45569327672634</text:p>
              </table:table-cell>
              <table:table-cell office:value-type="float" office:value="-2.54430672327366">
                <text:p>-2.54430672327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.04655874627624">
                <text:p>4.04655874627624</text:p>
              </table:table-cell>
              <table:table-cell office:value-type="float" office:value="90">
                <text:p>90</text:p>
              </table:table-cell>
              <table:table-cell office:value-type="float" office:value="4.04655874627624">
                <text:p>4.04655874627624</text:p>
              </table:table-cell>
              <table:table-cell office:value-type="float" office:value="-5.95344125372376">
                <text:p>-5.95344125372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96529941041373">
                <text:p>1.96529941041373</text:p>
              </table:table-cell>
              <table:table-cell office:value-type="float" office:value="100">
                <text:p>100</text:p>
              </table:table-cell>
              <table:table-cell office:value-type="float" office:value="1.96529941041373">
                <text:p>1.96529941041373</text:p>
              </table:table-cell>
              <table:table-cell office:value-type="float" office:value="-8.03470058958627">
                <text:p>-8.03470058958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54115602945823">
                <text:p>0.854115602945823</text:p>
              </table:table-cell>
              <table:table-cell office:value-type="float" office:value="110">
                <text:p>110</text:p>
              </table:table-cell>
              <table:table-cell office:value-type="float" office:value="0.854115602945823">
                <text:p>0.854115602945823</text:p>
              </table:table-cell>
              <table:table-cell office:value-type="float" office:value="-9.14588439705418">
                <text:p>-9.14588439705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32161769119611">
                <text:p>0.332161769119611</text:p>
              </table:table-cell>
              <table:table-cell office:value-type="float" office:value="120">
                <text:p>120</text:p>
              </table:table-cell>
              <table:table-cell office:value-type="float" office:value="0.332161769119611">
                <text:p>0.332161769119611</text:p>
              </table:table-cell>
              <table:table-cell office:value-type="float" office:value="-9.66783823088039">
                <text:p>-9.6678382308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115591977041483">
                <text:p>0.115591977041483</text:p>
              </table:table-cell>
              <table:table-cell office:value-type="float" office:value="130">
                <text:p>130</text:p>
              </table:table-cell>
              <table:table-cell office:value-type="float" office:value="0.115591977041483">
                <text:p>0.115591977041483</text:p>
              </table:table-cell>
              <table:table-cell office:value-type="float" office:value="-9.88440802295852">
                <text:p>-9.88440802295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359957143093801">
                <text:p>0.0359957143093801</text:p>
              </table:table-cell>
              <table:table-cell office:value-type="float" office:value="140">
                <text:p>140</text:p>
              </table:table-cell>
              <table:table-cell office:value-type="float" office:value="0.0359957143093801">
                <text:p>0.0359957143093801</text:p>
              </table:table-cell>
              <table:table-cell office:value-type="float" office:value="-9.96400428569062">
                <text:p>-9.96400428569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100304163003405">
                <text:p>0.0100304163003405</text:p>
              </table:table-cell>
              <table:table-cell office:value-type="float" office:value="150">
                <text:p>150</text:p>
              </table:table-cell>
              <table:table-cell office:value-type="float" office:value="0.0100304163003405">
                <text:p>0.0100304163003405</text:p>
              </table:table-cell>
              <table:table-cell office:value-type="float" office:value="-9.98996958369966">
                <text:p>-9.9899695836996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17cm" svg:height="7.305cm" xlink:href=".." xlink:type="simple" chart:class="chart:scatter" chart:style-name="ch1">
        <chart:title svg:x="5.839cm" svg:y="0.282cm" chart:style-name="ch2">
          <text:p>Spare parts production vs %HR</text:p>
        </chart:title>
        <chart:legend chart:legend-position="end" svg:x="13.7cm" svg:y="2.711cm" style:legend-expansion="custom" svg:width="4.415cm" svg:height="1.881cm" style:legend-expansion-aspect-ratio="2.3471557682084" chart:style-name="ch3"/>
        <chart:plot-area chart:style-name="ch4" table:cell-range-address="modèle.B47:modèle.B57 modèle.Q46:modèle.S57" chart:data-source-has-labels="row" svg:x="0.359cm" svg:y="0.806cm" svg:width="13.617cm" svg:height="6.311cm">
          <chart:coordinate-region svg:x="1.563cm" svg:y="1.005cm" svg:width="12.133cm" svg:height="5.913cm"/>
          <chart:axis chart:dimension="x" chart:name="primary-x" chart:style-name="ch5">
            <chart:title svg:x="6.726cm" svg:y="6.745cm" chart:style-name="ch6">
              <text:p>%HR</text:p>
            </chart:title>
            <chart:grid chart:style-name="ch7" chart:class="major"/>
          </chart:axis>
          <chart:axis chart:dimension="y" chart:name="primary-y" chart:style-name="ch8">
            <chart:title svg:x="0cm" svg:y="4.825cm" chart:style-name="ch9">
              <text:p>spare parts</text:p>
            </chart:title>
            <chart:grid chart:style-name="ch7" chart:class="major"/>
          </chart:axis>
          <chart:series chart:style-name="ch10" chart:values-cell-range-address="modèle.Q47:modèle.Q57" chart:label-cell-address="modèle.Q46:modèle.Q46" chart:class="chart:scatter">
            <chart:domain table:cell-range-address="modèle.B47:modèle.B57"/>
            <chart:data-point chart:repeated="11"/>
          </chart:series>
          <chart:series chart:style-name="ch11" chart:values-cell-range-address="modèle.R47:modèle.R57" chart:label-cell-address="modèle.R46:modèle.R46" chart:class="chart:scatter">
            <chart:data-point chart:repeated="11"/>
          </chart:series>
          <chart:series chart:style-name="ch12" chart:values-cell-range-address="modèle.S47:modèle.S57" chart:label-cell-address="modèle.S46:modèle.S46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pare parts générées</text:p>
                <draw:g>
                  <svg:desc>modèle.Q46:modèle.Q46</svg:desc>
                </draw:g>
              </table:table-cell>
              <table:table-cell office:value-type="string">
                <text:p>Maintenance factory</text:p>
                <draw:g>
                  <svg:desc>modèle.R46:modèle.R46</svg:desc>
                </draw:g>
              </table:table-cell>
              <table:table-cell office:value-type="string">
                <text:p>net spareparts</text:p>
                <draw:g>
                  <svg:desc>modèle.S46:modèle.S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èle.B47:modèle.B57</svg:desc>
                </draw:g>
              </table:table-cell>
              <table:table-cell office:value-type="float" office:value="19.9002495838536">
                <text:p>19.9002495838536</text:p>
                <draw:g>
                  <svg:desc>modèle.Q47:modèle.Q57</svg:desc>
                </draw:g>
              </table:table-cell>
              <table:table-cell office:value-type="float" office:value="0">
                <text:p>0</text:p>
                <draw:g>
                  <svg:desc>modèle.R47:modèle.R57</svg:desc>
                </draw:g>
              </table:table-cell>
              <table:table-cell office:value-type="float" office:value="19.9002495838536">
                <text:p>19.9002495838536</text:p>
                <draw:g>
                  <svg:desc>modèle.S47:modèle.S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3.52509292246212">
                <text:p>3.52509292246212</text:p>
              </table:table-cell>
              <table:table-cell office:value-type="float" office:value="16.3751566613915">
                <text:p>16.3751566613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1.804080208621">
                <text:p>11.804080208621</text:p>
              </table:table-cell>
              <table:table-cell office:value-type="float" office:value="8.09616937523267">
                <text:p>8.09616937523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0.2604259792495">
                <text:p>20.2604259792495</text:p>
              </table:table-cell>
              <table:table-cell office:value-type="float" office:value="-0.360176395395854">
                <text:p>-0.360176395395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5.9399415029016">
                <text:p>25.9399415029016</text:p>
              </table:table-cell>
              <table:table-cell office:value-type="float" office:value="-6.03969191904796">
                <text:p>-6.03969191904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8.6818919912978">
                <text:p>28.6818919912978</text:p>
              </table:table-cell>
              <table:table-cell office:value-type="float" office:value="-8.78164240744414">
                <text:p>-8.78164240744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6667301038527">
                <text:p>29.6667301038527</text:p>
              </table:table-cell>
              <table:table-cell office:value-type="float" office:value="-9.76648051999909">
                <text:p>-9.76648051999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343752664545">
                <text:p>29.9343752664545</text:p>
              </table:table-cell>
              <table:table-cell office:value-type="float" office:value="-10.0341256826009">
                <text:p>-10.0341256826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899361211629">
                <text:p>29.9899361211629</text:p>
              </table:table-cell>
              <table:table-cell office:value-type="float" office:value="-10.0896865373093">
                <text:p>-10.0896865373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987980410782">
                <text:p>29.9987980410782</text:p>
              </table:table-cell>
              <table:table-cell office:value-type="float" office:value="-10.0985484572246">
                <text:p>-10.0985484572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998882004048">
                <text:p>29.9998882004048</text:p>
              </table:table-cell>
              <table:table-cell office:value-type="float" office:value="-10.0996386165512">
                <text:p>-10.0996386165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01cm" svg:height="8.767cm" xlink:href=".." xlink:type="simple" chart:class="chart:scatter" chart:style-name="ch1">
        <chart:title svg:x="5.946cm" svg:y="0.311cm" chart:style-name="ch2">
          <text:p>Spare parts production vs °C</text:p>
        </chart:title>
        <chart:legend chart:legend-position="end" svg:x="13.176cm" svg:y="3.586cm" style:legend-expansion="high" chart:style-name="ch3"/>
        <chart:plot-area chart:style-name="ch4" table:cell-range-address="modèle.K20:modèle.K45 modèle.C59:modèle.C75 modèle.Q46:modèle.S46 modèle.Q59:modèle.S75" chart:data-source-has-labels="both" svg:x="0.532cm" svg:y="0.939cm" svg:width="12.963cm" svg:height="7.387cm">
          <chart:coordinate-region svg:x="1.736cm" svg:y="1.138cm" svg:width="11.572cm" svg:height="6.989cm"/>
          <chart:axis chart:dimension="x" chart:name="primary-x" chart:style-name="ch5" chartooo:axis-type="auto">
            <chart:title svg:x="6.771cm" svg:y="8.207cm" chart:style-name="ch6">
              <text:p>°C</text:p>
            </chart:title>
            <chart:categories table:cell-range-address="modèle.K20:modèle.K45"/>
            <chart:grid chart:style-name="ch7" chart:class="major"/>
          </chart:axis>
          <chart:axis chart:dimension="y" chart:name="primary-y" chart:style-name="ch8">
            <chart:title svg:x="0cm" svg:y="5.496cm" chart:style-name="ch9">
              <text:p>spare parts</text:p>
            </chart:title>
            <chart:grid chart:style-name="ch7" chart:class="major"/>
          </chart:axis>
          <chart:series chart:style-name="ch10" chart:values-cell-range-address="modèle.Q59:modèle.Q75" chart:label-cell-address="modèle.Q46:modèle.Q46" chart:class="chart:scatter">
            <chart:domain table:cell-range-address="modèle.C59:modèle.C75"/>
            <chart:data-point chart:repeated="17"/>
          </chart:series>
          <chart:series chart:style-name="ch11" chart:values-cell-range-address="modèle.S59:modèle.S75" chart:label-cell-address="modèle.S46:modèle.S46" chart:class="chart:scatter">
            <chart:data-point chart:repeated="17"/>
          </chart:series>
          <chart:series chart:style-name="ch12" chart:values-cell-range-address="modèle.R59:modèle.R75" chart:label-cell-address="modèle.R46:modèle.R4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Spare parts générées</text:p>
                <draw:g>
                  <svg:desc>modèle.Q46:modèle.Q46</svg:desc>
                </draw:g>
              </table:table-cell>
              <table:table-cell office:value-type="string">
                <text:p>net spareparts</text:p>
                <draw:g>
                  <svg:desc>modèle.S46:modèle.S46</svg:desc>
                </draw:g>
              </table:table-cell>
              <table:table-cell office:value-type="string">
                <text:p>Maintenance factory</text:p>
                <draw:g>
                  <svg:desc>modèle.R46:modèle.R46</svg:desc>
                </draw:g>
              </table:table-cell>
            </table:table-row>
          </table:table-header-rows>
          <table:table-rows>
            <table:table-row>
              <table:table-cell office:value-type="float" office:value="0.00250110645944571">
                <text:p>0.00250110645944571</text:p>
                <draw:g>
                  <svg:desc>modèle.K20:modèle.K45</svg:desc>
                </draw:g>
              </table:table-cell>
              <table:table-cell office:value-type="float" office:value="-110">
                <text:p>-110</text:p>
                <draw:g>
                  <svg:desc>modèle.C59:modèle.C75</svg:desc>
                </draw:g>
              </table:table-cell>
              <table:table-cell office:value-type="float" office:value="19.9002495838536">
                <text:p>19.9002495838536</text:p>
                <draw:g>
                  <svg:desc>modèle.Q59:modèle.Q75</svg:desc>
                </draw:g>
              </table:table-cell>
              <table:table-cell office:value-type="float" office:value="-6.03969191904796">
                <text:p>-6.03969191904796</text:p>
                <draw:g>
                  <svg:desc>modèle.S59:modèle.S75</svg:desc>
                </draw:g>
              </table:table-cell>
              <table:table-cell office:value-type="float" office:value="25.9399415029016">
                <text:p>25.9399415029016</text:p>
                <draw:g>
                  <svg:desc>modèle.R59:modèle.R75</svg:desc>
                </draw:g>
              </table:table-cell>
            </table:table-row>
            <table:table-row>
              <table:table-cell office:value-type="float" office:value="0.0100304163003405">
                <text:p>0.0100304163003405</text:p>
              </table:table-cell>
              <table:table-cell office:value-type="float" office:value="-100">
                <text:p>-10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2.61918415282747">
                <text:p>-2.61918415282747</text:p>
              </table:table-cell>
              <table:table-cell office:value-type="float" office:value="22.5194337366811">
                <text:p>22.5194337366811</text:p>
              </table:table-cell>
            </table:table-row>
            <table:table-row>
              <table:table-cell office:value-type="float" office:value="0.0359957143093801">
                <text:p>0.0359957143093801</text:p>
              </table:table-cell>
              <table:table-cell office:value-type="float" office:value="-90">
                <text:p>-9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.23361829906926">
                <text:p>2.23361829906926</text:p>
              </table:table-cell>
              <table:table-cell office:value-type="float" office:value="17.6666312847844">
                <text:p>17.6666312847844</text:p>
              </table:table-cell>
            </table:table-row>
            <table:table-row>
              <table:table-cell office:value-type="float" office:value="0.115591977041483">
                <text:p>0.115591977041483</text:p>
              </table:table-cell>
              <table:table-cell office:value-type="float" office:value="-80">
                <text:p>-8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8.09616937523264">
                <text:p>8.09616937523264</text:p>
              </table:table-cell>
              <table:table-cell office:value-type="float" office:value="11.804080208621">
                <text:p>11.804080208621</text:p>
              </table:table-cell>
            </table:table-row>
            <table:table-row>
              <table:table-cell office:value-type="float" office:value="0.332161769119611">
                <text:p>0.332161769119611</text:p>
              </table:table-cell>
              <table:table-cell office:value-type="float" office:value="-70">
                <text:p>-7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3.9223716713579">
                <text:p>13.9223716713579</text:p>
              </table:table-cell>
              <table:table-cell office:value-type="float" office:value="5.97787791249576">
                <text:p>5.97787791249576</text:p>
              </table:table-cell>
            </table:table-row>
            <table:table-row>
              <table:table-cell office:value-type="float" office:value="0.854115602945823">
                <text:p>0.854115602945823</text:p>
              </table:table-cell>
              <table:table-cell office:value-type="float" office:value="-60">
                <text:p>-6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8.2790336510566">
                <text:p>18.2790336510566</text:p>
              </table:table-cell>
              <table:table-cell office:value-type="float" office:value="1.62121593279704">
                <text:p>1.62121593279704</text:p>
              </table:table-cell>
            </table:table-row>
            <table:table-row>
              <table:table-cell office:value-type="float" office:value="1.96529941041373">
                <text:p>1.96529941041373</text:p>
              </table:table-cell>
              <table:table-cell office:value-type="float" office:value="-50">
                <text:p>-5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4655874627624">
                <text:p>4.04655874627624</text:p>
              </table:table-cell>
              <table:table-cell office:value-type="float" office:value="-40">
                <text:p>-4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8.2790336510566">
                <text:p>18.2790336510566</text:p>
              </table:table-cell>
              <table:table-cell office:value-type="float" office:value="1.62121593279704">
                <text:p>1.62121593279704</text:p>
              </table:table-cell>
            </table:table-row>
            <table:table-row>
              <table:table-cell office:value-type="float" office:value="7.45569327672634">
                <text:p>7.45569327672634</text:p>
              </table:table-cell>
              <table:table-cell office:value-type="float" office:value="-30">
                <text:p>-3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3.9223716713579">
                <text:p>13.9223716713579</text:p>
              </table:table-cell>
              <table:table-cell office:value-type="float" office:value="5.97787791249576">
                <text:p>5.97787791249576</text:p>
              </table:table-cell>
            </table:table-row>
            <table:table-row>
              <table:table-cell office:value-type="float" office:value="12.2923600931547">
                <text:p>12.2923600931547</text:p>
              </table:table-cell>
              <table:table-cell office:value-type="float" office:value="-20">
                <text:p>-2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8.09616937523264">
                <text:p>8.09616937523264</text:p>
              </table:table-cell>
              <table:table-cell office:value-type="float" office:value="11.804080208621">
                <text:p>11.804080208621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-10">
                <text:p>-1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.23361829906926">
                <text:p>2.23361829906926</text:p>
              </table:table-cell>
              <table:table-cell office:value-type="float" office:value="17.6666312847844">
                <text:p>17.6666312847844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0">
                <text:p>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2.61918415282747">
                <text:p>-2.61918415282747</text:p>
              </table:table-cell>
              <table:table-cell office:value-type="float" office:value="22.5194337366811">
                <text:p>22.5194337366811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10">
                <text:p>1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6.03969191904796">
                <text:p>-6.03969191904796</text:p>
              </table:table-cell>
              <table:table-cell office:value-type="float" office:value="25.9399415029016">
                <text:p>25.9399415029016</text:p>
              </table:table-cell>
            </table:table-row>
            <table:table-row>
              <table:table-cell office:value-type="float" office:value="29.9002495838536">
                <text:p>29.9002495838536</text:p>
              </table:table-cell>
              <table:table-cell office:value-type="float" office:value="20">
                <text:p>2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8.12789455765045">
                <text:p>-8.12789455765045</text:p>
              </table:table-cell>
              <table:table-cell office:value-type="float" office:value="28.0281441415041">
                <text:p>28.0281441415041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30">
                <text:p>3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9.24278539260985">
                <text:p>-9.24278539260985</text:p>
              </table:table-cell>
              <table:table-cell office:value-type="float" office:value="29.1430349764635">
                <text:p>29.1430349764635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40">
                <text:p>4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9.76648051999909">
                <text:p>-9.76648051999909</text:p>
              </table:table-cell>
              <table:table-cell office:value-type="float" office:value="29.6667301038527">
                <text:p>29.6667301038527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50">
                <text:p>5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9.98377281196217">
                <text:p>-9.98377281196217</text:p>
              </table:table-cell>
              <table:table-cell office:value-type="float" office:value="29.8840223958158">
                <text:p>29.88402239581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67cm" svg:height="9.989cm" xlink:href=".." xlink:type="simple" chart:class="chart:scatter" chart:style-name="ch1">
        <chart:title svg:x="7.166cm" svg:y="0.335cm" chart:style-name="ch2">
          <text:p>Evolution WF et net food</text:p>
        </chart:title>
        <chart:legend chart:legend-position="end" svg:x="16.144cm" svg:y="3.948cm" style:legend-expansion="high" chart:style-name="ch3"/>
        <chart:plot-area chart:style-name="ch4" table:cell-range-address="'Evolution Tour - WF &amp; FA'.A8:'Evolution Tour - WF &amp; FA'.A100 'Evolution Tour - WF &amp; FA'.F7:'Evolution Tour - WF &amp; FA'.F100 'Evolution Tour - WF &amp; FA'.D7:'Evolution Tour - WF &amp; FA'.D100 'Evolution Tour - WF &amp; FA'.M7:'Evolution Tour - WF &amp; FA'.M100 'Evolution Tour - WF &amp; FA'.J7:'Evolution Tour - WF &amp; FA'.J88" chart:data-source-has-labels="row" svg:x="0.318cm" svg:y="1.312cm" svg:width="16.229cm" svg:height="8.129cm">
          <chart:coordinate-region svg:x="1.495cm" svg:y="1.511cm" svg:width="14.43cm" svg:height="7.283cm"/>
          <chart:axis chart:dimension="x" chart:name="primary-x" chart:style-name="ch5">
            <chart:title svg:x="8.018cm" svg:y="9.429cm" chart:style-name="ch6">
              <text:p>tours</text:p>
            </chart:title>
            <chart:grid chart:style-name="ch7" chart:class="major"/>
          </chart:axis>
          <chart:axis chart:dimension="y" chart:name="primary-y" chart:style-name="ch8">
            <chart:title svg:x="0cm" svg:y="5.685cm" chart:style-name="ch9">
              <text:p>Qté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Evolution Tour - WF &amp; FA'.F8:'Evolution Tour - WF &amp; FA'.F100" chart:label-cell-address="'Evolution Tour - WF &amp; FA'.F7:'Evolution Tour - WF &amp; FA'.F7" chart:class="chart:scatter">
            <chart:domain table:cell-range-address="'Evolution Tour - WF &amp; FA'.A8:'Evolution Tour - WF &amp; FA'.A100"/>
            <chart:data-point chart:repeated="93"/>
          </chart:series>
          <chart:series chart:attached-axis="secondary-y" chart:style-name="ch12" chart:values-cell-range-address="'Evolution Tour - WF &amp; FA'.D8:'Evolution Tour - WF &amp; FA'.D100" chart:label-cell-address="'Evolution Tour - WF &amp; FA'.D7:'Evolution Tour - WF &amp; FA'.D7" chart:class="chart:scatter">
            <chart:data-point chart:repeated="93"/>
          </chart:series>
          <chart:series chart:attached-axis="primary-y" chart:style-name="ch13" chart:values-cell-range-address="'Evolution Tour - WF &amp; FA'.M8:'Evolution Tour - WF &amp; FA'.M100" chart:label-cell-address="'Evolution Tour - WF &amp; FA'.M7:'Evolution Tour - WF &amp; FA'.M7" chart:class="chart:scatter">
            <chart:data-point chart:repeated="93"/>
          </chart:series>
          <chart:series chart:attached-axis="secondary-y" chart:style-name="ch14" chart:values-cell-range-address="'Evolution Tour - WF &amp; FA'.J8:'Evolution Tour - WF &amp; FA'.J88" chart:label-cell-address="'Evolution Tour - WF &amp; FA'.J7:'Evolution Tour - WF &amp; FA'.J7" chart:class="chart:scatter">
            <chart:domain table:cell-range-address="'Evolution Tour - WF &amp; FA'.A8:'Evolution Tour - WF &amp; FA'.A88"/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WF</text:p>
                <draw:g>
                  <svg:desc>'Evolution Tour - WF &amp; FA'.F7:'Evolution Tour - WF &amp; FA'.F7</svg:desc>
                </draw:g>
              </table:table-cell>
              <table:table-cell office:value-type="string">
                <text:p>BIO</text:p>
                <draw:g>
                  <svg:desc>'Evolution Tour - WF &amp; FA'.D7:'Evolution Tour - WF &amp; FA'.D7</svg:desc>
                </draw:g>
              </table:table-cell>
              <table:table-cell office:value-type="string">
                <text:p>net food</text:p>
                <draw:g>
                  <svg:desc>'Evolution Tour - WF &amp; FA'.M7:'Evolution Tour - WF &amp; FA'.M7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prod par WF</text:p>
                <draw:g>
                  <svg:desc>'Evolution Tour - WF &amp; FA'.J7:'Evolution Tour - WF &amp; FA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volution Tour - WF &amp; FA'.A8:'Evolution Tour - WF &amp; FA'.A100</svg:desc>
                </draw:g>
              </table:table-cell>
              <table:table-cell office:value-type="float" office:value="10">
                <text:p>10</text:p>
                <draw:g>
                  <svg:desc>'Evolution Tour - WF &amp; FA'.F8:'Evolution Tour - WF &amp; FA'.F100</svg:desc>
                </draw:g>
              </table:table-cell>
              <table:table-cell office:value-type="float" office:value="10">
                <text:p>10</text:p>
                <draw:g>
                  <svg:desc>'Evolution Tour - WF &amp; FA'.D8:'Evolution Tour - WF &amp; FA'.D100</svg:desc>
                </draw:g>
              </table:table-cell>
              <table:table-cell office:value-type="float" office:value="19.9002495838537">
                <text:p>19.9002495838537</text:p>
                <draw:g>
                  <svg:desc>'Evolution Tour - WF &amp; FA'.M8:'Evolution Tour - WF &amp; FA'.M100</svg:desc>
                </draw:g>
              </table:table-cell>
              <table:table-cell office:value-type="float" office:value="1">
                <text:p>1</text:p>
                <draw:g>
                  <svg:desc>'Evolution Tour - WF &amp; FA'.A8:'Evolution Tour - WF &amp; FA'.A88</svg:desc>
                </draw:g>
              </table:table-cell>
              <table:table-cell office:value-type="float" office:value="2.99002495838536">
                <text:p>2.99002495838536</text:p>
                <draw:g>
                  <svg:desc>'Evolution Tour - WF &amp; FA'.J8:'Evolution Tour - WF &amp; FA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5.8315480618896">
                <text:p>25.8315480618896</text:p>
              </table:table-cell>
              <table:table-cell office:value-type="float" office:value="2">
                <text:p>2</text:p>
              </table:table-cell>
              <table:table-cell office:value-type="float" office:value="2.9870421586069">
                <text:p>2.9870421586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5.6774536358238">
                <text:p>35.6774536358238</text:p>
              </table:table-cell>
              <table:table-cell office:value-type="float" office:value="3">
                <text:p>3</text:p>
              </table:table-cell>
              <table:table-cell office:value-type="float" office:value="2.98208075754577">
                <text:p>2.98208075754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49.3788900246941">
                <text:p>49.3788900246941</text:p>
              </table:table-cell>
              <table:table-cell office:value-type="float" office:value="4">
                <text:p>4</text:p>
              </table:table-cell>
              <table:table-cell office:value-type="float" office:value="2.97515560098776">
                <text:p>2.97515560098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66.8537705551739">
                <text:p>66.8537705551739</text:p>
              </table:table-cell>
              <table:table-cell office:value-type="float" office:value="5">
                <text:p>5</text:p>
              </table:table-cell>
              <table:table-cell office:value-type="float" office:value="2.96628736926982">
                <text:p>2.96628736926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91.8167536188713">
                <text:p>91.8167536188713</text:p>
              </table:table-cell>
              <table:table-cell office:value-type="float" office:value="6">
                <text:p>6</text:p>
              </table:table-cell>
              <table:table-cell office:value-type="float" office:value="2.95354794933769">
                <text:p>2.95354794933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125.84291847807">
                <text:p>125.84291847807</text:p>
              </table:table-cell>
              <table:table-cell office:value-type="float" office:value="7">
                <text:p>7</text:p>
              </table:table-cell>
              <table:table-cell office:value-type="float" office:value="2.93604489966261">
                <text:p>2.93604489966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72.079546729958">
                <text:p>172.079546729958</text:p>
              </table:table-cell>
              <table:table-cell office:value-type="float" office:value="8">
                <text:p>8</text:p>
              </table:table-cell>
              <table:table-cell office:value-type="float" office:value="2.9119949636662">
                <text:p>2.9119949636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233.09095592419">
                <text:p>233.09095592419</text:p>
              </table:table-cell>
              <table:table-cell office:value-type="float" office:value="9">
                <text:p>9</text:p>
              </table:table-cell>
              <table:table-cell office:value-type="float" office:value="2.87976577358218">
                <text:p>2.87976577358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312.294176696495">
                <text:p>312.294176696495</text:p>
              </table:table-cell>
              <table:table-cell office:value-type="float" office:value="10">
                <text:p>10</text:p>
              </table:table-cell>
              <table:table-cell office:value-type="float" office:value="2.83702456880291">
                <text:p>2.83702456880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2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413.180503610027">
                <text:p>413.180503610027</text:p>
              </table:table-cell>
              <table:table-cell office:value-type="float" office:value="11">
                <text:p>11</text:p>
              </table:table-cell>
              <table:table-cell office:value-type="float" office:value="2.78095044659495">
                <text:p>2.78095044659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4">
                <text:p>314</text:p>
              </table:table-cell>
              <table:table-cell office:value-type="float" office:value="10">
                <text:p>10</text:p>
              </table:table-cell>
              <table:table-cell office:value-type="float" office:value="536.754148937506">
                <text:p>536.754148937506</text:p>
              </table:table-cell>
              <table:table-cell office:value-type="float" office:value="12">
                <text:p>12</text:p>
              </table:table-cell>
              <table:table-cell office:value-type="float" office:value="2.70940811763537">
                <text:p>2.70940811763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1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682.170764439119">
                <text:p>682.170764439119</text:p>
              </table:table-cell>
              <table:table-cell office:value-type="float" office:value="13">
                <text:p>13</text:p>
              </table:table-cell>
              <table:table-cell office:value-type="float" office:value="2.6203581103067">
                <text:p>2.6203581103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57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843.206950273395">
                <text:p>843.206950273395</text:p>
              </table:table-cell>
              <table:table-cell office:value-type="float" office:value="14">
                <text:p>14</text:p>
              </table:table-cell>
              <table:table-cell office:value-type="float" office:value="2.51383653549981">
                <text:p>2.51383653549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1009.10475483403">
                <text:p>1009.10475483403</text:p>
              </table:table-cell>
              <table:table-cell office:value-type="float" office:value="15">
                <text:p>15</text:p>
              </table:table-cell>
              <table:table-cell office:value-type="float" office:value="2.39186862735728">
                <text:p>2.39186862735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6">
                <text:p>926</text:p>
              </table:table-cell>
              <table:table-cell office:value-type="float" office:value="10">
                <text:p>10</text:p>
              </table:table-cell>
              <table:table-cell office:value-type="float" office:value="1165.63515540512">
                <text:p>1165.63515540512</text:p>
              </table:table-cell>
              <table:table-cell office:value-type="float" office:value="16">
                <text:p>16</text:p>
              </table:table-cell>
              <table:table-cell office:value-type="float" office:value="2.25878526501633">
                <text:p>2.25878526501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9">
                <text:p>1159</text:p>
              </table:table-cell>
              <table:table-cell office:value-type="float" office:value="10">
                <text:p>10</text:p>
              </table:table-cell>
              <table:table-cell office:value-type="float" office:value="1298.49349816305">
                <text:p>1298.49349816305</text:p>
              </table:table-cell>
              <table:table-cell office:value-type="float" office:value="17">
                <text:p>17</text:p>
              </table:table-cell>
              <table:table-cell office:value-type="float" office:value="2.12035677149529">
                <text:p>2.12035677149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18">
                <text:p>1418</text:p>
              </table:table-cell>
              <table:table-cell office:value-type="float" office:value="10">
                <text:p>10</text:p>
              </table:table-cell>
              <table:table-cell office:value-type="float" office:value="1395.69794432721">
                <text:p>1395.69794432721</text:p>
              </table:table-cell>
              <table:table-cell office:value-type="float" office:value="18">
                <text:p>18</text:p>
              </table:table-cell>
              <table:table-cell office:value-type="float" office:value="1.98427217512497">
                <text:p>1.98427217512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97">
                <text:p>1697</text:p>
              </table:table-cell>
              <table:table-cell office:value-type="float" office:value="10">
                <text:p>10</text:p>
              </table:table-cell>
              <table:table-cell office:value-type="float" office:value="1452.82388124589">
                <text:p>1452.82388124589</text:p>
              </table:table-cell>
              <table:table-cell office:value-type="float" office:value="19">
                <text:p>19</text:p>
              </table:table-cell>
              <table:table-cell office:value-type="float" office:value="1.85611307085792">
                <text:p>1.85611307085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87">
                <text:p>1987</text:p>
              </table:table-cell>
              <table:table-cell office:value-type="float" office:value="10">
                <text:p>10</text:p>
              </table:table-cell>
              <table:table-cell office:value-type="float" office:value="1471.48654383889">
                <text:p>1471.48654383889</text:p>
              </table:table-cell>
              <table:table-cell office:value-type="float" office:value="20">
                <text:p>20</text:p>
              </table:table-cell>
              <table:table-cell office:value-type="float" office:value="1.7405568917156">
                <text:p>1.7405568917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81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1458.28505268362">
                <text:p>1458.28505268362</text:p>
              </table:table-cell>
              <table:table-cell office:value-type="float" office:value="21">
                <text:p>21</text:p>
              </table:table-cell>
              <table:table-cell office:value-type="float" office:value="1.63931830455222">
                <text:p>1.63931830455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72">
                <text:p>2572</text:p>
              </table:table-cell>
              <table:table-cell office:value-type="float" office:value="10">
                <text:p>10</text:p>
              </table:table-cell>
              <table:table-cell office:value-type="float" office:value="1421.66822290885">
                <text:p>1421.66822290885</text:p>
              </table:table-cell>
              <table:table-cell office:value-type="float" office:value="22">
                <text:p>22</text:p>
              </table:table-cell>
              <table:table-cell office:value-type="float" office:value="1.55274814265507">
                <text:p>1.55274814265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56">
                <text:p>2856</text:p>
              </table:table-cell>
              <table:table-cell office:value-type="float" office:value="10">
                <text:p>10</text:p>
              </table:table-cell>
              <table:table-cell office:value-type="float" office:value="1369.66916467265">
                <text:p>1369.66916467265</text:p>
              </table:table-cell>
              <table:table-cell office:value-type="float" office:value="23">
                <text:p>23</text:p>
              </table:table-cell>
              <table:table-cell office:value-type="float" office:value="1.47957603805065">
                <text:p>1.47957603805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129">
                <text:p>3129</text:p>
              </table:table-cell>
              <table:table-cell office:value-type="float" office:value="10">
                <text:p>10</text:p>
              </table:table-cell>
              <table:table-cell office:value-type="float" office:value="1309.12718641799">
                <text:p>1309.12718641799</text:p>
              </table:table-cell>
              <table:table-cell office:value-type="float" office:value="24">
                <text:p>24</text:p>
              </table:table-cell>
              <table:table-cell office:value-type="float" office:value="1.41838516664046">
                <text:p>1.41838516664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90">
                <text:p>3390</text:p>
              </table:table-cell>
              <table:table-cell office:value-type="float" office:value="10">
                <text:p>10</text:p>
              </table:table-cell>
              <table:table-cell office:value-type="float" office:value="1244.80277280793">
                <text:p>1244.80277280793</text:p>
              </table:table-cell>
              <table:table-cell office:value-type="float" office:value="25">
                <text:p>25</text:p>
              </table:table-cell>
              <table:table-cell office:value-type="float" office:value="1.36719845805544">
                <text:p>1.36719845805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38">
                <text:p>3638</text:p>
              </table:table-cell>
              <table:table-cell office:value-type="float" office:value="10">
                <text:p>10</text:p>
              </table:table-cell>
              <table:table-cell office:value-type="float" office:value="1180.07885280493">
                <text:p>1180.07885280493</text:p>
              </table:table-cell>
              <table:table-cell office:value-type="float" office:value="26">
                <text:p>26</text:p>
              </table:table-cell>
              <table:table-cell office:value-type="float" office:value="1.3243757154494">
                <text:p>1.3243757154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874">
                <text:p>3874</text:p>
              </table:table-cell>
              <table:table-cell office:value-type="float" office:value="10">
                <text:p>10</text:p>
              </table:table-cell>
              <table:table-cell office:value-type="float" office:value="1116.76347288233">
                <text:p>1116.76347288233</text:p>
              </table:table-cell>
              <table:table-cell office:value-type="float" office:value="27">
                <text:p>27</text:p>
              </table:table-cell>
              <table:table-cell office:value-type="float" office:value="1.28827141788393">
                <text:p>1.28827141788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097">
                <text:p>4097</text:p>
              </table:table-cell>
              <table:table-cell office:value-type="float" office:value="10">
                <text:p>10</text:p>
              </table:table-cell>
              <table:table-cell office:value-type="float" office:value="1056.43726800257">
                <text:p>1056.43726800257</text:p>
              </table:table-cell>
              <table:table-cell office:value-type="float" office:value="28">
                <text:p>28</text:p>
              </table:table-cell>
              <table:table-cell office:value-type="float" office:value="1.25785630168479">
                <text:p>1.25785630168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308">
                <text:p>4308</text:p>
              </table:table-cell>
              <table:table-cell office:value-type="float" office:value="10">
                <text:p>10</text:p>
              </table:table-cell>
              <table:table-cell office:value-type="float" office:value="999.621011688308">
                <text:p>999.621011688308</text:p>
              </table:table-cell>
              <table:table-cell office:value-type="float" office:value="29">
                <text:p>29</text:p>
              </table:table-cell>
              <table:table-cell office:value-type="float" office:value="1.23203830354882">
                <text:p>1.23203830354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507">
                <text:p>4507</text:p>
              </table:table-cell>
              <table:table-cell office:value-type="float" office:value="10">
                <text:p>10</text:p>
              </table:table-cell>
              <table:table-cell office:value-type="float" office:value="946.749182452085">
                <text:p>946.749182452085</text:p>
              </table:table-cell>
              <table:table-cell office:value-type="float" office:value="30">
                <text:p>30</text:p>
              </table:table-cell>
              <table:table-cell office:value-type="float" office:value="1.21006194418728">
                <text:p>1.21006194418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696">
                <text:p>4696</text:p>
              </table:table-cell>
              <table:table-cell office:value-type="float" office:value="10">
                <text:p>10</text:p>
              </table:table-cell>
              <table:table-cell office:value-type="float" office:value="897.500378480716">
                <text:p>897.500378480716</text:p>
              </table:table-cell>
              <table:table-cell office:value-type="float" office:value="31">
                <text:p>31</text:p>
              </table:table-cell>
              <table:table-cell office:value-type="float" office:value="1.19112018281106">
                <text:p>1.19112018281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875">
                <text:p>4875</text:p>
              </table:table-cell>
              <table:table-cell office:value-type="float" office:value="10">
                <text:p>10</text:p>
              </table:table-cell>
              <table:table-cell office:value-type="float" office:value="851.945505405349">
                <text:p>851.945505405349</text:p>
              </table:table-cell>
              <table:table-cell office:value-type="float" office:value="32">
                <text:p>32</text:p>
              </table:table-cell>
              <table:table-cell office:value-type="float" office:value="1.17475805239084">
                <text:p>1.17475805239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045">
                <text:p>5045</text:p>
              </table:table-cell>
              <table:table-cell office:value-type="float" office:value="10">
                <text:p>10</text:p>
              </table:table-cell>
              <table:table-cell office:value-type="float" office:value="809.810373401661">
                <text:p>809.810373401661</text:p>
              </table:table-cell>
              <table:table-cell office:value-type="float" office:value="33">
                <text:p>33</text:p>
              </table:table-cell>
              <table:table-cell office:value-type="float" office:value="1.16051741791906">
                <text:p>1.16051741791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206">
                <text:p>5206</text:p>
              </table:table-cell>
              <table:table-cell office:value-type="float" office:value="10">
                <text:p>10</text:p>
              </table:table-cell>
              <table:table-cell office:value-type="float" office:value="771.019963415369">
                <text:p>771.019963415369</text:p>
              </table:table-cell>
              <table:table-cell office:value-type="float" office:value="34">
                <text:p>34</text:p>
              </table:table-cell>
              <table:table-cell office:value-type="float" office:value="1.14810218275362">
                <text:p>1.14810218275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360">
                <text:p>5360</text:p>
              </table:table-cell>
              <table:table-cell office:value-type="float" office:value="10">
                <text:p>10</text:p>
              </table:table-cell>
              <table:table-cell office:value-type="float" office:value="734.99701253386">
                <text:p>734.99701253386</text:p>
              </table:table-cell>
              <table:table-cell office:value-type="float" office:value="35">
                <text:p>35</text:p>
              </table:table-cell>
              <table:table-cell office:value-type="float" office:value="1.13712630830856">
                <text:p>1.137126308308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506">
                <text:p>5506</text:p>
              </table:table-cell>
              <table:table-cell office:value-type="float" office:value="10">
                <text:p>10</text:p>
              </table:table-cell>
              <table:table-cell office:value-type="float" office:value="701.864851501166">
                <text:p>701.864851501166</text:p>
              </table:table-cell>
              <table:table-cell office:value-type="float" office:value="36">
                <text:p>36</text:p>
              </table:table-cell>
              <table:table-cell office:value-type="float" office:value="1.12747273002201">
                <text:p>1.127472730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646">
                <text:p>5646</text:p>
              </table:table-cell>
              <table:table-cell office:value-type="float" office:value="10">
                <text:p>10</text:p>
              </table:table-cell>
              <table:table-cell office:value-type="float" office:value="671.054119943962">
                <text:p>671.054119943962</text:p>
              </table:table-cell>
              <table:table-cell office:value-type="float" office:value="37">
                <text:p>37</text:p>
              </table:table-cell>
              <table:table-cell office:value-type="float" office:value="1.11885478567906">
                <text:p>1.11885478567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780">
                <text:p>5780</text:p>
              </table:table-cell>
              <table:table-cell office:value-type="float" office:value="10">
                <text:p>10</text:p>
              </table:table-cell>
              <table:table-cell office:value-type="float" office:value="642.461017788744">
                <text:p>642.461017788744</text:p>
              </table:table-cell>
              <table:table-cell office:value-type="float" office:value="38">
                <text:p>38</text:p>
              </table:table-cell>
              <table:table-cell office:value-type="float" office:value="1.11115242522297">
                <text:p>1.111152425222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908">
                <text:p>5908</text:p>
              </table:table-cell>
              <table:table-cell office:value-type="float" office:value="10">
                <text:p>10</text:p>
              </table:table-cell>
              <table:table-cell office:value-type="float" office:value="615.977122602289">
                <text:p>615.977122602289</text:p>
              </table:table-cell>
              <table:table-cell office:value-type="float" office:value="39">
                <text:p>39</text:p>
              </table:table-cell>
              <table:table-cell office:value-type="float" office:value="1.10426153056911">
                <text:p>1.10426153056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31">
                <text:p>6031</text:p>
              </table:table-cell>
              <table:table-cell office:value-type="float" office:value="10">
                <text:p>10</text:p>
              </table:table-cell>
              <table:table-cell office:value-type="float" office:value="591.295146147108">
                <text:p>591.295146147108</text:p>
              </table:table-cell>
              <table:table-cell office:value-type="float" office:value="40">
                <text:p>40</text:p>
              </table:table-cell>
              <table:table-cell office:value-type="float" office:value="1.09804263739796">
                <text:p>1.09804263739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149">
                <text:p>6149</text:p>
              </table:table-cell>
              <table:table-cell office:value-type="float" office:value="10">
                <text:p>10</text:p>
              </table:table-cell>
              <table:table-cell office:value-type="float" office:value="568.324140879662">
                <text:p>568.324140879662</text:p>
              </table:table-cell>
              <table:table-cell office:value-type="float" office:value="41">
                <text:p>41</text:p>
              </table:table-cell>
              <table:table-cell office:value-type="float" office:value="1.09242545794107">
                <text:p>1.09242545794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262">
                <text:p>6262</text:p>
              </table:table-cell>
              <table:table-cell office:value-type="float" office:value="10">
                <text:p>10</text:p>
              </table:table-cell>
              <table:table-cell office:value-type="float" office:value="546.974444770275">
                <text:p>546.974444770275</text:p>
              </table:table-cell>
              <table:table-cell office:value-type="float" office:value="42">
                <text:p>42</text:p>
              </table:table-cell>
              <table:table-cell office:value-type="float" office:value="1.08734820261422">
                <text:p>1.08734820261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371">
                <text:p>6371</text:p>
              </table:table-cell>
              <table:table-cell office:value-type="float" office:value="10">
                <text:p>10</text:p>
              </table:table-cell>
              <table:table-cell office:value-type="float" office:value="526.978053086184">
                <text:p>526.978053086184</text:p>
              </table:table-cell>
              <table:table-cell office:value-type="float" office:value="43">
                <text:p>43</text:p>
              </table:table-cell>
              <table:table-cell office:value-type="float" office:value="1.08271512369898">
                <text:p>1.08271512369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476">
                <text:p>6476</text:p>
              </table:table-cell>
              <table:table-cell office:value-type="float" office:value="10">
                <text:p>10</text:p>
              </table:table-cell>
              <table:table-cell office:value-type="float" office:value="508.266286038936">
                <text:p>508.266286038936</text:p>
              </table:table-cell>
              <table:table-cell office:value-type="float" office:value="44">
                <text:p>44</text:p>
              </table:table-cell>
              <table:table-cell office:value-type="float" office:value="1.07848460253844">
                <text:p>1.07848460253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577">
                <text:p>6577</text:p>
              </table:table-cell>
              <table:table-cell office:value-type="float" office:value="10">
                <text:p>10</text:p>
              </table:table-cell>
              <table:table-cell office:value-type="float" office:value="490.772742227785">
                <text:p>490.772742227785</text:p>
              </table:table-cell>
              <table:table-cell office:value-type="float" office:value="45">
                <text:p>45</text:p>
              </table:table-cell>
              <table:table-cell office:value-type="float" office:value="1.07461954420371">
                <text:p>1.07461954420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75">
                <text:p>6675</text:p>
              </table:table-cell>
              <table:table-cell office:value-type="float" office:value="10">
                <text:p>10</text:p>
              </table:table-cell>
              <table:table-cell office:value-type="float" office:value="474.267573665639">
                <text:p>474.267573665639</text:p>
              </table:table-cell>
              <table:table-cell office:value-type="float" office:value="46">
                <text:p>46</text:p>
              </table:table-cell>
              <table:table-cell office:value-type="float" office:value="1.07105132189747">
                <text:p>1.071051321897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69">
                <text:p>6769</text:p>
              </table:table-cell>
              <table:table-cell office:value-type="float" office:value="10">
                <text:p>10</text:p>
              </table:table-cell>
              <table:table-cell office:value-type="float" office:value="458.864897175773">
                <text:p>458.864897175773</text:p>
              </table:table-cell>
              <table:table-cell office:value-type="float" office:value="47">
                <text:p>47</text:p>
              </table:table-cell>
              <table:table-cell office:value-type="float" office:value="1.06778917080452">
                <text:p>1.06778917080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860">
                <text:p>6860</text:p>
              </table:table-cell>
              <table:table-cell office:value-type="float" office:value="10">
                <text:p>10</text:p>
              </table:table-cell>
              <table:table-cell office:value-type="float" office:value="444.348827404285">
                <text:p>444.348827404285</text:p>
              </table:table-cell>
              <table:table-cell office:value-type="float" office:value="48">
                <text:p>48</text:p>
              </table:table-cell>
              <table:table-cell office:value-type="float" office:value="1.06477388154581">
                <text:p>1.06477388154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948">
                <text:p>6948</text:p>
              </table:table-cell>
              <table:table-cell office:value-type="float" office:value="10">
                <text:p>10</text:p>
              </table:table-cell>
              <table:table-cell office:value-type="float" office:value="430.67610364422">
                <text:p>430.67610364422</text:p>
              </table:table-cell>
              <table:table-cell office:value-type="float" office:value="49">
                <text:p>49</text:p>
              </table:table-cell>
              <table:table-cell office:value-type="float" office:value="1.06198562228616">
                <text:p>1.06198562228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034">
                <text:p>7034</text:p>
              </table:table-cell>
              <table:table-cell office:value-type="float" office:value="10">
                <text:p>10</text:p>
              </table:table-cell>
              <table:table-cell office:value-type="float" office:value="417.655944200801">
                <text:p>417.655944200801</text:p>
              </table:table-cell>
              <table:table-cell office:value-type="float" office:value="50">
                <text:p>50</text:p>
              </table:table-cell>
              <table:table-cell office:value-type="float" office:value="1.0593767336083">
                <text:p>1.0593767336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117">
                <text:p>7117</text:p>
              </table:table-cell>
              <table:table-cell office:value-type="float" office:value="10">
                <text:p>10</text:p>
              </table:table-cell>
              <table:table-cell office:value-type="float" office:value="405.405883953969">
                <text:p>405.405883953969</text:p>
              </table:table-cell>
              <table:table-cell office:value-type="float" office:value="51">
                <text:p>51</text:p>
              </table:table-cell>
              <table:table-cell office:value-type="float" office:value="1.05696302992187">
                <text:p>1.05696302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198">
                <text:p>7198</text:p>
              </table:table-cell>
              <table:table-cell office:value-type="float" office:value="10">
                <text:p>10</text:p>
              </table:table-cell>
              <table:table-cell office:value-type="float" office:value="393.745857401304">
                <text:p>393.745857401304</text:p>
              </table:table-cell>
              <table:table-cell office:value-type="float" office:value="52">
                <text:p>52</text:p>
              </table:table-cell>
              <table:table-cell office:value-type="float" office:value="1.05470211967231">
                <text:p>1.05470211967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276">
                <text:p>7276</text:p>
              </table:table-cell>
              <table:table-cell office:value-type="float" office:value="10">
                <text:p>10</text:p>
              </table:table-cell>
              <table:table-cell office:value-type="float" office:value="382.788922165309">
                <text:p>382.788922165309</text:p>
              </table:table-cell>
              <table:table-cell office:value-type="float" office:value="53">
                <text:p>53</text:p>
              </table:table-cell>
              <table:table-cell office:value-type="float" office:value="1.05260980238666">
                <text:p>1.05260980238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352">
                <text:p>7352</text:p>
              </table:table-cell>
              <table:table-cell office:value-type="float" office:value="10">
                <text:p>10</text:p>
              </table:table-cell>
              <table:table-cell office:value-type="float" office:value="372.365107454063">
                <text:p>372.365107454063</text:p>
              </table:table-cell>
              <table:table-cell office:value-type="float" office:value="54">
                <text:p>54</text:p>
              </table:table-cell>
              <table:table-cell office:value-type="float" office:value="1.05064813757536">
                <text:p>1.05064813757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426">
                <text:p>7426</text:p>
              </table:table-cell>
              <table:table-cell office:value-type="float" office:value="10">
                <text:p>10</text:p>
              </table:table-cell>
              <table:table-cell office:value-type="float" office:value="362.451189399779">
                <text:p>362.451189399779</text:p>
              </table:table-cell>
              <table:table-cell office:value-type="float" office:value="55">
                <text:p>55</text:p>
              </table:table-cell>
              <table:table-cell office:value-type="float" office:value="1.04880840148125">
                <text:p>1.0488084014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498">
                <text:p>7498</text:p>
              </table:table-cell>
              <table:table-cell office:value-type="float" office:value="10">
                <text:p>10</text:p>
              </table:table-cell>
              <table:table-cell office:value-type="float" office:value="353.024965368421">
                <text:p>353.024965368421</text:p>
              </table:table-cell>
              <table:table-cell office:value-type="float" office:value="56">
                <text:p>56</text:p>
              </table:table-cell>
              <table:table-cell office:value-type="float" office:value="1.04708255072932">
                <text:p>1.04708255072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568">
                <text:p>7568</text:p>
              </table:table-cell>
              <table:table-cell office:value-type="float" office:value="10">
                <text:p>10</text:p>
              </table:table-cell>
              <table:table-cell office:value-type="float" office:value="344.06524025357">
                <text:p>344.06524025357</text:p>
              </table:table-cell>
              <table:table-cell office:value-type="float" office:value="57">
                <text:p>57</text:p>
              </table:table-cell>
              <table:table-cell office:value-type="float" office:value="1.04546316599545">
                <text:p>1.04546316599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636">
                <text:p>7636</text:p>
              </table:table-cell>
              <table:table-cell office:value-type="float" office:value="10">
                <text:p>10</text:p>
              </table:table-cell>
              <table:table-cell office:value-type="float" office:value="335.551808217159">
                <text:p>335.551808217159</text:p>
              </table:table-cell>
              <table:table-cell office:value-type="float" office:value="58">
                <text:p>58</text:p>
              </table:table-cell>
              <table:table-cell office:value-type="float" office:value="1.04394340076181">
                <text:p>1.04394340076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703">
                <text:p>7703</text:p>
              </table:table-cell>
              <table:table-cell office:value-type="float" office:value="10">
                <text:p>10</text:p>
              </table:table-cell>
              <table:table-cell office:value-type="float" office:value="327.344234771017">
                <text:p>327.344234771017</text:p>
              </table:table-cell>
              <table:table-cell office:value-type="float" office:value="59">
                <text:p>59</text:p>
              </table:table-cell>
              <table:table-cell office:value-type="float" office:value="1.04249568152292">
                <text:p>1.04249568152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768">
                <text:p>7768</text:p>
              </table:table-cell>
              <table:table-cell office:value-type="float" office:value="10">
                <text:p>10</text:p>
              </table:table-cell>
              <table:table-cell office:value-type="float" office:value="319.550458373974">
                <text:p>319.550458373974</text:p>
              </table:table-cell>
              <table:table-cell office:value-type="float" office:value="60">
                <text:p>60</text:p>
              </table:table-cell>
              <table:table-cell office:value-type="float" office:value="1.04113677373506">
                <text:p>1.04113677373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831">
                <text:p>7831</text:p>
              </table:table-cell>
              <table:table-cell office:value-type="float" office:value="10">
                <text:p>10</text:p>
              </table:table-cell>
              <table:table-cell office:value-type="float" office:value="312.152757483827">
                <text:p>312.152757483827</text:p>
              </table:table-cell>
              <table:table-cell office:value-type="float" office:value="61">
                <text:p>61</text:p>
              </table:table-cell>
              <table:table-cell office:value-type="float" office:value="1.03986116172696">
                <text:p>1.0398611617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893">
                <text:p>7893</text:p>
              </table:table-cell>
              <table:table-cell office:value-type="float" office:value="10">
                <text:p>10</text:p>
              </table:table-cell>
              <table:table-cell office:value-type="float" office:value="305.020427650636">
                <text:p>305.020427650636</text:p>
              </table:table-cell>
              <table:table-cell office:value-type="float" office:value="62">
                <text:p>62</text:p>
              </table:table-cell>
              <table:table-cell office:value-type="float" office:value="1.03864442260872">
                <text:p>1.03864442260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954">
                <text:p>7954</text:p>
              </table:table-cell>
              <table:table-cell office:value-type="float" office:value="10">
                <text:p>10</text:p>
              </table:table-cell>
              <table:table-cell office:value-type="float" office:value="298.144243005218">
                <text:p>298.144243005218</text:p>
              </table:table-cell>
              <table:table-cell office:value-type="float" office:value="63">
                <text:p>63</text:p>
              </table:table-cell>
              <table:table-cell office:value-type="float" office:value="1.03748356085054">
                <text:p>1.03748356085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013">
                <text:p>8013</text:p>
              </table:table-cell>
              <table:table-cell office:value-type="float" office:value="10">
                <text:p>10</text:p>
              </table:table-cell>
              <table:table-cell office:value-type="float" office:value="291.624694376118">
                <text:p>291.624694376118</text:p>
              </table:table-cell>
              <table:table-cell office:value-type="float" office:value="64">
                <text:p>64</text:p>
              </table:table-cell>
              <table:table-cell office:value-type="float" office:value="1.03639394663373">
                <text:p>1.03639394663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071">
                <text:p>8071</text:p>
              </table:table-cell>
              <table:table-cell office:value-type="float" office:value="10">
                <text:p>10</text:p>
              </table:table-cell>
              <table:table-cell office:value-type="float" office:value="285.339542942083">
                <text:p>285.339542942083</text:p>
              </table:table-cell>
              <table:table-cell office:value-type="float" office:value="65">
                <text:p>65</text:p>
              </table:table-cell>
              <table:table-cell office:value-type="float" office:value="1.03535367896693">
                <text:p>1.035353678966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128">
                <text:p>8128</text:p>
              </table:table-cell>
              <table:table-cell office:value-type="float" office:value="10">
                <text:p>10</text:p>
              </table:table-cell>
              <table:table-cell office:value-type="float" office:value="279.280694732604">
                <text:p>279.280694732604</text:p>
              </table:table-cell>
              <table:table-cell office:value-type="float" office:value="66">
                <text:p>66</text:p>
              </table:table-cell>
              <table:table-cell office:value-type="float" office:value="1.03436032169446">
                <text:p>1.034360321694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183">
                <text:p>8183</text:p>
              </table:table-cell>
              <table:table-cell office:value-type="float" office:value="10">
                <text:p>10</text:p>
              </table:table-cell>
              <table:table-cell office:value-type="float" office:value="273.543673019642">
                <text:p>273.543673019642</text:p>
              </table:table-cell>
              <table:table-cell office:value-type="float" office:value="67">
                <text:p>67</text:p>
              </table:table-cell>
              <table:table-cell office:value-type="float" office:value="1.03342828706094">
                <text:p>1.0334282870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237">
                <text:p>8237</text:p>
              </table:table-cell>
              <table:table-cell office:value-type="float" office:value="10">
                <text:p>10</text:p>
              </table:table-cell>
              <table:table-cell office:value-type="float" office:value="268.013850327292">
                <text:p>268.013850327292</text:p>
              </table:table-cell>
              <table:table-cell office:value-type="float" office:value="68">
                <text:p>68</text:p>
              </table:table-cell>
              <table:table-cell office:value-type="float" office:value="1.03253779899567">
                <text:p>1.03253779899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290">
                <text:p>8290</text:p>
              </table:table-cell>
              <table:table-cell office:value-type="float" office:value="10">
                <text:p>10</text:p>
              </table:table-cell>
              <table:table-cell office:value-type="float" office:value="262.684168072903">
                <text:p>262.684168072903</text:p>
              </table:table-cell>
              <table:table-cell office:value-type="float" office:value="69">
                <text:p>69</text:p>
              </table:table-cell>
              <table:table-cell office:value-type="float" office:value="1.03168687190264">
                <text:p>1.03168687190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342">
                <text:p>8342</text:p>
              </table:table-cell>
              <table:table-cell office:value-type="float" office:value="10">
                <text:p>10</text:p>
              </table:table-cell>
              <table:table-cell office:value-type="float" office:value="257.547831259195">
                <text:p>257.547831259195</text:p>
              </table:table-cell>
              <table:table-cell office:value-type="float" office:value="70">
                <text:p>70</text:p>
              </table:table-cell>
              <table:table-cell office:value-type="float" office:value="1.03087363117468">
                <text:p>1.03087363117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93">
                <text:p>8393</text:p>
              </table:table-cell>
              <table:table-cell office:value-type="float" office:value="10">
                <text:p>10</text:p>
              </table:table-cell>
              <table:table-cell office:value-type="float" office:value="252.598301201597">
                <text:p>252.598301201597</text:p>
              </table:table-cell>
              <table:table-cell office:value-type="float" office:value="71">
                <text:p>71</text:p>
              </table:table-cell>
              <table:table-cell office:value-type="float" office:value="1.03009630658901">
                <text:p>1.03009630658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443">
                <text:p>8443</text:p>
              </table:table-cell>
              <table:table-cell office:value-type="float" office:value="10">
                <text:p>10</text:p>
              </table:table-cell>
              <table:table-cell office:value-type="float" office:value="247.829288230021">
                <text:p>247.829288230021</text:p>
              </table:table-cell>
              <table:table-cell office:value-type="float" office:value="72">
                <text:p>72</text:p>
              </table:table-cell>
              <table:table-cell office:value-type="float" office:value="1.02935322613171">
                <text:p>1.02935322613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492">
                <text:p>8492</text:p>
              </table:table-cell>
              <table:table-cell office:value-type="float" office:value="10">
                <text:p>10</text:p>
              </table:table-cell>
              <table:table-cell office:value-type="float" office:value="243.234744402007">
                <text:p>243.234744402007</text:p>
              </table:table-cell>
              <table:table-cell office:value-type="float" office:value="73">
                <text:p>73</text:p>
              </table:table-cell>
              <table:table-cell office:value-type="float" office:value="1.02864281022162">
                <text:p>1.02864281022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540">
                <text:p>8540</text:p>
              </table:table-cell>
              <table:table-cell office:value-type="float" office:value="10">
                <text:p>10</text:p>
              </table:table-cell>
              <table:table-cell office:value-type="float" office:value="238.808856259018">
                <text:p>238.808856259018</text:p>
              </table:table-cell>
              <table:table-cell office:value-type="float" office:value="74">
                <text:p>74</text:p>
              </table:table-cell>
              <table:table-cell office:value-type="float" office:value="1.02796356630668">
                <text:p>1.027963566306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87">
                <text:p>8587</text:p>
              </table:table-cell>
              <table:table-cell office:value-type="float" office:value="10">
                <text:p>10</text:p>
              </table:table-cell>
              <table:table-cell office:value-type="float" office:value="234.546037653185">
                <text:p>234.546037653185</text:p>
              </table:table-cell>
              <table:table-cell office:value-type="float" office:value="75">
                <text:p>75</text:p>
              </table:table-cell>
              <table:table-cell office:value-type="float" office:value="1.02731408380729">
                <text:p>1.0273140838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633">
                <text:p>8633</text:p>
              </table:table-cell>
              <table:table-cell office:value-type="float" office:value="10">
                <text:p>10</text:p>
              </table:table-cell>
              <table:table-cell office:value-type="float" office:value="230.440922667773">
                <text:p>230.440922667773</text:p>
              </table:table-cell>
              <table:table-cell office:value-type="float" office:value="76">
                <text:p>76</text:p>
              </table:table-cell>
              <table:table-cell office:value-type="float" office:value="1.0266930293835">
                <text:p>1.02669302938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679">
                <text:p>8679</text:p>
              </table:table-cell>
              <table:table-cell office:value-type="float" office:value="10">
                <text:p>10</text:p>
              </table:table-cell>
              <table:table-cell office:value-type="float" office:value="226.401228874272">
                <text:p>226.401228874272</text:p>
              </table:table-cell>
              <table:table-cell office:value-type="float" office:value="77">
                <text:p>77</text:p>
              </table:table-cell>
              <table:table-cell office:value-type="float" office:value="1.02608609619475">
                <text:p>1.02608609619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724">
                <text:p>8724</text:p>
              </table:table-cell>
              <table:table-cell office:value-type="float" office:value="10">
                <text:p>10</text:p>
              </table:table-cell>
              <table:table-cell office:value-type="float" office:value="222.511838711169">
                <text:p>222.511838711169</text:p>
              </table:table-cell>
              <table:table-cell office:value-type="float" office:value="78">
                <text:p>78</text:p>
              </table:table-cell>
              <table:table-cell office:value-type="float" office:value="1.02550571282797">
                <text:p>1.02550571282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768">
                <text:p>8768</text:p>
              </table:table-cell>
              <table:table-cell office:value-type="float" office:value="10">
                <text:p>10</text:p>
              </table:table-cell>
              <table:table-cell office:value-type="float" office:value="218.767864841018">
                <text:p>218.767864841018</text:p>
              </table:table-cell>
              <table:table-cell office:value-type="float" office:value="79">
                <text:p>79</text:p>
              </table:table-cell>
              <table:table-cell office:value-type="float" office:value="1.02495071451198">
                <text:p>1.02495071451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811">
                <text:p>8811</text:p>
              </table:table-cell>
              <table:table-cell office:value-type="float" office:value="10">
                <text:p>10</text:p>
              </table:table-cell>
              <table:table-cell office:value-type="float" office:value="215.164618033292">
                <text:p>215.164618033292</text:p>
              </table:table-cell>
              <table:table-cell office:value-type="float" office:value="80">
                <text:p>80</text:p>
              </table:table-cell>
              <table:table-cell office:value-type="float" office:value="1.02441999977679">
                <text:p>1.02441999977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854">
                <text:p>8854</text:p>
              </table:table-cell>
              <table:table-cell office:value-type="float" office:value="10">
                <text:p>10</text:p>
              </table:table-cell>
              <table:table-cell office:value-type="float" office:value="211.615678843291">
                <text:p>211.615678843291</text:p>
              </table:table-cell>
              <table:table-cell office:value-type="float" office:value="81">
                <text:p>81</text:p>
              </table:table-cell>
              <table:table-cell office:value-type="float" office:value="1.02390057362133">
                <text:p>1.02390057362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legend chart:legend-position="end" svg:x="12.825cm" svg:y="3.706cm" style:legend-expansion="high" chart:style-name="ch2"/>
        <chart:plot-area chart:style-name="ch3" table:cell-range-address="'Evolution Tour - WF &amp; FA'.AB2:'Evolution Tour - WF &amp; FA'.AE47" svg:x="0.319cm" svg:y="0.18cm" svg:width="12.187cm" svg:height="8.646cm">
          <chart:coordinate-region svg:x="1.046cm" svg:y="0.38cm" svg:width="11.27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olution Tour - WF &amp; FA'.AC2:'Evolution Tour - WF &amp; FA'.AC47" chart:class="chart:scatter">
            <chart:domain table:cell-range-address="'Evolution Tour - WF &amp; FA'.AB2:'Evolution Tour - WF &amp; FA'.AB47"/>
            <chart:data-point chart:repeated="46"/>
          </chart:series>
          <chart:series chart:style-name="ch8" chart:values-cell-range-address="'Evolution Tour - WF &amp; FA'.AD2:'Evolution Tour - WF &amp; FA'.AD47" chart:class="chart:scatter">
            <chart:data-point chart:repeated="46"/>
          </chart:series>
          <chart:series chart:style-name="ch9" chart:values-cell-range-address="'Evolution Tour - WF &amp; FA'.AE2:'Evolution Tour - WF &amp; FA'.AE47" chart:class="chart:scatte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B</text:p>
              </table:table-cell>
              <table:table-cell office:value-type="string">
                <text:p>Colonne AC</text:p>
              </table:table-cell>
              <table:table-cell office:value-type="string">
                <text:p>Colonne AD</text:p>
              </table:table-cell>
              <table:table-cell office:value-type="string">
                <text:p>Colonne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volution Tour - WF &amp; FA'.AB2:'Evolution Tour - WF &amp; FA'.AB47</svg:desc>
                </draw:g>
              </table:table-cell>
              <table:table-cell office:value-type="float" office:value="0.939413062813476">
                <text:p>0.939413062813476</text:p>
                <draw:g>
                  <svg:desc>'Evolution Tour - WF &amp; FA'.AC2:'Evolution Tour - WF &amp; FA'.AC47</svg:desc>
                </draw:g>
              </table:table-cell>
              <table:table-cell office:value-type="float" office:value="0.960789439152323">
                <text:p>0.960789439152323</text:p>
                <draw:g>
                  <svg:desc>'Evolution Tour - WF &amp; FA'.AD2:'Evolution Tour - WF &amp; FA'.AD47</svg:desc>
                </draw:g>
              </table:table-cell>
              <table:table-cell office:value-type="float" office:value="0.999999999986112">
                <text:p>0.999999999986112</text:p>
                <draw:g>
                  <svg:desc>'Evolution Tour - WF &amp; FA'.AE2:'Evolution Tour - WF &amp; FA'.A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9009765402776">
                <text:p>0.889009765402776</text:p>
              </table:table-cell>
              <table:table-cell office:value-type="float" office:value="0.923116346386636">
                <text:p>0.923116346386636</text:p>
              </table:table-cell>
              <table:table-cell office:value-type="float" office:value="0.999996273346828">
                <text:p>0.999996273346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6481724890614">
                <text:p>0.846481724890614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99975963052358">
                <text:p>0.9997596305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0157734932427">
                <text:p>0.810157734932427</text:p>
              </table:table-cell>
              <table:table-cell office:value-type="float" office:value="0.852143788966211">
                <text:p>0.852143788966211</text:p>
              </table:table-cell>
              <table:table-cell office:value-type="float" office:value="0.998069545863772">
                <text:p>0.998069545863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78800783071405">
                <text:p>0.778800783071405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993262053000914">
                <text:p>0.993262053000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1477293075286">
                <text:p>0.751477293075286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984496146400991">
                <text:p>0.984496146400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27470509024284">
                <text:p>0.727470509024284</text:p>
              </table:table-cell>
              <table:table-cell office:value-type="float" office:value="0.755783741455725">
                <text:p>0.755783741455725</text:p>
              </table:table-cell>
              <table:table-cell office:value-type="float" office:value="0.971884340251028">
                <text:p>0.97188434025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6221686697806">
                <text:p>0.706221686697806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956063066376593">
                <text:p>0.956063066376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87289278790972">
                <text:p>0.687289278790972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937823475977884">
                <text:p>0.937823475977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917915001376101">
                <text:p>0.91791500137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55028244385774">
                <text:p>0.655028244385774</text:p>
              </table:table-cell>
              <table:table-cell office:value-type="float" office:value="0.644036421083141">
                <text:p>0.644036421083141</text:p>
              </table:table-cell>
              <table:table-cell office:value-type="float" office:value="0.896969196538236">
                <text:p>0.896969196538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41180388429955">
                <text:p>0.641180388429955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875485528555877">
                <text:p>0.875485528555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8583933398625">
                <text:p>0.628583933398625</text:p>
              </table:table-cell>
              <table:table-cell office:value-type="float" office:value="0.594520547970194">
                <text:p>0.594520547970194</text:p>
              </table:table-cell>
              <table:table-cell office:value-type="float" office:value="0.853843442928457">
                <text:p>0.853843442928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17078755442681">
                <text:p>0.617078755442681</text:p>
              </table:table-cell>
              <table:table-cell office:value-type="float" office:value="0.571209063848815">
                <text:p>0.571209063848815</text:p>
              </table:table-cell>
              <table:table-cell office:value-type="float" office:value="0.832322751248203">
                <text:p>0.832322751248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811124397162438">
                <text:p>0.81112439716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682637785056">
                <text:p>0.59682637785056</text:p>
              </table:table-cell>
              <table:table-cell office:value-type="float" office:value="0.527292424043049">
                <text:p>0.527292424043049</text:p>
              </table:table-cell>
              <table:table-cell office:value-type="float" office:value="0.790388612848902">
                <text:p>0.790388612848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87869673122346">
                <text:p>0.587869673122346</text:p>
              </table:table-cell>
              <table:table-cell office:value-type="float" office:value="0.50661699236559">
                <text:p>0.50661699236559</text:p>
              </table:table-cell>
              <table:table-cell office:value-type="float" office:value="0.770209725326983">
                <text:p>0.770209725326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79578278784809">
                <text:p>0.579578278784809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0.750647791222704">
                <text:p>0.750647791222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71881469967622">
                <text:p>0.571881469967622</text:p>
              </table:table-cell>
              <table:table-cell office:value-type="float" office:value="0.467666427009909">
                <text:p>0.467666427009909</text:p>
              </table:table-cell>
              <table:table-cell office:value-type="float" office:value="0.731737546530039">
                <text:p>0.731737546530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64718122007759">
                <text:p>0.564718122007759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71349520313981">
                <text:p>0.7134952031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8035145770047">
                <text:p>0.558035145770047</text:p>
              </table:table-cell>
              <table:table-cell office:value-type="float" office:value="0.43171052342908">
                <text:p>0.43171052342908</text:p>
              </table:table-cell>
              <table:table-cell office:value-type="float" office:value="0.695923568715167">
                <text:p>0.695923568715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51786217645208">
                <text:p>0.551786217645208</text:p>
              </table:table-cell>
              <table:table-cell office:value-type="float" office:value="0.414782911681581">
                <text:p>0.414782911681581</text:p>
              </table:table-cell>
              <table:table-cell office:value-type="float" office:value="0.679015882851247">
                <text:p>0.679015882851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45930741749961">
                <text:p>0.545930741749961</text:p>
              </table:table-cell>
              <table:table-cell office:value-type="float" office:value="0.398519041084514">
                <text:p>0.398519041084514</text:p>
              </table:table-cell>
              <table:table-cell office:value-type="float" office:value="0.662758679976476">
                <text:p>0.662758679976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40432996486534">
                <text:p>0.540432996486534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0.647133918541151">
                <text:p>0.647133918541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3526142851899">
                <text:p>0.53526142851899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632120558828558">
                <text:p>0.632120558828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30388065416678">
                <text:p>0.530388065416678</text:p>
              </table:table-cell>
              <table:table-cell office:value-type="float" office:value="0.35345468195878">
                <text:p>0.35345468195878</text:p>
              </table:table-cell>
              <table:table-cell office:value-type="float" office:value="0.617695727107919">
                <text:p>0.617695727107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2578802442578">
                <text:p>0.52578802442578</text:p>
              </table:table-cell>
              <table:table-cell office:value-type="float" office:value="0.339595525644939">
                <text:p>0.339595525644939</text:p>
              </table:table-cell>
              <table:table-cell office:value-type="float" office:value="0.603835569717934">
                <text:p>0.6038355697179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21439099575688">
                <text:p>0.521439099575688</text:p>
              </table:table-cell>
              <table:table-cell office:value-type="float" office:value="0.326279794623039">
                <text:p>0.326279794623039</text:p>
              </table:table-cell>
              <table:table-cell office:value-type="float" office:value="0.590515874847636">
                <text:p>0.590515874847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17321412980903">
                <text:p>0.517321412980903</text:p>
              </table:table-cell>
              <table:table-cell office:value-type="float" office:value="0.313486180882605">
                <text:p>0.313486180882605</text:p>
              </table:table-cell>
              <table:table-cell office:value-type="float" office:value="0.577712520365388">
                <text:p>0.577712520365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13417119032592">
                <text:p>0.51341711903259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565401791492922">
                <text:p>0.565401791492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0971015238618">
                <text:p>0.50971015238618</text:p>
              </table:table-cell>
              <table:table-cell office:value-type="float" office:value="0.289384217939051">
                <text:p>0.289384217939051</text:p>
              </table:table-cell>
              <table:table-cell office:value-type="float" office:value="0.553560601224184">
                <text:p>0.553560601224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0618601238958">
                <text:p>0.50618601238958</text:p>
              </table:table-cell>
              <table:table-cell office:value-type="float" office:value="0.278037300453194">
                <text:p>0.278037300453194</text:p>
              </table:table-cell>
              <table:table-cell office:value-type="float" office:value="0.542166638228386">
                <text:p>0.542166638228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02831577970941">
                <text:p>0.502831577970941</text:p>
              </table:table-cell>
              <table:table-cell office:value-type="float" office:value="0.26713530196585">
                <text:p>0.26713530196585</text:p>
              </table:table-cell>
              <table:table-cell office:value-type="float" office:value="0.531198460859765">
                <text:p>0.531198460859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9634948097559">
                <text:p>0.499634948097559</text:p>
              </table:table-cell>
              <table:table-cell office:value-type="float" office:value="0.256660776953556">
                <text:p>0.256660776953556</text:p>
              </table:table-cell>
              <table:table-cell office:value-type="float" office:value="0.520635551304629">
                <text:p>0.520635551304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510458340443047">
                <text:p>0.51045834044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367278838913">
                <text:p>0.49367278838913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0.500648211400724">
                <text:p>0.500648211400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0888403301758">
                <text:p>0.490888403301758</text:p>
              </table:table-cell>
              <table:table-cell office:value-type="float" office:value="0.227637688383813">
                <text:p>0.227637688383813</text:p>
              </table:table-cell>
              <table:table-cell office:value-type="float" office:value="0.491187487802612">
                <text:p>0.491187487802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88223916990148">
                <text:p>0.488223916990148</text:p>
              </table:table-cell>
              <table:table-cell office:value-type="float" office:value="0.218711886952215">
                <text:p>0.218711886952215</text:p>
              </table:table-cell>
              <table:table-cell office:value-type="float" office:value="0.482059411254572">
                <text:p>0.482059411254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85671785247712">
                <text:p>0.485671785247712</text:p>
              </table:table-cell>
              <table:table-cell office:value-type="float" office:value="0.210136071200765">
                <text:p>0.210136071200765</text:p>
              </table:table-cell>
              <table:table-cell office:value-type="float" office:value="0.473248111454484">
                <text:p>0.473248111454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83225081189825">
                <text:p>0.483225081189825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46473857148101">
                <text:p>0.46473857148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80877433602403">
                <text:p>0.480877433602403</text:p>
              </table:table-cell>
              <table:table-cell office:value-type="float" office:value="0.193980042290892">
                <text:p>0.193980042290892</text:p>
              </table:table-cell>
              <table:table-cell office:value-type="float" office:value="0.456516590160436">
                <text:p>0.4565165901604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78622972511232">
                <text:p>0.478622972511232</text:p>
              </table:table-cell>
              <table:table-cell office:value-type="float" office:value="0.18637397603941">
                <text:p>0.18637397603941</text:p>
              </table:table-cell>
              <table:table-cell office:value-type="float" office:value="0.448568742919996">
                <text:p>0.448568742919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76456281007001">
                <text:p>0.476456281007001</text:p>
              </table:table-cell>
              <table:table-cell office:value-type="float" office:value="0.179066147911493">
                <text:p>0.179066147911493</text:p>
              </table:table-cell>
              <table:table-cell office:value-type="float" office:value="0.440882342162163">
                <text:p>0.440882342162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74372352505255">
                <text:p>0.474372352505255</text:p>
              </table:table-cell>
              <table:table-cell office:value-type="float" office:value="0.172044863823051">
                <text:p>0.172044863823051</text:p>
              </table:table-cell>
              <table:table-cell office:value-type="float" office:value="0.433445397910534">
                <text:p>0.433445397910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426246579262567">
                <text:p>0.426246579262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70434585898821">
                <text:p>0.470434585898821</text:p>
              </table:table-cell>
              <table:table-cell office:value-type="float" office:value="0.158817426106921">
                <text:p>0.158817426106921</text:p>
              </table:table-cell>
              <table:table-cell office:value-type="float" office:value="0.419275177021402">
                <text:p>0.4192751770214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